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028in"/>
    </style:style>
    <style:style style:name="co2" style:family="table-column">
      <style:table-column-properties fo:break-before="auto" style:column-width="2.0626in"/>
    </style:style>
    <style:style style:name="co3" style:family="table-column">
      <style:table-column-properties fo:break-before="auto" style:column-width="1.2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807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6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Field" style:data-style-name="N135">
      <style:table-cell-properties fo:border-bottom="0.99pt solid #000000" fo:border-left="0.99pt solid #000000" fo:border-right="0.99pt solid #000000" fo:border-top="2.01pt solid #000000"/>
    </style:style>
    <style:style style:name="ce14" style:family="table-cell" style:parent-style-name="Pivot_20_Table_20_Category" style:data-style-name="N135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135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135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135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135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135">
      <style:table-cell-properties fo:border-bottom="none" fo:border-left="0.99pt solid #000000" fo:border-right="none" fo:border-top="none"/>
    </style:style>
    <style:style style:name="ce20" style:family="table-cell" style:parent-style-name="Pivot_20_Table_20_Value" style:data-style-name="N135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Value" style:data-style-name="N135">
      <style:table-cell-properties fo:border-bottom="none" fo:border-left="0.99pt solid #000000" fo:border-right="none" fo:border-top="0.99pt solid #000000"/>
    </style:style>
    <style:style style:name="ce22" style:family="table-cell" style:parent-style-name="Pivot_20_Table_20_Value" style:data-style-name="N135">
      <style:table-cell-properties fo:border-bottom="none" fo:border-left="0.99pt solid #000000" fo:border-right="none" fo:border-top="none"/>
    </style:style>
    <style:style style:name="ce23" style:family="table-cell" style:parent-style-name="Pivot_20_Table_20_Value" style:data-style-name="N135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Value" style:data-style-name="N135">
      <style:table-cell-properties fo:border-bottom="none" fo:border-left="0.99pt solid #000000" fo:border-right="none" fo:border-top="0.99pt solid #000000"/>
    </style:style>
    <style:style style:name="ce25" style:family="table-cell" style:parent-style-name="Pivot_20_Table_20_Value" style:data-style-name="N135">
      <style:table-cell-properties fo:border-bottom="none" fo:border-left="0.99pt solid #000000" fo:border-right="none" fo:border-top="none"/>
    </style:style>
    <style:style style:name="ce26" style:family="table-cell" style:parent-style-name="Pivot_20_Table_20_Value" style:data-style-name="N135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 style:data-style-name="N135">
      <style:table-cell-properties fo:border-bottom="none" fo:border-left="0.99pt solid #000000" fo:border-right="none" fo:border-top="0.99pt solid #000000"/>
    </style:style>
    <style:style style:name="ce28" style:family="table-cell" style:parent-style-name="Pivot_20_Table_20_Value" style:data-style-name="N135">
      <style:table-cell-properties fo:border-bottom="none" fo:border-left="0.99pt solid #000000" fo:border-right="none" fo:border-top="none"/>
    </style:style>
    <style:style style:name="ce29" style:family="table-cell" style:parent-style-name="Pivot_20_Table_20_Value" style:data-style-name="N135">
      <style:table-cell-properties fo:border-bottom="0.99pt solid #000000" fo:border-left="0.99pt solid #000000" fo:border-right="none" fo:border-top="none"/>
    </style:style>
    <style:style style:name="ce30" style:family="table-cell" style:parent-style-name="Pivot_20_Table_20_Value" style:data-style-name="N135">
      <style:table-cell-properties fo:border-bottom="none" fo:border-left="0.99pt solid #000000" fo:border-right="none" fo:border-top="0.99pt solid #000000"/>
    </style:style>
    <style:style style:name="ce31" style:family="table-cell" style:parent-style-name="Pivot_20_Table_20_Value" style:data-style-name="N135">
      <style:table-cell-properties fo:border-bottom="none" fo:border-left="0.99pt solid #000000" fo:border-right="none" fo:border-top="none"/>
    </style:style>
    <style:style style:name="ce32" style:family="table-cell" style:parent-style-name="Pivot_20_Table_20_Value" style:data-style-name="N135">
      <style:table-cell-properties fo:border-bottom="0.99pt solid #000000" fo:border-left="0.99pt solid #000000" fo:border-right="none" fo:border-top="none"/>
    </style:style>
    <style:style style:name="ce33" style:family="table-cell" style:parent-style-name="Pivot_20_Table_20_Value" style:data-style-name="N135">
      <style:table-cell-properties fo:border-bottom="none" fo:border-left="0.99pt solid #000000" fo:border-right="none" fo:border-top="0.99pt solid #000000"/>
    </style:style>
    <style:style style:name="ce34" style:family="table-cell" style:parent-style-name="Pivot_20_Table_20_Value" style:data-style-name="N135">
      <style:table-cell-properties fo:border-bottom="none" fo:border-left="0.99pt solid #000000" fo:border-right="none" fo:border-top="none"/>
    </style:style>
    <style:style style:name="ce35" style:family="table-cell" style:parent-style-name="Pivot_20_Table_20_Value" style:data-style-name="N135">
      <style:table-cell-properties fo:border-bottom="0.99pt solid #000000" fo:border-left="0.99pt solid #000000" fo:border-right="none" fo:border-top="none"/>
    </style:style>
    <style:style style:name="ce36" style:family="table-cell" style:parent-style-name="Pivot_20_Table_20_Value" style:data-style-name="N135">
      <style:table-cell-properties fo:border-bottom="none" fo:border-left="0.99pt solid #000000" fo:border-right="none" fo:border-top="0.99pt solid #000000"/>
    </style:style>
    <style:style style:name="ce37" style:family="table-cell" style:parent-style-name="Pivot_20_Table_20_Value" style:data-style-name="N135">
      <style:table-cell-properties fo:border-bottom="none" fo:border-left="0.99pt solid #000000" fo:border-right="none" fo:border-top="none"/>
    </style:style>
    <style:style style:name="ce38" style:family="table-cell" style:parent-style-name="Pivot_20_Table_20_Value" style:data-style-name="N135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Result" style:data-style-name="N135">
      <style:table-cell-properties fo:border-bottom="2.01pt solid #000000" fo:border-left="0.99pt solid #000000" fo:border-right="none" fo:border-top="0.99pt solid #000000"/>
    </style:style>
    <style:style style:name="ce40" style:family="table-cell" style:parent-style-name="Default" style:data-style-name="N135"/>
    <style:style style:name="ce41" style:family="table-cell" style:parent-style-name="Pivot_20_Table_20_Corner" style:data-style-name="N135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135">
      <style:table-cell-properties fo:border-bottom="0.99pt solid #000000" fo:border-left="none" fo:border-right="none" fo:border-top="none"/>
    </style:style>
    <style:style style:name="ce43" style:family="table-cell" style:parent-style-name="Pivot_20_Table_20_Value" style:data-style-name="N135">
      <style:table-cell-properties fo:border-bottom="none" fo:border-left="none" fo:border-right="none" fo:border-top="0.99pt solid #000000"/>
    </style:style>
    <style:style style:name="ce44" style:family="table-cell" style:parent-style-name="Pivot_20_Table_20_Value" style:data-style-name="N135"/>
    <style:style style:name="ce45" style:family="table-cell" style:parent-style-name="Pivot_20_Table_20_Value" style:data-style-name="N135">
      <style:table-cell-properties fo:border-bottom="0.99pt solid #000000" fo:border-left="none" fo:border-right="none" fo:border-top="none"/>
    </style:style>
    <style:style style:name="ce46" style:family="table-cell" style:parent-style-name="Pivot_20_Table_20_Value" style:data-style-name="N135">
      <style:table-cell-properties fo:border-bottom="none" fo:border-left="none" fo:border-right="none" fo:border-top="0.99pt solid #000000"/>
    </style:style>
    <style:style style:name="ce47" style:family="table-cell" style:parent-style-name="Pivot_20_Table_20_Value" style:data-style-name="N135"/>
    <style:style style:name="ce48" style:family="table-cell" style:parent-style-name="Pivot_20_Table_20_Value" style:data-style-name="N135">
      <style:table-cell-properties fo:border-bottom="0.99pt solid #000000" fo:border-left="none" fo:border-right="none" fo:border-top="none"/>
    </style:style>
    <style:style style:name="ce49" style:family="table-cell" style:parent-style-name="Pivot_20_Table_20_Value" style:data-style-name="N135">
      <style:table-cell-properties fo:border-bottom="none" fo:border-left="none" fo:border-right="none" fo:border-top="0.99pt solid #000000"/>
    </style:style>
    <style:style style:name="ce50" style:family="table-cell" style:parent-style-name="Pivot_20_Table_20_Value" style:data-style-name="N135"/>
    <style:style style:name="ce51" style:family="table-cell" style:parent-style-name="Pivot_20_Table_20_Value" style:data-style-name="N135">
      <style:table-cell-properties fo:border-bottom="0.99pt solid #000000" fo:border-left="none" fo:border-right="none" fo:border-top="none"/>
    </style:style>
    <style:style style:name="ce52" style:family="table-cell" style:parent-style-name="Pivot_20_Table_20_Value" style:data-style-name="N135">
      <style:table-cell-properties fo:border-bottom="none" fo:border-left="none" fo:border-right="none" fo:border-top="0.99pt solid #000000"/>
    </style:style>
    <style:style style:name="ce53" style:family="table-cell" style:parent-style-name="Pivot_20_Table_20_Value" style:data-style-name="N135"/>
    <style:style style:name="ce54" style:family="table-cell" style:parent-style-name="Pivot_20_Table_20_Value" style:data-style-name="N135">
      <style:table-cell-properties fo:border-bottom="0.99pt solid #000000" fo:border-left="none" fo:border-right="none" fo:border-top="none"/>
    </style:style>
    <style:style style:name="ce55" style:family="table-cell" style:parent-style-name="Pivot_20_Table_20_Value" style:data-style-name="N135">
      <style:table-cell-properties fo:border-bottom="none" fo:border-left="none" fo:border-right="none" fo:border-top="0.99pt solid #000000"/>
    </style:style>
    <style:style style:name="ce56" style:family="table-cell" style:parent-style-name="Pivot_20_Table_20_Value" style:data-style-name="N135"/>
    <style:style style:name="ce57" style:family="table-cell" style:parent-style-name="Pivot_20_Table_20_Value" style:data-style-name="N135">
      <style:table-cell-properties fo:border-bottom="0.99pt solid #000000" fo:border-left="none" fo:border-right="none" fo:border-top="none"/>
    </style:style>
    <style:style style:name="ce58" style:family="table-cell" style:parent-style-name="Pivot_20_Table_20_Value" style:data-style-name="N135">
      <style:table-cell-properties fo:border-bottom="none" fo:border-left="none" fo:border-right="none" fo:border-top="0.99pt solid #000000"/>
    </style:style>
    <style:style style:name="ce59" style:family="table-cell" style:parent-style-name="Pivot_20_Table_20_Value" style:data-style-name="N135"/>
    <style:style style:name="ce60" style:family="table-cell" style:parent-style-name="Pivot_20_Table_20_Value" style:data-style-name="N135">
      <style:table-cell-properties fo:border-bottom="0.99pt solid #000000" fo:border-left="none" fo:border-right="none" fo:border-top="none"/>
    </style:style>
    <style:style style:name="ce61" style:family="table-cell" style:parent-style-name="Pivot_20_Table_20_Value" style:data-style-name="N135">
      <style:table-cell-properties fo:border-bottom="none" fo:border-left="none" fo:border-right="none" fo:border-top="0.99pt solid #000000"/>
    </style:style>
    <style:style style:name="ce62" style:family="table-cell" style:parent-style-name="Pivot_20_Table_20_Value" style:data-style-name="N135"/>
    <style:style style:name="ce63" style:family="table-cell" style:parent-style-name="Pivot_20_Table_20_Value" style:data-style-name="N135">
      <style:table-cell-properties fo:border-bottom="0.99pt solid #000000" fo:border-left="none" fo:border-right="none" fo:border-top="none"/>
    </style:style>
    <style:style style:name="ce64" style:family="table-cell" style:parent-style-name="Pivot_20_Table_20_Value" style:data-style-name="N135">
      <style:table-cell-properties fo:border-bottom="none" fo:border-left="none" fo:border-right="none" fo:border-top="0.99pt solid #000000"/>
    </style:style>
    <style:style style:name="ce65" style:family="table-cell" style:parent-style-name="Pivot_20_Table_20_Value" style:data-style-name="N135"/>
    <style:style style:name="ce66" style:family="table-cell" style:parent-style-name="Pivot_20_Table_20_Value" style:data-style-name="N135">
      <style:table-cell-properties fo:border-bottom="0.99pt solid #000000" fo:border-left="none" fo:border-right="none" fo:border-top="none"/>
    </style:style>
    <style:style style:name="ce67" style:family="table-cell" style:parent-style-name="Pivot_20_Table_20_Result" style:data-style-name="N135">
      <style:table-cell-properties fo:border-bottom="2.01pt solid #000000" fo:border-left="none" fo:border-right="none" fo:border-top="0.99pt solid #000000"/>
    </style:style>
    <style:style style:name="ce68" style:family="table-cell" style:parent-style-name="Pivot_20_Table_20_Corner" style:data-style-name="N135">
      <style:table-cell-properties fo:border-bottom="0.99pt solid #000000" fo:border-left="none" fo:border-right="2.01pt solid #000000" fo:border-top="2.01pt solid #000000"/>
    </style:style>
    <style:style style:name="ce69" style:family="table-cell" style:parent-style-name="Pivot_20_Table_20_Category" style:data-style-name="N135">
      <style:table-cell-properties fo:border-bottom="0.99pt solid #000000" fo:border-left="none" fo:border-right="2.01pt solid #000000" fo:border-top="none"/>
    </style:style>
    <style:style style:name="ce70" style:family="table-cell" style:parent-style-name="Pivot_20_Table_20_Value" style:data-style-name="N135">
      <style:table-cell-properties fo:border-bottom="none" fo:border-left="none" fo:border-right="2.01pt solid #000000" fo:border-top="0.99pt solid #000000"/>
    </style:style>
    <style:style style:name="ce71" style:family="table-cell" style:parent-style-name="Pivot_20_Table_20_Value" style:data-style-name="N135">
      <style:table-cell-properties fo:border-bottom="none" fo:border-left="none" fo:border-right="2.01pt solid #000000" fo:border-top="none"/>
    </style:style>
    <style:style style:name="ce72" style:family="table-cell" style:parent-style-name="Pivot_20_Table_20_Value" style:data-style-name="N135">
      <style:table-cell-properties fo:border-bottom="0.99pt solid #000000" fo:border-left="none" fo:border-right="2.01pt solid #000000" fo:border-top="none"/>
    </style:style>
    <style:style style:name="ce73" style:family="table-cell" style:parent-style-name="Pivot_20_Table_20_Value" style:data-style-name="N135">
      <style:table-cell-properties fo:border-bottom="none" fo:border-left="none" fo:border-right="2.01pt solid #000000" fo:border-top="0.99pt solid #000000"/>
    </style:style>
    <style:style style:name="ce74" style:family="table-cell" style:parent-style-name="Pivot_20_Table_20_Value" style:data-style-name="N135">
      <style:table-cell-properties fo:border-bottom="none" fo:border-left="none" fo:border-right="2.01pt solid #000000" fo:border-top="none"/>
    </style:style>
    <style:style style:name="ce75" style:family="table-cell" style:parent-style-name="Pivot_20_Table_20_Value" style:data-style-name="N135">
      <style:table-cell-properties fo:border-bottom="0.99pt solid #000000" fo:border-left="none" fo:border-right="2.01pt solid #000000" fo:border-top="none"/>
    </style:style>
    <style:style style:name="ce76" style:family="table-cell" style:parent-style-name="Pivot_20_Table_20_Value" style:data-style-name="N135">
      <style:table-cell-properties fo:border-bottom="none" fo:border-left="none" fo:border-right="2.01pt solid #000000" fo:border-top="0.99pt solid #000000"/>
    </style:style>
    <style:style style:name="ce77" style:family="table-cell" style:parent-style-name="Pivot_20_Table_20_Value" style:data-style-name="N135">
      <style:table-cell-properties fo:border-bottom="none" fo:border-left="none" fo:border-right="2.01pt solid #000000" fo:border-top="none"/>
    </style:style>
    <style:style style:name="ce78" style:family="table-cell" style:parent-style-name="Pivot_20_Table_20_Value" style:data-style-name="N135">
      <style:table-cell-properties fo:border-bottom="0.99pt solid #000000" fo:border-left="none" fo:border-right="2.01pt solid #000000" fo:border-top="none"/>
    </style:style>
    <style:style style:name="ce79" style:family="table-cell" style:parent-style-name="Pivot_20_Table_20_Value" style:data-style-name="N135">
      <style:table-cell-properties fo:border-bottom="none" fo:border-left="none" fo:border-right="2.01pt solid #000000" fo:border-top="0.99pt solid #000000"/>
    </style:style>
    <style:style style:name="ce80" style:family="table-cell" style:parent-style-name="Pivot_20_Table_20_Value" style:data-style-name="N135">
      <style:table-cell-properties fo:border-bottom="none" fo:border-left="none" fo:border-right="2.01pt solid #000000" fo:border-top="none"/>
    </style:style>
    <style:style style:name="ce81" style:family="table-cell" style:parent-style-name="Pivot_20_Table_20_Value" style:data-style-name="N135">
      <style:table-cell-properties fo:border-bottom="0.99pt solid #000000" fo:border-left="none" fo:border-right="2.01pt solid #000000" fo:border-top="none"/>
    </style:style>
    <style:style style:name="ce82" style:family="table-cell" style:parent-style-name="Pivot_20_Table_20_Value" style:data-style-name="N135">
      <style:table-cell-properties fo:border-bottom="none" fo:border-left="none" fo:border-right="2.01pt solid #000000" fo:border-top="0.99pt solid #000000"/>
    </style:style>
    <style:style style:name="ce83" style:family="table-cell" style:parent-style-name="Pivot_20_Table_20_Value" style:data-style-name="N135">
      <style:table-cell-properties fo:border-bottom="none" fo:border-left="none" fo:border-right="2.01pt solid #000000" fo:border-top="none"/>
    </style:style>
    <style:style style:name="ce84" style:family="table-cell" style:parent-style-name="Pivot_20_Table_20_Value" style:data-style-name="N135">
      <style:table-cell-properties fo:border-bottom="0.99pt solid #000000" fo:border-left="none" fo:border-right="2.01pt solid #000000" fo:border-top="none"/>
    </style:style>
    <style:style style:name="ce85" style:family="table-cell" style:parent-style-name="Pivot_20_Table_20_Value" style:data-style-name="N135">
      <style:table-cell-properties fo:border-bottom="none" fo:border-left="none" fo:border-right="2.01pt solid #000000" fo:border-top="0.99pt solid #000000"/>
    </style:style>
    <style:style style:name="ce86" style:family="table-cell" style:parent-style-name="Pivot_20_Table_20_Value" style:data-style-name="N135">
      <style:table-cell-properties fo:border-bottom="none" fo:border-left="none" fo:border-right="2.01pt solid #000000" fo:border-top="none"/>
    </style:style>
    <style:style style:name="ce87" style:family="table-cell" style:parent-style-name="Pivot_20_Table_20_Value" style:data-style-name="N135">
      <style:table-cell-properties fo:border-bottom="0.99pt solid #000000" fo:border-left="none" fo:border-right="2.01pt solid #000000" fo:border-top="none"/>
    </style:style>
    <style:style style:name="ce88" style:family="table-cell" style:parent-style-name="Pivot_20_Table_20_Value" style:data-style-name="N135">
      <style:table-cell-properties fo:border-bottom="none" fo:border-left="none" fo:border-right="2.01pt solid #000000" fo:border-top="0.99pt solid #000000"/>
    </style:style>
    <style:style style:name="ce89" style:family="table-cell" style:parent-style-name="Pivot_20_Table_20_Value" style:data-style-name="N135">
      <style:table-cell-properties fo:border-bottom="none" fo:border-left="none" fo:border-right="2.01pt solid #000000" fo:border-top="none"/>
    </style:style>
    <style:style style:name="ce90" style:family="table-cell" style:parent-style-name="Pivot_20_Table_20_Value" style:data-style-name="N135">
      <style:table-cell-properties fo:border-bottom="0.99pt solid #000000" fo:border-left="none" fo:border-right="2.01pt solid #000000" fo:border-top="none"/>
    </style:style>
    <style:style style:name="ce91" style:family="table-cell" style:parent-style-name="Pivot_20_Table_20_Value" style:data-style-name="N135">
      <style:table-cell-properties fo:border-bottom="none" fo:border-left="none" fo:border-right="2.01pt solid #000000" fo:border-top="0.99pt solid #000000"/>
    </style:style>
    <style:style style:name="ce92" style:family="table-cell" style:parent-style-name="Pivot_20_Table_20_Value" style:data-style-name="N135">
      <style:table-cell-properties fo:border-bottom="none" fo:border-left="none" fo:border-right="2.01pt solid #000000" fo:border-top="none"/>
    </style:style>
    <style:style style:name="ce93" style:family="table-cell" style:parent-style-name="Pivot_20_Table_20_Value" style:data-style-name="N135">
      <style:table-cell-properties fo:border-bottom="0.99pt solid #000000" fo:border-left="none" fo:border-right="2.01pt solid #000000" fo:border-top="none"/>
    </style:style>
    <style:style style:name="ce94" style:family="table-cell" style:parent-style-name="Pivot_20_Table_20_Result" style:data-style-name="N135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_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ruleSet</text:p>
          </table:table-cell>
          <table:table-cell office:value-type="string" calcext:value-type="string">
            <text:p>testSet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no_div_random_terms_huge</text:p>
          </table:table-cell>
          <table:table-cell office:value-type="float" office:value="17.1111111111111" calcext:value-type="float">
            <text:p>17.1111111111111</text:p>
          </table:table-cell>
          <table:table-cell office:value-type="float" office:value="24.8571428571429" calcext:value-type="float">
            <text:p>24.8571428571429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27.8095238095238" calcext:value-type="float">
            <text:p>27.8095238095238</text:p>
          </table:table-cell>
          <table:table-cell office:value-type="float" office:value="28.1269841269841" calcext:value-type="float">
            <text:p>28.1269841269841</text:p>
          </table:table-cell>
          <table:table-cell office:value-type="float" office:value="28.4126984126984" calcext:value-type="float">
            <text:p>28.4126984126984</text:p>
          </table:table-cell>
          <table:table-cell office:value-type="float" office:value="28.4444444444444" calcext:value-type="float">
            <text:p>28.4444444444444</text:p>
          </table:table-cell>
          <table:table-cell table:number-columns-repeated="2" office:value-type="float" office:value="28.4761904761905" calcext:value-type="float">
            <text:p>28.4761904761905</text:p>
          </table:table-cell>
          <table:table-cell/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7936507936508" calcext:value-type="float">
            <text:p>22.7936507936508</text:p>
          </table:table-cell>
          <table:table-cell office:value-type="float" office:value="26.4126984126984" calcext:value-type="float">
            <text:p>26.4126984126984</text:p>
          </table:table-cell>
          <table:table-cell table:number-columns-repeated="7" office:value-type="float" office:value="26.7301587301587" calcext:value-type="float">
            <text:p>26.7301587301587</text:p>
          </table:table-cell>
          <table:table-cell/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no_div_random_terms_huge</text:p>
          </table:table-cell>
          <table:table-cell office:value-type="float" office:value="20.6984126984127" calcext:value-type="float">
            <text:p>20.6984126984127</text:p>
          </table:table-cell>
          <table:table-cell office:value-type="float" office:value="27.2698412698413" calcext:value-type="float">
            <text:p>27.2698412698413</text:p>
          </table:table-cell>
          <table:table-cell office:value-type="float" office:value="28.0634920634921" calcext:value-type="float">
            <text:p>28.0634920634921</text:p>
          </table:table-cell>
          <table:table-cell office:value-type="float" office:value="28.3174603174603" calcext:value-type="float">
            <text:p>28.3174603174603</text:p>
          </table:table-cell>
          <table:table-cell table:number-columns-repeated="5" office:value-type="float" office:value="28.3492063492063" calcext:value-type="float">
            <text:p>28.3492063492063</text:p>
          </table:table-cell>
          <table:table-cell/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4920634920635" calcext:value-type="float">
            <text:p>19.4920634920635</text:p>
          </table:table-cell>
          <table:table-cell office:value-type="float" office:value="27.4603174603175" calcext:value-type="float">
            <text:p>27.4603174603175</text:p>
          </table:table-cell>
          <table:table-cell office:value-type="float" office:value="28.2222222222222" calcext:value-type="float">
            <text:p>28.2222222222222</text:p>
          </table:table-cell>
          <table:table-cell table:number-columns-repeated="2" office:value-type="float" office:value="28.8571428571429" calcext:value-type="float">
            <text:p>28.8571428571429</text:p>
          </table:table-cell>
          <table:table-cell table:number-columns-repeated="4" office:value-type="float" office:value="28.9206349206349" calcext:value-type="float">
            <text:p>28.9206349206349</text:p>
          </table:table-cell>
          <table:table-cell/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no_div_random_terms_huge</text:p>
          </table:table-cell>
          <table:table-cell office:value-type="float" office:value="18.6984126984127" calcext:value-type="float">
            <text:p>18.6984126984127</text:p>
          </table:table-cell>
          <table:table-cell office:value-type="float" office:value="27.6190476190476" calcext:value-type="float">
            <text:p>27.6190476190476</text:p>
          </table:table-cell>
          <table:table-cell office:value-type="float" office:value="28.6349206349206" calcext:value-type="float">
            <text:p>28.6349206349206</text:p>
          </table:table-cell>
          <table:table-cell office:value-type="float" office:value="29.2063492063492" calcext:value-type="float">
            <text:p>29.2063492063492</text:p>
          </table:table-cell>
          <table:table-cell office:value-type="float" office:value="29.2698412698413" calcext:value-type="float">
            <text:p>29.2698412698413</text:p>
          </table:table-cell>
          <table:table-cell table:number-columns-repeated="4" office:value-type="float" office:value="29.3650793650794" calcext:value-type="float">
            <text:p>29.3650793650794</text:p>
          </table:table-cell>
          <table:table-cell/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no_div_random_terms_huge</text:p>
          </table:table-cell>
          <table:table-cell office:value-type="float" office:value="18.2857142857143" calcext:value-type="float">
            <text:p>18.2857142857143</text:p>
          </table:table-cell>
          <table:table-cell office:value-type="float" office:value="26.1269841269841" calcext:value-type="float">
            <text:p>26.1269841269841</text:p>
          </table:table-cell>
          <table:table-cell office:value-type="float" office:value="27.968253968254" calcext:value-type="float">
            <text:p>27.968253968254</text:p>
          </table:table-cell>
          <table:table-cell office:value-type="float" office:value="29.047619047619" calcext:value-type="float">
            <text:p>29.047619047619</text:p>
          </table:table-cell>
          <table:table-cell office:value-type="float" office:value="29.2698412698413" calcext:value-type="float">
            <text:p>29.2698412698413</text:p>
          </table:table-cell>
          <table:table-cell table:number-columns-repeated="2" office:value-type="float" office:value="29.4285714285714" calcext:value-type="float">
            <text:p>29.4285714285714</text:p>
          </table:table-cell>
          <table:table-cell table:number-columns-repeated="2" office:value-type="float" office:value="29.4603174603175" calcext:value-type="float">
            <text:p>29.4603174603175</text:p>
          </table:table-cell>
          <table:table-cell/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no_div_random_terms_huge</text:p>
          </table:table-cell>
          <table:table-cell office:value-type="float" office:value="17.5238095238095" calcext:value-type="float">
            <text:p>17.5238095238095</text:p>
          </table:table-cell>
          <table:table-cell office:value-type="float" office:value="25.4603174603175" calcext:value-type="float">
            <text:p>25.4603174603175</text:p>
          </table:table-cell>
          <table:table-cell office:value-type="float" office:value="27.4603174603175" calcext:value-type="float">
            <text:p>27.4603174603175</text:p>
          </table:table-cell>
          <table:table-cell office:value-type="float" office:value="29.015873015873" calcext:value-type="float">
            <text:p>29.015873015873</text:p>
          </table:table-cell>
          <table:table-cell office:value-type="float" office:value="29.3015873015873" calcext:value-type="float">
            <text:p>29.3015873015873</text:p>
          </table:table-cell>
          <table:table-cell table:number-columns-repeated="2" office:value-type="float" office:value="29.4603174603175" calcext:value-type="float">
            <text:p>29.4603174603175</text:p>
          </table:table-cell>
          <table:table-cell table:number-columns-repeated="2" office:value-type="float" office:value="29.4920634920635" calcext:value-type="float">
            <text:p>29.4920634920635</text:p>
          </table:table-cell>
          <table:table-cell/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no_div_random_terms_huge</text:p>
          </table:table-cell>
          <table:table-cell office:value-type="float" office:value="17.7142857142857" calcext:value-type="float">
            <text:p>17.7142857142857</text:p>
          </table:table-cell>
          <table:table-cell office:value-type="float" office:value="25.5873015873016" calcext:value-type="float">
            <text:p>25.5873015873016</text:p>
          </table:table-cell>
          <table:table-cell office:value-type="float" office:value="27.3968253968254" calcext:value-type="float">
            <text:p>27.3968253968254</text:p>
          </table:table-cell>
          <table:table-cell office:value-type="float" office:value="28.5396825396825" calcext:value-type="float">
            <text:p>28.5396825396825</text:p>
          </table:table-cell>
          <table:table-cell office:value-type="float" office:value="28.7936507936508" calcext:value-type="float">
            <text:p>28.7936507936508</text:p>
          </table:table-cell>
          <table:table-cell office:value-type="float" office:value="29.0793650793651" calcext:value-type="float">
            <text:p>29.0793650793651</text:p>
          </table:table-cell>
          <table:table-cell office:value-type="float" office:value="29.1111111111111" calcext:value-type="float">
            <text:p>29.1111111111111</text:p>
          </table:table-cell>
          <table:table-cell table:number-columns-repeated="2" office:value-type="float" office:value="29.1428571428571" calcext:value-type="float">
            <text:p>29.1428571428571</text:p>
          </table:table-cell>
          <table:table-cell/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984126984127" calcext:value-type="float">
            <text:p>22.984126984127</text:p>
          </table:table-cell>
          <table:table-cell table:number-columns-repeated="8" office:value-type="float" office:value="24.7619047619048" calcext:value-type="float">
            <text:p>24.7619047619048</text:p>
          </table:table-cell>
          <table:table-cell/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random_terms_huge</text:p>
          </table:table-cell>
          <table:table-cell office:value-type="float" office:value="22.6031746031746" calcext:value-type="float">
            <text:p>22.6031746031746</text:p>
          </table:table-cell>
          <table:table-cell office:value-type="float" office:value="25.6825396825397" calcext:value-type="float">
            <text:p>25.6825396825397</text:p>
          </table:table-cell>
          <table:table-cell table:number-columns-repeated="7" office:value-type="float" office:value="25.7460317460317" calcext:value-type="float">
            <text:p>25.7460317460317</text:p>
          </table:table-cell>
          <table:table-cell/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random_terms_huge</text:p>
          </table:table-cell>
          <table:table-cell office:value-type="float" office:value="18.952380952381" calcext:value-type="float">
            <text:p>18.952380952381</text:p>
          </table:table-cell>
          <table:table-cell office:value-type="float" office:value="25.9365079365079" calcext:value-type="float">
            <text:p>25.9365079365079</text:p>
          </table:table-cell>
          <table:table-cell table:number-columns-repeated="6" office:value-type="float" office:value="26.3492063492063" calcext:value-type="float">
            <text:p>26.3492063492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1428571428571" calcext:value-type="float">
            <text:p>19.1428571428571</text:p>
          </table:table-cell>
          <table:table-cell office:value-type="float" office:value="26.7301587301587" calcext:value-type="float">
            <text:p>26.7301587301587</text:p>
          </table:table-cell>
          <table:table-cell table:number-columns-repeated="5" office:value-type="float" office:value="27.1428571428571" calcext:value-type="float">
            <text:p>27.14285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2063492063492" calcext:value-type="float">
            <text:p>19.2063492063492</text:p>
          </table:table-cell>
          <table:table-cell office:value-type="float" office:value="28.1587301587302" calcext:value-type="float">
            <text:p>28.1587301587302</text:p>
          </table:table-cell>
          <table:table-cell office:value-type="float" office:value="28.9206349206349" calcext:value-type="float">
            <text:p>28.9206349206349</text:p>
          </table:table-cell>
          <table:table-cell office:value-type="float" office:value="29.1746031746032" calcext:value-type="float">
            <text:p>29.1746031746032</text:p>
          </table:table-cell>
          <table:table-cell office:value-type="float" office:value="29.2063492063492" calcext:value-type="float">
            <text:p>29.2063492063492</text:p>
          </table:table-cell>
          <table:table-cell office:value-type="float" office:value="29.2698412698413" calcext:value-type="float">
            <text:p>29.2698412698413</text:p>
          </table:table-cell>
          <table:table-cell table:number-columns-repeated="2" office:value-type="float" office:value="29.3015873015873" calcext:value-type="float">
            <text:p>29.3015873015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random_terms_huge</text:p>
          </table:table-cell>
          <table:table-cell office:value-type="float" office:value="18.5079365079365" calcext:value-type="float">
            <text:p>18.5079365079365</text:p>
          </table:table-cell>
          <table:table-cell office:value-type="float" office:value="27.015873015873" calcext:value-type="float">
            <text:p>27.015873015873</text:p>
          </table:table-cell>
          <table:table-cell office:value-type="float" office:value="28.4444444444444" calcext:value-type="float">
            <text:p>28.4444444444444</text:p>
          </table:table-cell>
          <table:table-cell office:value-type="float" office:value="29.9047619047619" calcext:value-type="float">
            <text:p>29.9047619047619</text:p>
          </table:table-cell>
          <table:table-cell office:value-type="float" office:value="30.1904761904762" calcext:value-type="float">
            <text:p>30.1904761904762</text:p>
          </table:table-cell>
          <table:table-cell table:number-columns-repeated="3" office:value-type="float" office:value="30.3174603174603" calcext:value-type="float">
            <text:p>30.3174603174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8095238095238" calcext:value-type="float">
            <text:p>19.8095238095238</text:p>
          </table:table-cell>
          <table:table-cell office:value-type="float" office:value="27.2063492063492" calcext:value-type="float">
            <text:p>27.2063492063492</text:p>
          </table:table-cell>
          <table:table-cell office:value-type="float" office:value="27.6190476190476" calcext:value-type="float">
            <text:p>27.6190476190476</text:p>
          </table:table-cell>
          <table:table-cell table:number-columns-repeated="5" office:value-type="float" office:value="27.6825396825397" calcext:value-type="float">
            <text:p>27.6825396825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2698412698413" calcext:value-type="float">
            <text:p>19.2698412698413</text:p>
          </table:table-cell>
          <table:table-cell office:value-type="float" office:value="28.031746031746" calcext:value-type="float">
            <text:p>28.031746031746</text:p>
          </table:table-cell>
          <table:table-cell office:value-type="float" office:value="28.8253968253968" calcext:value-type="float">
            <text:p>28.8253968253968</text:p>
          </table:table-cell>
          <table:table-cell table:number-columns-repeated="5" office:value-type="float" office:value="29.3650793650794" calcext:value-type="float">
            <text:p>29.3650793650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no_div_random_terms_huge</text:p>
          </table:table-cell>
          <table:table-cell office:value-type="float" office:value="18.952380952381" calcext:value-type="float">
            <text:p>18.952380952381</text:p>
          </table:table-cell>
          <table:table-cell office:value-type="float" office:value="28.031746031746" calcext:value-type="float">
            <text:p>28.031746031746</text:p>
          </table:table-cell>
          <table:table-cell office:value-type="float" office:value="29.047619047619" calcext:value-type="float">
            <text:p>29.047619047619</text:p>
          </table:table-cell>
          <table:table-cell table:number-columns-repeated="2" office:value-type="float" office:value="29.8730158730159" calcext:value-type="float">
            <text:p>29.8730158730159</text:p>
          </table:table-cell>
          <table:table-cell table:number-columns-repeated="3" office:value-type="float" office:value="29.9047619047619" calcext:value-type="float">
            <text:p>29.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28.3174603174603" calcext:value-type="float">
            <text:p>28.3174603174603</text:p>
          </table:table-cell>
          <table:table-cell office:value-type="float" office:value="29.5873015873016" calcext:value-type="float">
            <text:p>29.5873015873016</text:p>
          </table:table-cell>
          <table:table-cell office:value-type="float" office:value="30.3174603174603" calcext:value-type="float">
            <text:p>30.3174603174603</text:p>
          </table:table-cell>
          <table:table-cell office:value-type="float" office:value="30.3809523809524" calcext:value-type="float">
            <text:p>30.3809523809524</text:p>
          </table:table-cell>
          <table:table-cell table:number-columns-repeated="3" office:value-type="float" office:value="30.4444444444444" calcext:value-type="float">
            <text:p>30.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no_div_random_terms_huge</text:p>
          </table:table-cell>
          <table:table-cell office:value-type="float" office:value="18.7301587301587" calcext:value-type="float">
            <text:p>18.7301587301587</text:p>
          </table:table-cell>
          <table:table-cell office:value-type="float" office:value="26.7301587301587" calcext:value-type="float">
            <text:p>26.7301587301587</text:p>
          </table:table-cell>
          <table:table-cell office:value-type="float" office:value="28.6666666666667" calcext:value-type="float">
            <text:p>28.6666666666667</text:p>
          </table:table-cell>
          <table:table-cell office:value-type="float" office:value="30.1269841269841" calcext:value-type="float">
            <text:p>30.1269841269841</text:p>
          </table:table-cell>
          <table:table-cell office:value-type="float" office:value="30.3492063492063" calcext:value-type="float">
            <text:p>30.3492063492063</text:p>
          </table:table-cell>
          <table:table-cell table:number-columns-repeated="3" office:value-type="float" office:value="30.5079365079365" calcext:value-type="float">
            <text:p>30.5079365079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no_div_random_terms_huge</text:p>
          </table:table-cell>
          <table:table-cell office:value-type="float" office:value="15.6190476190476" calcext:value-type="float">
            <text:p>15.6190476190476</text:p>
          </table:table-cell>
          <table:table-cell office:value-type="float" office:value="26.4126984126984" calcext:value-type="float">
            <text:p>26.4126984126984</text:p>
          </table:table-cell>
          <table:table-cell office:value-type="float" office:value="28" calcext:value-type="float">
            <text:p>28</text:p>
          </table:table-cell>
          <table:table-cell office:value-type="float" office:value="30.031746031746" calcext:value-type="float">
            <text:p>30.031746031746</text:p>
          </table:table-cell>
          <table:table-cell office:value-type="float" office:value="30.3809523809524" calcext:value-type="float">
            <text:p>30.3809523809524</text:p>
          </table:table-cell>
          <table:table-cell table:number-columns-repeated="3" office:value-type="float" office:value="30.5396825396825" calcext:value-type="float">
            <text:p>30.5396825396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random_terms_huge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27.2380952380952" calcext:value-type="float">
            <text:p>27.2380952380952</text:p>
          </table:table-cell>
          <table:table-cell table:number-columns-repeated="6" office:value-type="float" office:value="27.5555555555556" calcext:value-type="float">
            <text:p>27.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random_terms_huge</text:p>
          </table:table-cell>
          <table:table-cell office:value-type="float" office:value="21.3333333333333" calcext:value-type="float">
            <text:p>21.3333333333333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28.2857142857143" calcext:value-type="float">
            <text:p>28.2857142857143</text:p>
          </table:table-cell>
          <table:table-cell table:number-columns-repeated="5" office:value-type="float" office:value="28.4761904761905" calcext:value-type="float">
            <text:p>28.4761904761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random_terms_huge</text:p>
          </table:table-cell>
          <table:table-cell office:value-type="float" office:value="20.5396825396825" calcext:value-type="float">
            <text:p>20.5396825396825</text:p>
          </table:table-cell>
          <table:table-cell office:value-type="float" office:value="28.3492063492063" calcext:value-type="float">
            <text:p>28.3492063492063</text:p>
          </table:table-cell>
          <table:table-cell office:value-type="float" office:value="29.047619047619" calcext:value-type="float">
            <text:p>29.047619047619</text:p>
          </table:table-cell>
          <table:table-cell table:number-columns-repeated="2" office:value-type="float" office:value="29.6507936507937" calcext:value-type="float">
            <text:p>29.6507936507937</text:p>
          </table:table-cell>
          <table:table-cell table:number-columns-repeated="3" office:value-type="float" office:value="29.6825396825397" calcext:value-type="float">
            <text:p>29.6825396825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1746031746032" calcext:value-type="float">
            <text:p>19.1746031746032</text:p>
          </table:table-cell>
          <table:table-cell office:value-type="float" office:value="28.3174603174603" calcext:value-type="float">
            <text:p>28.3174603174603</text:p>
          </table:table-cell>
          <table:table-cell office:value-type="float" office:value="29.3333333333333" calcext:value-type="float">
            <text:p>29.3333333333333</text:p>
          </table:table-cell>
          <table:table-cell table:number-columns-repeated="2" office:value-type="float" office:value="29.9365079365079" calcext:value-type="float">
            <text:p>29.9365079365079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random_terms_huge</text:p>
          </table:table-cell>
          <table:table-cell office:value-type="float" office:value="19.015873015873" calcext:value-type="float">
            <text:p>19.015873015873</text:p>
          </table:table-cell>
          <table:table-cell office:value-type="float" office:value="27.3333333333333" calcext:value-type="float">
            <text:p>27.3333333333333</text:p>
          </table:table-cell>
          <table:table-cell office:value-type="float" office:value="28.9206349206349" calcext:value-type="float">
            <text:p>28.9206349206349</text:p>
          </table:table-cell>
          <table:table-cell office:value-type="float" office:value="30.1587301587302" calcext:value-type="float">
            <text:p>30.1587301587302</text:p>
          </table:table-cell>
          <table:table-cell office:value-type="float" office:value="30.2857142857143" calcext:value-type="float">
            <text:p>30.2857142857143</text:p>
          </table:table-cell>
          <table:table-cell table:number-columns-repeated="2" office:value-type="float" office:value="30.4126984126984" calcext:value-type="float">
            <text:p>30.4126984126984</text:p>
          </table:table-cell>
          <table:table-cell office:value-type="float" office:value="30.4444444444444" calcext:value-type="float">
            <text:p>30.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no_div_random_terms_huge</text:p>
          </table:table-cell>
          <table:table-cell office:value-type="float" office:value="25.2698412698413" calcext:value-type="float">
            <text:p>25.2698412698413</text:p>
          </table:table-cell>
          <table:table-cell office:value-type="float" office:value="25.7460317460317" calcext:value-type="float">
            <text:p>25.7460317460317</text:p>
          </table:table-cell>
          <table:table-cell table:number-columns-repeated="6" office:value-type="float" office:value="25.7777777777778" calcext:value-type="float">
            <text:p>25.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no_div_random_terms_huge</text:p>
          </table:table-cell>
          <table:table-cell office:value-type="float" office:value="24.6984126984127" calcext:value-type="float">
            <text:p>24.6984126984127</text:p>
          </table:table-cell>
          <table:table-cell office:value-type="float" office:value="25.9365079365079" calcext:value-type="float">
            <text:p>25.9365079365079</text:p>
          </table:table-cell>
          <table:table-cell table:number-columns-repeated="6" office:value-type="float" office:value="25.968253968254" calcext:value-type="float">
            <text:p>25.968253968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no_div_random_terms_huge</text:p>
          </table:table-cell>
          <table:table-cell office:value-type="float" office:value="20.3492063492063" calcext:value-type="float">
            <text:p>20.3492063492063</text:p>
          </table:table-cell>
          <table:table-cell office:value-type="float" office:value="26.4444444444444" calcext:value-type="float">
            <text:p>26.4444444444444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5" office:value-type="float" office:value="26.6984126984127" calcext:value-type="float">
            <text:p>26.6984126984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no_div_random_terms_huge</text:p>
          </table:table-cell>
          <table:table-cell office:value-type="float" office:value="5.26984126984127" calcext:value-type="float">
            <text:p>5.26984126984127</text:p>
          </table:table-cell>
          <table:table-cell office:value-type="float" office:value="19.5238095238095" calcext:value-type="float">
            <text:p>19.5238095238095</text:p>
          </table:table-cell>
          <table:table-cell office:value-type="float" office:value="25.8730158730159" calcext:value-type="float">
            <text:p>25.8730158730159</text:p>
          </table:table-cell>
          <table:table-cell office:value-type="float" office:value="28.6349206349206" calcext:value-type="float">
            <text:p>28.6349206349206</text:p>
          </table:table-cell>
          <table:table-cell office:value-type="float" office:value="29.1428571428571" calcext:value-type="float">
            <text:p>29.1428571428571</text:p>
          </table:table-cell>
          <table:table-cell office:value-type="float" office:value="29.7777777777778" calcext:value-type="float">
            <text:p>29.7777777777778</text:p>
          </table:table-cell>
          <table:table-cell office:value-type="float" office:value="29.8730158730159" calcext:value-type="float">
            <text:p>29.8730158730159</text:p>
          </table:table-cell>
          <table:table-cell office:value-type="float" office:value="29.9365079365079" calcext:value-type="float">
            <text:p>29.9365079365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19.9365079365079" calcext:value-type="float">
            <text:p>19.9365079365079</text:p>
          </table:table-cell>
          <table:table-cell office:value-type="float" office:value="26.3492063492063" calcext:value-type="float">
            <text:p>26.3492063492063</text:p>
          </table:table-cell>
          <table:table-cell office:value-type="float" office:value="28.4126984126984" calcext:value-type="float">
            <text:p>28.4126984126984</text:p>
          </table:table-cell>
          <table:table-cell office:value-type="float" office:value="29.2063492063492" calcext:value-type="float">
            <text:p>29.2063492063492</text:p>
          </table:table-cell>
          <table:table-cell office:value-type="float" office:value="29.4285714285714" calcext:value-type="float">
            <text:p>29.4285714285714</text:p>
          </table:table-cell>
          <table:table-cell office:value-type="float" office:value="29.5238095238095" calcext:value-type="float">
            <text:p>29.5238095238095</text:p>
          </table:table-cell>
          <table:table-cell table:number-columns-repeated="2" office:value-type="float" office:value="29.5555555555556" calcext:value-type="float">
            <text:p>29.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0.3809523809524" calcext:value-type="float">
            <text:p>20.3809523809524</text:p>
          </table:table-cell>
          <table:table-cell office:value-type="float" office:value="26.0634920634921" calcext:value-type="float">
            <text:p>26.0634920634921</text:p>
          </table:table-cell>
          <table:table-cell office:value-type="float" office:value="28.4761904761905" calcext:value-type="float">
            <text:p>28.4761904761905</text:p>
          </table:table-cell>
          <table:table-cell office:value-type="float" office:value="29.968253968254" calcext:value-type="float">
            <text:p>29.968253968254</text:p>
          </table:table-cell>
          <table:table-cell office:value-type="float" office:value="30.1587301587302" calcext:value-type="float">
            <text:p>30.1587301587302</text:p>
          </table:table-cell>
          <table:table-cell office:value-type="float" office:value="30.2857142857143" calcext:value-type="float">
            <text:p>30.2857142857143</text:p>
          </table:table-cell>
          <table:table-cell office:value-type="float" office:value="30.3492063492063" calcext:value-type="float">
            <text:p>30.3492063492063</text:p>
          </table:table-cell>
          <table:table-cell office:value-type="float" office:value="30.3809523809524" calcext:value-type="float">
            <text:p>30.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0.0952380952381" calcext:value-type="float">
            <text:p>20.0952380952381</text:p>
          </table:table-cell>
          <table:table-cell office:value-type="float" office:value="26.4444444444444" calcext:value-type="float">
            <text:p>26.4444444444444</text:p>
          </table:table-cell>
          <table:table-cell office:value-type="float" office:value="28.3174603174603" calcext:value-type="float">
            <text:p>28.3174603174603</text:p>
          </table:table-cell>
          <table:table-cell office:value-type="float" office:value="29.968253968254" calcext:value-type="float">
            <text:p>29.968253968254</text:p>
          </table:table-cell>
          <table:table-cell office:value-type="float" office:value="30.2857142857143" calcext:value-type="float">
            <text:p>30.2857142857143</text:p>
          </table:table-cell>
          <table:table-cell table:number-columns-repeated="2" office:value-type="float" office:value="30.4126984126984" calcext:value-type="float">
            <text:p>30.4126984126984</text:p>
          </table:table-cell>
          <table:table-cell office:value-type="float" office:value="30.4444444444444" calcext:value-type="float">
            <text:p>30.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20.0952380952381" calcext:value-type="float">
            <text:p>20.0952380952381</text:p>
          </table:table-cell>
          <table:table-cell office:value-type="float" office:value="26.4761904761905" calcext:value-type="float">
            <text:p>26.4761904761905</text:p>
          </table:table-cell>
          <table:table-cell office:value-type="float" office:value="28.031746031746" calcext:value-type="float">
            <text:p>28.031746031746</text:p>
          </table:table-cell>
          <table:table-cell office:value-type="float" office:value="30.2539682539683" calcext:value-type="float">
            <text:p>30.2539682539683</text:p>
          </table:table-cell>
          <table:table-cell office:value-type="float" office:value="30.3174603174603" calcext:value-type="float">
            <text:p>30.3174603174603</text:p>
          </table:table-cell>
          <table:table-cell table:number-columns-repeated="2" office:value-type="float" office:value="30.4126984126984" calcext:value-type="float">
            <text:p>30.4126984126984</text:p>
          </table:table-cell>
          <table:table-cell office:value-type="float" office:value="30.4444444444444" calcext:value-type="float">
            <text:p>30.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19.6190476190476" calcext:value-type="float">
            <text:p>19.6190476190476</text:p>
          </table:table-cell>
          <table:table-cell office:value-type="float" office:value="24.031746031746" calcext:value-type="float">
            <text:p>24.031746031746</text:p>
          </table:table-cell>
          <table:table-cell office:value-type="float" office:value="26.2222222222222" calcext:value-type="float">
            <text:p>26.2222222222222</text:p>
          </table:table-cell>
          <table:table-cell office:value-type="float" office:value="29.6190476190476" calcext:value-type="float">
            <text:p>29.6190476190476</text:p>
          </table:table-cell>
          <table:table-cell office:value-type="float" office:value="30.1269841269841" calcext:value-type="float">
            <text:p>30.1269841269841</text:p>
          </table:table-cell>
          <table:table-cell table:number-columns-repeated="3" office:value-type="float" office:value="30.4761904761905" calcext:value-type="float">
            <text:p>30.4761904761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random_terms_huge</text:p>
          </table:table-cell>
          <table:table-cell office:value-type="float" office:value="16.3809523809524" calcext:value-type="float">
            <text:p>16.3809523809524</text:p>
          </table:table-cell>
          <table:table-cell office:value-type="float" office:value="20.2539682539683" calcext:value-type="float">
            <text:p>20.2539682539683</text:p>
          </table:table-cell>
          <table:table-cell office:value-type="float" office:value="26.3492063492063" calcext:value-type="float">
            <text:p>26.3492063492063</text:p>
          </table:table-cell>
          <table:table-cell office:value-type="float" office:value="29.5238095238095" calcext:value-type="float">
            <text:p>29.5238095238095</text:p>
          </table:table-cell>
          <table:table-cell office:value-type="float" office:value="29.8412698412698" calcext:value-type="float">
            <text:p>29.8412698412698</text:p>
          </table:table-cell>
          <table:table-cell office:value-type="float" office:value="30.4126984126984" calcext:value-type="float">
            <text:p>30.4126984126984</text:p>
          </table:table-cell>
          <table:table-cell table:number-columns-repeated="2" office:value-type="float" office:value="30.5079365079365" calcext:value-type="float">
            <text:p>30.5079365079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2142857142857" calcext:value-type="float">
            <text:p>6.72142857142857</text:p>
          </table:table-cell>
          <table:table-cell office:value-type="float" office:value="7.74285714285714" calcext:value-type="float">
            <text:p>7.74285714285714</text:p>
          </table:table-cell>
          <table:table-cell office:value-type="float" office:value="7.86428571428571" calcext:value-type="float">
            <text:p>7.86428571428571</text:p>
          </table:table-cell>
          <table:table-cell table:number-columns-repeated="7" office:value-type="float" office:value="7.94285714285714" calcext:value-type="float">
            <text:p>7.94285714285714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36428571428571" calcext:value-type="float">
            <text:p>7.36428571428571</text:p>
          </table:table-cell>
          <table:table-cell office:value-type="float" office:value="7.5" calcext:value-type="float">
            <text:p>7.5</text:p>
          </table:table-cell>
          <table:table-cell table:number-columns-repeated="8" office:value-type="float" office:value="7.52142857142857" calcext:value-type="float">
            <text:p>7.52142857142857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4" calcext:value-type="float">
            <text:p>7.4</text:p>
          </table:table-cell>
          <table:table-cell office:value-type="float" office:value="7.76428571428571" calcext:value-type="float">
            <text:p>7.76428571428571</text:p>
          </table:table-cell>
          <table:table-cell office:value-type="float" office:value="7.78571428571429" calcext:value-type="float">
            <text:p>7.78571428571429</text:p>
          </table:table-cell>
          <table:table-cell table:number-columns-repeated="7"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42142857142857" calcext:value-type="float">
            <text:p>7.42142857142857</text:p>
          </table:table-cell>
          <table:table-cell office:value-type="float" office:value="7.88571428571429" calcext:value-type="float">
            <text:p>7.88571428571429</text:p>
          </table:table-cell>
          <table:table-cell office:value-type="float" office:value="7.90714285714286" calcext:value-type="float">
            <text:p>7.90714285714286</text:p>
          </table:table-cell>
          <table:table-cell table:number-columns-repeated="7" office:value-type="float" office:value="7.93571428571429" calcext:value-type="float">
            <text:p>7.93571428571429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65714285714286" calcext:value-type="float">
            <text:p>7.65714285714286</text:p>
          </table:table-cell>
          <table:table-cell office:value-type="float" office:value="8.19285714285714" calcext:value-type="float">
            <text:p>8.19285714285714</text:p>
          </table:table-cell>
          <table:table-cell office:value-type="float" office:value="8.24285714285714" calcext:value-type="float">
            <text:p>8.24285714285714</text:p>
          </table:table-cell>
          <table:table-cell table:number-columns-repeated="7"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16428571428572" calcext:value-type="float">
            <text:p>7.16428571428572</text:p>
          </table:table-cell>
          <table:table-cell office:value-type="float" office:value="8.12142857142857" calcext:value-type="float">
            <text:p>8.12142857142857</text:p>
          </table:table-cell>
          <table:table-cell office:value-type="float" office:value="8.21428571428571" calcext:value-type="float">
            <text:p>8.21428571428571</text:p>
          </table:table-cell>
          <table:table-cell office:value-type="float" office:value="8.3" calcext:value-type="float">
            <text:p>8.3</text:p>
          </table:table-cell>
          <table:table-cell table:number-columns-repeated="6" office:value-type="float" office:value="8.30714285714286" calcext:value-type="float">
            <text:p>8.30714285714286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83571428571429" calcext:value-type="float">
            <text:p>6.83571428571429</text:p>
          </table:table-cell>
          <table:table-cell office:value-type="float" office:value="8.08571428571429" calcext:value-type="float">
            <text:p>8.08571428571429</text:p>
          </table:table-cell>
          <table:table-cell office:value-type="float" office:value="8.22857142857143" calcext:value-type="float">
            <text:p>8.22857142857143</text:p>
          </table:table-cell>
          <table:table-cell table:number-columns-repeated="7" office:value-type="float" office:value="8.30714285714286" calcext:value-type="float">
            <text:p>8.30714285714286</text:p>
          </table:table-cell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9285714285714" calcext:value-type="float">
            <text:p>6.79285714285714</text:p>
          </table:table-cell>
          <table:table-cell office:value-type="float" office:value="7.83571428571429" calcext:value-type="float">
            <text:p>7.83571428571429</text:p>
          </table:table-cell>
          <table:table-cell office:value-type="float" office:value="7.96428571428571" calcext:value-type="float">
            <text:p>7.96428571428571</text:p>
          </table:table-cell>
          <table:table-cell table:number-columns-repeated="7" office:value-type="float" office:value="8.05" calcext:value-type="float">
            <text:p>8.05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63571428571429" calcext:value-type="float">
            <text:p>6.63571428571429</text:p>
          </table:table-cell>
          <table:table-cell table:number-columns-repeated="9" office:value-type="float" office:value="6.73571428571429" calcext:value-type="float">
            <text:p>6.73571428571429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02142857142857" calcext:value-type="float">
            <text:p>7.02142857142857</text:p>
          </table:table-cell>
          <table:table-cell table:number-columns-repeated="9"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00714285714286" calcext:value-type="float">
            <text:p>7.00714285714286</text:p>
          </table:table-cell>
          <table:table-cell office:value-type="float" office:value="7.18571428571429" calcext:value-type="float">
            <text:p>7.18571428571429</text:p>
          </table:table-cell>
          <table:table-cell table:number-columns-repeated="8" office:value-type="float" office:value="7.19285714285714" calcext:value-type="float">
            <text:p>7.19285714285714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25" calcext:value-type="float">
            <text:p>7.25</text:p>
          </table:table-cell>
          <table:table-cell table:number-columns-repeated="9" office:value-type="float" office:value="7.42857142857143" calcext:value-type="float">
            <text:p>7.42857142857143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56428571428571" calcext:value-type="float">
            <text:p>7.56428571428571</text:p>
          </table:table-cell>
          <table:table-cell office:value-type="float" office:value="8.12142857142857" calcext:value-type="float">
            <text:p>8.12142857142857</text:p>
          </table:table-cell>
          <table:table-cell table:number-columns-repeated="8" office:value-type="float" office:value="8.13571428571429" calcext:value-type="float">
            <text:p>8.13571428571429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25" calcext:value-type="float">
            <text:p>7.25</text:p>
          </table:table-cell>
          <table:table-cell office:value-type="float" office:value="8.29285714285714" calcext:value-type="float">
            <text:p>8.29285714285714</text:p>
          </table:table-cell>
          <table:table-cell office:value-type="float" office:value="8.45" calcext:value-type="float">
            <text:p>8.45</text:p>
          </table:table-cell>
          <table:table-cell table:number-columns-repeated="7" office:value-type="float" office:value="8.50714285714286" calcext:value-type="float">
            <text:p>8.50714285714286</text:p>
          </table:table-cell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43571428571429" calcext:value-type="float">
            <text:p>7.43571428571429</text:p>
          </table:table-cell>
          <table:table-cell office:value-type="float" office:value="7.68571428571429" calcext:value-type="float">
            <text:p>7.68571428571429</text:p>
          </table:table-cell>
          <table:table-cell table:number-columns-repeated="8" office:value-type="float" office:value="7.70714285714286" calcext:value-type="float">
            <text:p>7.70714285714286</text:p>
          </table:table-cell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41428571428572" calcext:value-type="float">
            <text:p>7.41428571428572</text:p>
          </table:table-cell>
          <table:table-cell office:value-type="float" office:value="7.95714285714286" calcext:value-type="float">
            <text:p>7.95714285714286</text:p>
          </table:table-cell>
          <table:table-cell office:value-type="float" office:value="7.97857142857143" calcext:value-type="float">
            <text:p>7.97857142857143</text:p>
          </table:table-cell>
          <table:table-cell table:number-columns-repeated="7" office:value-type="float" office:value="7.99285714285714" calcext:value-type="float">
            <text:p>7.99285714285714</text:p>
          </table:table-cell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43571428571429" calcext:value-type="float">
            <text:p>7.43571428571429</text:p>
          </table:table-cell>
          <table:table-cell office:value-type="float" office:value="8.07142857142857" calcext:value-type="float">
            <text:p>8.07142857142857</text:p>
          </table:table-cell>
          <table:table-cell office:value-type="float" office:value="8.1" calcext:value-type="float">
            <text:p>8.1</text:p>
          </table:table-cell>
          <table:table-cell table:number-columns-repeated="7" office:value-type="float" office:value="8.12857142857143" calcext:value-type="float">
            <text:p>8.12857142857143</text:p>
          </table:table-cell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68571428571429" calcext:value-type="float">
            <text:p>7.68571428571429</text:p>
          </table:table-cell>
          <table:table-cell office:value-type="float" office:value="8.38571428571429" calcext:value-type="float">
            <text:p>8.38571428571429</text:p>
          </table:table-cell>
          <table:table-cell office:value-type="float" office:value="8.45" calcext:value-type="float">
            <text:p>8.45</text:p>
          </table:table-cell>
          <table:table-cell table:number-columns-repeated="7" office:value-type="float" office:value="8.45714285714286" calcext:value-type="float">
            <text:p>8.45714285714286</text:p>
          </table:table-cell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03571428571429" calcext:value-type="float">
            <text:p>7.03571428571429</text:p>
          </table:table-cell>
          <table:table-cell office:value-type="float" office:value="8.29285714285714" calcext:value-type="float">
            <text:p>8.29285714285714</text:p>
          </table:table-cell>
          <table:table-cell office:value-type="float" office:value="8.42142857142857" calcext:value-type="float">
            <text:p>8.42142857142857</text:p>
          </table:table-cell>
          <table:table-cell office:value-type="float" office:value="8.51428571428571" calcext:value-type="float">
            <text:p>8.51428571428571</text:p>
          </table:table-cell>
          <table:table-cell table:number-columns-repeated="6" office:value-type="float" office:value="8.52142857142857" calcext:value-type="float">
            <text:p>8.52142857142857</text:p>
          </table:table-cell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1428571428571" calcext:value-type="float">
            <text:p>6.71428571428571</text:p>
          </table:table-cell>
          <table:table-cell office:value-type="float" office:value="8.24285714285714" calcext:value-type="float">
            <text:p>8.24285714285714</text:p>
          </table:table-cell>
          <table:table-cell office:value-type="float" office:value="8.43571428571429" calcext:value-type="float">
            <text:p>8.43571428571429</text:p>
          </table:table-cell>
          <table:table-cell office:value-type="float" office:value="8.52142857142857" calcext:value-type="float">
            <text:p>8.52142857142857</text:p>
          </table:table-cell>
          <table:table-cell table:number-columns-repeated="6" office:value-type="float" office:value="8.52857142857143" calcext:value-type="float">
            <text:p>8.52857142857143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42857142857143" calcext:value-type="float">
            <text:p>7.42857142857143</text:p>
          </table:table-cell>
          <table:table-cell office:value-type="float" office:value="7.55" calcext:value-type="float">
            <text:p>7.55</text:p>
          </table:table-cell>
          <table:table-cell table:number-columns-repeated="8" office:value-type="float" office:value="7.57142857142857" calcext:value-type="float">
            <text:p>7.57142857142857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49285714285714" calcext:value-type="float">
            <text:p>7.49285714285714</text:p>
          </table:table-cell>
          <table:table-cell office:value-type="float" office:value="7.77142857142857" calcext:value-type="float">
            <text:p>7.77142857142857</text:p>
          </table:table-cell>
          <table:table-cell table:number-columns-repeated="8" office:value-type="float" office:value="7.79285714285714" calcext:value-type="float">
            <text:p>7.79285714285714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53571428571429" calcext:value-type="float">
            <text:p>7.53571428571429</text:p>
          </table:table-cell>
          <table:table-cell office:value-type="float" office:value="7.96428571428571" calcext:value-type="float">
            <text:p>7.96428571428571</text:p>
          </table:table-cell>
          <table:table-cell office:value-type="float" office:value="7.98571428571429" calcext:value-type="float">
            <text:p>7.98571428571429</text:p>
          </table:table-cell>
          <table:table-cell table:number-columns-repeated="7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5" calcext:value-type="float">
            <text:p>7.5</text:p>
          </table:table-cell>
          <table:table-cell office:value-type="float" office:value="8.04285714285714" calcext:value-type="float">
            <text:p>8.04285714285714</text:p>
          </table:table-cell>
          <table:table-cell office:value-type="float" office:value="8.09285714285714" calcext:value-type="float">
            <text:p>8.09285714285714</text:p>
          </table:table-cell>
          <table:table-cell table:number-columns-repeated="7" office:value-type="float" office:value="8.10714285714286" calcext:value-type="float">
            <text:p>8.10714285714286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random_terms_large</text:p>
          </table:table-cell>
          <table:table-cell office:value-type="float" office:value="7.28571428571429" calcext:value-type="float">
            <text:p>7.28571428571429</text:p>
          </table:table-cell>
          <table:table-cell office:value-type="float" office:value="8.25" calcext:value-type="float">
            <text:p>8.25</text:p>
          </table:table-cell>
          <table:table-cell office:value-type="float" office:value="8.34285714285714" calcext:value-type="float">
            <text:p>8.34285714285714</text:p>
          </table:table-cell>
          <table:table-cell table:number-columns-repeated="7" office:value-type="float" office:value="8.41428571428572" calcext:value-type="float">
            <text:p>8.41428571428572</text:p>
          </table:table-cell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no_div_random_terms_large</text:p>
          </table:table-cell>
          <table:table-cell table:number-columns-repeated="10" office:value-type="float" office:value="7.04285714285714" calcext:value-type="float">
            <text:p>7.04285714285714</text:p>
          </table:table-cell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no_div_random_terms_large</text:p>
          </table:table-cell>
          <table:table-cell office:value-type="float" office:value="7.10714285714286" calcext:value-type="float">
            <text:p>7.10714285714286</text:p>
          </table:table-cell>
          <table:table-cell table:number-columns-repeated="9" office:value-type="float" office:value="7.12857142857143" calcext:value-type="float">
            <text:p>7.12857142857143</text:p>
          </table:table-cell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no_div_random_terms_large</text:p>
          </table:table-cell>
          <table:table-cell office:value-type="float" office:value="7.17857142857143" calcext:value-type="float">
            <text:p>7.17857142857143</text:p>
          </table:table-cell>
          <table:table-cell office:value-type="float" office:value="7.38571428571429" calcext:value-type="float">
            <text:p>7.38571428571429</text:p>
          </table:table-cell>
          <table:table-cell office:value-type="float" office:value="7.39285714285714" calcext:value-type="float">
            <text:p>7.39285714285714</text:p>
          </table:table-cell>
          <table:table-cell table:number-columns-repeated="7" office:value-type="float" office:value="7.40714285714286" calcext:value-type="float">
            <text:p>7.40714285714286</text:p>
          </table:table-cell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no_div_random_terms_large</text:p>
          </table:table-cell>
          <table:table-cell office:value-type="float" office:value="5.27142857142857" calcext:value-type="float">
            <text:p>5.27142857142857</text:p>
          </table:table-cell>
          <table:table-cell office:value-type="float" office:value="7.59285714285714" calcext:value-type="float">
            <text:p>7.59285714285714</text:p>
          </table:table-cell>
          <table:table-cell office:value-type="float" office:value="7.96428571428571" calcext:value-type="float">
            <text:p>7.96428571428571</text:p>
          </table:table-cell>
          <table:table-cell office:value-type="float" office:value="8.22142857142857" calcext:value-type="float">
            <text:p>8.22142857142857</text:p>
          </table:table-cell>
          <table:table-cell office:value-type="float" office:value="8.25" calcext:value-type="float">
            <text:p>8.25</text:p>
          </table:table-cell>
          <table:table-cell table:number-columns-repeated="5" office:value-type="float" office:value="8.25714285714286" calcext:value-type="float">
            <text:p>8.25714285714286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7.02142857142857" calcext:value-type="float">
            <text:p>7.02142857142857</text:p>
          </table:table-cell>
          <table:table-cell office:value-type="float" office:value="7.89285714285714" calcext:value-type="float">
            <text:p>7.89285714285714</text:p>
          </table:table-cell>
          <table:table-cell office:value-type="float" office:value="8.02857142857143" calcext:value-type="float">
            <text:p>8.02857142857143</text:p>
          </table:table-cell>
          <table:table-cell office:value-type="float" office:value="8.09285714285714" calcext:value-type="float">
            <text:p>8.09285714285714</text:p>
          </table:table-cell>
          <table:table-cell table:number-columns-repeated="5"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75" calcext:value-type="float">
            <text:p>6.75</text:p>
          </table:table-cell>
          <table:table-cell office:value-type="float" office:value="7.97142857142857" calcext:value-type="float">
            <text:p>7.97142857142857</text:p>
          </table:table-cell>
          <table:table-cell office:value-type="float" office:value="8.19285714285714" calcext:value-type="float">
            <text:p>8.19285714285714</text:p>
          </table:table-cell>
          <table:table-cell table:number-columns-repeated="7" office:value-type="float" office:value="8.32142857142857" calcext:value-type="float">
            <text:p>8.32142857142857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57142857142857" calcext:value-type="float">
            <text:p>6.57142857142857</text:p>
          </table:table-cell>
          <table:table-cell office:value-type="float" office:value="7.97857142857143" calcext:value-type="float">
            <text:p>7.97857142857143</text:p>
          </table:table-cell>
          <table:table-cell office:value-type="float" office:value="8.20714285714286" calcext:value-type="float">
            <text:p>8.20714285714286</text:p>
          </table:table-cell>
          <table:table-cell table:number-columns-repeated="7" office:value-type="float" office:value="8.37857142857143" calcext:value-type="float">
            <text:p>8.37857142857143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36428571428571" calcext:value-type="float">
            <text:p>6.36428571428571</text:p>
          </table:table-cell>
          <table:table-cell office:value-type="float" office:value="7.97857142857143" calcext:value-type="float">
            <text:p>7.97857142857143</text:p>
          </table:table-cell>
          <table:table-cell office:value-type="float" office:value="8.2" calcext:value-type="float">
            <text:p>8.2</text:p>
          </table:table-cell>
          <table:table-cell table:number-columns-repeated="7" office:value-type="float" office:value="8.37857142857143" calcext:value-type="float">
            <text:p>8.37857142857143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18571428571429" calcext:value-type="float">
            <text:p>6.18571428571429</text:p>
          </table:table-cell>
          <table:table-cell office:value-type="float" office:value="7.72142857142857" calcext:value-type="float">
            <text:p>7.72142857142857</text:p>
          </table:table-cell>
          <table:table-cell office:value-type="float" office:value="8.23571428571429" calcext:value-type="float">
            <text:p>8.23571428571429</text:p>
          </table:table-cell>
          <table:table-cell office:value-type="float" office:value="8.44285714285714" calcext:value-type="float">
            <text:p>8.44285714285714</text:p>
          </table:table-cell>
          <table:table-cell office:value-type="float" office:value="8.45714285714286" calcext:value-type="float">
            <text:p>8.45714285714286</text:p>
          </table:table-cell>
          <table:table-cell table:number-columns-repeated="5" office:value-type="float" office:value="8.46428571428571" calcext:value-type="float">
            <text:p>8.46428571428571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random_terms_large</text:p>
          </table:table-cell>
          <table:table-cell office:value-type="float" office:value="6.19285714285714" calcext:value-type="float">
            <text:p>6.19285714285714</text:p>
          </table:table-cell>
          <table:table-cell office:value-type="float" office:value="7.65" calcext:value-type="float">
            <text:p>7.65</text:p>
          </table:table-cell>
          <table:table-cell office:value-type="float" office:value="8.02857142857143" calcext:value-type="float">
            <text:p>8.02857142857143</text:p>
          </table:table-cell>
          <table:table-cell office:value-type="float" office:value="8.40714285714286" calcext:value-type="float">
            <text:p>8.40714285714286</text:p>
          </table:table-cell>
          <table:table-cell office:value-type="float" office:value="8.45714285714286" calcext:value-type="float">
            <text:p>8.45714285714286</text:p>
          </table:table-cell>
          <table:table-cell table:number-columns-repeated="5" office:value-type="float" office:value="8.46428571428571" calcext:value-type="float">
            <text:p>8.46428571428571</text:p>
          </table:table-cell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41333333333333" calcext:value-type="float">
            <text:p>4.41333333333333</text:p>
          </table:table-cell>
          <table:table-cell office:value-type="float" office:value="4.944" calcext:value-type="float">
            <text:p>4.944</text:p>
          </table:table-cell>
          <table:table-cell office:value-type="float" office:value="5.01333333333333" calcext:value-type="float">
            <text:p>5.01333333333333</text:p>
          </table:table-cell>
          <table:table-cell table:number-columns-repeated="7" office:value-type="float" office:value="5.02133333333333" calcext:value-type="float">
            <text:p>5.02133333333333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58666666666667" calcext:value-type="float">
            <text:p>4.58666666666667</text:p>
          </table:table-cell>
          <table:table-cell table:number-columns-repeated="9" office:value-type="float" office:value="4.616" calcext:value-type="float">
            <text:p>4.616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70666666666667" calcext:value-type="float">
            <text:p>4.70666666666667</text:p>
          </table:table-cell>
          <table:table-cell office:value-type="float" office:value="4.78933333333333" calcext:value-type="float">
            <text:p>4.78933333333333</text:p>
          </table:table-cell>
          <table:table-cell table:number-columns-repeated="8" office:value-type="float" office:value="4.792" calcext:value-type="float">
            <text:p>4.792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78933333333333" calcext:value-type="float">
            <text:p>4.78933333333333</text:p>
          </table:table-cell>
          <table:table-cell table:number-columns-repeated="9" office:value-type="float" office:value="4.936" calcext:value-type="float">
            <text:p>4.936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992" calcext:value-type="float">
            <text:p>4.992</text:p>
          </table:table-cell>
          <table:table-cell table:number-columns-repeated="9" office:value-type="float" office:value="5.13866666666667" calcext:value-type="float">
            <text:p>5.13866666666667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76266666666667" calcext:value-type="float">
            <text:p>4.76266666666667</text:p>
          </table:table-cell>
          <table:table-cell office:value-type="float" office:value="5.13866666666667" calcext:value-type="float">
            <text:p>5.13866666666667</text:p>
          </table:table-cell>
          <table:table-cell office:value-type="float" office:value="5.16266666666667" calcext:value-type="float">
            <text:p>5.16266666666667</text:p>
          </table:table-cell>
          <table:table-cell table:number-columns-repeated="7" office:value-type="float" office:value="5.16533333333333" calcext:value-type="float">
            <text:p>5.16533333333333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66933333333333" calcext:value-type="float">
            <text:p>4.66933333333333</text:p>
          </table:table-cell>
          <table:table-cell office:value-type="float" office:value="5.15733333333333" calcext:value-type="float">
            <text:p>5.15733333333333</text:p>
          </table:table-cell>
          <table:table-cell office:value-type="float" office:value="5.184" calcext:value-type="float">
            <text:p>5.184</text:p>
          </table:table-cell>
          <table:table-cell table:number-columns-repeated="7" office:value-type="float" office:value="5.18933333333333" calcext:value-type="float">
            <text:p>5.18933333333333</text:p>
          </table:table-cell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54133333333333" calcext:value-type="float">
            <text:p>4.54133333333333</text:p>
          </table:table-cell>
          <table:table-cell office:value-type="float" office:value="5.08533333333333" calcext:value-type="float">
            <text:p>5.08533333333333</text:p>
          </table:table-cell>
          <table:table-cell office:value-type="float" office:value="5.15733333333333" calcext:value-type="float">
            <text:p>5.15733333333333</text:p>
          </table:table-cell>
          <table:table-cell table:number-columns-repeated="7" office:value-type="float" office:value="5.16533333333333" calcext:value-type="float">
            <text:p>5.16533333333333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18666666666667" calcext:value-type="float">
            <text:p>4.18666666666667</text:p>
          </table:table-cell>
          <table:table-cell table:number-columns-repeated="9" office:value-type="float" office:value="4.19733333333333" calcext:value-type="float">
            <text:p>4.19733333333333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38666666666667" calcext:value-type="float">
            <text:p>4.38666666666667</text:p>
          </table:table-cell>
          <table:table-cell table:number-columns-repeated="9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456" calcext:value-type="float">
            <text:p>4.456</text:p>
          </table:table-cell>
          <table:table-cell table:number-columns-repeated="9" office:value-type="float" office:value="4.472" calcext:value-type="float">
            <text:p>4.472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57066666666667" calcext:value-type="float">
            <text:p>4.57066666666667</text:p>
          </table:table-cell>
          <table:table-cell office:value-type="float" office:value="4.59733333333333" calcext:value-type="float">
            <text:p>4.59733333333333</text:p>
          </table:table-cell>
          <table:table-cell table:number-columns-repeated="8"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random_terms_medium</text:p>
          </table:table-cell>
          <table:table-cell office:value-type="float" office:value="5.024" calcext:value-type="float">
            <text:p>5.024</text:p>
          </table:table-cell>
          <table:table-cell table:number-columns-repeated="9" office:value-type="float" office:value="5.15733333333333" calcext:value-type="float">
            <text:p>5.15733333333333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864" calcext:value-type="float">
            <text:p>4.864</text:p>
          </table:table-cell>
          <table:table-cell office:value-type="float" office:value="5.312" calcext:value-type="float">
            <text:p>5.312</text:p>
          </table:table-cell>
          <table:table-cell office:value-type="float" office:value="5.31733333333333" calcext:value-type="float">
            <text:p>5.31733333333333</text:p>
          </table:table-cell>
          <table:table-cell table:number-columns-repeated="7" office:value-type="float" office:value="5.32" calcext:value-type="float">
            <text:p>5.32</text:p>
          </table:table-cell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72266666666667" calcext:value-type="float">
            <text:p>4.72266666666667</text:p>
          </table:table-cell>
          <table:table-cell table:number-columns-repeated="9" office:value-type="float" office:value="4.78666666666667" calcext:value-type="float">
            <text:p>4.78666666666667</text:p>
          </table:table-cell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83733333333333" calcext:value-type="float">
            <text:p>4.83733333333333</text:p>
          </table:table-cell>
          <table:table-cell office:value-type="float" office:value="4.96266666666667" calcext:value-type="float">
            <text:p>4.96266666666667</text:p>
          </table:table-cell>
          <table:table-cell table:number-columns-repeated="8" office:value-type="float" office:value="4.96533333333333" calcext:value-type="float">
            <text:p>4.96533333333333</text:p>
          </table:table-cell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93066666666667" calcext:value-type="float">
            <text:p>4.93066666666667</text:p>
          </table:table-cell>
          <table:table-cell table:number-columns-repeated="9" office:value-type="float" office:value="5.12266666666667" calcext:value-type="float">
            <text:p>5.12266666666667</text:p>
          </table:table-cell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5.112" calcext:value-type="float">
            <text:p>5.112</text:p>
          </table:table-cell>
          <table:table-cell table:number-columns-repeated="9" office:value-type="float" office:value="5.336" calcext:value-type="float">
            <text:p>5.336</text:p>
          </table:table-cell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85333333333333" calcext:value-type="float">
            <text:p>4.85333333333333</text:p>
          </table:table-cell>
          <table:table-cell office:value-type="float" office:value="5.32533333333333" calcext:value-type="float">
            <text:p>5.32533333333333</text:p>
          </table:table-cell>
          <table:table-cell office:value-type="float" office:value="5.35733333333333" calcext:value-type="float">
            <text:p>5.35733333333333</text:p>
          </table:table-cell>
          <table:table-cell table:number-columns-repeated="7" office:value-type="float" office:value="5.36" calcext:value-type="float">
            <text:p>5.36</text:p>
          </table:table-cell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72533333333333" calcext:value-type="float">
            <text:p>4.72533333333333</text:p>
          </table:table-cell>
          <table:table-cell office:value-type="float" office:value="5.33866666666667" calcext:value-type="float">
            <text:p>5.33866666666667</text:p>
          </table:table-cell>
          <table:table-cell office:value-type="float" office:value="5.37866666666667" calcext:value-type="float">
            <text:p>5.37866666666667</text:p>
          </table:table-cell>
          <table:table-cell table:number-columns-repeated="7" office:value-type="float" office:value="5.384" calcext:value-type="float">
            <text:p>5.384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704" calcext:value-type="float">
            <text:p>4.704</text:p>
          </table:table-cell>
          <table:table-cell table:number-columns-repeated="9" office:value-type="float" office:value="4.73333333333333" calcext:value-type="float">
            <text:p>4.73333333333333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824" calcext:value-type="float">
            <text:p>4.824</text:p>
          </table:table-cell>
          <table:table-cell table:number-columns-repeated="9" office:value-type="float" office:value="4.888" calcext:value-type="float">
            <text:p>4.888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92" calcext:value-type="float">
            <text:p>4.92</text:p>
          </table:table-cell>
          <table:table-cell table:number-columns-repeated="8" office:value-type="float" office:value="5.03466666666667" calcext:value-type="float">
            <text:p>5.03466666666667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96266666666667" calcext:value-type="float">
            <text:p>4.96266666666667</text:p>
          </table:table-cell>
          <table:table-cell table:number-columns-repeated="9" office:value-type="float" office:value="5.12266666666667" calcext:value-type="float">
            <text:p>5.12266666666667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90133333333333" calcext:value-type="float">
            <text:p>4.90133333333333</text:p>
          </table:table-cell>
          <table:table-cell office:value-type="float" office:value="5.288" calcext:value-type="float">
            <text:p>5.288</text:p>
          </table:table-cell>
          <table:table-cell office:value-type="float" office:value="5.30933333333333" calcext:value-type="float">
            <text:p>5.30933333333333</text:p>
          </table:table-cell>
          <table:table-cell table:number-columns-repeated="7" office:value-type="float" office:value="5.312" calcext:value-type="float">
            <text:p>5.312</text:p>
          </table:table-cell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no_div_random_terms_medium</text:p>
          </table:table-cell>
          <table:table-cell table:number-columns-repeated="10" office:value-type="float" office:value="4.416" calcext:value-type="float">
            <text:p>4.416</text:p>
          </table:table-cell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448" calcext:value-type="float">
            <text:p>4.448</text:p>
          </table:table-cell>
          <table:table-cell table:number-columns-repeated="9" office:value-type="float" office:value="4.45066666666667" calcext:value-type="float">
            <text:p>4.45066666666667</text:p>
          </table:table-cell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55733333333333" calcext:value-type="float">
            <text:p>4.55733333333333</text:p>
          </table:table-cell>
          <table:table-cell table:number-columns-repeated="9" office:value-type="float" office:value="4.61866666666667" calcext:value-type="float">
            <text:p>4.61866666666667</text:p>
          </table:table-cell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no_div_random_terms_medium</text:p>
          </table:table-cell>
          <table:table-cell office:value-type="float" office:value="3.86133333333333" calcext:value-type="float">
            <text:p>3.86133333333333</text:p>
          </table:table-cell>
          <table:table-cell office:value-type="float" office:value="5.008" calcext:value-type="float">
            <text:p>5.008</text:p>
          </table:table-cell>
          <table:table-cell office:value-type="float" office:value="5.144" calcext:value-type="float">
            <text:p>5.144</text:p>
          </table:table-cell>
          <table:table-cell office:value-type="float" office:value="5.22666666666667" calcext:value-type="float">
            <text:p>5.22666666666667</text:p>
          </table:table-cell>
          <table:table-cell office:value-type="float" office:value="5.22933333333333" calcext:value-type="float">
            <text:p>5.22933333333333</text:p>
          </table:table-cell>
          <table:table-cell table:number-columns-repeated="2" office:value-type="float" office:value="5.23733333333333" calcext:value-type="float">
            <text:p>5.23733333333333</text:p>
          </table:table-cell>
          <table:table-cell table:number-columns-repeated="3" office:value-type="float" office:value="5.24" calcext:value-type="float">
            <text:p>5.24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664" calcext:value-type="float">
            <text:p>4.664</text:p>
          </table:table-cell>
          <table:table-cell office:value-type="float" office:value="4.992" calcext:value-type="float">
            <text:p>4.992</text:p>
          </table:table-cell>
          <table:table-cell office:value-type="float" office:value="5.01866666666667" calcext:value-type="float">
            <text:p>5.01866666666667</text:p>
          </table:table-cell>
          <table:table-cell table:number-columns-repeated="6" office:value-type="float" office:value="5.02933333333333" calcext:value-type="float">
            <text:p>5.02933333333333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70933333333333" calcext:value-type="float">
            <text:p>4.70933333333333</text:p>
          </table:table-cell>
          <table:table-cell office:value-type="float" office:value="5.21066666666667" calcext:value-type="float">
            <text:p>5.21066666666667</text:p>
          </table:table-cell>
          <table:table-cell office:value-type="float" office:value="5.25866666666667" calcext:value-type="float">
            <text:p>5.25866666666667</text:p>
          </table:table-cell>
          <table:table-cell table:number-columns-repeated="6" office:value-type="float" office:value="5.29066666666667" calcext:value-type="float">
            <text:p>5.29066666666667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568" calcext:value-type="float">
            <text:p>4.568</text:p>
          </table:table-cell>
          <table:table-cell office:value-type="float" office:value="5.19733333333333" calcext:value-type="float">
            <text:p>5.19733333333333</text:p>
          </table:table-cell>
          <table:table-cell office:value-type="float" office:value="5.296" calcext:value-type="float">
            <text:p>5.296</text:p>
          </table:table-cell>
          <table:table-cell table:number-columns-repeated="6" office:value-type="float" office:value="5.33066666666667" calcext:value-type="float">
            <text:p>5.33066666666667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42666666666667" calcext:value-type="float">
            <text:p>4.42666666666667</text:p>
          </table:table-cell>
          <table:table-cell office:value-type="float" office:value="5.232" calcext:value-type="float">
            <text:p>5.232</text:p>
          </table:table-cell>
          <table:table-cell office:value-type="float" office:value="5.30133333333333" calcext:value-type="float">
            <text:p>5.30133333333333</text:p>
          </table:table-cell>
          <table:table-cell table:number-columns-repeated="6" office:value-type="float" office:value="5.33066666666667" calcext:value-type="float">
            <text:p>5.33066666666667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072" calcext:value-type="float">
            <text:p>4.072</text:p>
          </table:table-cell>
          <table:table-cell office:value-type="float" office:value="5.10666666666667" calcext:value-type="float">
            <text:p>5.10666666666667</text:p>
          </table:table-cell>
          <table:table-cell office:value-type="float" office:value="5.29066666666667" calcext:value-type="float">
            <text:p>5.29066666666667</text:p>
          </table:table-cell>
          <table:table-cell office:value-type="float" office:value="5.36" calcext:value-type="float">
            <text:p>5.36</text:p>
          </table:table-cell>
          <table:table-cell office:value-type="float" office:value="5.36266666666667" calcext:value-type="float">
            <text:p>5.36266666666667</text:p>
          </table:table-cell>
          <table:table-cell table:number-columns-repeated="4" office:value-type="float" office:value="5.36533333333333" calcext:value-type="float">
            <text:p>5.36533333333333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random_terms_medium</text:p>
          </table:table-cell>
          <table:table-cell office:value-type="float" office:value="4.016" calcext:value-type="float">
            <text:p>4.016</text:p>
          </table:table-cell>
          <table:table-cell office:value-type="float" office:value="5.01333333333333" calcext:value-type="float">
            <text:p>5.01333333333333</text:p>
          </table:table-cell>
          <table:table-cell office:value-type="float" office:value="5.24533333333333" calcext:value-type="float">
            <text:p>5.24533333333333</text:p>
          </table:table-cell>
          <table:table-cell office:value-type="float" office:value="5.36533333333333" calcext:value-type="float">
            <text:p>5.36533333333333</text:p>
          </table:table-cell>
          <table:table-cell table:number-columns-repeated="5" office:value-type="float" office:value="5.376" calcext:value-type="float">
            <text:p>5.376</text:p>
          </table:table-cell>
          <table:table-cell/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no_div_random_terms_small</text:p>
          </table:table-cell>
          <table:table-cell office:value-type="float" office:value="2.40152180275095" calcext:value-type="float">
            <text:p>2.40152180275095</text:p>
          </table:table-cell>
          <table:table-cell office:value-type="float" office:value="2.52502194907814" calcext:value-type="float">
            <text:p>2.52502194907814</text:p>
          </table:table-cell>
          <table:table-cell table:number-columns-repeated="8" office:value-type="float" office:value="2.5256072578285" calcext:value-type="float">
            <text:p>2.5256072578285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43956687152473" calcext:value-type="float">
            <text:p>2.43956687152473</text:p>
          </table:table-cell>
          <table:table-cell table:number-columns-repeated="9" office:value-type="float" office:value="2.4401521802751" calcext:value-type="float">
            <text:p>2.4401521802751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49107404155692" calcext:value-type="float">
            <text:p>2.49107404155692</text:p>
          </table:table-cell>
          <table:table-cell table:number-columns-repeated="9" office:value-type="float" office:value="2.49517120280948" calcext:value-type="float">
            <text:p>2.49517120280948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3380158033363" calcext:value-type="float">
            <text:p>2.53380158033363</text:p>
          </table:table-cell>
          <table:table-cell table:number-columns-repeated="9" office:value-type="float" office:value="2.54199590283875" calcext:value-type="float">
            <text:p>2.54199590283875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8355282411472" calcext:value-type="float">
            <text:p>2.58355282411472</text:p>
          </table:table-cell>
          <table:table-cell table:number-columns-repeated="9" office:value-type="float" office:value="2.58823529411765" calcext:value-type="float">
            <text:p>2.58823529411765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3906935908692" calcext:value-type="float">
            <text:p>2.53906935908692</text:p>
          </table:table-cell>
          <table:table-cell table:number-columns-repeated="9" office:value-type="float" office:value="2.58940591161838" calcext:value-type="float">
            <text:p>2.58940591161838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2092478782558" calcext:value-type="float">
            <text:p>2.52092478782558</text:p>
          </table:table-cell>
          <table:table-cell table:number-columns-repeated="9" office:value-type="float" office:value="2.58940591161838" calcext:value-type="float">
            <text:p>2.58940591161838</text:p>
          </table:table-cell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no_div_random_terms_small</text:p>
          </table:table-cell>
          <table:table-cell office:value-type="float" office:value="2.46532045654083" calcext:value-type="float">
            <text:p>2.46532045654083</text:p>
          </table:table-cell>
          <table:table-cell office:value-type="float" office:value="2.59174714661984" calcext:value-type="float">
            <text:p>2.59174714661984</text:p>
          </table:table-cell>
          <table:table-cell table:number-columns-repeated="8" office:value-type="float" office:value="2.59291776412057" calcext:value-type="float">
            <text:p>2.59291776412057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no_div_random_terms_small</text:p>
          </table:table-cell>
          <table:table-cell table:number-columns-repeated="10" office:value-type="float" office:value="2.24348844015218" calcext:value-type="float">
            <text:p>2.24348844015218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no_div_random_terms_small</text:p>
          </table:table-cell>
          <table:table-cell table:number-columns-repeated="10" office:value-type="float" office:value="2.33245537020779" calcext:value-type="float">
            <text:p>2.33245537020779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no_div_random_terms_small</text:p>
          </table:table-cell>
          <table:table-cell table:number-columns-repeated="10" office:value-type="float" office:value="2.35762364647352" calcext:value-type="float">
            <text:p>2.35762364647352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44424934152766" calcext:value-type="float">
            <text:p>2.44424934152766</text:p>
          </table:table-cell>
          <table:table-cell table:number-columns-repeated="9" office:value-type="float" office:value="2.44483465027802" calcext:value-type="float">
            <text:p>2.44483465027802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1515949663447" calcext:value-type="float">
            <text:p>2.61515949663447</text:p>
          </table:table-cell>
          <table:table-cell table:number-columns-repeated="8" office:value-type="float" office:value="2.62452443664033" calcext:value-type="float">
            <text:p>2.62452443664033</text:p>
          </table:table-cell>
          <table:table-cell/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0228270412643" calcext:value-type="float">
            <text:p>2.60228270412643</text:p>
          </table:table-cell>
          <table:table-cell table:number-columns-repeated="8" office:value-type="float" office:value="2.64910740415569" calcext:value-type="float">
            <text:p>2.64910740415569</text:p>
          </table:table-cell>
          <table:table-cell/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2151009657594" calcext:value-type="float">
            <text:p>2.52151009657594</text:p>
          </table:table-cell>
          <table:table-cell table:number-columns-repeated="8" office:value-type="float" office:value="2.52385133157741" calcext:value-type="float">
            <text:p>2.52385133157741</text:p>
          </table:table-cell>
          <table:table-cell/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7067603160667" calcext:value-type="float">
            <text:p>2.57067603160667</text:p>
          </table:table-cell>
          <table:table-cell table:number-columns-repeated="8" office:value-type="float" office:value="2.57945566286216" calcext:value-type="float">
            <text:p>2.57945566286216</text:p>
          </table:table-cell>
          <table:table-cell/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0989171788118" calcext:value-type="float">
            <text:p>2.60989171788118</text:p>
          </table:table-cell>
          <table:table-cell table:number-columns-repeated="8" office:value-type="float" office:value="2.62745098039216" calcext:value-type="float">
            <text:p>2.62745098039216</text:p>
          </table:table-cell>
          <table:table-cell/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5847234416155" calcext:value-type="float">
            <text:p>2.65847234416155</text:p>
          </table:table-cell>
          <table:table-cell table:number-columns-repeated="8" office:value-type="float" office:value="2.67427568042142" calcext:value-type="float">
            <text:p>2.67427568042142</text:p>
          </table:table-cell>
          <table:table-cell/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1164764413228" calcext:value-type="float">
            <text:p>2.61164764413228</text:p>
          </table:table-cell>
          <table:table-cell table:number-columns-repeated="8" office:value-type="float" office:value="2.67661691542289" calcext:value-type="float">
            <text:p>2.67661691542289</text:p>
          </table:table-cell>
          <table:table-cell/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9057652911911" calcext:value-type="float">
            <text:p>2.59057652911911</text:p>
          </table:table-cell>
          <table:table-cell table:number-columns-repeated="8" office:value-type="float" office:value="2.67661691542289" calcext:value-type="float">
            <text:p>2.67661691542289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no_div_random_terms_small</text:p>
          </table:table-cell>
          <table:table-cell table:number-columns-repeated="9" office:value-type="float" office:value="2.49926836406204" calcext:value-type="float">
            <text:p>2.49926836406204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6131109160082" calcext:value-type="float">
            <text:p>2.56131109160082</text:p>
          </table:table-cell>
          <table:table-cell table:number-columns-repeated="8" office:value-type="float" office:value="2.56423763535265" calcext:value-type="float">
            <text:p>2.56423763535265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0169739537606" calcext:value-type="float">
            <text:p>2.60169739537606</text:p>
          </table:table-cell>
          <table:table-cell table:number-columns-repeated="8" office:value-type="float" office:value="2.60989171788118" calcext:value-type="float">
            <text:p>2.60989171788118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1925665788704" calcext:value-type="float">
            <text:p>2.61925665788704</text:p>
          </table:table-cell>
          <table:table-cell table:number-columns-repeated="8" office:value-type="float" office:value="2.62686567164179" calcext:value-type="float">
            <text:p>2.62686567164179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no_div_random_terms_small</text:p>
          </table:table-cell>
          <table:table-cell office:value-type="float" office:value="2.61340357038338" calcext:value-type="float">
            <text:p>2.61340357038338</text:p>
          </table:table-cell>
          <table:table-cell table:number-columns-repeated="8" office:value-type="float" office:value="2.66081357916301" calcext:value-type="float">
            <text:p>2.66081357916301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no_div_random_terms_small</text:p>
          </table:table-cell>
          <table:table-cell table:number-columns-repeated="9" office:value-type="float" office:value="2.37108574773193" calcext:value-type="float">
            <text:p>2.37108574773193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no_div_random_terms_small</text:p>
          </table:table-cell>
          <table:table-cell table:number-columns-repeated="9" office:value-type="float" office:value="2.3886450102429" calcext:value-type="float">
            <text:p>2.3886450102429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no_div_random_terms_small</text:p>
          </table:table-cell>
          <table:table-cell office:value-type="float" office:value="2.43312847527071" calcext:value-type="float">
            <text:p>2.43312847527071</text:p>
          </table:table-cell>
          <table:table-cell table:number-columns-repeated="8" office:value-type="float" office:value="2.43605501902253" calcext:value-type="float">
            <text:p>2.43605501902253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no_div_random_terms_small</text:p>
          </table:table-cell>
          <table:table-cell office:value-type="float" office:value="2.31899326894937" calcext:value-type="float">
            <text:p>2.31899326894937</text:p>
          </table:table-cell>
          <table:table-cell office:value-type="float" office:value="2.59877085162423" calcext:value-type="float">
            <text:p>2.59877085162423</text:p>
          </table:table-cell>
          <table:table-cell table:number-columns-repeated="7" office:value-type="float" office:value="2.61106233538191" calcext:value-type="float">
            <text:p>2.61106233538191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1097453906936" calcext:value-type="float">
            <text:p>2.51097453906936</text:p>
          </table:table-cell>
          <table:table-cell table:number-columns-repeated="8" office:value-type="float" office:value="2.59057652911911" calcext:value-type="float">
            <text:p>2.59057652911911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6657887035411" calcext:value-type="float">
            <text:p>2.56657887035411</text:p>
          </table:table-cell>
          <table:table-cell office:value-type="float" office:value="2.64793678665496" calcext:value-type="float">
            <text:p>2.64793678665496</text:p>
          </table:table-cell>
          <table:table-cell table:number-columns-repeated="7" office:value-type="float" office:value="2.65144863915716" calcext:value-type="float">
            <text:p>2.65144863915716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6599356160375" calcext:value-type="float">
            <text:p>2.56599356160375</text:p>
          </table:table-cell>
          <table:table-cell office:value-type="float" office:value="2.66081357916301" calcext:value-type="float">
            <text:p>2.66081357916301</text:p>
          </table:table-cell>
          <table:table-cell table:number-columns-repeated="7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58004097161253" calcext:value-type="float">
            <text:p>2.58004097161253</text:p>
          </table:table-cell>
          <table:table-cell office:value-type="float" office:value="2.65847234416155" calcext:value-type="float">
            <text:p>2.65847234416155</text:p>
          </table:table-cell>
          <table:table-cell office:value-type="float" office:value="2.6660813579163" calcext:value-type="float">
            <text:p>2.6660813579163</text:p>
          </table:table-cell>
          <table:table-cell table:number-columns-repeated="6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47819724904887" calcext:value-type="float">
            <text:p>2.47819724904887</text:p>
          </table:table-cell>
          <table:table-cell office:value-type="float" office:value="2.65671641791045" calcext:value-type="float">
            <text:p>2.65671641791045</text:p>
          </table:table-cell>
          <table:table-cell office:value-type="float" office:value="2.67193444541996" calcext:value-type="float">
            <text:p>2.67193444541996</text:p>
          </table:table-cell>
          <table:table-cell table:number-columns-repeated="6" office:value-type="float" office:value="2.67486098917179" calcext:value-type="float">
            <text:p>2.67486098917179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no_div_random_terms_small</text:p>
          </table:table-cell>
          <table:table-cell office:value-type="float" office:value="2.37401229148376" calcext:value-type="float">
            <text:p>2.37401229148376</text:p>
          </table:table-cell>
          <table:table-cell office:value-type="float" office:value="2.6455955516535" calcext:value-type="float">
            <text:p>2.6455955516535</text:p>
          </table:table-cell>
          <table:table-cell office:value-type="float" office:value="2.66549604916594" calcext:value-type="float">
            <text:p>2.66549604916594</text:p>
          </table:table-cell>
          <table:table-cell table:number-columns-repeated="6" office:value-type="float" office:value="2.67544629792215" calcext:value-type="float">
            <text:p>2.67544629792215</text:p>
          </table:table-cell>
          <table:table-cell/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random_terms_huge</text:p>
          </table:table-cell>
          <table:table-cell office:value-type="float" office:value="14.7822580645161" calcext:value-type="float">
            <text:p>14.7822580645161</text:p>
          </table:table-cell>
          <table:table-cell office:value-type="float" office:value="19.7177419354839" calcext:value-type="float">
            <text:p>19.7177419354839</text:p>
          </table:table-cell>
          <table:table-cell office:value-type="float" office:value="20.0241935483871" calcext:value-type="float">
            <text:p>20.0241935483871</text:p>
          </table:table-cell>
          <table:table-cell office:value-type="float" office:value="20.4274193548387" calcext:value-type="float">
            <text:p>20.4274193548387</text:p>
          </table:table-cell>
          <table:table-cell office:value-type="float" office:value="20.4596774193548" calcext:value-type="float">
            <text:p>20.4596774193548</text:p>
          </table:table-cell>
          <table:table-cell office:value-type="float" office:value="20.5" calcext:value-type="float">
            <text:p>20.5</text:p>
          </table:table-cell>
          <table:table-cell office:value-type="float" office:value="20.508064516129" calcext:value-type="float">
            <text:p>20.508064516129</text:p>
          </table:table-cell>
          <table:table-cell office:value-type="float" office:value="20.5241935483871" calcext:value-type="float">
            <text:p>20.52419354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8.8467741935484" calcext:value-type="float">
            <text:p>18.8467741935484</text:p>
          </table:table-cell>
          <table:table-cell office:value-type="float" office:value="19.8225806451613" calcext:value-type="float">
            <text:p>19.8225806451613</text:p>
          </table:table-cell>
          <table:table-cell table:number-columns-repeated="6" office:value-type="float" office:value="19.8629032258065" calcext:value-type="float">
            <text:p>19.8629032258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8.1048387096774" calcext:value-type="float">
            <text:p>18.1048387096774</text:p>
          </table:table-cell>
          <table:table-cell office:value-type="float" office:value="20.3548387096774" calcext:value-type="float">
            <text:p>20.3548387096774</text:p>
          </table:table-cell>
          <table:table-cell office:value-type="float" office:value="20.4274193548387" calcext:value-type="float">
            <text:p>20.4274193548387</text:p>
          </table:table-cell>
          <table:table-cell table:number-columns-repeated="5" office:value-type="float" office:value="20.5241935483871" calcext:value-type="float">
            <text:p>20.52419354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6.6693548387097" calcext:value-type="float">
            <text:p>16.6693548387097</text:p>
          </table:table-cell>
          <table:table-cell office:value-type="float" office:value="20.491935483871" calcext:value-type="float">
            <text:p>20.491935483871</text:p>
          </table:table-cell>
          <table:table-cell office:value-type="float" office:value="20.6532258064516" calcext:value-type="float">
            <text:p>20.6532258064516</text:p>
          </table:table-cell>
          <table:table-cell office:value-type="float" office:value="20.7661290322581" calcext:value-type="float">
            <text:p>20.7661290322581</text:p>
          </table:table-cell>
          <table:table-cell table:number-columns-repeated="4" office:value-type="float" office:value="20.7741935483871" calcext:value-type="float">
            <text:p>20.77419354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5.9193548387097" calcext:value-type="float">
            <text:p>15.9193548387097</text:p>
          </table:table-cell>
          <table:table-cell office:value-type="float" office:value="20.7983870967742" calcext:value-type="float">
            <text:p>20.7983870967742</text:p>
          </table:table-cell>
          <table:table-cell office:value-type="float" office:value="20.9516129032258" calcext:value-type="float">
            <text:p>20.9516129032258</text:p>
          </table:table-cell>
          <table:table-cell table:number-columns-repeated="5" office:value-type="float" office:value="21.0725806451613" calcext:value-type="float">
            <text:p>21.0725806451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5.1129032258065" calcext:value-type="float">
            <text:p>15.1129032258065</text:p>
          </table:table-cell>
          <table:table-cell office:value-type="float" office:value="20.3629032258065" calcext:value-type="float">
            <text:p>20.3629032258065</text:p>
          </table:table-cell>
          <table:table-cell office:value-type="float" office:value="20.9032258064516" calcext:value-type="float">
            <text:p>20.9032258064516</text:p>
          </table:table-cell>
          <table:table-cell office:value-type="float" office:value="21.1532258064516" calcext:value-type="float">
            <text:p>21.1532258064516</text:p>
          </table:table-cell>
          <table:table-cell office:value-type="float" office:value="21.1854838709677" calcext:value-type="float">
            <text:p>21.1854838709677</text:p>
          </table:table-cell>
          <table:table-cell office:value-type="float" office:value="21.2258064516129" calcext:value-type="float">
            <text:p>21.2258064516129</text:p>
          </table:table-cell>
          <table:table-cell office:value-type="float" office:value="21.2338709677419" calcext:value-type="float">
            <text:p>21.2338709677419</text:p>
          </table:table-cell>
          <table:table-cell office:value-type="float" office:value="21.25" calcext:value-type="float">
            <text:p>2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15.0725806451613" calcext:value-type="float">
            <text:p>15.0725806451613</text:p>
          </table:table-cell>
          <table:table-cell office:value-type="float" office:value="19.8145161290323" calcext:value-type="float">
            <text:p>19.8145161290323</text:p>
          </table:table-cell>
          <table:table-cell office:value-type="float" office:value="20.7983870967742" calcext:value-type="float">
            <text:p>20.7983870967742</text:p>
          </table:table-cell>
          <table:table-cell office:value-type="float" office:value="21.2016129032258" calcext:value-type="float">
            <text:p>21.2016129032258</text:p>
          </table:table-cell>
          <table:table-cell office:value-type="float" office:value="21.2338709677419" calcext:value-type="float">
            <text:p>21.2338709677419</text:p>
          </table:table-cell>
          <table:table-cell office:value-type="float" office:value="21.2741935483871" calcext:value-type="float">
            <text:p>21.2741935483871</text:p>
          </table:table-cell>
          <table:table-cell office:value-type="float" office:value="21.2822580645161" calcext:value-type="float">
            <text:p>21.2822580645161</text:p>
          </table:table-cell>
          <table:table-cell office:value-type="float" office:value="21.2903225806452" calcext:value-type="float">
            <text:p>21.2903225806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random_terms_huge</text:p>
          </table:table-cell>
          <table:table-cell office:value-type="float" office:value="15.8548387096774" calcext:value-type="float">
            <text:p>15.8548387096774</text:p>
          </table:table-cell>
          <table:table-cell office:value-type="float" office:value="23.8951612903226" calcext:value-type="float">
            <text:p>23.8951612903226</text:p>
          </table:table-cell>
          <table:table-cell office:value-type="float" office:value="25" calcext:value-type="float">
            <text:p>25</text:p>
          </table:table-cell>
          <table:table-cell office:value-type="float" office:value="25.8548387096774" calcext:value-type="float">
            <text:p>25.8548387096774</text:p>
          </table:table-cell>
          <table:table-cell office:value-type="float" office:value="26.0322580645161" calcext:value-type="float">
            <text:p>26.0322580645161</text:p>
          </table:table-cell>
          <table:table-cell office:value-type="float" office:value="26.1370967741935" calcext:value-type="float">
            <text:p>26.1370967741935</text:p>
          </table:table-cell>
          <table:table-cell office:value-type="float" office:value="26.1451612903226" calcext:value-type="float">
            <text:p>26.1451612903226</text:p>
          </table:table-cell>
          <table:table-cell office:value-type="float" office:value="26.2016129032258" calcext:value-type="float">
            <text:p>26.2016129032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20.0645161290323" calcext:value-type="float">
            <text:p>20.0645161290323</text:p>
          </table:table-cell>
          <table:table-cell table:number-columns-repeated="2" office:value-type="float" office:value="21.5241935483871" calcext:value-type="float">
            <text:p>21.5241935483871</text:p>
          </table:table-cell>
          <table:table-cell table:number-columns-repeated="5" office:value-type="float" office:value="21.5403225806452" calcext:value-type="float">
            <text:p>21.5403225806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20.2983870967742" calcext:value-type="float">
            <text:p>20.2983870967742</text:p>
          </table:table-cell>
          <table:table-cell office:value-type="float" office:value="22.008064516129" calcext:value-type="float">
            <text:p>22.008064516129</text:p>
          </table:table-cell>
          <table:table-cell office:value-type="float" office:value="22.0161290322581" calcext:value-type="float">
            <text:p>22.0161290322581</text:p>
          </table:table-cell>
          <table:table-cell table:number-columns-repeated="5" office:value-type="float" office:value="22.0322580645161" calcext:value-type="float">
            <text:p>22.0322580645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7.7096774193548" calcext:value-type="float">
            <text:p>17.7096774193548</text:p>
          </table:table-cell>
          <table:table-cell office:value-type="float" office:value="22.1129032258065" calcext:value-type="float">
            <text:p>22.1129032258065</text:p>
          </table:table-cell>
          <table:table-cell office:value-type="float" office:value="22.1451612903226" calcext:value-type="float">
            <text:p>22.1451612903226</text:p>
          </table:table-cell>
          <table:table-cell table:number-columns-repeated="5" office:value-type="float" office:value="22.1693548387097" calcext:value-type="float">
            <text:p>22.1693548387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8.1854838709677" calcext:value-type="float">
            <text:p>18.1854838709677</text:p>
          </table:table-cell>
          <table:table-cell office:value-type="float" office:value="22.6451612903226" calcext:value-type="float">
            <text:p>22.6451612903226</text:p>
          </table:table-cell>
          <table:table-cell office:value-type="float" office:value="22.6774193548387" calcext:value-type="float">
            <text:p>22.6774193548387</text:p>
          </table:table-cell>
          <table:table-cell table:number-columns-repeated="2" office:value-type="float" office:value="22.6935483870968" calcext:value-type="float">
            <text:p>22.6935483870968</text:p>
          </table:table-cell>
          <table:table-cell table:number-columns-repeated="3" office:value-type="float" office:value="22.7016129032258" calcext:value-type="float">
            <text:p>22.7016129032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7.4112903225806" calcext:value-type="float">
            <text:p>17.4112903225806</text:p>
          </table:table-cell>
          <table:table-cell office:value-type="float" office:value="23.6774193548387" calcext:value-type="float">
            <text:p>23.6774193548387</text:p>
          </table:table-cell>
          <table:table-cell office:value-type="float" office:value="23.9677419354839" calcext:value-type="float">
            <text:p>23.9677419354839</text:p>
          </table:table-cell>
          <table:table-cell table:number-columns-repeated="2" office:value-type="float" office:value="24.0483870967742" calcext:value-type="float">
            <text:p>24.0483870967742</text:p>
          </table:table-cell>
          <table:table-cell table:number-columns-repeated="3" office:value-type="float" office:value="24.0564516129032" calcext:value-type="float">
            <text:p>24.0564516129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17.3306451612903" calcext:value-type="float">
            <text:p>17.3306451612903</text:p>
          </table:table-cell>
          <table:table-cell office:value-type="float" office:value="25" calcext:value-type="float">
            <text:p>25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26.3225806451613" calcext:value-type="float">
            <text:p>26.3225806451613</text:p>
          </table:table-cell>
          <table:table-cell office:value-type="float" office:value="26.4274193548387" calcext:value-type="float">
            <text:p>26.4274193548387</text:p>
          </table:table-cell>
          <table:table-cell office:value-type="float" office:value="26.5" calcext:value-type="float">
            <text:p>26.5</text:p>
          </table:table-cell>
          <table:table-cell office:value-type="float" office:value="26.508064516129" calcext:value-type="float">
            <text:p>26.508064516129</text:p>
          </table:table-cell>
          <table:table-cell office:value-type="float" office:value="26.5241935483871" calcext:value-type="float">
            <text:p>26.52419354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18.6612903225806" calcext:value-type="float">
            <text:p>18.6612903225806</text:p>
          </table:table-cell>
          <table:table-cell office:value-type="float" office:value="23.0241935483871" calcext:value-type="float">
            <text:p>23.0241935483871</text:p>
          </table:table-cell>
          <table:table-cell office:value-type="float" office:value="23.1209677419355" calcext:value-type="float">
            <text:p>23.1209677419355</text:p>
          </table:table-cell>
          <table:table-cell table:number-columns-repeated="5" office:value-type="float" office:value="23.1370967741935" calcext:value-type="float">
            <text:p>23.1370967741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7.7338709677419" calcext:value-type="float">
            <text:p>17.7338709677419</text:p>
          </table:table-cell>
          <table:table-cell office:value-type="float" office:value="23.6612903225806" calcext:value-type="float">
            <text:p>23.6612903225806</text:p>
          </table:table-cell>
          <table:table-cell office:value-type="float" office:value="23.8951612903226" calcext:value-type="float">
            <text:p>23.8951612903226</text:p>
          </table:table-cell>
          <table:table-cell office:value-type="float" office:value="23.991935483871" calcext:value-type="float">
            <text:p>23.99193548387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4.008064516129" calcext:value-type="float">
            <text:p>24.008064516129</text:p>
          </table:table-cell>
          <table:table-cell office:value-type="float" office:value="24.0241935483871" calcext:value-type="float">
            <text:p>24.024193548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7.25" calcext:value-type="float">
            <text:p>17.25</text:p>
          </table:table-cell>
          <table:table-cell office:value-type="float" office:value="23.7177419354839" calcext:value-type="float">
            <text:p>23.7177419354839</text:p>
          </table:table-cell>
          <table:table-cell office:value-type="float" office:value="24.0806451612903" calcext:value-type="float">
            <text:p>24.0806451612903</text:p>
          </table:table-cell>
          <table:table-cell office:value-type="float" office:value="24.2822580645161" calcext:value-type="float">
            <text:p>24.2822580645161</text:p>
          </table:table-cell>
          <table:table-cell office:value-type="float" office:value="24.3064516129032" calcext:value-type="float">
            <text:p>24.3064516129032</text:p>
          </table:table-cell>
          <table:table-cell table:number-columns-repeated="3" office:value-type="float" office:value="24.3145161290323" calcext:value-type="float">
            <text:p>24.3145161290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7.3225806451613" calcext:value-type="float">
            <text:p>17.3225806451613</text:p>
          </table:table-cell>
          <table:table-cell office:value-type="float" office:value="24.0483870967742" calcext:value-type="float">
            <text:p>24.0483870967742</text:p>
          </table:table-cell>
          <table:table-cell office:value-type="float" office:value="24.4032258064516" calcext:value-type="float">
            <text:p>24.4032258064516</text:p>
          </table:table-cell>
          <table:table-cell office:value-type="float" office:value="24.6370967741935" calcext:value-type="float">
            <text:p>24.6370967741935</text:p>
          </table:table-cell>
          <table:table-cell office:value-type="float" office:value="24.6451612903226" calcext:value-type="float">
            <text:p>24.6451612903226</text:p>
          </table:table-cell>
          <table:table-cell table:number-columns-repeated="3" office:value-type="float" office:value="24.6612903225806" calcext:value-type="float">
            <text:p>24.6612903225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7.0403225806452" calcext:value-type="float">
            <text:p>17.0403225806452</text:p>
          </table:table-cell>
          <table:table-cell office:value-type="float" office:value="23.0161290322581" calcext:value-type="float">
            <text:p>23.0161290322581</text:p>
          </table:table-cell>
          <table:table-cell office:value-type="float" office:value="24.1935483870968" calcext:value-type="float">
            <text:p>24.1935483870968</text:p>
          </table:table-cell>
          <table:table-cell office:value-type="float" office:value="24.6935483870968" calcext:value-type="float">
            <text:p>24.6935483870968</text:p>
          </table:table-cell>
          <table:table-cell office:value-type="float" office:value="24.7661290322581" calcext:value-type="float">
            <text:p>24.7661290322581</text:p>
          </table:table-cell>
          <table:table-cell office:value-type="float" office:value="24.8064516129032" calcext:value-type="float">
            <text:p>24.8064516129032</text:p>
          </table:table-cell>
          <table:table-cell office:value-type="float" office:value="24.8225806451613" calcext:value-type="float">
            <text:p>24.822580645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random_terms_huge</text:p>
          </table:table-cell>
          <table:table-cell office:value-type="float" office:value="16.0161290322581" calcext:value-type="float">
            <text:p>16.0161290322581</text:p>
          </table:table-cell>
          <table:table-cell office:value-type="float" office:value="22.4354838709677" calcext:value-type="float">
            <text:p>22.4354838709677</text:p>
          </table:table-cell>
          <table:table-cell office:value-type="float" office:value="24.0806451612903" calcext:value-type="float">
            <text:p>24.0806451612903</text:p>
          </table:table-cell>
          <table:table-cell office:value-type="float" office:value="24.758064516129" calcext:value-type="float">
            <text:p>24.758064516129</text:p>
          </table:table-cell>
          <table:table-cell office:value-type="float" office:value="24.8145161290323" calcext:value-type="float">
            <text:p>24.8145161290323</text:p>
          </table:table-cell>
          <table:table-cell table:number-columns-repeated="2" office:value-type="float" office:value="24.8629032258065" calcext:value-type="float">
            <text:p>24.8629032258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huge</text:p>
          </table:table-cell>
          <table:table-cell office:value-type="float" office:value="20.1532258064516" calcext:value-type="float">
            <text:p>20.1532258064516</text:p>
          </table:table-cell>
          <table:table-cell office:value-type="float" office:value="21.2338709677419" calcext:value-type="float">
            <text:p>21.2338709677419</text:p>
          </table:table-cell>
          <table:table-cell table:number-columns-repeated="5" office:value-type="float" office:value="21.2741935483871" calcext:value-type="float">
            <text:p>21.27419354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huge</text:p>
          </table:table-cell>
          <table:table-cell office:value-type="float" office:value="19.0967741935484" calcext:value-type="float">
            <text:p>19.0967741935484</text:p>
          </table:table-cell>
          <table:table-cell office:value-type="float" office:value="21.5806451612903" calcext:value-type="float">
            <text:p>21.5806451612903</text:p>
          </table:table-cell>
          <table:table-cell office:value-type="float" office:value="21.6209677419355" calcext:value-type="float">
            <text:p>21.6209677419355</text:p>
          </table:table-cell>
          <table:table-cell table:number-columns-repeated="4" office:value-type="float" office:value="21.6532258064516" calcext:value-type="float">
            <text:p>21.6532258064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huge</text:p>
          </table:table-cell>
          <table:table-cell office:value-type="float" office:value="18.0161290322581" calcext:value-type="float">
            <text:p>18.0161290322581</text:p>
          </table:table-cell>
          <table:table-cell office:value-type="float" office:value="21.8951612903226" calcext:value-type="float">
            <text:p>21.8951612903226</text:p>
          </table:table-cell>
          <table:table-cell office:value-type="float" office:value="22.0241935483871" calcext:value-type="float">
            <text:p>22.0241935483871</text:p>
          </table:table-cell>
          <table:table-cell office:value-type="float" office:value="22.0887096774194" calcext:value-type="float">
            <text:p>22.0887096774194</text:p>
          </table:table-cell>
          <table:table-cell table:number-columns-repeated="3" office:value-type="float" office:value="22.0967741935484" calcext:value-type="float">
            <text:p>22.0967741935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huge</text:p>
          </table:table-cell>
          <table:table-cell office:value-type="float" office:value="16.6935483870968" calcext:value-type="float">
            <text:p>16.6935483870968</text:p>
          </table:table-cell>
          <table:table-cell office:value-type="float" office:value="21.991935483871" calcext:value-type="float">
            <text:p>21.991935483871</text:p>
          </table:table-cell>
          <table:table-cell office:value-type="float" office:value="22.1532258064516" calcext:value-type="float">
            <text:p>22.1532258064516</text:p>
          </table:table-cell>
          <table:table-cell table:number-columns-repeated="4" office:value-type="float" office:value="22.2661290322581" calcext:value-type="float">
            <text:p>22.2661290322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huge</text:p>
          </table:table-cell>
          <table:table-cell office:value-type="float" office:value="16.8629032258065" calcext:value-type="float">
            <text:p>16.8629032258065</text:p>
          </table:table-cell>
          <table:table-cell office:value-type="float" office:value="23.991935483871" calcext:value-type="float">
            <text:p>23.991935483871</text:p>
          </table:table-cell>
          <table:table-cell office:value-type="float" office:value="24.5241935483871" calcext:value-type="float">
            <text:p>24.5241935483871</text:p>
          </table:table-cell>
          <table:table-cell office:value-type="float" office:value="24.8064516129032" calcext:value-type="float">
            <text:p>24.8064516129032</text:p>
          </table:table-cell>
          <table:table-cell office:value-type="float" office:value="24.8387096774194" calcext:value-type="float">
            <text:p>24.8387096774194</text:p>
          </table:table-cell>
          <table:table-cell office:value-type="float" office:value="24.8870967741935" calcext:value-type="float">
            <text:p>24.8870967741935</text:p>
          </table:table-cell>
          <table:table-cell office:value-type="float" office:value="24.8951612903226" calcext:value-type="float">
            <text:p>24.8951612903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random_terms_huge</text:p>
          </table:table-cell>
          <table:table-cell office:value-type="float" office:value="20.4677419354839" calcext:value-type="float">
            <text:p>20.4677419354839</text:p>
          </table:table-cell>
          <table:table-cell table:number-columns-repeated="6" office:value-type="float" office:value="20.5887096774194" calcext:value-type="float">
            <text:p>20.5887096774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random_terms_huge</text:p>
          </table:table-cell>
          <table:table-cell office:value-type="float" office:value="20.25" calcext:value-type="float">
            <text:p>20.25</text:p>
          </table:table-cell>
          <table:table-cell table:number-columns-repeated="6" office:value-type="float" office:value="20.7903225806452" calcext:value-type="float">
            <text:p>20.7903225806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random_terms_huge</text:p>
          </table:table-cell>
          <table:table-cell office:value-type="float" office:value="18.3709677419355" calcext:value-type="float">
            <text:p>18.3709677419355</text:p>
          </table:table-cell>
          <table:table-cell office:value-type="float" office:value="21.1370967741935" calcext:value-type="float">
            <text:p>21.1370967741935</text:p>
          </table:table-cell>
          <table:table-cell office:value-type="float" office:value="21.1532258064516" calcext:value-type="float">
            <text:p>21.1532258064516</text:p>
          </table:table-cell>
          <table:table-cell table:number-columns-repeated="4" office:value-type="float" office:value="21.1612903225806" calcext:value-type="float">
            <text:p>21.1612903225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random_terms_huge</text:p>
          </table:table-cell>
          <table:table-cell office:value-type="float" office:value="5.10483870967742" calcext:value-type="float">
            <text:p>5.10483870967742</text:p>
          </table:table-cell>
          <table:table-cell office:value-type="float" office:value="19.3790322580645" calcext:value-type="float">
            <text:p>19.3790322580645</text:p>
          </table:table-cell>
          <table:table-cell office:value-type="float" office:value="22.8145161290323" calcext:value-type="float">
            <text:p>22.8145161290323</text:p>
          </table:table-cell>
          <table:table-cell office:value-type="float" office:value="24.4435483870968" calcext:value-type="float">
            <text:p>24.4435483870968</text:p>
          </table:table-cell>
          <table:table-cell office:value-type="float" office:value="24.5322580645161" calcext:value-type="float">
            <text:p>24.5322580645161</text:p>
          </table:table-cell>
          <table:table-cell office:value-type="float" office:value="24.6451612903226" calcext:value-type="float">
            <text:p>24.6451612903226</text:p>
          </table:table-cell>
          <table:table-cell office:value-type="float" office:value="24.6774193548387" calcext:value-type="float">
            <text:p>24.6774193548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0725806451613" calcext:value-type="float">
            <text:p>17.0725806451613</text:p>
          </table:table-cell>
          <table:table-cell office:value-type="float" office:value="23.2741935483871" calcext:value-type="float">
            <text:p>23.2741935483871</text:p>
          </table:table-cell>
          <table:table-cell office:value-type="float" office:value="25.75" calcext:value-type="float">
            <text:p>25.75</text:p>
          </table:table-cell>
          <table:table-cell office:value-type="float" office:value="26.5" calcext:value-type="float">
            <text:p>26.5</text:p>
          </table:table-cell>
          <table:table-cell office:value-type="float" office:value="26.5322580645161" calcext:value-type="float">
            <text:p>26.5322580645161</text:p>
          </table:table-cell>
          <table:table-cell table:number-columns-repeated="2" office:value-type="float" office:value="26.5967741935484" calcext:value-type="float">
            <text:p>26.5967741935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1854838709677" calcext:value-type="float">
            <text:p>17.1854838709677</text:p>
          </table:table-cell>
          <table:table-cell office:value-type="float" office:value="23.2661290322581" calcext:value-type="float">
            <text:p>23.2661290322581</text:p>
          </table:table-cell>
          <table:table-cell office:value-type="float" office:value="25.6370967741935" calcext:value-type="float">
            <text:p>25.6370967741935</text:p>
          </table:table-cell>
          <table:table-cell office:value-type="float" office:value="26.8709677419355" calcext:value-type="float">
            <text:p>26.8709677419355</text:p>
          </table:table-cell>
          <table:table-cell office:value-type="float" office:value="26.9596774193548" calcext:value-type="float">
            <text:p>26.9596774193548</text:p>
          </table:table-cell>
          <table:table-cell office:value-type="float" office:value="27.0564516129032" calcext:value-type="float">
            <text:p>27.0564516129032</text:p>
          </table:table-cell>
          <table:table-cell office:value-type="float" office:value="27.0645161290323" calcext:value-type="float">
            <text:p>27.0645161290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1451612903226" calcext:value-type="float">
            <text:p>17.1451612903226</text:p>
          </table:table-cell>
          <table:table-cell office:value-type="float" office:value="23.3225806451613" calcext:value-type="float">
            <text:p>23.3225806451613</text:p>
          </table:table-cell>
          <table:table-cell office:value-type="float" office:value="25.3064516129032" calcext:value-type="float">
            <text:p>25.3064516129032</text:p>
          </table:table-cell>
          <table:table-cell office:value-type="float" office:value="26.9274193548387" calcext:value-type="float">
            <text:p>26.9274193548387</text:p>
          </table:table-cell>
          <table:table-cell office:value-type="float" office:value="27.0967741935484" calcext:value-type="float">
            <text:p>27.0967741935484</text:p>
          </table:table-cell>
          <table:table-cell office:value-type="float" office:value="27.1612903225806" calcext:value-type="float">
            <text:p>27.1612903225806</text:p>
          </table:table-cell>
          <table:table-cell office:value-type="float" office:value="27.1935483870968" calcext:value-type="float">
            <text:p>27.1935483870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1854838709677" calcext:value-type="float">
            <text:p>17.1854838709677</text:p>
          </table:table-cell>
          <table:table-cell office:value-type="float" office:value="23.3951612903226" calcext:value-type="float">
            <text:p>23.3951612903226</text:p>
          </table:table-cell>
          <table:table-cell office:value-type="float" office:value="24.6612903225806" calcext:value-type="float">
            <text:p>24.6612903225806</text:p>
          </table:table-cell>
          <table:table-cell office:value-type="float" office:value="27.0241935483871" calcext:value-type="float">
            <text:p>27.0241935483871</text:p>
          </table:table-cell>
          <table:table-cell office:value-type="float" office:value="27.1532258064516" calcext:value-type="float">
            <text:p>27.1532258064516</text:p>
          </table:table-cell>
          <table:table-cell office:value-type="float" office:value="27.1854838709677" calcext:value-type="float">
            <text:p>27.1854838709677</text:p>
          </table:table-cell>
          <table:table-cell office:value-type="float" office:value="27.2016129032258" calcext:value-type="float">
            <text:p>27.2016129032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7.6935483870968" calcext:value-type="float">
            <text:p>17.6935483870968</text:p>
          </table:table-cell>
          <table:table-cell office:value-type="float" office:value="22.2741935483871" calcext:value-type="float">
            <text:p>22.2741935483871</text:p>
          </table:table-cell>
          <table:table-cell office:value-type="float" office:value="23.9032258064516" calcext:value-type="float">
            <text:p>23.9032258064516</text:p>
          </table:table-cell>
          <table:table-cell office:value-type="float" office:value="26.7096774193548" calcext:value-type="float">
            <text:p>26.7096774193548</text:p>
          </table:table-cell>
          <table:table-cell office:value-type="float" office:value="27.1612903225806" calcext:value-type="float">
            <text:p>27.1612903225806</text:p>
          </table:table-cell>
          <table:table-cell office:value-type="float" office:value="27.3145161290323" calcext:value-type="float">
            <text:p>27.3145161290323</text:p>
          </table:table-cell>
          <table:table-cell office:value-type="float" office:value="27.3225806451613" calcext:value-type="float">
            <text:p>27.3225806451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huge</text:p>
          </table:table-cell>
          <table:table-cell office:value-type="float" office:value="16.6209677419355" calcext:value-type="float">
            <text:p>16.6209677419355</text:p>
          </table:table-cell>
          <table:table-cell office:value-type="float" office:value="18.4032258064516" calcext:value-type="float">
            <text:p>18.4032258064516</text:p>
          </table:table-cell>
          <table:table-cell office:value-type="float" office:value="23.8387096774194" calcext:value-type="float">
            <text:p>23.8387096774194</text:p>
          </table:table-cell>
          <table:table-cell office:value-type="float" office:value="26.4274193548387" calcext:value-type="float">
            <text:p>26.4274193548387</text:p>
          </table:table-cell>
          <table:table-cell office:value-type="float" office:value="26.9838709677419" calcext:value-type="float">
            <text:p>26.9838709677419</text:p>
          </table:table-cell>
          <table:table-cell office:value-type="float" office:value="27.3306451612903" calcext:value-type="float">
            <text:p>27.3306451612903</text:p>
          </table:table-cell>
          <table:table-cell office:value-type="float" office:value="27.4193548387097" calcext:value-type="float">
            <text:p>27.4193548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random_terms_large</text:p>
          </table:table-cell>
          <table:table-cell office:value-type="float" office:value="4.94017094017094" calcext:value-type="float">
            <text:p>4.94017094017094</text:p>
          </table:table-cell>
          <table:table-cell office:value-type="float" office:value="5.5042735042735" calcext:value-type="float">
            <text:p>5.5042735042735</text:p>
          </table:table-cell>
          <table:table-cell office:value-type="float" office:value="5.57264957264957" calcext:value-type="float">
            <text:p>5.57264957264957</text:p>
          </table:table-cell>
          <table:table-cell table:number-columns-repeated="7" office:value-type="float" office:value="5.69230769230769" calcext:value-type="float">
            <text:p>5.69230769230769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5.24786324786325" calcext:value-type="float">
            <text:p>5.24786324786325</text:p>
          </table:table-cell>
          <table:table-cell table:number-columns-repeated="9" office:value-type="float" office:value="5.26495726495727" calcext:value-type="float">
            <text:p>5.26495726495727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5.4017094017094" calcext:value-type="float">
            <text:p>5.4017094017094</text:p>
          </table:table-cell>
          <table:table-cell table:number-columns-repeated="9" office:value-type="float" office:value="5.52136752136752" calcext:value-type="float">
            <text:p>5.52136752136752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5.41880341880342" calcext:value-type="float">
            <text:p>5.41880341880342</text:p>
          </table:table-cell>
          <table:table-cell table:number-columns-repeated="9" office:value-type="float" office:value="5.67521367521368" calcext:value-type="float">
            <text:p>5.67521367521368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5.57264957264957" calcext:value-type="float">
            <text:p>5.57264957264957</text:p>
          </table:table-cell>
          <table:table-cell office:value-type="float" office:value="5.81196581196581" calcext:value-type="float">
            <text:p>5.81196581196581</text:p>
          </table:table-cell>
          <table:table-cell table:number-columns-repeated="8" office:value-type="float" office:value="5.82905982905983" calcext:value-type="float">
            <text:p>5.82905982905983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5.24786324786325" calcext:value-type="float">
            <text:p>5.24786324786325</text:p>
          </table:table-cell>
          <table:table-cell office:value-type="float" office:value="5.82905982905983" calcext:value-type="float">
            <text:p>5.82905982905983</text:p>
          </table:table-cell>
          <table:table-cell table:number-columns-repeated="3" office:value-type="float" office:value="5.88034188034188" calcext:value-type="float">
            <text:p>5.88034188034188</text:p>
          </table:table-cell>
          <table:table-cell table:number-columns-repeated="5" office:value-type="float" office:value="5.8974358974359" calcext:value-type="float">
            <text:p>5.8974358974359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5.05982905982906" calcext:value-type="float">
            <text:p>5.05982905982906</text:p>
          </table:table-cell>
          <table:table-cell office:value-type="float" office:value="5.7948717948718" calcext:value-type="float">
            <text:p>5.7948717948718</text:p>
          </table:table-cell>
          <table:table-cell office:value-type="float" office:value="5.88034188034188" calcext:value-type="float">
            <text:p>5.88034188034188</text:p>
          </table:table-cell>
          <table:table-cell table:number-columns-repeated="7" office:value-type="float" office:value="5.8974358974359" calcext:value-type="float">
            <text:p>5.8974358974359</text:p>
          </table:table-cell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random_terms_large</text:p>
          </table:table-cell>
          <table:table-cell office:value-type="float" office:value="5.47008547008547" calcext:value-type="float">
            <text:p>5.47008547008547</text:p>
          </table:table-cell>
          <table:table-cell office:value-type="float" office:value="7.43589743589744" calcext:value-type="float">
            <text:p>7.43589743589744</text:p>
          </table:table-cell>
          <table:table-cell office:value-type="float" office:value="7.53846153846154" calcext:value-type="float">
            <text:p>7.53846153846154</text:p>
          </table:table-cell>
          <table:table-cell table:number-columns-repeated="3" office:value-type="float" office:value="7.65811965811966" calcext:value-type="float">
            <text:p>7.65811965811966</text:p>
          </table:table-cell>
          <table:table-cell table:number-columns-repeated="4" office:value-type="float" office:value="7.70940170940171" calcext:value-type="float">
            <text:p>7.70940170940171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4.92307692307692" calcext:value-type="float">
            <text:p>4.92307692307692</text:p>
          </table:table-cell>
          <table:table-cell table:number-columns-repeated="9" office:value-type="float" office:value="5.84615384615385" calcext:value-type="float">
            <text:p>5.84615384615385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4.99145299145299" calcext:value-type="float">
            <text:p>4.99145299145299</text:p>
          </table:table-cell>
          <table:table-cell table:number-columns-repeated="9" office:value-type="float" office:value="5.98290598290598" calcext:value-type="float">
            <text:p>5.98290598290598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4.61538461538462" calcext:value-type="float">
            <text:p>4.61538461538462</text:p>
          </table:table-cell>
          <table:table-cell table:number-columns-repeated="9" office:value-type="float" office:value="6.03418803418803" calcext:value-type="float">
            <text:p>6.03418803418803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4.76923076923077" calcext:value-type="float">
            <text:p>4.76923076923077</text:p>
          </table:table-cell>
          <table:table-cell table:number-columns-repeated="9" office:value-type="float" office:value="6.22222222222222" calcext:value-type="float">
            <text:p>6.22222222222222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4.95726495726496" calcext:value-type="float">
            <text:p>4.95726495726496</text:p>
          </table:table-cell>
          <table:table-cell table:number-columns-repeated="9" office:value-type="float" office:value="6.71794871794872" calcext:value-type="float">
            <text:p>6.71794871794872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6.32478632478632" calcext:value-type="float">
            <text:p>6.32478632478632</text:p>
          </table:table-cell>
          <table:table-cell office:value-type="float" office:value="7.76068376068376" calcext:value-type="float">
            <text:p>7.76068376068376</text:p>
          </table:table-cell>
          <table:table-cell office:value-type="float" office:value="7.82905982905983" calcext:value-type="float">
            <text:p>7.82905982905983</text:p>
          </table:table-cell>
          <table:table-cell table:number-columns-repeated="7" office:value-type="float" office:value="7.88034188034188" calcext:value-type="float">
            <text:p>7.88034188034188</text:p>
          </table:table-cell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random_terms_large</text:p>
          </table:table-cell>
          <table:table-cell office:value-type="float" office:value="6.23931623931624" calcext:value-type="float">
            <text:p>6.23931623931624</text:p>
          </table:table-cell>
          <table:table-cell table:number-columns-repeated="9" office:value-type="float" office:value="6.42735042735043" calcext:value-type="float">
            <text:p>6.42735042735043</text:p>
          </table:table-cell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6.34188034188034" calcext:value-type="float">
            <text:p>6.34188034188034</text:p>
          </table:table-cell>
          <table:table-cell office:value-type="float" office:value="6.66666666666667" calcext:value-type="float">
            <text:p>6.66666666666667</text:p>
          </table:table-cell>
          <table:table-cell table:number-columns-repeated="8" office:value-type="float" office:value="6.68376068376068" calcext:value-type="float">
            <text:p>6.68376068376068</text:p>
          </table:table-cell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6.34188034188034" calcext:value-type="float">
            <text:p>6.34188034188034</text:p>
          </table:table-cell>
          <table:table-cell office:value-type="float" office:value="6.83760683760684" calcext:value-type="float">
            <text:p>6.83760683760684</text:p>
          </table:table-cell>
          <table:table-cell table:number-columns-repeated="8" office:value-type="float" office:value="6.85470085470085" calcext:value-type="float">
            <text:p>6.85470085470085</text:p>
          </table:table-cell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6.46153846153846" calcext:value-type="float">
            <text:p>6.46153846153846</text:p>
          </table:table-cell>
          <table:table-cell office:value-type="float" office:value="6.97435897435897" calcext:value-type="float">
            <text:p>6.97435897435897</text:p>
          </table:table-cell>
          <table:table-cell table:number-columns-repeated="8" office:value-type="float" office:value="6.99145299145299" calcext:value-type="float">
            <text:p>6.99145299145299</text:p>
          </table:table-cell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6.11965811965812" calcext:value-type="float">
            <text:p>6.11965811965812</text:p>
          </table:table-cell>
          <table:table-cell office:value-type="float" office:value="6.97435897435897" calcext:value-type="float">
            <text:p>6.97435897435897</text:p>
          </table:table-cell>
          <table:table-cell office:value-type="float" office:value="7.04273504273504" calcext:value-type="float">
            <text:p>7.04273504273504</text:p>
          </table:table-cell>
          <table:table-cell table:number-columns-repeated="7" office:value-type="float" office:value="7.09401709401709" calcext:value-type="float">
            <text:p>7.09401709401709</text:p>
          </table:table-cell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random_terms_large</text:p>
          </table:table-cell>
          <table:table-cell office:value-type="float" office:value="5.98290598290598" calcext:value-type="float">
            <text:p>5.98290598290598</text:p>
          </table:table-cell>
          <table:table-cell office:value-type="float" office:value="6.87179487179487" calcext:value-type="float">
            <text:p>6.87179487179487</text:p>
          </table:table-cell>
          <table:table-cell table:number-columns-repeated="2" office:value-type="float" office:value="7.04273504273504" calcext:value-type="float">
            <text:p>7.04273504273504</text:p>
          </table:table-cell>
          <table:table-cell table:number-columns-repeated="6" office:value-type="float" office:value="7.09401709401709" calcext:value-type="float">
            <text:p>7.09401709401709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large</text:p>
          </table:table-cell>
          <table:table-cell table:number-columns-repeated="10" office:value-type="float" office:value="5.72649572649573" calcext:value-type="float">
            <text:p>5.72649572649573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large</text:p>
          </table:table-cell>
          <table:table-cell office:value-type="float" office:value="5.88034188034188" calcext:value-type="float">
            <text:p>5.88034188034188</text:p>
          </table:table-cell>
          <table:table-cell table:number-columns-repeated="9" office:value-type="float" office:value="5.94871794871795" calcext:value-type="float">
            <text:p>5.94871794871795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large</text:p>
          </table:table-cell>
          <table:table-cell office:value-type="float" office:value="5.93162393162393" calcext:value-type="float">
            <text:p>5.93162393162393</text:p>
          </table:table-cell>
          <table:table-cell table:number-columns-repeated="9" office:value-type="float" office:value="6.1025641025641" calcext:value-type="float">
            <text:p>6.1025641025641</text:p>
          </table:table-cell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large</text:p>
          </table:table-cell>
          <table:table-cell office:value-type="float" office:value="5.86324786324786" calcext:value-type="float">
            <text:p>5.86324786324786</text:p>
          </table:table-cell>
          <table:table-cell office:value-type="float" office:value="6.13675213675214" calcext:value-type="float">
            <text:p>6.13675213675214</text:p>
          </table:table-cell>
          <table:table-cell table:number-columns-repeated="8" office:value-type="float" office:value="6.17094017094017" calcext:value-type="float">
            <text:p>6.17094017094017</text:p>
          </table:table-cell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large</text:p>
          </table:table-cell>
          <table:table-cell office:value-type="float" office:value="6.68376068376068" calcext:value-type="float">
            <text:p>6.68376068376068</text:p>
          </table:table-cell>
          <table:table-cell table:number-columns-repeated="2" office:value-type="float" office:value="7.26495726495727" calcext:value-type="float">
            <text:p>7.26495726495727</text:p>
          </table:table-cell>
          <table:table-cell table:number-columns-repeated="7" office:value-type="float" office:value="7.28205128205128" calcext:value-type="float">
            <text:p>7.28205128205128</text:p>
          </table:table-cell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random_terms_large</text:p>
          </table:table-cell>
          <table:table-cell table:number-columns-repeated="10" office:value-type="float" office:value="5.4017094017094" calcext:value-type="float">
            <text:p>5.4017094017094</text:p>
          </table:table-cell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random_terms_large</text:p>
          </table:table-cell>
          <table:table-cell table:number-columns-repeated="10" office:value-type="float" office:value="5.43589743589744" calcext:value-type="float">
            <text:p>5.43589743589744</text:p>
          </table:table-cell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random_terms_large</text:p>
          </table:table-cell>
          <table:table-cell office:value-type="float" office:value="5.52136752136752" calcext:value-type="float">
            <text:p>5.52136752136752</text:p>
          </table:table-cell>
          <table:table-cell table:number-columns-repeated="9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random_terms_large</text:p>
          </table:table-cell>
          <table:table-cell office:value-type="float" office:value="5.52136752136752" calcext:value-type="float">
            <text:p>5.52136752136752</text:p>
          </table:table-cell>
          <table:table-cell office:value-type="float" office:value="6.95726495726496" calcext:value-type="float">
            <text:p>6.95726495726496</text:p>
          </table:table-cell>
          <table:table-cell office:value-type="float" office:value="7.09401709401709" calcext:value-type="float">
            <text:p>7.09401709401709</text:p>
          </table:table-cell>
          <table:table-cell table:number-columns-repeated="2" office:value-type="float" office:value="7.14529914529915" calcext:value-type="float">
            <text:p>7.14529914529915</text:p>
          </table:table-cell>
          <table:table-cell table:number-columns-repeated="5" office:value-type="float" office:value="7.1965811965812" calcext:value-type="float">
            <text:p>7.1965811965812</text:p>
          </table:table-cell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6.29059829059829" calcext:value-type="float">
            <text:p>6.29059829059829</text:p>
          </table:table-cell>
          <table:table-cell office:value-type="float" office:value="7.57264957264957" calcext:value-type="float">
            <text:p>7.57264957264957</text:p>
          </table:table-cell>
          <table:table-cell office:value-type="float" office:value="7.72649572649573" calcext:value-type="float">
            <text:p>7.72649572649573</text:p>
          </table:table-cell>
          <table:table-cell table:number-columns-repeated="7" office:value-type="float" office:value="7.77777777777778" calcext:value-type="float">
            <text:p>7.77777777777778</text:p>
          </table:table-cell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77777777777778" calcext:value-type="float">
            <text:p>5.77777777777778</text:p>
          </table:table-cell>
          <table:table-cell office:value-type="float" office:value="7.64102564102564" calcext:value-type="float">
            <text:p>7.64102564102564</text:p>
          </table:table-cell>
          <table:table-cell office:value-type="float" office:value="7.93162393162393" calcext:value-type="float">
            <text:p>7.93162393162393</text:p>
          </table:table-cell>
          <table:table-cell table:number-columns-repeated="7" office:value-type="float" office:value="8.03418803418803" calcext:value-type="float">
            <text:p>8.03418803418803</text:p>
          </table:table-cell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55555555555556" calcext:value-type="float">
            <text:p>5.55555555555556</text:p>
          </table:table-cell>
          <table:table-cell office:value-type="float" office:value="7.67521367521368" calcext:value-type="float">
            <text:p>7.67521367521368</text:p>
          </table:table-cell>
          <table:table-cell office:value-type="float" office:value="7.8974358974359" calcext:value-type="float">
            <text:p>7.8974358974359</text:p>
          </table:table-cell>
          <table:table-cell table:number-columns-repeated="7" office:value-type="float" office:value="8.06837606837607" calcext:value-type="float">
            <text:p>8.06837606837607</text:p>
          </table:table-cell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17948717948718" calcext:value-type="float">
            <text:p>5.17948717948718</text:p>
          </table:table-cell>
          <table:table-cell office:value-type="float" office:value="7.60683760683761" calcext:value-type="float">
            <text:p>7.60683760683761</text:p>
          </table:table-cell>
          <table:table-cell office:value-type="float" office:value="7.94871794871795" calcext:value-type="float">
            <text:p>7.94871794871795</text:p>
          </table:table-cell>
          <table:table-cell table:number-columns-repeated="7" office:value-type="float" office:value="8.06837606837607" calcext:value-type="float">
            <text:p>8.06837606837607</text:p>
          </table:table-cell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74358974358974" calcext:value-type="float">
            <text:p>5.74358974358974</text:p>
          </table:table-cell>
          <table:table-cell office:value-type="float" office:value="7.38461538461539" calcext:value-type="float">
            <text:p>7.38461538461539</text:p>
          </table:table-cell>
          <table:table-cell office:value-type="float" office:value="7.81196581196581" calcext:value-type="float">
            <text:p>7.81196581196581</text:p>
          </table:table-cell>
          <table:table-cell office:value-type="float" office:value="8.15384615384615" calcext:value-type="float">
            <text:p>8.15384615384615</text:p>
          </table:table-cell>
          <table:table-cell office:value-type="float" office:value="8.17094017094017" calcext:value-type="float">
            <text:p>8.17094017094017</text:p>
          </table:table-cell>
          <table:table-cell table:number-columns-repeated="5" office:value-type="float" office:value="8.18803418803419" calcext:value-type="float">
            <text:p>8.18803418803419</text:p>
          </table:table-cell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large</text:p>
          </table:table-cell>
          <table:table-cell office:value-type="float" office:value="5.69230769230769" calcext:value-type="float">
            <text:p>5.69230769230769</text:p>
          </table:table-cell>
          <table:table-cell office:value-type="float" office:value="7.05982905982906" calcext:value-type="float">
            <text:p>7.05982905982906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8.13675213675214" calcext:value-type="float">
            <text:p>8.13675213675214</text:p>
          </table:table-cell>
          <table:table-cell office:value-type="float" office:value="8.18803418803419" calcext:value-type="float">
            <text:p>8.18803418803419</text:p>
          </table:table-cell>
          <table:table-cell table:number-columns-repeated="5" office:value-type="float" office:value="8.2051282051282" calcext:value-type="float">
            <text:p>8.2051282051282</text:p>
          </table:table-cell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random_terms_medium</text:p>
          </table:table-cell>
          <table:table-cell office:value-type="float" office:value="3.55172413793103" calcext:value-type="float">
            <text:p>3.55172413793103</text:p>
          </table:table-cell>
          <table:table-cell office:value-type="float" office:value="3.78325123152709" calcext:value-type="float">
            <text:p>3.78325123152709</text:p>
          </table:table-cell>
          <table:table-cell office:value-type="float" office:value="3.79310344827586" calcext:value-type="float">
            <text:p>3.79310344827586</text:p>
          </table:table-cell>
          <table:table-cell table:number-columns-repeated="7" office:value-type="float" office:value="3.80295566502463" calcext:value-type="float">
            <text:p>3.80295566502463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random_terms_medium</text:p>
          </table:table-cell>
          <table:table-cell office:value-type="float" office:value="3.61576354679803" calcext:value-type="float">
            <text:p>3.61576354679803</text:p>
          </table:table-cell>
          <table:table-cell table:number-columns-repeated="9" office:value-type="float" office:value="3.62068965517241" calcext:value-type="float">
            <text:p>3.62068965517241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random_terms_medium</text:p>
          </table:table-cell>
          <table:table-cell office:value-type="float" office:value="3.68965517241379" calcext:value-type="float">
            <text:p>3.68965517241379</text:p>
          </table:table-cell>
          <table:table-cell office:value-type="float" office:value="3.70443349753695" calcext:value-type="float">
            <text:p>3.70443349753695</text:p>
          </table:table-cell>
          <table:table-cell table:number-columns-repeated="8" office:value-type="float" office:value="3.70935960591133" calcext:value-type="float">
            <text:p>3.70935960591133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random_terms_medium</text:p>
          </table:table-cell>
          <table:table-cell office:value-type="float" office:value="3.72413793103448" calcext:value-type="float">
            <text:p>3.72413793103448</text:p>
          </table:table-cell>
          <table:table-cell office:value-type="float" office:value="3.75862068965517" calcext:value-type="float">
            <text:p>3.75862068965517</text:p>
          </table:table-cell>
          <table:table-cell table:number-columns-repeated="8" office:value-type="float" office:value="3.76354679802956" calcext:value-type="float">
            <text:p>3.76354679802956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random_terms_medium</text:p>
          </table:table-cell>
          <table:table-cell office:value-type="float" office:value="3.8128078817734" calcext:value-type="float">
            <text:p>3.8128078817734</text:p>
          </table:table-cell>
          <table:table-cell office:value-type="float" office:value="3.89655172413793" calcext:value-type="float">
            <text:p>3.89655172413793</text:p>
          </table:table-cell>
          <table:table-cell table:number-columns-repeated="8" office:value-type="float" office:value="3.90147783251232" calcext:value-type="float">
            <text:p>3.90147783251232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random_terms_medium</text:p>
          </table:table-cell>
          <table:table-cell office:value-type="float" office:value="3.73399014778325" calcext:value-type="float">
            <text:p>3.73399014778325</text:p>
          </table:table-cell>
          <table:table-cell table:number-columns-repeated="9" office:value-type="float" office:value="3.9064039408867" calcext:value-type="float">
            <text:p>3.9064039408867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random_terms_medium</text:p>
          </table:table-cell>
          <table:table-cell office:value-type="float" office:value="3.69950738916256" calcext:value-type="float">
            <text:p>3.69950738916256</text:p>
          </table:table-cell>
          <table:table-cell office:value-type="float" office:value="3.90147783251232" calcext:value-type="float">
            <text:p>3.90147783251232</text:p>
          </table:table-cell>
          <table:table-cell table:number-columns-repeated="8" office:value-type="float" office:value="3.92118226600985" calcext:value-type="float">
            <text:p>3.92118226600985</text:p>
          </table:table-cell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random_terms_medium</text:p>
          </table:table-cell>
          <table:table-cell office:value-type="float" office:value="4.0935960591133" calcext:value-type="float">
            <text:p>4.0935960591133</text:p>
          </table:table-cell>
          <table:table-cell office:value-type="float" office:value="4.70935960591133" calcext:value-type="float">
            <text:p>4.70935960591133</text:p>
          </table:table-cell>
          <table:table-cell office:value-type="float" office:value="4.73399014778325" calcext:value-type="float">
            <text:p>4.73399014778325</text:p>
          </table:table-cell>
          <table:table-cell table:number-columns-repeated="7" office:value-type="float" office:value="4.74384236453202" calcext:value-type="float">
            <text:p>4.74384236453202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medium</text:p>
          </table:table-cell>
          <table:table-cell office:value-type="float" office:value="3.83251231527094" calcext:value-type="float">
            <text:p>3.83251231527094</text:p>
          </table:table-cell>
          <table:table-cell table:number-columns-repeated="9" office:value-type="float" office:value="3.8423645320197" calcext:value-type="float">
            <text:p>3.8423645320197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medium</text:p>
          </table:table-cell>
          <table:table-cell office:value-type="float" office:value="3.94581280788177" calcext:value-type="float">
            <text:p>3.94581280788177</text:p>
          </table:table-cell>
          <table:table-cell table:number-columns-repeated="9" office:value-type="float" office:value="3.95566502463054" calcext:value-type="float">
            <text:p>3.95566502463054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medium</text:p>
          </table:table-cell>
          <table:table-cell office:value-type="float" office:value="3.95073891625616" calcext:value-type="float">
            <text:p>3.95073891625616</text:p>
          </table:table-cell>
          <table:table-cell table:number-columns-repeated="9" office:value-type="float" office:value="3.97536945812808" calcext:value-type="float">
            <text:p>3.97536945812808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medium</text:p>
          </table:table-cell>
          <table:table-cell office:value-type="float" office:value="4.11822660098522" calcext:value-type="float">
            <text:p>4.11822660098522</text:p>
          </table:table-cell>
          <table:table-cell table:number-columns-repeated="9" office:value-type="float" office:value="4.14778325123153" calcext:value-type="float">
            <text:p>4.14778325123153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medium</text:p>
          </table:table-cell>
          <table:table-cell office:value-type="float" office:value="4.30541871921182" calcext:value-type="float">
            <text:p>4.30541871921182</text:p>
          </table:table-cell>
          <table:table-cell table:number-columns-repeated="9" office:value-type="float" office:value="4.45320197044335" calcext:value-type="float">
            <text:p>4.45320197044335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medium</text:p>
          </table:table-cell>
          <table:table-cell office:value-type="float" office:value="4.63054187192118" calcext:value-type="float">
            <text:p>4.63054187192118</text:p>
          </table:table-cell>
          <table:table-cell office:value-type="float" office:value="4.88669950738916" calcext:value-type="float">
            <text:p>4.88669950738916</text:p>
          </table:table-cell>
          <table:table-cell table:number-columns-repeated="8" office:value-type="float" office:value="4.90147783251232" calcext:value-type="float">
            <text:p>4.90147783251232</text:p>
          </table:table-cell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random_terms_medium</text:p>
          </table:table-cell>
          <table:table-cell office:value-type="float" office:value="4.20689655172414" calcext:value-type="float">
            <text:p>4.20689655172414</text:p>
          </table:table-cell>
          <table:table-cell table:number-columns-repeated="9" office:value-type="float" office:value="4.26108374384237" calcext:value-type="float">
            <text:p>4.26108374384237</text:p>
          </table:table-cell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random_terms_medium</text:p>
          </table:table-cell>
          <table:table-cell office:value-type="float" office:value="4.25615763546798" calcext:value-type="float">
            <text:p>4.25615763546798</text:p>
          </table:table-cell>
          <table:table-cell office:value-type="float" office:value="4.35467980295567" calcext:value-type="float">
            <text:p>4.35467980295567</text:p>
          </table:table-cell>
          <table:table-cell table:number-columns-repeated="8" office:value-type="float" office:value="4.36453201970443" calcext:value-type="float">
            <text:p>4.36453201970443</text:p>
          </table:table-cell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random_terms_medium</text:p>
          </table:table-cell>
          <table:table-cell office:value-type="float" office:value="4.29064039408867" calcext:value-type="float">
            <text:p>4.29064039408867</text:p>
          </table:table-cell>
          <table:table-cell office:value-type="float" office:value="4.41379310344828" calcext:value-type="float">
            <text:p>4.41379310344828</text:p>
          </table:table-cell>
          <table:table-cell table:number-columns-repeated="8" office:value-type="float" office:value="4.42364532019704" calcext:value-type="float">
            <text:p>4.42364532019704</text:p>
          </table:table-cell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random_terms_medium</text:p>
          </table:table-cell>
          <table:table-cell office:value-type="float" office:value="4.36453201970443" calcext:value-type="float">
            <text:p>4.36453201970443</text:p>
          </table:table-cell>
          <table:table-cell office:value-type="float" office:value="4.55172413793104" calcext:value-type="float">
            <text:p>4.55172413793104</text:p>
          </table:table-cell>
          <table:table-cell table:number-columns-repeated="8" office:value-type="float" office:value="4.5615763546798" calcext:value-type="float">
            <text:p>4.5615763546798</text:p>
          </table:table-cell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random_terms_medium</text:p>
          </table:table-cell>
          <table:table-cell office:value-type="float" office:value="4.2807881773399" calcext:value-type="float">
            <text:p>4.2807881773399</text:p>
          </table:table-cell>
          <table:table-cell office:value-type="float" office:value="4.55665024630542" calcext:value-type="float">
            <text:p>4.55665024630542</text:p>
          </table:table-cell>
          <table:table-cell table:number-columns-repeated="8" office:value-type="float" office:value="4.57635467980296" calcext:value-type="float">
            <text:p>4.57635467980296</text:p>
          </table:table-cell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random_terms_medium</text:p>
          </table:table-cell>
          <table:table-cell office:value-type="float" office:value="4.20689655172414" calcext:value-type="float">
            <text:p>4.20689655172414</text:p>
          </table:table-cell>
          <table:table-cell office:value-type="float" office:value="4.5615763546798" calcext:value-type="float">
            <text:p>4.5615763546798</text:p>
          </table:table-cell>
          <table:table-cell table:number-columns-repeated="8" office:value-type="float" office:value="4.59113300492611" calcext:value-type="float">
            <text:p>4.59113300492611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medium</text:p>
          </table:table-cell>
          <table:table-cell table:number-columns-repeated="10" office:value-type="float" office:value="3.76847290640394" calcext:value-type="float">
            <text:p>3.76847290640394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medium</text:p>
          </table:table-cell>
          <table:table-cell office:value-type="float" office:value="3.85714285714286" calcext:value-type="float">
            <text:p>3.85714285714286</text:p>
          </table:table-cell>
          <table:table-cell table:number-columns-repeated="9" office:value-type="float" office:value="3.86206896551724" calcext:value-type="float">
            <text:p>3.86206896551724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medium</text:p>
          </table:table-cell>
          <table:table-cell office:value-type="float" office:value="3.9064039408867" calcext:value-type="float">
            <text:p>3.9064039408867</text:p>
          </table:table-cell>
          <table:table-cell office:value-type="float" office:value="3.93596059113301" calcext:value-type="float">
            <text:p>3.93596059113301</text:p>
          </table:table-cell>
          <table:table-cell table:number-columns-repeated="7" office:value-type="float" office:value="3.94088669950739" calcext:value-type="float">
            <text:p>3.94088669950739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medium</text:p>
          </table:table-cell>
          <table:table-cell office:value-type="float" office:value="3.88177339901478" calcext:value-type="float">
            <text:p>3.88177339901478</text:p>
          </table:table-cell>
          <table:table-cell office:value-type="float" office:value="3.98522167487685" calcext:value-type="float">
            <text:p>3.98522167487685</text:p>
          </table:table-cell>
          <table:table-cell table:number-columns-repeated="7" office:value-type="float" office:value="3.99014778325123" calcext:value-type="float">
            <text:p>3.99014778325123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medium</text:p>
          </table:table-cell>
          <table:table-cell office:value-type="float" office:value="4.29064039408867" calcext:value-type="float">
            <text:p>4.29064039408867</text:p>
          </table:table-cell>
          <table:table-cell table:number-columns-repeated="8" office:value-type="float" office:value="4.46305418719212" calcext:value-type="float">
            <text:p>4.46305418719212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random_terms_medium</text:p>
          </table:table-cell>
          <table:table-cell table:number-columns-repeated="9" office:value-type="float" office:value="3.62068965517241" calcext:value-type="float">
            <text:p>3.62068965517241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random_terms_medium</text:p>
          </table:table-cell>
          <table:table-cell table:number-columns-repeated="9" office:value-type="float" office:value="3.64532019704434" calcext:value-type="float">
            <text:p>3.64532019704434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random_terms_medium</text:p>
          </table:table-cell>
          <table:table-cell office:value-type="float" office:value="3.72413793103448" calcext:value-type="float">
            <text:p>3.72413793103448</text:p>
          </table:table-cell>
          <table:table-cell office:value-type="float" office:value="3.74384236453202" calcext:value-type="float">
            <text:p>3.74384236453202</text:p>
          </table:table-cell>
          <table:table-cell table:number-columns-repeated="7" office:value-type="float" office:value="3.7487684729064" calcext:value-type="float">
            <text:p>3.7487684729064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random_terms_medium</text:p>
          </table:table-cell>
          <table:table-cell office:value-type="float" office:value="3.58128078817734" calcext:value-type="float">
            <text:p>3.58128078817734</text:p>
          </table:table-cell>
          <table:table-cell office:value-type="float" office:value="4.33497536945813" calcext:value-type="float">
            <text:p>4.33497536945813</text:p>
          </table:table-cell>
          <table:table-cell office:value-type="float" office:value="4.36945812807882" calcext:value-type="float">
            <text:p>4.36945812807882</text:p>
          </table:table-cell>
          <table:table-cell table:number-columns-repeated="6" office:value-type="float" office:value="4.40886699507389" calcext:value-type="float">
            <text:p>4.40886699507389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4.29556650246305" calcext:value-type="float">
            <text:p>4.29556650246305</text:p>
          </table:table-cell>
          <table:table-cell office:value-type="float" office:value="4.72413793103448" calcext:value-type="float">
            <text:p>4.72413793103448</text:p>
          </table:table-cell>
          <table:table-cell table:number-columns-repeated="7" office:value-type="float" office:value="4.7487684729064" calcext:value-type="float">
            <text:p>4.7487684729064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4.29556650246305" calcext:value-type="float">
            <text:p>4.29556650246305</text:p>
          </table:table-cell>
          <table:table-cell office:value-type="float" office:value="4.77832512315271" calcext:value-type="float">
            <text:p>4.77832512315271</text:p>
          </table:table-cell>
          <table:table-cell office:value-type="float" office:value="4.84729064039409" calcext:value-type="float">
            <text:p>4.84729064039409</text:p>
          </table:table-cell>
          <table:table-cell table:number-columns-repeated="6" office:value-type="float" office:value="4.85714285714286" calcext:value-type="float">
            <text:p>4.85714285714286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4.1576354679803" calcext:value-type="float">
            <text:p>4.1576354679803</text:p>
          </table:table-cell>
          <table:table-cell office:value-type="float" office:value="4.80788177339902" calcext:value-type="float">
            <text:p>4.80788177339902</text:p>
          </table:table-cell>
          <table:table-cell office:value-type="float" office:value="4.87684729064039" calcext:value-type="float">
            <text:p>4.87684729064039</text:p>
          </table:table-cell>
          <table:table-cell table:number-columns-repeated="6" office:value-type="float" office:value="4.89162561576355" calcext:value-type="float">
            <text:p>4.89162561576355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4.00985221674877" calcext:value-type="float">
            <text:p>4.00985221674877</text:p>
          </table:table-cell>
          <table:table-cell office:value-type="float" office:value="4.78817733990148" calcext:value-type="float">
            <text:p>4.78817733990148</text:p>
          </table:table-cell>
          <table:table-cell office:value-type="float" office:value="4.88177339901478" calcext:value-type="float">
            <text:p>4.88177339901478</text:p>
          </table:table-cell>
          <table:table-cell office:value-type="float" office:value="4.89162561576355" calcext:value-type="float">
            <text:p>4.89162561576355</text:p>
          </table:table-cell>
          <table:table-cell office:value-type="float" office:value="4.89655172413793" calcext:value-type="float">
            <text:p>4.89655172413793</text:p>
          </table:table-cell>
          <table:table-cell table:number-columns-repeated="4" office:value-type="float" office:value="4.90147783251232" calcext:value-type="float">
            <text:p>4.90147783251232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79802955665025" calcext:value-type="float">
            <text:p>3.79802955665025</text:p>
          </table:table-cell>
          <table:table-cell office:value-type="float" office:value="4.74384236453202" calcext:value-type="float">
            <text:p>4.74384236453202</text:p>
          </table:table-cell>
          <table:table-cell office:value-type="float" office:value="4.87192118226601" calcext:value-type="float">
            <text:p>4.87192118226601</text:p>
          </table:table-cell>
          <table:table-cell table:number-columns-repeated="2" office:value-type="float" office:value="4.96551724137931" calcext:value-type="float">
            <text:p>4.96551724137931</text:p>
          </table:table-cell>
          <table:table-cell table:number-columns-repeated="4" office:value-type="float" office:value="4.97536945812808" calcext:value-type="float">
            <text:p>4.97536945812808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medium</text:p>
          </table:table-cell>
          <table:table-cell office:value-type="float" office:value="3.70443349753695" calcext:value-type="float">
            <text:p>3.70443349753695</text:p>
          </table:table-cell>
          <table:table-cell office:value-type="float" office:value="4.64532019704434" calcext:value-type="float">
            <text:p>4.64532019704434</text:p>
          </table:table-cell>
          <table:table-cell office:value-type="float" office:value="4.8128078817734" calcext:value-type="float">
            <text:p>4.8128078817734</text:p>
          </table:table-cell>
          <table:table-cell office:value-type="float" office:value="4.97536945812808" calcext:value-type="float">
            <text:p>4.97536945812808</text:p>
          </table:table-cell>
          <table:table-cell office:value-type="float" office:value="4.98029556650246" calcext:value-type="float">
            <text:p>4.98029556650246</text:p>
          </table:table-cell>
          <table:table-cell table:number-columns-repeated="4" office:value-type="float" office:value="4.99014778325123" calcext:value-type="float">
            <text:p>4.99014778325123</text:p>
          </table:table-cell>
          <table:table-cell/>
        </table:table-row>
        <table:table-row table:style-name="ro1">
          <table:table-cell office:value-type="string" calcext:value-type="string">
            <text:p>BaseRules_no_div</text:p>
          </table:table-cell>
          <table:table-cell office:value-type="string" calcext:value-type="string">
            <text:p>random_terms_small</text:p>
          </table:table-cell>
          <table:table-cell office:value-type="float" office:value="1.86851914605219" calcext:value-type="float">
            <text:p>1.86851914605219</text:p>
          </table:table-cell>
          <table:table-cell table:number-columns-repeated="9" office:value-type="float" office:value="1.93697051846832" calcext:value-type="float">
            <text:p>1.93697051846832</text:p>
          </table:table-cell>
        </table:table-row>
        <table:table-row table:style-name="ro1">
          <table:table-cell office:value-type="string" calcext:value-type="string">
            <text:p>math_no_diff_int_no_div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1.87055235513385" calcext:value-type="float">
            <text:p>1.87055235513385</text:p>
          </table:table-cell>
          <table:table-cell table:number-columns-repeated="9" office:value-type="float" office:value="1.87123009149441" calcext:value-type="float">
            <text:p>1.87123009149441</text:p>
          </table:table-cell>
        </table:table-row>
        <table:table-row table:style-name="ro1">
          <table:table-cell office:value-type="string" calcext:value-type="string">
            <text:p>math_no_diff_int_no_div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1.9112165367672" calcext:value-type="float">
            <text:p>1.9112165367672</text:p>
          </table:table-cell>
          <table:table-cell table:number-columns-repeated="9" office:value-type="float" office:value="1.91324974584886" calcext:value-type="float">
            <text:p>1.91324974584886</text:p>
          </table:table-cell>
        </table:table-row>
        <table:table-row table:style-name="ro1">
          <table:table-cell office:value-type="string" calcext:value-type="string">
            <text:p>math_no_diff_int_no_div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1.93358183666554" calcext:value-type="float">
            <text:p>1.93358183666554</text:p>
          </table:table-cell>
          <table:table-cell table:number-columns-repeated="9" office:value-type="float" office:value="1.93968146391054" calcext:value-type="float">
            <text:p>1.93968146391054</text:p>
          </table:table-cell>
        </table:table-row>
        <table:table-row table:style-name="ro1">
          <table:table-cell office:value-type="string" calcext:value-type="string">
            <text:p>math_no_diff_int_no_div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1.97356828193833" calcext:value-type="float">
            <text:p>1.97356828193833</text:p>
          </table:table-cell>
          <table:table-cell table:number-columns-repeated="9" office:value-type="float" office:value="1.97763470010166" calcext:value-type="float">
            <text:p>1.97763470010166</text:p>
          </table:table-cell>
        </table:table-row>
        <table:table-row table:style-name="ro1">
          <table:table-cell office:value-type="string" calcext:value-type="string">
            <text:p>math_no_diff_int_no_div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1.94916977295832" calcext:value-type="float">
            <text:p>1.94916977295832</text:p>
          </table:table-cell>
          <table:table-cell table:number-columns-repeated="9" office:value-type="float" office:value="1.97560149101999" calcext:value-type="float">
            <text:p>1.97560149101999</text:p>
          </table:table-cell>
        </table:table-row>
        <table:table-row table:style-name="ro1">
          <table:table-cell office:value-type="string" calcext:value-type="string">
            <text:p>math_no_diff_int_no_div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1.93629278210776" calcext:value-type="float">
            <text:p>1.93629278210776</text:p>
          </table:table-cell>
          <table:table-cell table:number-columns-repeated="9" office:value-type="float" office:value="1.97560149101999" calcext:value-type="float">
            <text:p>1.97560149101999</text:p>
          </table:table-cell>
        </table:table-row>
        <table:table-row table:style-name="ro1">
          <table:table-cell office:value-type="string" calcext:value-type="string">
            <text:p>BaseRules</text:p>
          </table:table-cell>
          <table:table-cell office:value-type="string" calcext:value-type="string">
            <text:p>random_terms_small</text:p>
          </table:table-cell>
          <table:table-cell office:value-type="float" office:value="2.2893934259573" calcext:value-type="float">
            <text:p>2.2893934259573</text:p>
          </table:table-cell>
          <table:table-cell office:value-type="float" office:value="2.40393087089122" calcext:value-type="float">
            <text:p>2.40393087089122</text:p>
          </table:table-cell>
          <table:table-cell table:number-columns-repeated="8" office:value-type="float" office:value="2.40528634361234" calcext:value-type="float">
            <text:p>2.40528634361234</text:p>
          </table:table-cell>
        </table:table-row>
        <table:table-row table:style-name="ro1">
          <table:table-cell office:value-type="string" calcext:value-type="string">
            <text:p>math_no_diff_int_sep_div_KBC_max_rules_40</text:p>
          </table:table-cell>
          <table:table-cell office:value-type="string" calcext:value-type="string">
            <text:p>random_terms_small</text:p>
          </table:table-cell>
          <table:table-cell table:number-columns-repeated="10" office:value-type="float" office:value="2.02372077261945" calcext:value-type="float">
            <text:p>2.02372077261945</text:p>
          </table:table-cell>
        </table:table-row>
        <table:table-row table:style-name="ro1">
          <table:table-cell office:value-type="string" calcext:value-type="string">
            <text:p>math_no_diff_int_sep_div_KBC_max_rules_60</text:p>
          </table:table-cell>
          <table:table-cell office:value-type="string" calcext:value-type="string">
            <text:p>random_terms_small</text:p>
          </table:table-cell>
          <table:table-cell table:number-columns-repeated="10" office:value-type="float" office:value="2.08065062690613" calcext:value-type="float">
            <text:p>2.08065062690613</text:p>
          </table:table-cell>
        </table:table-row>
        <table:table-row table:style-name="ro1">
          <table:table-cell office:value-type="string" calcext:value-type="string">
            <text:p>math_no_diff_int_sep_div_KBC_max_rules_80</text:p>
          </table:table-cell>
          <table:table-cell office:value-type="string" calcext:value-type="string">
            <text:p>random_terms_small</text:p>
          </table:table-cell>
          <table:table-cell table:number-columns-repeated="10" office:value-type="float" office:value="2.0948830904778" calcext:value-type="float">
            <text:p>2.0948830904778</text:p>
          </table:table-cell>
        </table:table-row>
        <table:table-row table:style-name="ro1">
          <table:table-cell office:value-type="string" calcext:value-type="string">
            <text:p>math_no_diff_int_sep_div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15791257200949" calcext:value-type="float">
            <text:p>2.15791257200949</text:p>
          </table:table-cell>
          <table:table-cell table:number-columns-repeated="9" office:value-type="float" office:value="2.15859030837004" calcext:value-type="float">
            <text:p>2.15859030837004</text:p>
          </table:table-cell>
        </table:table-row>
        <table:table-row table:style-name="ro1">
          <table:table-cell office:value-type="string" calcext:value-type="string">
            <text:p>math_no_diff_int_sep_div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26973907150119" calcext:value-type="float">
            <text:p>2.26973907150119</text:p>
          </table:table-cell>
          <table:table-cell table:number-columns-repeated="9" office:value-type="float" office:value="2.27651643510674" calcext:value-type="float">
            <text:p>2.27651643510674</text:p>
          </table:table-cell>
        </table:table-row>
        <table:table-row table:style-name="ro1">
          <table:table-cell office:value-type="string" calcext:value-type="string">
            <text:p>math_no_diff_int_sep_div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38698746187733" calcext:value-type="float">
            <text:p>2.38698746187733</text:p>
          </table:table-cell>
          <table:table-cell table:number-columns-repeated="9" office:value-type="float" office:value="2.41138597085734" calcext:value-type="float">
            <text:p>2.41138597085734</text:p>
          </table:table-cell>
        </table:table-row>
        <table:table-row table:style-name="ro1">
          <table:table-cell office:value-type="string" calcext:value-type="string">
            <text:p>math_no_diff_int_true_sep_div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2.19925449000339" calcext:value-type="float">
            <text:p>2.19925449000339</text:p>
          </table:table-cell>
          <table:table-cell table:number-columns-repeated="9" office:value-type="float" office:value="2.20128769908506" calcext:value-type="float">
            <text:p>2.20128769908506</text:p>
          </table:table-cell>
        </table:table-row>
        <table:table-row table:style-name="ro1">
          <table:table-cell office:value-type="string" calcext:value-type="string">
            <text:p>math_no_diff_int_true_sep_div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2.23924093527618" calcext:value-type="float">
            <text:p>2.23924093527618</text:p>
          </table:table-cell>
          <table:table-cell table:number-columns-repeated="9" office:value-type="float" office:value="2.24330735343951" calcext:value-type="float">
            <text:p>2.24330735343951</text:p>
          </table:table-cell>
        </table:table-row>
        <table:table-row table:style-name="ro1">
          <table:table-cell office:value-type="string" calcext:value-type="string">
            <text:p>math_no_diff_int_true_sep_div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2.26025076245341" calcext:value-type="float">
            <text:p>2.26025076245341</text:p>
          </table:table-cell>
          <table:table-cell table:number-columns-repeated="9" office:value-type="float" office:value="2.26973907150119" calcext:value-type="float">
            <text:p>2.26973907150119</text:p>
          </table:table-cell>
        </table:table-row>
        <table:table-row table:style-name="ro1">
          <table:table-cell office:value-type="string" calcext:value-type="string">
            <text:p>math_no_diff_int_true_sep_div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29617078956286" calcext:value-type="float">
            <text:p>2.29617078956286</text:p>
          </table:table-cell>
          <table:table-cell table:number-columns-repeated="9" office:value-type="float" office:value="2.30769230769231" calcext:value-type="float">
            <text:p>2.30769230769231</text:p>
          </table:table-cell>
        </table:table-row>
        <table:table-row table:style-name="ro1">
          <table:table-cell office:value-type="string" calcext:value-type="string">
            <text:p>math_no_diff_int_true_sep_div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26431718061674" calcext:value-type="float">
            <text:p>2.26431718061674</text:p>
          </table:table-cell>
          <table:table-cell table:number-columns-repeated="9" office:value-type="float" office:value="2.3063368349712" calcext:value-type="float">
            <text:p>2.3063368349712</text:p>
          </table:table-cell>
        </table:table-row>
        <table:table-row table:style-name="ro1">
          <table:table-cell office:value-type="string" calcext:value-type="string">
            <text:p>math_no_diff_int_true_sep_div_KBC_max_rules_200</text:p>
          </table:table-cell>
          <table:table-cell office:value-type="string" calcext:value-type="string">
            <text:p>random_terms_small</text:p>
          </table:table-cell>
          <table:table-cell office:value-type="float" office:value="2.24669603524229" calcext:value-type="float">
            <text:p>2.24669603524229</text:p>
          </table:table-cell>
          <table:table-cell table:number-columns-repeated="9" office:value-type="float" office:value="2.3063368349712" calcext:value-type="float">
            <text:p>2.3063368349712</text:p>
          </table:table-cell>
        </table:table-row>
        <table:table-row table:style-name="ro1">
          <table:table-cell office:value-type="string" calcext:value-type="string">
            <text:p>math_no_diff_int_KBC_max_rules_40</text:p>
          </table:table-cell>
          <table:table-cell office:value-type="string" calcext:value-type="string">
            <text:p>random_terms_small</text:p>
          </table:table-cell>
          <table:table-cell office:value-type="float" office:value="2.04879701796001" calcext:value-type="float">
            <text:p>2.04879701796001</text:p>
          </table:table-cell>
          <table:table-cell table:number-columns-repeated="9" office:value-type="float" office:value="2.04947475432057" calcext:value-type="float">
            <text:p>2.04947475432057</text:p>
          </table:table-cell>
        </table:table-row>
        <table:table-row table:style-name="ro1">
          <table:table-cell office:value-type="string" calcext:value-type="string">
            <text:p>math_no_diff_int_KBC_max_rules_60</text:p>
          </table:table-cell>
          <table:table-cell office:value-type="string" calcext:value-type="string">
            <text:p>random_terms_small</text:p>
          </table:table-cell>
          <table:table-cell office:value-type="float" office:value="2.08946119959336" calcext:value-type="float">
            <text:p>2.08946119959336</text:p>
          </table:table-cell>
          <table:table-cell table:number-columns-repeated="9" office:value-type="float" office:value="2.09149440867503" calcext:value-type="float">
            <text:p>2.09149440867503</text:p>
          </table:table-cell>
        </table:table-row>
        <table:table-row table:style-name="ro1">
          <table:table-cell office:value-type="string" calcext:value-type="string">
            <text:p>math_no_diff_int_KBC_max_rules_80</text:p>
          </table:table-cell>
          <table:table-cell office:value-type="string" calcext:value-type="string">
            <text:p>random_terms_small</text:p>
          </table:table-cell>
          <table:table-cell office:value-type="float" office:value="2.11928159945781" calcext:value-type="float">
            <text:p>2.11928159945781</text:p>
          </table:table-cell>
          <table:table-cell table:number-columns-repeated="8" office:value-type="float" office:value="2.1240257539817" calcext:value-type="float">
            <text:p>2.1240257539817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</text:p>
          </table:table-cell>
          <table:table-cell office:value-type="string" calcext:value-type="string">
            <text:p>random_terms_small</text:p>
          </table:table-cell>
          <table:table-cell office:value-type="float" office:value="2.13148085394781" calcext:value-type="float">
            <text:p>2.13148085394781</text:p>
          </table:table-cell>
          <table:table-cell table:number-columns-repeated="8" office:value-type="float" office:value="2.13690274483226" calcext:value-type="float">
            <text:p>2.13690274483226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50</text:p>
          </table:table-cell>
          <table:table-cell office:value-type="string" calcext:value-type="string">
            <text:p>random_terms_small</text:p>
          </table:table-cell>
          <table:table-cell office:value-type="float" office:value="2.26770586241952" calcext:value-type="float">
            <text:p>2.26770586241952</text:p>
          </table:table-cell>
          <table:table-cell table:number-columns-repeated="8" office:value-type="float" office:value="2.29413758048119" calcext:value-type="float">
            <text:p>2.29413758048119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3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1.98170111826499" calcext:value-type="float">
            <text:p>1.98170111826499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4</text:p>
          </table:table-cell>
          <table:table-cell office:value-type="string" calcext:value-type="string">
            <text:p>random_terms_small</text:p>
          </table:table-cell>
          <table:table-cell table:number-columns-repeated="9" office:value-type="float" office:value="1.99525584547611" calcext:value-type="float">
            <text:p>1.99525584547611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6</text:p>
          </table:table-cell>
          <table:table-cell office:value-type="string" calcext:value-type="string">
            <text:p>random_terms_small</text:p>
          </table:table-cell>
          <table:table-cell office:value-type="float" office:value="2.02507624534056" calcext:value-type="float">
            <text:p>2.02507624534056</text:p>
          </table:table-cell>
          <table:table-cell table:number-columns-repeated="8" office:value-type="float" office:value="2.02575398170112" calcext:value-type="float">
            <text:p>2.02575398170112</text:p>
          </table:table-cell>
          <table:table-cell/>
        </table:table-row>
        <table:table-row table:style-name="ro1">
          <table:table-cell office:value-type="string" calcext:value-type="string">
            <text:p>math_no_diff_int_KBC_max_term_size_8</text:p>
          </table:table-cell>
          <table:table-cell office:value-type="string" calcext:value-type="string">
            <text:p>random_terms_small</text:p>
          </table:table-cell>
          <table:table-cell office:value-type="float" office:value="2.09284988139614" calcext:value-type="float">
            <text:p>2.09284988139614</text:p>
          </table:table-cell>
          <table:table-cell office:value-type="float" office:value="2.26363944425618" calcext:value-type="float">
            <text:p>2.26363944425618</text:p>
          </table:table-cell>
          <table:table-cell office:value-type="float" office:value="2.26838359878007" calcext:value-type="float">
            <text:p>2.26838359878007</text:p>
          </table:table-cell>
          <table:table-cell table:number-columns-repeated="6" office:value-type="float" office:value="2.26973907150119" calcext:value-type="float">
            <text:p>2.26973907150119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4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29278210776008" calcext:value-type="float">
            <text:p>2.29278210776008</text:p>
          </table:table-cell>
          <table:table-cell office:value-type="float" office:value="2.39986445272789" calcext:value-type="float">
            <text:p>2.39986445272789</text:p>
          </table:table-cell>
          <table:table-cell table:number-columns-repeated="7" office:value-type="float" office:value="2.40325313453067" calcext:value-type="float">
            <text:p>2.40325313453067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6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0565909861064" calcext:value-type="float">
            <text:p>2.30565909861064</text:p>
          </table:table-cell>
          <table:table-cell office:value-type="float" office:value="2.44323957980346" calcext:value-type="float">
            <text:p>2.44323957980346</text:p>
          </table:table-cell>
          <table:table-cell table:number-columns-repeated="7" office:value-type="float" office:value="2.44798373432735" calcext:value-type="float">
            <text:p>2.44798373432735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8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1311419857675" calcext:value-type="float">
            <text:p>2.31311419857675</text:p>
          </table:table-cell>
          <table:table-cell office:value-type="float" office:value="2.45340562521179" calcext:value-type="float">
            <text:p>2.45340562521179</text:p>
          </table:table-cell>
          <table:table-cell table:number-columns-repeated="7" office:value-type="float" office:value="2.46086072517791" calcext:value-type="float">
            <text:p>2.46086072517791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31650288037953" calcext:value-type="float">
            <text:p>2.31650288037953</text:p>
          </table:table-cell>
          <table:table-cell office:value-type="float" office:value="2.45340562521179" calcext:value-type="float">
            <text:p>2.45340562521179</text:p>
          </table:table-cell>
          <table:table-cell office:value-type="float" office:value="2.46018298881735" calcext:value-type="float">
            <text:p>2.46018298881735</text:p>
          </table:table-cell>
          <table:table-cell table:number-columns-repeated="6" office:value-type="float" office:value="2.46086072517791" calcext:value-type="float">
            <text:p>2.46086072517791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15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24940698068451" calcext:value-type="float">
            <text:p>2.24940698068451</text:p>
          </table:table-cell>
          <table:table-cell office:value-type="float" office:value="2.44120637072179" calcext:value-type="float">
            <text:p>2.44120637072179</text:p>
          </table:table-cell>
          <table:table-cell office:value-type="float" office:value="2.47034903422569" calcext:value-type="float">
            <text:p>2.47034903422569</text:p>
          </table:table-cell>
          <table:table-cell table:number-columns-repeated="6" office:value-type="float" office:value="2.47712639783124" calcext:value-type="float">
            <text:p>2.47712639783124</text:p>
          </table:table-cell>
          <table:table-cell/>
        </table:table-row>
        <table:table-row table:style-name="ro1">
          <table:table-cell office:value-type="string" calcext:value-type="string">
            <text:p>math_no_diff_int_KBC_max_rules_200_extended</text:p>
          </table:table-cell>
          <table:table-cell office:value-type="string" calcext:value-type="string">
            <text:p>random_terms_small</text:p>
          </table:table-cell>
          <table:table-cell office:value-type="float" office:value="2.15655709928838" calcext:value-type="float">
            <text:p>2.15655709928838</text:p>
          </table:table-cell>
          <table:table-cell office:value-type="float" office:value="2.41951880718401" calcext:value-type="float">
            <text:p>2.41951880718401</text:p>
          </table:table-cell>
          <table:table-cell office:value-type="float" office:value="2.46018298881735" calcext:value-type="float">
            <text:p>2.46018298881735</text:p>
          </table:table-cell>
          <table:table-cell table:number-columns-repeated="6" office:value-type="float" office:value="2.47983734327347" calcext:value-type="float">
            <text:p>2.47983734327347</text:p>
          </table:table-cell>
          <table:table-cell/>
        </table:table-row>
      </table:table>
      <table:table table:name="Pivot Table_summary_results_1" table:style-name="ta1"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ce40"/>
        <table:table-column table:style-name="co6" table:number-columns-repeated="2" table:default-cell-style-name="ce40"/>
        <table:table-column table:style-name="co7" table:number-columns-repeated="2" table:default-cell-style-name="ce40"/>
        <table:table-column table:style-name="co8" table:number-columns-repeated="3" table:default-cell-style-name="ce40"/>
        <table:table-column table:style-name="co9" table:default-cell-style-name="ce40"/>
        <table:table-row table:style-name="ro1">
          <table:table-cell table:style-name="ce1"/>
          <table:table-cell table:style-name="ce7"/>
          <table:table-cell table:style-name="ce13" office:value-type="string" calcext:value-type="string">
            <text:p>Data</text:p>
          </table:table-cell>
          <table:table-cell table:style-name="ce41" table:number-columns-repeated="8"/>
          <table:table-cell table:style-name="ce68"/>
        </table:table-row>
        <table:table-row table:style-name="ro1">
          <table:table-cell table:style-name="ce2" office:value-type="string" calcext:value-type="string">
            <text:p>testSet</text:p>
          </table:table-cell>
          <table:table-cell table:style-name="ce8" office:value-type="string" calcext:value-type="string">
            <text:p>ruleSet</text:p>
          </table:table-cell>
          <table:table-cell table:style-name="ce14" office:value-type="string" calcext:value-type="string">
            <text:p>Sum - 0.0001</text:p>
          </table:table-cell>
          <table:table-cell table:style-name="ce42" office:value-type="string" calcext:value-type="string">
            <text:p>Sum - 0.0005</text:p>
          </table:table-cell>
          <table:table-cell table:style-name="ce42" office:value-type="string" calcext:value-type="string">
            <text:p>Sum - 0.001</text:p>
          </table:table-cell>
          <table:table-cell table:style-name="ce42" office:value-type="string" calcext:value-type="string">
            <text:p>Sum - 0.005</text:p>
          </table:table-cell>
          <table:table-cell table:style-name="ce42" office:value-type="string" calcext:value-type="string">
            <text:p>Sum - 0.01</text:p>
          </table:table-cell>
          <table:table-cell table:style-name="ce42" office:value-type="string" calcext:value-type="string">
            <text:p>Sum - 0.05</text:p>
          </table:table-cell>
          <table:table-cell table:style-name="ce42" office:value-type="string" calcext:value-type="string">
            <text:p>Sum - 0.1</text:p>
          </table:table-cell>
          <table:table-cell table:style-name="ce42" office:value-type="string" calcext:value-type="string">
            <text:p>Sum - 0.5</text:p>
          </table:table-cell>
          <table:table-cell table:style-name="ce42" office:value-type="string" calcext:value-type="string">
            <text:p>Sum - 1</text:p>
          </table:table-cell>
          <table:table-cell table:style-name="ce69" office:value-type="string" calcext:value-type="string">
            <text:p>Sum - 2</text:p>
          </table:table-cell>
        </table:table-row>
        <table:table-row table:style-name="ro1">
          <table:table-cell table:style-name="ce3" office:value-type="string" calcext:value-type="string">
            <text:p>no_div_random_terms_huge</text:p>
          </table:table-cell>
          <table:table-cell table:style-name="ce9" office:value-type="string" calcext:value-type="string">
            <text:p>BaseRules</text:p>
          </table:table-cell>
          <table:table-cell table:style-name="ce15" office:value-type="float" office:value="17.7142857142857" calcext:value-type="float">
            <text:p>17.7143</text:p>
          </table:table-cell>
          <table:table-cell table:style-name="ce43" office:value-type="float" office:value="25.5873015873016" calcext:value-type="float">
            <text:p>25.5873</text:p>
          </table:table-cell>
          <table:table-cell table:style-name="ce43" office:value-type="float" office:value="27.3968253968254" calcext:value-type="float">
            <text:p>27.3968</text:p>
          </table:table-cell>
          <table:table-cell table:style-name="ce43" office:value-type="float" office:value="28.5396825396825" calcext:value-type="float">
            <text:p>28.5397</text:p>
          </table:table-cell>
          <table:table-cell table:style-name="ce43" office:value-type="float" office:value="28.7936507936508" calcext:value-type="float">
            <text:p>28.7937</text:p>
          </table:table-cell>
          <table:table-cell table:style-name="ce43" office:value-type="float" office:value="29.0793650793651" calcext:value-type="float">
            <text:p>29.0794</text:p>
          </table:table-cell>
          <table:table-cell table:style-name="ce43" office:value-type="float" office:value="29.1111111111111" calcext:value-type="float">
            <text:p>29.1111</text:p>
          </table:table-cell>
          <table:table-cell table:number-columns-repeated="2" table:style-name="ce43" office:value-type="float" office:value="29.1428571428571" calcext:value-type="float">
            <text:p>29.1429</text:p>
          </table:table-cell>
          <table:table-cell table:style-name="ce70"/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16" office:value-type="float" office:value="17.1111111111111" calcext:value-type="float">
            <text:p>17.1111</text:p>
          </table:table-cell>
          <table:table-cell table:style-name="ce44" office:value-type="float" office:value="24.8571428571429" calcext:value-type="float">
            <text:p>24.8571</text:p>
          </table:table-cell>
          <table:table-cell table:style-name="ce44" office:value-type="float" office:value="26.6666666666667" calcext:value-type="float">
            <text:p>26.6667</text:p>
          </table:table-cell>
          <table:table-cell table:style-name="ce44" office:value-type="float" office:value="27.8095238095238" calcext:value-type="float">
            <text:p>27.8095</text:p>
          </table:table-cell>
          <table:table-cell table:style-name="ce44" office:value-type="float" office:value="28.1269841269841" calcext:value-type="float">
            <text:p>28.1270</text:p>
          </table:table-cell>
          <table:table-cell table:style-name="ce44" office:value-type="float" office:value="28.4126984126984" calcext:value-type="float">
            <text:p>28.4127</text:p>
          </table:table-cell>
          <table:table-cell table:style-name="ce44" office:value-type="float" office:value="28.4444444444444" calcext:value-type="float">
            <text:p>28.4444</text:p>
          </table:table-cell>
          <table:table-cell table:number-columns-repeated="2" table:style-name="ce44" office:value-type="float" office:value="28.4761904761905" calcext:value-type="float">
            <text:p>28.4762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16" office:value-type="float" office:value="19.1746031746032" calcext:value-type="float">
            <text:p>19.1746</text:p>
          </table:table-cell>
          <table:table-cell table:style-name="ce44" office:value-type="float" office:value="28.3174603174603" calcext:value-type="float">
            <text:p>28.3175</text:p>
          </table:table-cell>
          <table:table-cell table:style-name="ce44" office:value-type="float" office:value="29.3333333333333" calcext:value-type="float">
            <text:p>29.3333</text:p>
          </table:table-cell>
          <table:table-cell table:number-columns-repeated="2" table:style-name="ce44" office:value-type="float" office:value="29.9365079365079" calcext:value-type="float">
            <text:p>29.9365</text:p>
          </table:table-cell>
          <table:table-cell table:number-columns-repeated="3" table:style-name="ce44" office:value-type="float" office:value="30" calcext:value-type="float">
            <text:p>30.0000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16" office:value-type="float" office:value="20.0952380952381" calcext:value-type="float">
            <text:p>20.0952</text:p>
          </table:table-cell>
          <table:table-cell table:style-name="ce44" office:value-type="float" office:value="26.4761904761905" calcext:value-type="float">
            <text:p>26.4762</text:p>
          </table:table-cell>
          <table:table-cell table:style-name="ce44" office:value-type="float" office:value="28.031746031746" calcext:value-type="float">
            <text:p>28.0317</text:p>
          </table:table-cell>
          <table:table-cell table:style-name="ce44" office:value-type="float" office:value="30.2539682539683" calcext:value-type="float">
            <text:p>30.2540</text:p>
          </table:table-cell>
          <table:table-cell table:style-name="ce44" office:value-type="float" office:value="30.3174603174603" calcext:value-type="float">
            <text:p>30.3175</text:p>
          </table:table-cell>
          <table:table-cell table:number-columns-repeated="2" table:style-name="ce44" office:value-type="float" office:value="30.4126984126984" calcext:value-type="float">
            <text:p>30.4127</text:p>
          </table:table-cell>
          <table:table-cell table:style-name="ce44" office:value-type="float" office:value="30.4444444444444" calcext:value-type="float">
            <text:p>30.4444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16" office:value-type="float" office:value="19.015873015873" calcext:value-type="float">
            <text:p>19.0159</text:p>
          </table:table-cell>
          <table:table-cell table:style-name="ce44" office:value-type="float" office:value="27.3333333333333" calcext:value-type="float">
            <text:p>27.3333</text:p>
          </table:table-cell>
          <table:table-cell table:style-name="ce44" office:value-type="float" office:value="28.9206349206349" calcext:value-type="float">
            <text:p>28.9206</text:p>
          </table:table-cell>
          <table:table-cell table:style-name="ce44" office:value-type="float" office:value="30.1587301587302" calcext:value-type="float">
            <text:p>30.1587</text:p>
          </table:table-cell>
          <table:table-cell table:style-name="ce44" office:value-type="float" office:value="30.2857142857143" calcext:value-type="float">
            <text:p>30.2857</text:p>
          </table:table-cell>
          <table:table-cell table:number-columns-repeated="2" table:style-name="ce44" office:value-type="float" office:value="30.4126984126984" calcext:value-type="float">
            <text:p>30.4127</text:p>
          </table:table-cell>
          <table:table-cell table:style-name="ce44" office:value-type="float" office:value="30.4444444444444" calcext:value-type="float">
            <text:p>30.4444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16" office:value-type="float" office:value="19.6190476190476" calcext:value-type="float">
            <text:p>19.6190</text:p>
          </table:table-cell>
          <table:table-cell table:style-name="ce44" office:value-type="float" office:value="24.031746031746" calcext:value-type="float">
            <text:p>24.0317</text:p>
          </table:table-cell>
          <table:table-cell table:style-name="ce44" office:value-type="float" office:value="26.2222222222222" calcext:value-type="float">
            <text:p>26.2222</text:p>
          </table:table-cell>
          <table:table-cell table:style-name="ce44" office:value-type="float" office:value="29.6190476190476" calcext:value-type="float">
            <text:p>29.6190</text:p>
          </table:table-cell>
          <table:table-cell table:style-name="ce44" office:value-type="float" office:value="30.1269841269841" calcext:value-type="float">
            <text:p>30.1270</text:p>
          </table:table-cell>
          <table:table-cell table:number-columns-repeated="3" table:style-name="ce44" office:value-type="float" office:value="30.4761904761905" calcext:value-type="float">
            <text:p>30.4762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16" office:value-type="float" office:value="16.3809523809524" calcext:value-type="float">
            <text:p>16.3810</text:p>
          </table:table-cell>
          <table:table-cell table:style-name="ce44" office:value-type="float" office:value="20.2539682539683" calcext:value-type="float">
            <text:p>20.2540</text:p>
          </table:table-cell>
          <table:table-cell table:style-name="ce44" office:value-type="float" office:value="26.3492063492063" calcext:value-type="float">
            <text:p>26.3492</text:p>
          </table:table-cell>
          <table:table-cell table:style-name="ce44" office:value-type="float" office:value="29.5238095238095" calcext:value-type="float">
            <text:p>29.5238</text:p>
          </table:table-cell>
          <table:table-cell table:style-name="ce44" office:value-type="float" office:value="29.8412698412698" calcext:value-type="float">
            <text:p>29.8413</text:p>
          </table:table-cell>
          <table:table-cell table:style-name="ce44" office:value-type="float" office:value="30.4126984126984" calcext:value-type="float">
            <text:p>30.4127</text:p>
          </table:table-cell>
          <table:table-cell table:number-columns-repeated="2" table:style-name="ce44" office:value-type="float" office:value="30.5079365079365" calcext:value-type="float">
            <text:p>30.5079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16" office:value-type="float" office:value="23.8095238095238" calcext:value-type="float">
            <text:p>23.8095</text:p>
          </table:table-cell>
          <table:table-cell table:style-name="ce44" office:value-type="float" office:value="27.2380952380952" calcext:value-type="float">
            <text:p>27.2381</text:p>
          </table:table-cell>
          <table:table-cell table:number-columns-repeated="6" table:style-name="ce44" office:value-type="float" office:value="27.5555555555556" calcext:value-type="float">
            <text:p>27.5556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16" office:value-type="float" office:value="19.9365079365079" calcext:value-type="float">
            <text:p>19.9365</text:p>
          </table:table-cell>
          <table:table-cell table:style-name="ce44" office:value-type="float" office:value="26.3492063492063" calcext:value-type="float">
            <text:p>26.3492</text:p>
          </table:table-cell>
          <table:table-cell table:style-name="ce44" office:value-type="float" office:value="28.4126984126984" calcext:value-type="float">
            <text:p>28.4127</text:p>
          </table:table-cell>
          <table:table-cell table:style-name="ce44" office:value-type="float" office:value="29.2063492063492" calcext:value-type="float">
            <text:p>29.2063</text:p>
          </table:table-cell>
          <table:table-cell table:style-name="ce44" office:value-type="float" office:value="29.4285714285714" calcext:value-type="float">
            <text:p>29.4286</text:p>
          </table:table-cell>
          <table:table-cell table:style-name="ce44" office:value-type="float" office:value="29.5238095238095" calcext:value-type="float">
            <text:p>29.5238</text:p>
          </table:table-cell>
          <table:table-cell table:number-columns-repeated="2" table:style-name="ce44" office:value-type="float" office:value="29.5555555555556" calcext:value-type="float">
            <text:p>29.5556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16" office:value-type="float" office:value="21.3333333333333" calcext:value-type="float">
            <text:p>21.3333</text:p>
          </table:table-cell>
          <table:table-cell table:style-name="ce44" office:value-type="float" office:value="27.7777777777778" calcext:value-type="float">
            <text:p>27.7778</text:p>
          </table:table-cell>
          <table:table-cell table:style-name="ce44" office:value-type="float" office:value="28.2857142857143" calcext:value-type="float">
            <text:p>28.2857</text:p>
          </table:table-cell>
          <table:table-cell table:number-columns-repeated="5" table:style-name="ce44" office:value-type="float" office:value="28.4761904761905" calcext:value-type="float">
            <text:p>28.4762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16" office:value-type="float" office:value="20.3809523809524" calcext:value-type="float">
            <text:p>20.3810</text:p>
          </table:table-cell>
          <table:table-cell table:style-name="ce44" office:value-type="float" office:value="26.0634920634921" calcext:value-type="float">
            <text:p>26.0635</text:p>
          </table:table-cell>
          <table:table-cell table:style-name="ce44" office:value-type="float" office:value="28.4761904761905" calcext:value-type="float">
            <text:p>28.4762</text:p>
          </table:table-cell>
          <table:table-cell table:style-name="ce44" office:value-type="float" office:value="29.968253968254" calcext:value-type="float">
            <text:p>29.9683</text:p>
          </table:table-cell>
          <table:table-cell table:style-name="ce44" office:value-type="float" office:value="30.1587301587302" calcext:value-type="float">
            <text:p>30.1587</text:p>
          </table:table-cell>
          <table:table-cell table:style-name="ce44" office:value-type="float" office:value="30.2857142857143" calcext:value-type="float">
            <text:p>30.2857</text:p>
          </table:table-cell>
          <table:table-cell table:style-name="ce44" office:value-type="float" office:value="30.3492063492063" calcext:value-type="float">
            <text:p>30.3492</text:p>
          </table:table-cell>
          <table:table-cell table:style-name="ce44" office:value-type="float" office:value="30.3809523809524" calcext:value-type="float">
            <text:p>30.3810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16" office:value-type="float" office:value="20.5396825396825" calcext:value-type="float">
            <text:p>20.5397</text:p>
          </table:table-cell>
          <table:table-cell table:style-name="ce44" office:value-type="float" office:value="28.3492063492063" calcext:value-type="float">
            <text:p>28.3492</text:p>
          </table:table-cell>
          <table:table-cell table:style-name="ce44" office:value-type="float" office:value="29.047619047619" calcext:value-type="float">
            <text:p>29.0476</text:p>
          </table:table-cell>
          <table:table-cell table:number-columns-repeated="2" table:style-name="ce44" office:value-type="float" office:value="29.6507936507937" calcext:value-type="float">
            <text:p>29.6508</text:p>
          </table:table-cell>
          <table:table-cell table:number-columns-repeated="3" table:style-name="ce44" office:value-type="float" office:value="29.6825396825397" calcext:value-type="float">
            <text:p>29.6825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16" office:value-type="float" office:value="20.0952380952381" calcext:value-type="float">
            <text:p>20.0952</text:p>
          </table:table-cell>
          <table:table-cell table:style-name="ce44" office:value-type="float" office:value="26.4444444444444" calcext:value-type="float">
            <text:p>26.4444</text:p>
          </table:table-cell>
          <table:table-cell table:style-name="ce44" office:value-type="float" office:value="28.3174603174603" calcext:value-type="float">
            <text:p>28.3175</text:p>
          </table:table-cell>
          <table:table-cell table:style-name="ce44" office:value-type="float" office:value="29.968253968254" calcext:value-type="float">
            <text:p>29.9683</text:p>
          </table:table-cell>
          <table:table-cell table:style-name="ce44" office:value-type="float" office:value="30.2857142857143" calcext:value-type="float">
            <text:p>30.2857</text:p>
          </table:table-cell>
          <table:table-cell table:number-columns-repeated="2" table:style-name="ce44" office:value-type="float" office:value="30.4126984126984" calcext:value-type="float">
            <text:p>30.4127</text:p>
          </table:table-cell>
          <table:table-cell table:style-name="ce44" office:value-type="float" office:value="30.4444444444444" calcext:value-type="float">
            <text:p>30.4444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16" office:value-type="float" office:value="25.2698412698413" calcext:value-type="float">
            <text:p>25.2698</text:p>
          </table:table-cell>
          <table:table-cell table:style-name="ce44" office:value-type="float" office:value="25.7460317460317" calcext:value-type="float">
            <text:p>25.7460</text:p>
          </table:table-cell>
          <table:table-cell table:number-columns-repeated="6" table:style-name="ce44" office:value-type="float" office:value="25.7777777777778" calcext:value-type="float">
            <text:p>25.7778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16" office:value-type="float" office:value="24.6984126984127" calcext:value-type="float">
            <text:p>24.6984</text:p>
          </table:table-cell>
          <table:table-cell table:style-name="ce44" office:value-type="float" office:value="25.9365079365079" calcext:value-type="float">
            <text:p>25.9365</text:p>
          </table:table-cell>
          <table:table-cell table:number-columns-repeated="6" table:style-name="ce44" office:value-type="float" office:value="25.968253968254" calcext:value-type="float">
            <text:p>25.9683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16" office:value-type="float" office:value="20.3492063492063" calcext:value-type="float">
            <text:p>20.3492</text:p>
          </table:table-cell>
          <table:table-cell table:style-name="ce44" office:value-type="float" office:value="26.4444444444444" calcext:value-type="float">
            <text:p>26.4444</text:p>
          </table:table-cell>
          <table:table-cell table:style-name="ce44" office:value-type="float" office:value="26.6666666666667" calcext:value-type="float">
            <text:p>26.6667</text:p>
          </table:table-cell>
          <table:table-cell table:number-columns-repeated="5" table:style-name="ce44" office:value-type="float" office:value="26.6984126984127" calcext:value-type="float">
            <text:p>26.6984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16" office:value-type="float" office:value="5.26984126984127" calcext:value-type="float">
            <text:p>5.2698</text:p>
          </table:table-cell>
          <table:table-cell table:style-name="ce44" office:value-type="float" office:value="19.5238095238095" calcext:value-type="float">
            <text:p>19.5238</text:p>
          </table:table-cell>
          <table:table-cell table:style-name="ce44" office:value-type="float" office:value="25.8730158730159" calcext:value-type="float">
            <text:p>25.8730</text:p>
          </table:table-cell>
          <table:table-cell table:style-name="ce44" office:value-type="float" office:value="28.6349206349206" calcext:value-type="float">
            <text:p>28.6349</text:p>
          </table:table-cell>
          <table:table-cell table:style-name="ce44" office:value-type="float" office:value="29.1428571428571" calcext:value-type="float">
            <text:p>29.1429</text:p>
          </table:table-cell>
          <table:table-cell table:style-name="ce44" office:value-type="float" office:value="29.7777777777778" calcext:value-type="float">
            <text:p>29.7778</text:p>
          </table:table-cell>
          <table:table-cell table:style-name="ce44" office:value-type="float" office:value="29.8730158730159" calcext:value-type="float">
            <text:p>29.8730</text:p>
          </table:table-cell>
          <table:table-cell table:style-name="ce44" office:value-type="float" office:value="29.9365079365079" calcext:value-type="float">
            <text:p>29.9365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16" office:value-type="float" office:value="18.6984126984127" calcext:value-type="float">
            <text:p>18.6984</text:p>
          </table:table-cell>
          <table:table-cell table:style-name="ce44" office:value-type="float" office:value="27.6190476190476" calcext:value-type="float">
            <text:p>27.6190</text:p>
          </table:table-cell>
          <table:table-cell table:style-name="ce44" office:value-type="float" office:value="28.6349206349206" calcext:value-type="float">
            <text:p>28.6349</text:p>
          </table:table-cell>
          <table:table-cell table:style-name="ce44" office:value-type="float" office:value="29.2063492063492" calcext:value-type="float">
            <text:p>29.2063</text:p>
          </table:table-cell>
          <table:table-cell table:style-name="ce44" office:value-type="float" office:value="29.2698412698413" calcext:value-type="float">
            <text:p>29.2698</text:p>
          </table:table-cell>
          <table:table-cell table:number-columns-repeated="4" table:style-name="ce44" office:value-type="float" office:value="29.3650793650794" calcext:value-type="float">
            <text:p>29.3651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16" office:value-type="float" office:value="18.2857142857143" calcext:value-type="float">
            <text:p>18.2857</text:p>
          </table:table-cell>
          <table:table-cell table:style-name="ce44" office:value-type="float" office:value="26.1269841269841" calcext:value-type="float">
            <text:p>26.1270</text:p>
          </table:table-cell>
          <table:table-cell table:style-name="ce44" office:value-type="float" office:value="27.968253968254" calcext:value-type="float">
            <text:p>27.9683</text:p>
          </table:table-cell>
          <table:table-cell table:style-name="ce44" office:value-type="float" office:value="29.047619047619" calcext:value-type="float">
            <text:p>29.0476</text:p>
          </table:table-cell>
          <table:table-cell table:style-name="ce44" office:value-type="float" office:value="29.2698412698413" calcext:value-type="float">
            <text:p>29.2698</text:p>
          </table:table-cell>
          <table:table-cell table:number-columns-repeated="2" table:style-name="ce44" office:value-type="float" office:value="29.4285714285714" calcext:value-type="float">
            <text:p>29.4286</text:p>
          </table:table-cell>
          <table:table-cell table:number-columns-repeated="2" table:style-name="ce44" office:value-type="float" office:value="29.4603174603175" calcext:value-type="float">
            <text:p>29.4603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16" office:value-type="float" office:value="17.5238095238095" calcext:value-type="float">
            <text:p>17.5238</text:p>
          </table:table-cell>
          <table:table-cell table:style-name="ce44" office:value-type="float" office:value="25.4603174603175" calcext:value-type="float">
            <text:p>25.4603</text:p>
          </table:table-cell>
          <table:table-cell table:style-name="ce44" office:value-type="float" office:value="27.4603174603175" calcext:value-type="float">
            <text:p>27.4603</text:p>
          </table:table-cell>
          <table:table-cell table:style-name="ce44" office:value-type="float" office:value="29.015873015873" calcext:value-type="float">
            <text:p>29.0159</text:p>
          </table:table-cell>
          <table:table-cell table:style-name="ce44" office:value-type="float" office:value="29.3015873015873" calcext:value-type="float">
            <text:p>29.3016</text:p>
          </table:table-cell>
          <table:table-cell table:number-columns-repeated="2" table:style-name="ce44" office:value-type="float" office:value="29.4603174603175" calcext:value-type="float">
            <text:p>29.4603</text:p>
          </table:table-cell>
          <table:table-cell table:number-columns-repeated="2" table:style-name="ce44" office:value-type="float" office:value="29.4920634920635" calcext:value-type="float">
            <text:p>29.4921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16" office:value-type="float" office:value="22.7936507936508" calcext:value-type="float">
            <text:p>22.7937</text:p>
          </table:table-cell>
          <table:table-cell table:style-name="ce44" office:value-type="float" office:value="26.4126984126984" calcext:value-type="float">
            <text:p>26.4127</text:p>
          </table:table-cell>
          <table:table-cell table:number-columns-repeated="7" table:style-name="ce44" office:value-type="float" office:value="26.7301587301587" calcext:value-type="float">
            <text:p>26.7302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16" office:value-type="float" office:value="20.6984126984127" calcext:value-type="float">
            <text:p>20.6984</text:p>
          </table:table-cell>
          <table:table-cell table:style-name="ce44" office:value-type="float" office:value="27.2698412698413" calcext:value-type="float">
            <text:p>27.2698</text:p>
          </table:table-cell>
          <table:table-cell table:style-name="ce44" office:value-type="float" office:value="28.0634920634921" calcext:value-type="float">
            <text:p>28.0635</text:p>
          </table:table-cell>
          <table:table-cell table:style-name="ce44" office:value-type="float" office:value="28.3174603174603" calcext:value-type="float">
            <text:p>28.3175</text:p>
          </table:table-cell>
          <table:table-cell table:number-columns-repeated="5" table:style-name="ce44" office:value-type="float" office:value="28.3492063492063" calcext:value-type="float">
            <text:p>28.3492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16" office:value-type="float" office:value="19.4920634920635" calcext:value-type="float">
            <text:p>19.4921</text:p>
          </table:table-cell>
          <table:table-cell table:style-name="ce44" office:value-type="float" office:value="27.4603174603175" calcext:value-type="float">
            <text:p>27.4603</text:p>
          </table:table-cell>
          <table:table-cell table:style-name="ce44" office:value-type="float" office:value="28.2222222222222" calcext:value-type="float">
            <text:p>28.2222</text:p>
          </table:table-cell>
          <table:table-cell table:number-columns-repeated="2" table:style-name="ce44" office:value-type="float" office:value="28.8571428571429" calcext:value-type="float">
            <text:p>28.8571</text:p>
          </table:table-cell>
          <table:table-cell table:number-columns-repeated="4" table:style-name="ce44" office:value-type="float" office:value="28.9206349206349" calcext:value-type="float">
            <text:p>28.9206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16" office:value-type="float" office:value="19.1428571428571" calcext:value-type="float">
            <text:p>19.1429</text:p>
          </table:table-cell>
          <table:table-cell table:style-name="ce44" office:value-type="float" office:value="26.7301587301587" calcext:value-type="float">
            <text:p>26.7302</text:p>
          </table:table-cell>
          <table:table-cell table:number-columns-repeated="5" table:style-name="ce44" office:value-type="float" office:value="27.1428571428571" calcext:value-type="float">
            <text:p>27.1429</text:p>
          </table:table-cell>
          <table:table-cell table:style-name="ce44" table:number-columns-repeated="2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16" office:value-type="float" office:value="19.2063492063492" calcext:value-type="float">
            <text:p>19.2063</text:p>
          </table:table-cell>
          <table:table-cell table:style-name="ce44" office:value-type="float" office:value="28.1587301587302" calcext:value-type="float">
            <text:p>28.1587</text:p>
          </table:table-cell>
          <table:table-cell table:style-name="ce44" office:value-type="float" office:value="28.9206349206349" calcext:value-type="float">
            <text:p>28.9206</text:p>
          </table:table-cell>
          <table:table-cell table:style-name="ce44" office:value-type="float" office:value="29.1746031746032" calcext:value-type="float">
            <text:p>29.1746</text:p>
          </table:table-cell>
          <table:table-cell table:style-name="ce44" office:value-type="float" office:value="29.2063492063492" calcext:value-type="float">
            <text:p>29.2063</text:p>
          </table:table-cell>
          <table:table-cell table:style-name="ce44" office:value-type="float" office:value="29.2698412698413" calcext:value-type="float">
            <text:p>29.2698</text:p>
          </table:table-cell>
          <table:table-cell table:number-columns-repeated="2" table:style-name="ce44" office:value-type="float" office:value="29.3015873015873" calcext:value-type="float">
            <text:p>29.3016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16" office:value-type="float" office:value="18.5079365079365" calcext:value-type="float">
            <text:p>18.5079</text:p>
          </table:table-cell>
          <table:table-cell table:style-name="ce44" office:value-type="float" office:value="27.015873015873" calcext:value-type="float">
            <text:p>27.0159</text:p>
          </table:table-cell>
          <table:table-cell table:style-name="ce44" office:value-type="float" office:value="28.4444444444444" calcext:value-type="float">
            <text:p>28.4444</text:p>
          </table:table-cell>
          <table:table-cell table:style-name="ce44" office:value-type="float" office:value="29.9047619047619" calcext:value-type="float">
            <text:p>29.9048</text:p>
          </table:table-cell>
          <table:table-cell table:style-name="ce44" office:value-type="float" office:value="30.1904761904762" calcext:value-type="float">
            <text:p>30.1905</text:p>
          </table:table-cell>
          <table:table-cell table:number-columns-repeated="3" table:style-name="ce44" office:value-type="float" office:value="30.3174603174603" calcext:value-type="float">
            <text:p>30.3175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16" office:value-type="float" office:value="22.984126984127" calcext:value-type="float">
            <text:p>22.9841</text:p>
          </table:table-cell>
          <table:table-cell table:number-columns-repeated="8" table:style-name="ce44" office:value-type="float" office:value="24.7619047619048" calcext:value-type="float">
            <text:p>24.7619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16" office:value-type="float" office:value="22.6031746031746" calcext:value-type="float">
            <text:p>22.6032</text:p>
          </table:table-cell>
          <table:table-cell table:style-name="ce44" office:value-type="float" office:value="25.6825396825397" calcext:value-type="float">
            <text:p>25.6825</text:p>
          </table:table-cell>
          <table:table-cell table:number-columns-repeated="7" table:style-name="ce44" office:value-type="float" office:value="25.7460317460317" calcext:value-type="float">
            <text:p>25.7460</text:p>
          </table:table-cell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16" office:value-type="float" office:value="18.952380952381" calcext:value-type="float">
            <text:p>18.9524</text:p>
          </table:table-cell>
          <table:table-cell table:style-name="ce44" office:value-type="float" office:value="25.9365079365079" calcext:value-type="float">
            <text:p>25.9365</text:p>
          </table:table-cell>
          <table:table-cell table:number-columns-repeated="6" table:style-name="ce44" office:value-type="float" office:value="26.3492063492063" calcext:value-type="float">
            <text:p>26.3492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16" office:value-type="float" office:value="19.047619047619" calcext:value-type="float">
            <text:p>19.0476</text:p>
          </table:table-cell>
          <table:table-cell table:style-name="ce44" office:value-type="float" office:value="28.3174603174603" calcext:value-type="float">
            <text:p>28.3175</text:p>
          </table:table-cell>
          <table:table-cell table:style-name="ce44" office:value-type="float" office:value="29.5873015873016" calcext:value-type="float">
            <text:p>29.5873</text:p>
          </table:table-cell>
          <table:table-cell table:style-name="ce44" office:value-type="float" office:value="30.3174603174603" calcext:value-type="float">
            <text:p>30.3175</text:p>
          </table:table-cell>
          <table:table-cell table:style-name="ce44" office:value-type="float" office:value="30.3809523809524" calcext:value-type="float">
            <text:p>30.3810</text:p>
          </table:table-cell>
          <table:table-cell table:number-columns-repeated="3" table:style-name="ce44" office:value-type="float" office:value="30.4444444444444" calcext:value-type="float">
            <text:p>30.4444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16" office:value-type="float" office:value="18.7301587301587" calcext:value-type="float">
            <text:p>18.7302</text:p>
          </table:table-cell>
          <table:table-cell table:style-name="ce44" office:value-type="float" office:value="26.7301587301587" calcext:value-type="float">
            <text:p>26.7302</text:p>
          </table:table-cell>
          <table:table-cell table:style-name="ce44" office:value-type="float" office:value="28.6666666666667" calcext:value-type="float">
            <text:p>28.6667</text:p>
          </table:table-cell>
          <table:table-cell table:style-name="ce44" office:value-type="float" office:value="30.1269841269841" calcext:value-type="float">
            <text:p>30.1270</text:p>
          </table:table-cell>
          <table:table-cell table:style-name="ce44" office:value-type="float" office:value="30.3492063492063" calcext:value-type="float">
            <text:p>30.3492</text:p>
          </table:table-cell>
          <table:table-cell table:number-columns-repeated="3" table:style-name="ce44" office:value-type="float" office:value="30.5079365079365" calcext:value-type="float">
            <text:p>30.5079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16" office:value-type="float" office:value="15.6190476190476" calcext:value-type="float">
            <text:p>15.6190</text:p>
          </table:table-cell>
          <table:table-cell table:style-name="ce44" office:value-type="float" office:value="26.4126984126984" calcext:value-type="float">
            <text:p>26.4127</text:p>
          </table:table-cell>
          <table:table-cell table:style-name="ce44" office:value-type="float" office:value="28" calcext:value-type="float">
            <text:p>28.0000</text:p>
          </table:table-cell>
          <table:table-cell table:style-name="ce44" office:value-type="float" office:value="30.031746031746" calcext:value-type="float">
            <text:p>30.0317</text:p>
          </table:table-cell>
          <table:table-cell table:style-name="ce44" office:value-type="float" office:value="30.3809523809524" calcext:value-type="float">
            <text:p>30.3810</text:p>
          </table:table-cell>
          <table:table-cell table:number-columns-repeated="3" table:style-name="ce44" office:value-type="float" office:value="30.5396825396825" calcext:value-type="float">
            <text:p>30.5397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16" office:value-type="float" office:value="19.8095238095238" calcext:value-type="float">
            <text:p>19.8095</text:p>
          </table:table-cell>
          <table:table-cell table:style-name="ce44" office:value-type="float" office:value="27.2063492063492" calcext:value-type="float">
            <text:p>27.2063</text:p>
          </table:table-cell>
          <table:table-cell table:style-name="ce44" office:value-type="float" office:value="27.6190476190476" calcext:value-type="float">
            <text:p>27.6190</text:p>
          </table:table-cell>
          <table:table-cell table:number-columns-repeated="5" table:style-name="ce44" office:value-type="float" office:value="27.6825396825397" calcext:value-type="float">
            <text:p>27.6825</text:p>
          </table:table-cell>
          <table:table-cell table:style-name="ce44"/>
          <table:table-cell table:style-name="ce71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16" office:value-type="float" office:value="19.2698412698413" calcext:value-type="float">
            <text:p>19.2698</text:p>
          </table:table-cell>
          <table:table-cell table:style-name="ce44" office:value-type="float" office:value="28.031746031746" calcext:value-type="float">
            <text:p>28.0317</text:p>
          </table:table-cell>
          <table:table-cell table:style-name="ce44" office:value-type="float" office:value="28.8253968253968" calcext:value-type="float">
            <text:p>28.8254</text:p>
          </table:table-cell>
          <table:table-cell table:number-columns-repeated="5" table:style-name="ce44" office:value-type="float" office:value="29.3650793650794" calcext:value-type="float">
            <text:p>29.3651</text:p>
          </table:table-cell>
          <table:table-cell table:style-name="ce44"/>
          <table:table-cell table:style-name="ce71"/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17" office:value-type="float" office:value="18.952380952381" calcext:value-type="float">
            <text:p>18.9524</text:p>
          </table:table-cell>
          <table:table-cell table:style-name="ce45" office:value-type="float" office:value="28.031746031746" calcext:value-type="float">
            <text:p>28.0317</text:p>
          </table:table-cell>
          <table:table-cell table:style-name="ce45" office:value-type="float" office:value="29.047619047619" calcext:value-type="float">
            <text:p>29.0476</text:p>
          </table:table-cell>
          <table:table-cell table:number-columns-repeated="2" table:style-name="ce45" office:value-type="float" office:value="29.8730158730159" calcext:value-type="float">
            <text:p>29.8730</text:p>
          </table:table-cell>
          <table:table-cell table:number-columns-repeated="3" table:style-name="ce45" office:value-type="float" office:value="29.9047619047619" calcext:value-type="float">
            <text:p>29.9048</text:p>
          </table:table-cell>
          <table:table-cell table:style-name="ce45"/>
          <table:table-cell table:style-name="ce72"/>
        </table:table-row>
        <table:table-row table:style-name="ro1">
          <table:table-cell table:style-name="ce3" office:value-type="string" calcext:value-type="string">
            <text:p>no_div_random_terms_large</text:p>
          </table:table-cell>
          <table:table-cell table:style-name="ce9" office:value-type="string" calcext:value-type="string">
            <text:p>BaseRules</text:p>
          </table:table-cell>
          <table:table-cell table:style-name="ce18" office:value-type="float" office:value="6.79285714285714" calcext:value-type="float">
            <text:p>6.7929</text:p>
          </table:table-cell>
          <table:table-cell table:style-name="ce46" office:value-type="float" office:value="7.83571428571429" calcext:value-type="float">
            <text:p>7.8357</text:p>
          </table:table-cell>
          <table:table-cell table:style-name="ce46" office:value-type="float" office:value="7.96428571428571" calcext:value-type="float">
            <text:p>7.9643</text:p>
          </table:table-cell>
          <table:table-cell table:number-columns-repeated="6" table:style-name="ce46" office:value-type="float" office:value="8.05" calcext:value-type="float">
            <text:p>8.0500</text:p>
          </table:table-cell>
          <table:table-cell table:style-name="ce73" office:value-type="float" office:value="8.05" calcext:value-type="float">
            <text:p>8.05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19" office:value-type="float" office:value="6.72142857142857" calcext:value-type="float">
            <text:p>6.7214</text:p>
          </table:table-cell>
          <table:table-cell table:style-name="ce47" office:value-type="float" office:value="7.74285714285714" calcext:value-type="float">
            <text:p>7.7429</text:p>
          </table:table-cell>
          <table:table-cell table:style-name="ce47" office:value-type="float" office:value="7.86428571428571" calcext:value-type="float">
            <text:p>7.8643</text:p>
          </table:table-cell>
          <table:table-cell table:number-columns-repeated="6" table:style-name="ce47" office:value-type="float" office:value="7.94285714285714" calcext:value-type="float">
            <text:p>7.9429</text:p>
          </table:table-cell>
          <table:table-cell table:style-name="ce74" office:value-type="float" office:value="7.94285714285714" calcext:value-type="float">
            <text:p>7.94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19" office:value-type="float" office:value="7.5" calcext:value-type="float">
            <text:p>7.5000</text:p>
          </table:table-cell>
          <table:table-cell table:style-name="ce47" office:value-type="float" office:value="8.04285714285714" calcext:value-type="float">
            <text:p>8.0429</text:p>
          </table:table-cell>
          <table:table-cell table:style-name="ce47" office:value-type="float" office:value="8.09285714285714" calcext:value-type="float">
            <text:p>8.0929</text:p>
          </table:table-cell>
          <table:table-cell table:number-columns-repeated="6" table:style-name="ce47" office:value-type="float" office:value="8.10714285714286" calcext:value-type="float">
            <text:p>8.1071</text:p>
          </table:table-cell>
          <table:table-cell table:style-name="ce74" office:value-type="float" office:value="8.10714285714286" calcext:value-type="float">
            <text:p>8.1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19" office:value-type="float" office:value="6.36428571428571" calcext:value-type="float">
            <text:p>6.3643</text:p>
          </table:table-cell>
          <table:table-cell table:style-name="ce47" office:value-type="float" office:value="7.97857142857143" calcext:value-type="float">
            <text:p>7.9786</text:p>
          </table:table-cell>
          <table:table-cell table:style-name="ce47" office:value-type="float" office:value="8.2" calcext:value-type="float">
            <text:p>8.2000</text:p>
          </table:table-cell>
          <table:table-cell table:number-columns-repeated="6" table:style-name="ce47" office:value-type="float" office:value="8.37857142857143" calcext:value-type="float">
            <text:p>8.3786</text:p>
          </table:table-cell>
          <table:table-cell table:style-name="ce74" office:value-type="float" office:value="8.37857142857143" calcext:value-type="float">
            <text:p>8.378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19" office:value-type="float" office:value="7.28571428571429" calcext:value-type="float">
            <text:p>7.2857</text:p>
          </table:table-cell>
          <table:table-cell table:style-name="ce47" office:value-type="float" office:value="8.25" calcext:value-type="float">
            <text:p>8.2500</text:p>
          </table:table-cell>
          <table:table-cell table:style-name="ce47" office:value-type="float" office:value="8.34285714285714" calcext:value-type="float">
            <text:p>8.3429</text:p>
          </table:table-cell>
          <table:table-cell table:number-columns-repeated="6" table:style-name="ce47" office:value-type="float" office:value="8.41428571428572" calcext:value-type="float">
            <text:p>8.4143</text:p>
          </table:table-cell>
          <table:table-cell table:style-name="ce74" office:value-type="float" office:value="8.41428571428572" calcext:value-type="float">
            <text:p>8.414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19" office:value-type="float" office:value="6.18571428571429" calcext:value-type="float">
            <text:p>6.1857</text:p>
          </table:table-cell>
          <table:table-cell table:style-name="ce47" office:value-type="float" office:value="7.72142857142857" calcext:value-type="float">
            <text:p>7.7214</text:p>
          </table:table-cell>
          <table:table-cell table:style-name="ce47" office:value-type="float" office:value="8.23571428571429" calcext:value-type="float">
            <text:p>8.2357</text:p>
          </table:table-cell>
          <table:table-cell table:style-name="ce47" office:value-type="float" office:value="8.44285714285714" calcext:value-type="float">
            <text:p>8.4429</text:p>
          </table:table-cell>
          <table:table-cell table:style-name="ce47" office:value-type="float" office:value="8.45714285714286" calcext:value-type="float">
            <text:p>8.4571</text:p>
          </table:table-cell>
          <table:table-cell table:number-columns-repeated="4" table:style-name="ce47" office:value-type="float" office:value="8.46428571428571" calcext:value-type="float">
            <text:p>8.4643</text:p>
          </table:table-cell>
          <table:table-cell table:style-name="ce74" office:value-type="float" office:value="8.46428571428571" calcext:value-type="float">
            <text:p>8.464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19" office:value-type="float" office:value="6.19285714285714" calcext:value-type="float">
            <text:p>6.1929</text:p>
          </table:table-cell>
          <table:table-cell table:style-name="ce47" office:value-type="float" office:value="7.65" calcext:value-type="float">
            <text:p>7.6500</text:p>
          </table:table-cell>
          <table:table-cell table:style-name="ce47" office:value-type="float" office:value="8.02857142857143" calcext:value-type="float">
            <text:p>8.0286</text:p>
          </table:table-cell>
          <table:table-cell table:style-name="ce47" office:value-type="float" office:value="8.40714285714286" calcext:value-type="float">
            <text:p>8.4071</text:p>
          </table:table-cell>
          <table:table-cell table:style-name="ce47" office:value-type="float" office:value="8.45714285714286" calcext:value-type="float">
            <text:p>8.4571</text:p>
          </table:table-cell>
          <table:table-cell table:number-columns-repeated="4" table:style-name="ce47" office:value-type="float" office:value="8.46428571428571" calcext:value-type="float">
            <text:p>8.4643</text:p>
          </table:table-cell>
          <table:table-cell table:style-name="ce74" office:value-type="float" office:value="8.46428571428571" calcext:value-type="float">
            <text:p>8.464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19" office:value-type="float" office:value="7.42857142857143" calcext:value-type="float">
            <text:p>7.4286</text:p>
          </table:table-cell>
          <table:table-cell table:style-name="ce47" office:value-type="float" office:value="7.55" calcext:value-type="float">
            <text:p>7.5500</text:p>
          </table:table-cell>
          <table:table-cell table:number-columns-repeated="7" table:style-name="ce47" office:value-type="float" office:value="7.57142857142857" calcext:value-type="float">
            <text:p>7.5714</text:p>
          </table:table-cell>
          <table:table-cell table:style-name="ce74" office:value-type="float" office:value="7.57142857142857" calcext:value-type="float">
            <text:p>7.571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19" office:value-type="float" office:value="7.02142857142857" calcext:value-type="float">
            <text:p>7.0214</text:p>
          </table:table-cell>
          <table:table-cell table:style-name="ce47" office:value-type="float" office:value="7.89285714285714" calcext:value-type="float">
            <text:p>7.8929</text:p>
          </table:table-cell>
          <table:table-cell table:style-name="ce47" office:value-type="float" office:value="8.02857142857143" calcext:value-type="float">
            <text:p>8.0286</text:p>
          </table:table-cell>
          <table:table-cell table:style-name="ce47" office:value-type="float" office:value="8.09285714285714" calcext:value-type="float">
            <text:p>8.0929</text:p>
          </table:table-cell>
          <table:table-cell table:number-columns-repeated="5" table:style-name="ce47" office:value-type="float" office:value="8.1" calcext:value-type="float">
            <text:p>8.1000</text:p>
          </table:table-cell>
          <table:table-cell table:style-name="ce74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19" office:value-type="float" office:value="7.49285714285714" calcext:value-type="float">
            <text:p>7.4929</text:p>
          </table:table-cell>
          <table:table-cell table:style-name="ce47" office:value-type="float" office:value="7.77142857142857" calcext:value-type="float">
            <text:p>7.7714</text:p>
          </table:table-cell>
          <table:table-cell table:number-columns-repeated="7" table:style-name="ce47" office:value-type="float" office:value="7.79285714285714" calcext:value-type="float">
            <text:p>7.7929</text:p>
          </table:table-cell>
          <table:table-cell table:style-name="ce74" office:value-type="float" office:value="7.79285714285714" calcext:value-type="float">
            <text:p>7.79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19" office:value-type="float" office:value="6.75" calcext:value-type="float">
            <text:p>6.7500</text:p>
          </table:table-cell>
          <table:table-cell table:style-name="ce47" office:value-type="float" office:value="7.97142857142857" calcext:value-type="float">
            <text:p>7.9714</text:p>
          </table:table-cell>
          <table:table-cell table:style-name="ce47" office:value-type="float" office:value="8.19285714285714" calcext:value-type="float">
            <text:p>8.1929</text:p>
          </table:table-cell>
          <table:table-cell table:number-columns-repeated="6" table:style-name="ce47" office:value-type="float" office:value="8.32142857142857" calcext:value-type="float">
            <text:p>8.3214</text:p>
          </table:table-cell>
          <table:table-cell table:style-name="ce74" office:value-type="float" office:value="8.32142857142857" calcext:value-type="float">
            <text:p>8.321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19" office:value-type="float" office:value="7.53571428571429" calcext:value-type="float">
            <text:p>7.5357</text:p>
          </table:table-cell>
          <table:table-cell table:style-name="ce47" office:value-type="float" office:value="7.96428571428571" calcext:value-type="float">
            <text:p>7.9643</text:p>
          </table:table-cell>
          <table:table-cell table:style-name="ce47" office:value-type="float" office:value="7.98571428571429" calcext:value-type="float">
            <text:p>7.9857</text:p>
          </table:table-cell>
          <table:table-cell table:number-columns-repeated="6" table:style-name="ce47" office:value-type="float" office:value="8" calcext:value-type="float">
            <text:p>8.0000</text:p>
          </table:table-cell>
          <table:table-cell table:style-name="ce74" office:value-type="float" office:value="8" calcext:value-type="float">
            <text:p>8.00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19" office:value-type="float" office:value="6.57142857142857" calcext:value-type="float">
            <text:p>6.5714</text:p>
          </table:table-cell>
          <table:table-cell table:style-name="ce47" office:value-type="float" office:value="7.97857142857143" calcext:value-type="float">
            <text:p>7.9786</text:p>
          </table:table-cell>
          <table:table-cell table:style-name="ce47" office:value-type="float" office:value="8.20714285714286" calcext:value-type="float">
            <text:p>8.2071</text:p>
          </table:table-cell>
          <table:table-cell table:number-columns-repeated="6" table:style-name="ce47" office:value-type="float" office:value="8.37857142857143" calcext:value-type="float">
            <text:p>8.3786</text:p>
          </table:table-cell>
          <table:table-cell table:style-name="ce74" office:value-type="float" office:value="8.37857142857143" calcext:value-type="float">
            <text:p>8.378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19" office:value-type="float" office:value="7.04285714285714" calcext:value-type="float">
            <text:p>7.0429</text:p>
          </table:table-cell>
          <table:table-cell table:number-columns-repeated="8" table:style-name="ce47" office:value-type="float" office:value="7.04285714285714" calcext:value-type="float">
            <text:p>7.0429</text:p>
          </table:table-cell>
          <table:table-cell table:style-name="ce74" office:value-type="float" office:value="7.04285714285714" calcext:value-type="float">
            <text:p>7.04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19" office:value-type="float" office:value="7.10714285714286" calcext:value-type="float">
            <text:p>7.1071</text:p>
          </table:table-cell>
          <table:table-cell table:number-columns-repeated="8" table:style-name="ce47" office:value-type="float" office:value="7.12857142857143" calcext:value-type="float">
            <text:p>7.1286</text:p>
          </table:table-cell>
          <table:table-cell table:style-name="ce74" office:value-type="float" office:value="7.12857142857143" calcext:value-type="float">
            <text:p>7.128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19" office:value-type="float" office:value="7.17857142857143" calcext:value-type="float">
            <text:p>7.1786</text:p>
          </table:table-cell>
          <table:table-cell table:style-name="ce47" office:value-type="float" office:value="7.38571428571429" calcext:value-type="float">
            <text:p>7.3857</text:p>
          </table:table-cell>
          <table:table-cell table:style-name="ce47" office:value-type="float" office:value="7.39285714285714" calcext:value-type="float">
            <text:p>7.3929</text:p>
          </table:table-cell>
          <table:table-cell table:number-columns-repeated="6" table:style-name="ce47" office:value-type="float" office:value="7.40714285714286" calcext:value-type="float">
            <text:p>7.4071</text:p>
          </table:table-cell>
          <table:table-cell table:style-name="ce74" office:value-type="float" office:value="7.40714285714286" calcext:value-type="float">
            <text:p>7.4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19" office:value-type="float" office:value="5.27142857142857" calcext:value-type="float">
            <text:p>5.2714</text:p>
          </table:table-cell>
          <table:table-cell table:style-name="ce47" office:value-type="float" office:value="7.59285714285714" calcext:value-type="float">
            <text:p>7.5929</text:p>
          </table:table-cell>
          <table:table-cell table:style-name="ce47" office:value-type="float" office:value="7.96428571428571" calcext:value-type="float">
            <text:p>7.9643</text:p>
          </table:table-cell>
          <table:table-cell table:style-name="ce47" office:value-type="float" office:value="8.22142857142857" calcext:value-type="float">
            <text:p>8.2214</text:p>
          </table:table-cell>
          <table:table-cell table:style-name="ce47" office:value-type="float" office:value="8.25" calcext:value-type="float">
            <text:p>8.2500</text:p>
          </table:table-cell>
          <table:table-cell table:number-columns-repeated="4" table:style-name="ce47" office:value-type="float" office:value="8.25714285714286" calcext:value-type="float">
            <text:p>8.2571</text:p>
          </table:table-cell>
          <table:table-cell table:style-name="ce74" office:value-type="float" office:value="8.25714285714286" calcext:value-type="float">
            <text:p>8.25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19" office:value-type="float" office:value="7.65714285714286" calcext:value-type="float">
            <text:p>7.6571</text:p>
          </table:table-cell>
          <table:table-cell table:style-name="ce47" office:value-type="float" office:value="8.19285714285714" calcext:value-type="float">
            <text:p>8.1929</text:p>
          </table:table-cell>
          <table:table-cell table:style-name="ce47" office:value-type="float" office:value="8.24285714285714" calcext:value-type="float">
            <text:p>8.2429</text:p>
          </table:table-cell>
          <table:table-cell table:number-columns-repeated="6" table:style-name="ce47" office:value-type="float" office:value="8.25" calcext:value-type="float">
            <text:p>8.2500</text:p>
          </table:table-cell>
          <table:table-cell table:style-name="ce74" office:value-type="float" office:value="8.25" calcext:value-type="float">
            <text:p>8.25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19" office:value-type="float" office:value="7.16428571428572" calcext:value-type="float">
            <text:p>7.1643</text:p>
          </table:table-cell>
          <table:table-cell table:style-name="ce47" office:value-type="float" office:value="8.12142857142857" calcext:value-type="float">
            <text:p>8.1214</text:p>
          </table:table-cell>
          <table:table-cell table:style-name="ce47" office:value-type="float" office:value="8.21428571428571" calcext:value-type="float">
            <text:p>8.2143</text:p>
          </table:table-cell>
          <table:table-cell table:style-name="ce47" office:value-type="float" office:value="8.3" calcext:value-type="float">
            <text:p>8.3000</text:p>
          </table:table-cell>
          <table:table-cell table:number-columns-repeated="5" table:style-name="ce47" office:value-type="float" office:value="8.30714285714286" calcext:value-type="float">
            <text:p>8.3071</text:p>
          </table:table-cell>
          <table:table-cell table:style-name="ce74" office:value-type="float" office:value="8.30714285714286" calcext:value-type="float">
            <text:p>8.3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19" office:value-type="float" office:value="6.83571428571429" calcext:value-type="float">
            <text:p>6.8357</text:p>
          </table:table-cell>
          <table:table-cell table:style-name="ce47" office:value-type="float" office:value="8.08571428571429" calcext:value-type="float">
            <text:p>8.0857</text:p>
          </table:table-cell>
          <table:table-cell table:style-name="ce47" office:value-type="float" office:value="8.22857142857143" calcext:value-type="float">
            <text:p>8.2286</text:p>
          </table:table-cell>
          <table:table-cell table:number-columns-repeated="6" table:style-name="ce47" office:value-type="float" office:value="8.30714285714286" calcext:value-type="float">
            <text:p>8.3071</text:p>
          </table:table-cell>
          <table:table-cell table:style-name="ce74" office:value-type="float" office:value="8.30714285714286" calcext:value-type="float">
            <text:p>8.3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19" office:value-type="float" office:value="7.36428571428571" calcext:value-type="float">
            <text:p>7.3643</text:p>
          </table:table-cell>
          <table:table-cell table:style-name="ce47" office:value-type="float" office:value="7.5" calcext:value-type="float">
            <text:p>7.5000</text:p>
          </table:table-cell>
          <table:table-cell table:number-columns-repeated="7" table:style-name="ce47" office:value-type="float" office:value="7.52142857142857" calcext:value-type="float">
            <text:p>7.5214</text:p>
          </table:table-cell>
          <table:table-cell table:style-name="ce74" office:value-type="float" office:value="7.52142857142857" calcext:value-type="float">
            <text:p>7.521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19" office:value-type="float" office:value="7.4" calcext:value-type="float">
            <text:p>7.4000</text:p>
          </table:table-cell>
          <table:table-cell table:style-name="ce47" office:value-type="float" office:value="7.76428571428571" calcext:value-type="float">
            <text:p>7.7643</text:p>
          </table:table-cell>
          <table:table-cell table:style-name="ce47" office:value-type="float" office:value="7.78571428571429" calcext:value-type="float">
            <text:p>7.7857</text:p>
          </table:table-cell>
          <table:table-cell table:number-columns-repeated="6" table:style-name="ce47" office:value-type="float" office:value="7.8" calcext:value-type="float">
            <text:p>7.8000</text:p>
          </table:table-cell>
          <table:table-cell table:style-name="ce74" office:value-type="float" office:value="7.8" calcext:value-type="float">
            <text:p>7.80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19" office:value-type="float" office:value="7.42142857142857" calcext:value-type="float">
            <text:p>7.4214</text:p>
          </table:table-cell>
          <table:table-cell table:style-name="ce47" office:value-type="float" office:value="7.88571428571429" calcext:value-type="float">
            <text:p>7.8857</text:p>
          </table:table-cell>
          <table:table-cell table:style-name="ce47" office:value-type="float" office:value="7.90714285714286" calcext:value-type="float">
            <text:p>7.9071</text:p>
          </table:table-cell>
          <table:table-cell table:number-columns-repeated="6" table:style-name="ce47" office:value-type="float" office:value="7.93571428571429" calcext:value-type="float">
            <text:p>7.9357</text:p>
          </table:table-cell>
          <table:table-cell table:style-name="ce74" office:value-type="float" office:value="7.93571428571429" calcext:value-type="float">
            <text:p>7.93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19" office:value-type="float" office:value="7.25" calcext:value-type="float">
            <text:p>7.2500</text:p>
          </table:table-cell>
          <table:table-cell table:number-columns-repeated="8" table:style-name="ce47" office:value-type="float" office:value="7.42857142857143" calcext:value-type="float">
            <text:p>7.4286</text:p>
          </table:table-cell>
          <table:table-cell table:style-name="ce74" office:value-type="float" office:value="7.42857142857143" calcext:value-type="float">
            <text:p>7.428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19" office:value-type="float" office:value="7.56428571428571" calcext:value-type="float">
            <text:p>7.5643</text:p>
          </table:table-cell>
          <table:table-cell table:style-name="ce47" office:value-type="float" office:value="8.12142857142857" calcext:value-type="float">
            <text:p>8.1214</text:p>
          </table:table-cell>
          <table:table-cell table:number-columns-repeated="7" table:style-name="ce47" office:value-type="float" office:value="8.13571428571429" calcext:value-type="float">
            <text:p>8.1357</text:p>
          </table:table-cell>
          <table:table-cell table:style-name="ce74" office:value-type="float" office:value="8.13571428571429" calcext:value-type="float">
            <text:p>8.13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19" office:value-type="float" office:value="7.25" calcext:value-type="float">
            <text:p>7.2500</text:p>
          </table:table-cell>
          <table:table-cell table:style-name="ce47" office:value-type="float" office:value="8.29285714285714" calcext:value-type="float">
            <text:p>8.2929</text:p>
          </table:table-cell>
          <table:table-cell table:style-name="ce47" office:value-type="float" office:value="8.45" calcext:value-type="float">
            <text:p>8.4500</text:p>
          </table:table-cell>
          <table:table-cell table:number-columns-repeated="6" table:style-name="ce47" office:value-type="float" office:value="8.50714285714286" calcext:value-type="float">
            <text:p>8.5071</text:p>
          </table:table-cell>
          <table:table-cell table:style-name="ce74" office:value-type="float" office:value="8.50714285714286" calcext:value-type="float">
            <text:p>8.5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19" office:value-type="float" office:value="6.63571428571429" calcext:value-type="float">
            <text:p>6.6357</text:p>
          </table:table-cell>
          <table:table-cell table:number-columns-repeated="8" table:style-name="ce47" office:value-type="float" office:value="6.73571428571429" calcext:value-type="float">
            <text:p>6.7357</text:p>
          </table:table-cell>
          <table:table-cell table:style-name="ce74" office:value-type="float" office:value="6.73571428571429" calcext:value-type="float">
            <text:p>6.73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19" office:value-type="float" office:value="7.02142857142857" calcext:value-type="float">
            <text:p>7.0214</text:p>
          </table:table-cell>
          <table:table-cell table:number-columns-repeated="8" table:style-name="ce47" office:value-type="float" office:value="7.1" calcext:value-type="float">
            <text:p>7.1000</text:p>
          </table:table-cell>
          <table:table-cell table:style-name="ce74" office:value-type="float" office:value="7.1" calcext:value-type="float">
            <text:p>7.10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19" office:value-type="float" office:value="7.00714285714286" calcext:value-type="float">
            <text:p>7.0071</text:p>
          </table:table-cell>
          <table:table-cell table:style-name="ce47" office:value-type="float" office:value="7.18571428571429" calcext:value-type="float">
            <text:p>7.1857</text:p>
          </table:table-cell>
          <table:table-cell table:number-columns-repeated="7" table:style-name="ce47" office:value-type="float" office:value="7.19285714285714" calcext:value-type="float">
            <text:p>7.1929</text:p>
          </table:table-cell>
          <table:table-cell table:style-name="ce74" office:value-type="float" office:value="7.19285714285714" calcext:value-type="float">
            <text:p>7.19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19" office:value-type="float" office:value="7.68571428571429" calcext:value-type="float">
            <text:p>7.6857</text:p>
          </table:table-cell>
          <table:table-cell table:style-name="ce47" office:value-type="float" office:value="8.38571428571429" calcext:value-type="float">
            <text:p>8.3857</text:p>
          </table:table-cell>
          <table:table-cell table:style-name="ce47" office:value-type="float" office:value="8.45" calcext:value-type="float">
            <text:p>8.4500</text:p>
          </table:table-cell>
          <table:table-cell table:number-columns-repeated="6" table:style-name="ce47" office:value-type="float" office:value="8.45714285714286" calcext:value-type="float">
            <text:p>8.4571</text:p>
          </table:table-cell>
          <table:table-cell table:style-name="ce74" office:value-type="float" office:value="8.45714285714286" calcext:value-type="float">
            <text:p>8.45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19" office:value-type="float" office:value="7.03571428571429" calcext:value-type="float">
            <text:p>7.0357</text:p>
          </table:table-cell>
          <table:table-cell table:style-name="ce47" office:value-type="float" office:value="8.29285714285714" calcext:value-type="float">
            <text:p>8.2929</text:p>
          </table:table-cell>
          <table:table-cell table:style-name="ce47" office:value-type="float" office:value="8.42142857142857" calcext:value-type="float">
            <text:p>8.4214</text:p>
          </table:table-cell>
          <table:table-cell table:style-name="ce47" office:value-type="float" office:value="8.51428571428571" calcext:value-type="float">
            <text:p>8.5143</text:p>
          </table:table-cell>
          <table:table-cell table:number-columns-repeated="5" table:style-name="ce47" office:value-type="float" office:value="8.52142857142857" calcext:value-type="float">
            <text:p>8.5214</text:p>
          </table:table-cell>
          <table:table-cell table:style-name="ce74" office:value-type="float" office:value="8.52142857142857" calcext:value-type="float">
            <text:p>8.521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19" office:value-type="float" office:value="6.71428571428571" calcext:value-type="float">
            <text:p>6.7143</text:p>
          </table:table-cell>
          <table:table-cell table:style-name="ce47" office:value-type="float" office:value="8.24285714285714" calcext:value-type="float">
            <text:p>8.2429</text:p>
          </table:table-cell>
          <table:table-cell table:style-name="ce47" office:value-type="float" office:value="8.43571428571429" calcext:value-type="float">
            <text:p>8.4357</text:p>
          </table:table-cell>
          <table:table-cell table:style-name="ce47" office:value-type="float" office:value="8.52142857142857" calcext:value-type="float">
            <text:p>8.5214</text:p>
          </table:table-cell>
          <table:table-cell table:number-columns-repeated="5" table:style-name="ce47" office:value-type="float" office:value="8.52857142857143" calcext:value-type="float">
            <text:p>8.5286</text:p>
          </table:table-cell>
          <table:table-cell table:style-name="ce74" office:value-type="float" office:value="8.52857142857143" calcext:value-type="float">
            <text:p>8.528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19" office:value-type="float" office:value="7.43571428571429" calcext:value-type="float">
            <text:p>7.4357</text:p>
          </table:table-cell>
          <table:table-cell table:style-name="ce47" office:value-type="float" office:value="7.68571428571429" calcext:value-type="float">
            <text:p>7.6857</text:p>
          </table:table-cell>
          <table:table-cell table:number-columns-repeated="7" table:style-name="ce47" office:value-type="float" office:value="7.70714285714286" calcext:value-type="float">
            <text:p>7.7071</text:p>
          </table:table-cell>
          <table:table-cell table:style-name="ce74" office:value-type="float" office:value="7.70714285714286" calcext:value-type="float">
            <text:p>7.707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19" office:value-type="float" office:value="7.41428571428572" calcext:value-type="float">
            <text:p>7.4143</text:p>
          </table:table-cell>
          <table:table-cell table:style-name="ce47" office:value-type="float" office:value="7.95714285714286" calcext:value-type="float">
            <text:p>7.9571</text:p>
          </table:table-cell>
          <table:table-cell table:style-name="ce47" office:value-type="float" office:value="7.97857142857143" calcext:value-type="float">
            <text:p>7.9786</text:p>
          </table:table-cell>
          <table:table-cell table:number-columns-repeated="6" table:style-name="ce47" office:value-type="float" office:value="7.99285714285714" calcext:value-type="float">
            <text:p>7.9929</text:p>
          </table:table-cell>
          <table:table-cell table:style-name="ce74" office:value-type="float" office:value="7.99285714285714" calcext:value-type="float">
            <text:p>7.9929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20" office:value-type="float" office:value="7.43571428571429" calcext:value-type="float">
            <text:p>7.4357</text:p>
          </table:table-cell>
          <table:table-cell table:style-name="ce48" office:value-type="float" office:value="8.07142857142857" calcext:value-type="float">
            <text:p>8.0714</text:p>
          </table:table-cell>
          <table:table-cell table:style-name="ce48" office:value-type="float" office:value="8.1" calcext:value-type="float">
            <text:p>8.1000</text:p>
          </table:table-cell>
          <table:table-cell table:number-columns-repeated="6" table:style-name="ce48" office:value-type="float" office:value="8.12857142857143" calcext:value-type="float">
            <text:p>8.1286</text:p>
          </table:table-cell>
          <table:table-cell table:style-name="ce75" office:value-type="float" office:value="8.12857142857143" calcext:value-type="float">
            <text:p>8.1286</text:p>
          </table:table-cell>
        </table:table-row>
        <table:table-row table:style-name="ro1">
          <table:table-cell table:style-name="ce3" office:value-type="string" calcext:value-type="string">
            <text:p>no_div_random_terms_medium</text:p>
          </table:table-cell>
          <table:table-cell table:style-name="ce9" office:value-type="string" calcext:value-type="string">
            <text:p>BaseRules</text:p>
          </table:table-cell>
          <table:table-cell table:style-name="ce21" office:value-type="float" office:value="4.54133333333333" calcext:value-type="float">
            <text:p>4.5413</text:p>
          </table:table-cell>
          <table:table-cell table:style-name="ce49" office:value-type="float" office:value="5.08533333333333" calcext:value-type="float">
            <text:p>5.0853</text:p>
          </table:table-cell>
          <table:table-cell table:style-name="ce49" office:value-type="float" office:value="5.15733333333333" calcext:value-type="float">
            <text:p>5.1573</text:p>
          </table:table-cell>
          <table:table-cell table:number-columns-repeated="6" table:style-name="ce49" office:value-type="float" office:value="5.16533333333333" calcext:value-type="float">
            <text:p>5.1653</text:p>
          </table:table-cell>
          <table:table-cell table:style-name="ce76" office:value-type="float" office:value="5.16533333333333" calcext:value-type="float">
            <text:p>5.165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22" office:value-type="float" office:value="4.41333333333333" calcext:value-type="float">
            <text:p>4.4133</text:p>
          </table:table-cell>
          <table:table-cell table:style-name="ce50" office:value-type="float" office:value="4.944" calcext:value-type="float">
            <text:p>4.9440</text:p>
          </table:table-cell>
          <table:table-cell table:style-name="ce50" office:value-type="float" office:value="5.01333333333333" calcext:value-type="float">
            <text:p>5.0133</text:p>
          </table:table-cell>
          <table:table-cell table:number-columns-repeated="6" table:style-name="ce50" office:value-type="float" office:value="5.02133333333333" calcext:value-type="float">
            <text:p>5.0213</text:p>
          </table:table-cell>
          <table:table-cell table:style-name="ce77" office:value-type="float" office:value="5.02133333333333" calcext:value-type="float">
            <text:p>5.021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22" office:value-type="float" office:value="4.96266666666667" calcext:value-type="float">
            <text:p>4.9627</text:p>
          </table:table-cell>
          <table:table-cell table:number-columns-repeated="8" table:style-name="ce50" office:value-type="float" office:value="5.12266666666667" calcext:value-type="float">
            <text:p>5.1227</text:p>
          </table:table-cell>
          <table:table-cell table:style-name="ce77" office:value-type="float" office:value="5.12266666666667" calcext:value-type="float">
            <text:p>5.122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22" office:value-type="float" office:value="4.42666666666667" calcext:value-type="float">
            <text:p>4.4267</text:p>
          </table:table-cell>
          <table:table-cell table:style-name="ce50" office:value-type="float" office:value="5.232" calcext:value-type="float">
            <text:p>5.2320</text:p>
          </table:table-cell>
          <table:table-cell table:style-name="ce50" office:value-type="float" office:value="5.30133333333333" calcext:value-type="float">
            <text:p>5.3013</text:p>
          </table:table-cell>
          <table:table-cell table:number-columns-repeated="6" table:style-name="ce50" office:value-type="float" office:value="5.33066666666667" calcext:value-type="float">
            <text:p>5.3307</text:p>
          </table:table-cell>
          <table:table-cell table:style-name="ce77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22" office:value-type="float" office:value="4.90133333333333" calcext:value-type="float">
            <text:p>4.9013</text:p>
          </table:table-cell>
          <table:table-cell table:style-name="ce50" office:value-type="float" office:value="5.288" calcext:value-type="float">
            <text:p>5.2880</text:p>
          </table:table-cell>
          <table:table-cell table:style-name="ce50" office:value-type="float" office:value="5.30933333333333" calcext:value-type="float">
            <text:p>5.3093</text:p>
          </table:table-cell>
          <table:table-cell table:number-columns-repeated="6" table:style-name="ce50" office:value-type="float" office:value="5.312" calcext:value-type="float">
            <text:p>5.3120</text:p>
          </table:table-cell>
          <table:table-cell table:style-name="ce77" office:value-type="float" office:value="5.312" calcext:value-type="float">
            <text:p>5.312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22" office:value-type="float" office:value="4.072" calcext:value-type="float">
            <text:p>4.0720</text:p>
          </table:table-cell>
          <table:table-cell table:style-name="ce50" office:value-type="float" office:value="5.10666666666667" calcext:value-type="float">
            <text:p>5.1067</text:p>
          </table:table-cell>
          <table:table-cell table:style-name="ce50" office:value-type="float" office:value="5.29066666666667" calcext:value-type="float">
            <text:p>5.2907</text:p>
          </table:table-cell>
          <table:table-cell table:style-name="ce50" office:value-type="float" office:value="5.36" calcext:value-type="float">
            <text:p>5.3600</text:p>
          </table:table-cell>
          <table:table-cell table:style-name="ce50" office:value-type="float" office:value="5.36266666666667" calcext:value-type="float">
            <text:p>5.3627</text:p>
          </table:table-cell>
          <table:table-cell table:number-columns-repeated="4" table:style-name="ce50" office:value-type="float" office:value="5.36533333333333" calcext:value-type="float">
            <text:p>5.3653</text:p>
          </table:table-cell>
          <table:table-cell table:style-name="ce77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22" office:value-type="float" office:value="4.016" calcext:value-type="float">
            <text:p>4.0160</text:p>
          </table:table-cell>
          <table:table-cell table:style-name="ce50" office:value-type="float" office:value="5.01333333333333" calcext:value-type="float">
            <text:p>5.0133</text:p>
          </table:table-cell>
          <table:table-cell table:style-name="ce50" office:value-type="float" office:value="5.24533333333333" calcext:value-type="float">
            <text:p>5.2453</text:p>
          </table:table-cell>
          <table:table-cell table:style-name="ce50" office:value-type="float" office:value="5.36533333333333" calcext:value-type="float">
            <text:p>5.3653</text:p>
          </table:table-cell>
          <table:table-cell table:number-columns-repeated="5" table:style-name="ce50" office:value-type="float" office:value="5.376" calcext:value-type="float">
            <text:p>5.3760</text:p>
          </table:table-cell>
          <table:table-cell table:style-name="ce77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22" office:value-type="float" office:value="4.704" calcext:value-type="float">
            <text:p>4.7040</text:p>
          </table:table-cell>
          <table:table-cell table:number-columns-repeated="8" table:style-name="ce50" office:value-type="float" office:value="4.73333333333333" calcext:value-type="float">
            <text:p>4.7333</text:p>
          </table:table-cell>
          <table:table-cell table:style-name="ce77" office:value-type="float" office:value="4.73333333333333" calcext:value-type="float">
            <text:p>4.733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22" office:value-type="float" office:value="4.664" calcext:value-type="float">
            <text:p>4.6640</text:p>
          </table:table-cell>
          <table:table-cell table:style-name="ce50" office:value-type="float" office:value="4.992" calcext:value-type="float">
            <text:p>4.9920</text:p>
          </table:table-cell>
          <table:table-cell table:style-name="ce50" office:value-type="float" office:value="5.01866666666667" calcext:value-type="float">
            <text:p>5.0187</text:p>
          </table:table-cell>
          <table:table-cell table:number-columns-repeated="6" table:style-name="ce50" office:value-type="float" office:value="5.02933333333333" calcext:value-type="float">
            <text:p>5.0293</text:p>
          </table:table-cell>
          <table:table-cell table:style-name="ce77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22" office:value-type="float" office:value="4.824" calcext:value-type="float">
            <text:p>4.8240</text:p>
          </table:table-cell>
          <table:table-cell table:number-columns-repeated="8" table:style-name="ce50" office:value-type="float" office:value="4.888" calcext:value-type="float">
            <text:p>4.8880</text:p>
          </table:table-cell>
          <table:table-cell table:style-name="ce77" office:value-type="float" office:value="4.888" calcext:value-type="float">
            <text:p>4.888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22" office:value-type="float" office:value="4.70933333333333" calcext:value-type="float">
            <text:p>4.7093</text:p>
          </table:table-cell>
          <table:table-cell table:style-name="ce50" office:value-type="float" office:value="5.21066666666667" calcext:value-type="float">
            <text:p>5.2107</text:p>
          </table:table-cell>
          <table:table-cell table:style-name="ce50" office:value-type="float" office:value="5.25866666666667" calcext:value-type="float">
            <text:p>5.2587</text:p>
          </table:table-cell>
          <table:table-cell table:number-columns-repeated="6" table:style-name="ce50" office:value-type="float" office:value="5.29066666666667" calcext:value-type="float">
            <text:p>5.2907</text:p>
          </table:table-cell>
          <table:table-cell table:style-name="ce77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22" office:value-type="float" office:value="4.92" calcext:value-type="float">
            <text:p>4.9200</text:p>
          </table:table-cell>
          <table:table-cell table:number-columns-repeated="8" table:style-name="ce50" office:value-type="float" office:value="5.03466666666667" calcext:value-type="float">
            <text:p>5.0347</text:p>
          </table:table-cell>
          <table:table-cell table:style-name="ce77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22" office:value-type="float" office:value="4.568" calcext:value-type="float">
            <text:p>4.5680</text:p>
          </table:table-cell>
          <table:table-cell table:style-name="ce50" office:value-type="float" office:value="5.19733333333333" calcext:value-type="float">
            <text:p>5.1973</text:p>
          </table:table-cell>
          <table:table-cell table:style-name="ce50" office:value-type="float" office:value="5.296" calcext:value-type="float">
            <text:p>5.2960</text:p>
          </table:table-cell>
          <table:table-cell table:number-columns-repeated="6" table:style-name="ce50" office:value-type="float" office:value="5.33066666666667" calcext:value-type="float">
            <text:p>5.3307</text:p>
          </table:table-cell>
          <table:table-cell table:style-name="ce77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22" office:value-type="float" office:value="4.416" calcext:value-type="float">
            <text:p>4.4160</text:p>
          </table:table-cell>
          <table:table-cell table:number-columns-repeated="8" table:style-name="ce50" office:value-type="float" office:value="4.416" calcext:value-type="float">
            <text:p>4.4160</text:p>
          </table:table-cell>
          <table:table-cell table:style-name="ce77" office:value-type="float" office:value="4.416" calcext:value-type="float">
            <text:p>4.416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22" office:value-type="float" office:value="4.448" calcext:value-type="float">
            <text:p>4.4480</text:p>
          </table:table-cell>
          <table:table-cell table:number-columns-repeated="8" table:style-name="ce50" office:value-type="float" office:value="4.45066666666667" calcext:value-type="float">
            <text:p>4.4507</text:p>
          </table:table-cell>
          <table:table-cell table:style-name="ce77" office:value-type="float" office:value="4.45066666666667" calcext:value-type="float">
            <text:p>4.450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22" office:value-type="float" office:value="4.55733333333333" calcext:value-type="float">
            <text:p>4.5573</text:p>
          </table:table-cell>
          <table:table-cell table:number-columns-repeated="8" table:style-name="ce50" office:value-type="float" office:value="4.61866666666667" calcext:value-type="float">
            <text:p>4.6187</text:p>
          </table:table-cell>
          <table:table-cell table:style-name="ce77" office:value-type="float" office:value="4.61866666666667" calcext:value-type="float">
            <text:p>4.618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22" office:value-type="float" office:value="3.86133333333333" calcext:value-type="float">
            <text:p>3.8613</text:p>
          </table:table-cell>
          <table:table-cell table:style-name="ce50" office:value-type="float" office:value="5.008" calcext:value-type="float">
            <text:p>5.0080</text:p>
          </table:table-cell>
          <table:table-cell table:style-name="ce50" office:value-type="float" office:value="5.144" calcext:value-type="float">
            <text:p>5.1440</text:p>
          </table:table-cell>
          <table:table-cell table:style-name="ce50" office:value-type="float" office:value="5.22666666666667" calcext:value-type="float">
            <text:p>5.2267</text:p>
          </table:table-cell>
          <table:table-cell table:style-name="ce50" office:value-type="float" office:value="5.22933333333333" calcext:value-type="float">
            <text:p>5.2293</text:p>
          </table:table-cell>
          <table:table-cell table:number-columns-repeated="2" table:style-name="ce50" office:value-type="float" office:value="5.23733333333333" calcext:value-type="float">
            <text:p>5.2373</text:p>
          </table:table-cell>
          <table:table-cell table:number-columns-repeated="2" table:style-name="ce50" office:value-type="float" office:value="5.24" calcext:value-type="float">
            <text:p>5.2400</text:p>
          </table:table-cell>
          <table:table-cell table:style-name="ce77" office:value-type="float" office:value="5.24" calcext:value-type="float">
            <text:p>5.24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22" office:value-type="float" office:value="4.992" calcext:value-type="float">
            <text:p>4.9920</text:p>
          </table:table-cell>
          <table:table-cell table:number-columns-repeated="8" table:style-name="ce50" office:value-type="float" office:value="5.13866666666667" calcext:value-type="float">
            <text:p>5.1387</text:p>
          </table:table-cell>
          <table:table-cell table:style-name="ce77" office:value-type="float" office:value="5.13866666666667" calcext:value-type="float">
            <text:p>5.138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22" office:value-type="float" office:value="4.76266666666667" calcext:value-type="float">
            <text:p>4.7627</text:p>
          </table:table-cell>
          <table:table-cell table:style-name="ce50" office:value-type="float" office:value="5.13866666666667" calcext:value-type="float">
            <text:p>5.1387</text:p>
          </table:table-cell>
          <table:table-cell table:style-name="ce50" office:value-type="float" office:value="5.16266666666667" calcext:value-type="float">
            <text:p>5.1627</text:p>
          </table:table-cell>
          <table:table-cell table:number-columns-repeated="6" table:style-name="ce50" office:value-type="float" office:value="5.16533333333333" calcext:value-type="float">
            <text:p>5.1653</text:p>
          </table:table-cell>
          <table:table-cell table:style-name="ce77" office:value-type="float" office:value="5.16533333333333" calcext:value-type="float">
            <text:p>5.165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22" office:value-type="float" office:value="4.66933333333333" calcext:value-type="float">
            <text:p>4.6693</text:p>
          </table:table-cell>
          <table:table-cell table:style-name="ce50" office:value-type="float" office:value="5.15733333333333" calcext:value-type="float">
            <text:p>5.1573</text:p>
          </table:table-cell>
          <table:table-cell table:style-name="ce50" office:value-type="float" office:value="5.184" calcext:value-type="float">
            <text:p>5.1840</text:p>
          </table:table-cell>
          <table:table-cell table:number-columns-repeated="6" table:style-name="ce50" office:value-type="float" office:value="5.18933333333333" calcext:value-type="float">
            <text:p>5.1893</text:p>
          </table:table-cell>
          <table:table-cell table:style-name="ce77" office:value-type="float" office:value="5.18933333333333" calcext:value-type="float">
            <text:p>5.189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22" office:value-type="float" office:value="4.58666666666667" calcext:value-type="float">
            <text:p>4.5867</text:p>
          </table:table-cell>
          <table:table-cell table:number-columns-repeated="8" table:style-name="ce50" office:value-type="float" office:value="4.616" calcext:value-type="float">
            <text:p>4.6160</text:p>
          </table:table-cell>
          <table:table-cell table:style-name="ce77" office:value-type="float" office:value="4.616" calcext:value-type="float">
            <text:p>4.616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22" office:value-type="float" office:value="4.70666666666667" calcext:value-type="float">
            <text:p>4.7067</text:p>
          </table:table-cell>
          <table:table-cell table:style-name="ce50" office:value-type="float" office:value="4.78933333333333" calcext:value-type="float">
            <text:p>4.7893</text:p>
          </table:table-cell>
          <table:table-cell table:number-columns-repeated="7" table:style-name="ce50" office:value-type="float" office:value="4.792" calcext:value-type="float">
            <text:p>4.7920</text:p>
          </table:table-cell>
          <table:table-cell table:style-name="ce77" office:value-type="float" office:value="4.792" calcext:value-type="float">
            <text:p>4.792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22" office:value-type="float" office:value="4.78933333333333" calcext:value-type="float">
            <text:p>4.7893</text:p>
          </table:table-cell>
          <table:table-cell table:number-columns-repeated="8" table:style-name="ce50" office:value-type="float" office:value="4.936" calcext:value-type="float">
            <text:p>4.9360</text:p>
          </table:table-cell>
          <table:table-cell table:style-name="ce77" office:value-type="float" office:value="4.936" calcext:value-type="float">
            <text:p>4.936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22" office:value-type="float" office:value="4.57066666666667" calcext:value-type="float">
            <text:p>4.5707</text:p>
          </table:table-cell>
          <table:table-cell table:style-name="ce50" office:value-type="float" office:value="4.59733333333333" calcext:value-type="float">
            <text:p>4.5973</text:p>
          </table:table-cell>
          <table:table-cell table:number-columns-repeated="7" table:style-name="ce50" office:value-type="float" office:value="4.6" calcext:value-type="float">
            <text:p>4.6000</text:p>
          </table:table-cell>
          <table:table-cell table:style-name="ce77" office:value-type="float" office:value="4.6" calcext:value-type="float">
            <text:p>4.60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22" office:value-type="float" office:value="5.024" calcext:value-type="float">
            <text:p>5.0240</text:p>
          </table:table-cell>
          <table:table-cell table:number-columns-repeated="8" table:style-name="ce50" office:value-type="float" office:value="5.15733333333333" calcext:value-type="float">
            <text:p>5.1573</text:p>
          </table:table-cell>
          <table:table-cell table:style-name="ce77" office:value-type="float" office:value="5.15733333333333" calcext:value-type="float">
            <text:p>5.157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22" office:value-type="float" office:value="4.864" calcext:value-type="float">
            <text:p>4.8640</text:p>
          </table:table-cell>
          <table:table-cell table:style-name="ce50" office:value-type="float" office:value="5.312" calcext:value-type="float">
            <text:p>5.3120</text:p>
          </table:table-cell>
          <table:table-cell table:style-name="ce50" office:value-type="float" office:value="5.31733333333333" calcext:value-type="float">
            <text:p>5.3173</text:p>
          </table:table-cell>
          <table:table-cell table:number-columns-repeated="6" table:style-name="ce50" office:value-type="float" office:value="5.32" calcext:value-type="float">
            <text:p>5.3200</text:p>
          </table:table-cell>
          <table:table-cell table:style-name="ce77" office:value-type="float" office:value="5.32" calcext:value-type="float">
            <text:p>5.32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22" office:value-type="float" office:value="4.18666666666667" calcext:value-type="float">
            <text:p>4.1867</text:p>
          </table:table-cell>
          <table:table-cell table:number-columns-repeated="8" table:style-name="ce50" office:value-type="float" office:value="4.19733333333333" calcext:value-type="float">
            <text:p>4.1973</text:p>
          </table:table-cell>
          <table:table-cell table:style-name="ce77" office:value-type="float" office:value="4.19733333333333" calcext:value-type="float">
            <text:p>4.197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22" office:value-type="float" office:value="4.38666666666667" calcext:value-type="float">
            <text:p>4.3867</text:p>
          </table:table-cell>
          <table:table-cell table:number-columns-repeated="8" table:style-name="ce50" office:value-type="float" office:value="4.4" calcext:value-type="float">
            <text:p>4.4000</text:p>
          </table:table-cell>
          <table:table-cell table:style-name="ce77" office:value-type="float" office:value="4.4" calcext:value-type="float">
            <text:p>4.40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22" office:value-type="float" office:value="4.456" calcext:value-type="float">
            <text:p>4.4560</text:p>
          </table:table-cell>
          <table:table-cell table:number-columns-repeated="8" table:style-name="ce50" office:value-type="float" office:value="4.472" calcext:value-type="float">
            <text:p>4.4720</text:p>
          </table:table-cell>
          <table:table-cell table:style-name="ce77" office:value-type="float" office:value="4.472" calcext:value-type="float">
            <text:p>4.472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22" office:value-type="float" office:value="5.112" calcext:value-type="float">
            <text:p>5.1120</text:p>
          </table:table-cell>
          <table:table-cell table:number-columns-repeated="8" table:style-name="ce50" office:value-type="float" office:value="5.336" calcext:value-type="float">
            <text:p>5.3360</text:p>
          </table:table-cell>
          <table:table-cell table:style-name="ce77" office:value-type="float" office:value="5.336" calcext:value-type="float">
            <text:p>5.336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22" office:value-type="float" office:value="4.85333333333333" calcext:value-type="float">
            <text:p>4.8533</text:p>
          </table:table-cell>
          <table:table-cell table:style-name="ce50" office:value-type="float" office:value="5.32533333333333" calcext:value-type="float">
            <text:p>5.3253</text:p>
          </table:table-cell>
          <table:table-cell table:style-name="ce50" office:value-type="float" office:value="5.35733333333333" calcext:value-type="float">
            <text:p>5.3573</text:p>
          </table:table-cell>
          <table:table-cell table:number-columns-repeated="6" table:style-name="ce50" office:value-type="float" office:value="5.36" calcext:value-type="float">
            <text:p>5.3600</text:p>
          </table:table-cell>
          <table:table-cell table:style-name="ce77" office:value-type="float" office:value="5.36" calcext:value-type="float">
            <text:p>5.36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22" office:value-type="float" office:value="4.72533333333333" calcext:value-type="float">
            <text:p>4.7253</text:p>
          </table:table-cell>
          <table:table-cell table:style-name="ce50" office:value-type="float" office:value="5.33866666666667" calcext:value-type="float">
            <text:p>5.3387</text:p>
          </table:table-cell>
          <table:table-cell table:style-name="ce50" office:value-type="float" office:value="5.37866666666667" calcext:value-type="float">
            <text:p>5.3787</text:p>
          </table:table-cell>
          <table:table-cell table:number-columns-repeated="6" table:style-name="ce50" office:value-type="float" office:value="5.384" calcext:value-type="float">
            <text:p>5.3840</text:p>
          </table:table-cell>
          <table:table-cell table:style-name="ce77" office:value-type="float" office:value="5.384" calcext:value-type="float">
            <text:p>5.384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22" office:value-type="float" office:value="4.72266666666667" calcext:value-type="float">
            <text:p>4.7227</text:p>
          </table:table-cell>
          <table:table-cell table:number-columns-repeated="8" table:style-name="ce50" office:value-type="float" office:value="4.78666666666667" calcext:value-type="float">
            <text:p>4.7867</text:p>
          </table:table-cell>
          <table:table-cell table:style-name="ce77" office:value-type="float" office:value="4.78666666666667" calcext:value-type="float">
            <text:p>4.786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22" office:value-type="float" office:value="4.83733333333333" calcext:value-type="float">
            <text:p>4.8373</text:p>
          </table:table-cell>
          <table:table-cell table:style-name="ce50" office:value-type="float" office:value="4.96266666666667" calcext:value-type="float">
            <text:p>4.9627</text:p>
          </table:table-cell>
          <table:table-cell table:number-columns-repeated="7" table:style-name="ce50" office:value-type="float" office:value="4.96533333333333" calcext:value-type="float">
            <text:p>4.9653</text:p>
          </table:table-cell>
          <table:table-cell table:style-name="ce77" office:value-type="float" office:value="4.96533333333333" calcext:value-type="float">
            <text:p>4.9653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23" office:value-type="float" office:value="4.93066666666667" calcext:value-type="float">
            <text:p>4.9307</text:p>
          </table:table-cell>
          <table:table-cell table:number-columns-repeated="8" table:style-name="ce51" office:value-type="float" office:value="5.12266666666667" calcext:value-type="float">
            <text:p>5.1227</text:p>
          </table:table-cell>
          <table:table-cell table:style-name="ce78" office:value-type="float" office:value="5.12266666666667" calcext:value-type="float">
            <text:p>5.1227</text:p>
          </table:table-cell>
        </table:table-row>
        <table:table-row table:style-name="ro1">
          <table:table-cell table:style-name="ce3" office:value-type="string" calcext:value-type="string">
            <text:p>no_div_random_terms_small</text:p>
          </table:table-cell>
          <table:table-cell table:style-name="ce9" office:value-type="string" calcext:value-type="string">
            <text:p>BaseRules</text:p>
          </table:table-cell>
          <table:table-cell table:style-name="ce24" office:value-type="float" office:value="2.46532045654083" calcext:value-type="float">
            <text:p>2.4653</text:p>
          </table:table-cell>
          <table:table-cell table:style-name="ce52" office:value-type="float" office:value="2.59174714661984" calcext:value-type="float">
            <text:p>2.5917</text:p>
          </table:table-cell>
          <table:table-cell table:number-columns-repeated="7" table:style-name="ce52" office:value-type="float" office:value="2.59291776412057" calcext:value-type="float">
            <text:p>2.5929</text:p>
          </table:table-cell>
          <table:table-cell table:style-name="ce79" office:value-type="float" office:value="2.59291776412057" calcext:value-type="float">
            <text:p>2.59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25" office:value-type="float" office:value="2.40152180275095" calcext:value-type="float">
            <text:p>2.4015</text:p>
          </table:table-cell>
          <table:table-cell table:style-name="ce53" office:value-type="float" office:value="2.52502194907814" calcext:value-type="float">
            <text:p>2.5250</text:p>
          </table:table-cell>
          <table:table-cell table:number-columns-repeated="7" table:style-name="ce53" office:value-type="float" office:value="2.5256072578285" calcext:value-type="float">
            <text:p>2.5256</text:p>
          </table:table-cell>
          <table:table-cell table:style-name="ce80" office:value-type="float" office:value="2.5256072578285" calcext:value-type="float">
            <text:p>2.525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25" office:value-type="float" office:value="2.61925665788704" calcext:value-type="float">
            <text:p>2.6193</text:p>
          </table:table-cell>
          <table:table-cell table:number-columns-repeated="8" table:style-name="ce53" office:value-type="float" office:value="2.62686567164179" calcext:value-type="float">
            <text:p>2.6269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25" office:value-type="float" office:value="2.58004097161253" calcext:value-type="float">
            <text:p>2.5800</text:p>
          </table:table-cell>
          <table:table-cell table:style-name="ce53" office:value-type="float" office:value="2.65847234416155" calcext:value-type="float">
            <text:p>2.6585</text:p>
          </table:table-cell>
          <table:table-cell table:style-name="ce53" office:value-type="float" office:value="2.6660813579163" calcext:value-type="float">
            <text:p>2.6661</text:p>
          </table:table-cell>
          <table:table-cell table:number-columns-repeated="6" table:style-name="ce53" office:value-type="float" office:value="2.66666666666667" calcext:value-type="float">
            <text:p>2.6667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25" office:value-type="float" office:value="2.61340357038338" calcext:value-type="float">
            <text:p>2.6134</text:p>
          </table:table-cell>
          <table:table-cell table:number-columns-repeated="8" table:style-name="ce53" office:value-type="float" office:value="2.66081357916301" calcext:value-type="float">
            <text:p>2.6608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25" office:value-type="float" office:value="2.47819724904887" calcext:value-type="float">
            <text:p>2.4782</text:p>
          </table:table-cell>
          <table:table-cell table:style-name="ce53" office:value-type="float" office:value="2.65671641791045" calcext:value-type="float">
            <text:p>2.6567</text:p>
          </table:table-cell>
          <table:table-cell table:style-name="ce53" office:value-type="float" office:value="2.67193444541996" calcext:value-type="float">
            <text:p>2.6719</text:p>
          </table:table-cell>
          <table:table-cell table:number-columns-repeated="6" table:style-name="ce53" office:value-type="float" office:value="2.67486098917179" calcext:value-type="float">
            <text:p>2.6749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25" office:value-type="float" office:value="2.37401229148376" calcext:value-type="float">
            <text:p>2.3740</text:p>
          </table:table-cell>
          <table:table-cell table:style-name="ce53" office:value-type="float" office:value="2.6455955516535" calcext:value-type="float">
            <text:p>2.6456</text:p>
          </table:table-cell>
          <table:table-cell table:style-name="ce53" office:value-type="float" office:value="2.66549604916594" calcext:value-type="float">
            <text:p>2.6655</text:p>
          </table:table-cell>
          <table:table-cell table:number-columns-repeated="6" table:style-name="ce53" office:value-type="float" office:value="2.67544629792215" calcext:value-type="float">
            <text:p>2.6754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25" office:value-type="float" office:value="2.49926836406204" calcext:value-type="float">
            <text:p>2.4993</text:p>
          </table:table-cell>
          <table:table-cell table:number-columns-repeated="8" table:style-name="ce53" office:value-type="float" office:value="2.49926836406204" calcext:value-type="float">
            <text:p>2.4993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25" office:value-type="float" office:value="2.51097453906936" calcext:value-type="float">
            <text:p>2.5110</text:p>
          </table:table-cell>
          <table:table-cell table:number-columns-repeated="8" table:style-name="ce53" office:value-type="float" office:value="2.59057652911911" calcext:value-type="float">
            <text:p>2.5906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25" office:value-type="float" office:value="2.56131109160082" calcext:value-type="float">
            <text:p>2.5613</text:p>
          </table:table-cell>
          <table:table-cell table:number-columns-repeated="8" table:style-name="ce53" office:value-type="float" office:value="2.56423763535265" calcext:value-type="float">
            <text:p>2.5642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25" office:value-type="float" office:value="2.56657887035411" calcext:value-type="float">
            <text:p>2.5666</text:p>
          </table:table-cell>
          <table:table-cell table:style-name="ce53" office:value-type="float" office:value="2.64793678665496" calcext:value-type="float">
            <text:p>2.6479</text:p>
          </table:table-cell>
          <table:table-cell table:number-columns-repeated="7" table:style-name="ce53" office:value-type="float" office:value="2.65144863915716" calcext:value-type="float">
            <text:p>2.6514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25" office:value-type="float" office:value="2.60169739537606" calcext:value-type="float">
            <text:p>2.6017</text:p>
          </table:table-cell>
          <table:table-cell table:number-columns-repeated="8" table:style-name="ce53" office:value-type="float" office:value="2.60989171788118" calcext:value-type="float">
            <text:p>2.6099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25" office:value-type="float" office:value="2.56599356160375" calcext:value-type="float">
            <text:p>2.5660</text:p>
          </table:table-cell>
          <table:table-cell table:style-name="ce53" office:value-type="float" office:value="2.66081357916301" calcext:value-type="float">
            <text:p>2.6608</text:p>
          </table:table-cell>
          <table:table-cell table:number-columns-repeated="7" table:style-name="ce53" office:value-type="float" office:value="2.66666666666667" calcext:value-type="float">
            <text:p>2.6667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25" office:value-type="float" office:value="2.37108574773193" calcext:value-type="float">
            <text:p>2.3711</text:p>
          </table:table-cell>
          <table:table-cell table:number-columns-repeated="8" table:style-name="ce53" office:value-type="float" office:value="2.37108574773193" calcext:value-type="float">
            <text:p>2.3711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25" office:value-type="float" office:value="2.3886450102429" calcext:value-type="float">
            <text:p>2.3886</text:p>
          </table:table-cell>
          <table:table-cell table:number-columns-repeated="8" table:style-name="ce53" office:value-type="float" office:value="2.3886450102429" calcext:value-type="float">
            <text:p>2.3886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25" office:value-type="float" office:value="2.43312847527071" calcext:value-type="float">
            <text:p>2.4331</text:p>
          </table:table-cell>
          <table:table-cell table:number-columns-repeated="8" table:style-name="ce53" office:value-type="float" office:value="2.43605501902253" calcext:value-type="float">
            <text:p>2.4361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25" office:value-type="float" office:value="2.31899326894937" calcext:value-type="float">
            <text:p>2.3190</text:p>
          </table:table-cell>
          <table:table-cell table:style-name="ce53" office:value-type="float" office:value="2.59877085162423" calcext:value-type="float">
            <text:p>2.5988</text:p>
          </table:table-cell>
          <table:table-cell table:number-columns-repeated="7" table:style-name="ce53" office:value-type="float" office:value="2.61106233538191" calcext:value-type="float">
            <text:p>2.6111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25" office:value-type="float" office:value="2.58355282411472" calcext:value-type="float">
            <text:p>2.5836</text:p>
          </table:table-cell>
          <table:table-cell table:number-columns-repeated="8" table:style-name="ce53" office:value-type="float" office:value="2.58823529411765" calcext:value-type="float">
            <text:p>2.5882</text:p>
          </table:table-cell>
          <table:table-cell table:style-name="ce80" office:value-type="float" office:value="2.58823529411765" calcext:value-type="float">
            <text:p>2.588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25" office:value-type="float" office:value="2.53906935908692" calcext:value-type="float">
            <text:p>2.5391</text:p>
          </table:table-cell>
          <table:table-cell table:number-columns-repeated="8" table:style-name="ce53" office:value-type="float" office:value="2.58940591161838" calcext:value-type="float">
            <text:p>2.5894</text:p>
          </table:table-cell>
          <table:table-cell table:style-name="ce80" office:value-type="float" office:value="2.58940591161838" calcext:value-type="float">
            <text:p>2.589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25" office:value-type="float" office:value="2.52092478782558" calcext:value-type="float">
            <text:p>2.5209</text:p>
          </table:table-cell>
          <table:table-cell table:number-columns-repeated="8" table:style-name="ce53" office:value-type="float" office:value="2.58940591161838" calcext:value-type="float">
            <text:p>2.5894</text:p>
          </table:table-cell>
          <table:table-cell table:style-name="ce80" office:value-type="float" office:value="2.58940591161838" calcext:value-type="float">
            <text:p>2.589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25" office:value-type="float" office:value="2.43956687152473" calcext:value-type="float">
            <text:p>2.4396</text:p>
          </table:table-cell>
          <table:table-cell table:number-columns-repeated="8" table:style-name="ce53" office:value-type="float" office:value="2.4401521802751" calcext:value-type="float">
            <text:p>2.4402</text:p>
          </table:table-cell>
          <table:table-cell table:style-name="ce80" office:value-type="float" office:value="2.4401521802751" calcext:value-type="float">
            <text:p>2.440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25" office:value-type="float" office:value="2.49107404155692" calcext:value-type="float">
            <text:p>2.4911</text:p>
          </table:table-cell>
          <table:table-cell table:number-columns-repeated="8" table:style-name="ce53" office:value-type="float" office:value="2.49517120280948" calcext:value-type="float">
            <text:p>2.4952</text:p>
          </table:table-cell>
          <table:table-cell table:style-name="ce80" office:value-type="float" office:value="2.49517120280948" calcext:value-type="float">
            <text:p>2.495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25" office:value-type="float" office:value="2.53380158033363" calcext:value-type="float">
            <text:p>2.5338</text:p>
          </table:table-cell>
          <table:table-cell table:number-columns-repeated="8" table:style-name="ce53" office:value-type="float" office:value="2.54199590283875" calcext:value-type="float">
            <text:p>2.5420</text:p>
          </table:table-cell>
          <table:table-cell table:style-name="ce80" office:value-type="float" office:value="2.54199590283875" calcext:value-type="float">
            <text:p>2.542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25" office:value-type="float" office:value="2.44424934152766" calcext:value-type="float">
            <text:p>2.4442</text:p>
          </table:table-cell>
          <table:table-cell table:number-columns-repeated="8" table:style-name="ce53" office:value-type="float" office:value="2.44483465027802" calcext:value-type="float">
            <text:p>2.4448</text:p>
          </table:table-cell>
          <table:table-cell table:style-name="ce80" office:value-type="float" office:value="2.44483465027802" calcext:value-type="float">
            <text:p>2.444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25" office:value-type="float" office:value="2.61515949663447" calcext:value-type="float">
            <text:p>2.6152</text:p>
          </table:table-cell>
          <table:table-cell table:number-columns-repeated="8" table:style-name="ce53" office:value-type="float" office:value="2.62452443664033" calcext:value-type="float">
            <text:p>2.6245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25" office:value-type="float" office:value="2.60228270412643" calcext:value-type="float">
            <text:p>2.6023</text:p>
          </table:table-cell>
          <table:table-cell table:number-columns-repeated="8" table:style-name="ce53" office:value-type="float" office:value="2.64910740415569" calcext:value-type="float">
            <text:p>2.6491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25" office:value-type="float" office:value="2.24348844015218" calcext:value-type="float">
            <text:p>2.2435</text:p>
          </table:table-cell>
          <table:table-cell table:number-columns-repeated="8" table:style-name="ce53" office:value-type="float" office:value="2.24348844015218" calcext:value-type="float">
            <text:p>2.2435</text:p>
          </table:table-cell>
          <table:table-cell table:style-name="ce80" office:value-type="float" office:value="2.24348844015218" calcext:value-type="float">
            <text:p>2.243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25" office:value-type="float" office:value="2.33245537020779" calcext:value-type="float">
            <text:p>2.3325</text:p>
          </table:table-cell>
          <table:table-cell table:number-columns-repeated="8" table:style-name="ce53" office:value-type="float" office:value="2.33245537020779" calcext:value-type="float">
            <text:p>2.3325</text:p>
          </table:table-cell>
          <table:table-cell table:style-name="ce80" office:value-type="float" office:value="2.33245537020779" calcext:value-type="float">
            <text:p>2.332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25" office:value-type="float" office:value="2.35762364647352" calcext:value-type="float">
            <text:p>2.3576</text:p>
          </table:table-cell>
          <table:table-cell table:number-columns-repeated="8" table:style-name="ce53" office:value-type="float" office:value="2.35762364647352" calcext:value-type="float">
            <text:p>2.3576</text:p>
          </table:table-cell>
          <table:table-cell table:style-name="ce80" office:value-type="float" office:value="2.35762364647352" calcext:value-type="float">
            <text:p>2.357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25" office:value-type="float" office:value="2.65847234416155" calcext:value-type="float">
            <text:p>2.6585</text:p>
          </table:table-cell>
          <table:table-cell table:number-columns-repeated="8" table:style-name="ce53" office:value-type="float" office:value="2.67427568042142" calcext:value-type="float">
            <text:p>2.6743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25" office:value-type="float" office:value="2.61164764413228" calcext:value-type="float">
            <text:p>2.6116</text:p>
          </table:table-cell>
          <table:table-cell table:number-columns-repeated="8" table:style-name="ce53" office:value-type="float" office:value="2.67661691542289" calcext:value-type="float">
            <text:p>2.6766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25" office:value-type="float" office:value="2.59057652911911" calcext:value-type="float">
            <text:p>2.5906</text:p>
          </table:table-cell>
          <table:table-cell table:number-columns-repeated="8" table:style-name="ce53" office:value-type="float" office:value="2.67661691542289" calcext:value-type="float">
            <text:p>2.6766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25" office:value-type="float" office:value="2.52151009657594" calcext:value-type="float">
            <text:p>2.5215</text:p>
          </table:table-cell>
          <table:table-cell table:number-columns-repeated="8" table:style-name="ce53" office:value-type="float" office:value="2.52385133157741" calcext:value-type="float">
            <text:p>2.5239</text:p>
          </table:table-cell>
          <table:table-cell table:style-name="ce80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25" office:value-type="float" office:value="2.57067603160667" calcext:value-type="float">
            <text:p>2.5707</text:p>
          </table:table-cell>
          <table:table-cell table:number-columns-repeated="8" table:style-name="ce53" office:value-type="float" office:value="2.57945566286216" calcext:value-type="float">
            <text:p>2.5795</text:p>
          </table:table-cell>
          <table:table-cell table:style-name="ce80"/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26" office:value-type="float" office:value="2.60989171788118" calcext:value-type="float">
            <text:p>2.6099</text:p>
          </table:table-cell>
          <table:table-cell table:number-columns-repeated="8" table:style-name="ce54" office:value-type="float" office:value="2.62745098039216" calcext:value-type="float">
            <text:p>2.6275</text:p>
          </table:table-cell>
          <table:table-cell table:style-name="ce81"/>
        </table:table-row>
        <table:table-row table:style-name="ro1">
          <table:table-cell table:style-name="ce3" office:value-type="string" calcext:value-type="string">
            <text:p>random_terms_huge</text:p>
          </table:table-cell>
          <table:table-cell table:style-name="ce9" office:value-type="string" calcext:value-type="string">
            <text:p>BaseRules</text:p>
          </table:table-cell>
          <table:table-cell table:style-name="ce27" office:value-type="float" office:value="15.8548387096774" calcext:value-type="float">
            <text:p>15.8548</text:p>
          </table:table-cell>
          <table:table-cell table:style-name="ce55" office:value-type="float" office:value="23.8951612903226" calcext:value-type="float">
            <text:p>23.8952</text:p>
          </table:table-cell>
          <table:table-cell table:style-name="ce55" office:value-type="float" office:value="25" calcext:value-type="float">
            <text:p>25.0000</text:p>
          </table:table-cell>
          <table:table-cell table:style-name="ce55" office:value-type="float" office:value="25.8548387096774" calcext:value-type="float">
            <text:p>25.8548</text:p>
          </table:table-cell>
          <table:table-cell table:style-name="ce55" office:value-type="float" office:value="26.0322580645161" calcext:value-type="float">
            <text:p>26.0323</text:p>
          </table:table-cell>
          <table:table-cell table:style-name="ce55" office:value-type="float" office:value="26.1370967741935" calcext:value-type="float">
            <text:p>26.1371</text:p>
          </table:table-cell>
          <table:table-cell table:style-name="ce55" office:value-type="float" office:value="26.1451612903226" calcext:value-type="float">
            <text:p>26.1452</text:p>
          </table:table-cell>
          <table:table-cell table:style-name="ce55" office:value-type="float" office:value="26.2016129032258" calcext:value-type="float">
            <text:p>26.2016</text:p>
          </table:table-cell>
          <table:table-cell table:style-name="ce55"/>
          <table:table-cell table:style-name="ce82"/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28" office:value-type="float" office:value="14.7822580645161" calcext:value-type="float">
            <text:p>14.7823</text:p>
          </table:table-cell>
          <table:table-cell table:style-name="ce56" office:value-type="float" office:value="19.7177419354839" calcext:value-type="float">
            <text:p>19.7177</text:p>
          </table:table-cell>
          <table:table-cell table:style-name="ce56" office:value-type="float" office:value="20.0241935483871" calcext:value-type="float">
            <text:p>20.0242</text:p>
          </table:table-cell>
          <table:table-cell table:style-name="ce56" office:value-type="float" office:value="20.4274193548387" calcext:value-type="float">
            <text:p>20.4274</text:p>
          </table:table-cell>
          <table:table-cell table:style-name="ce56" office:value-type="float" office:value="20.4596774193548" calcext:value-type="float">
            <text:p>20.4597</text:p>
          </table:table-cell>
          <table:table-cell table:style-name="ce56" office:value-type="float" office:value="20.5" calcext:value-type="float">
            <text:p>20.5000</text:p>
          </table:table-cell>
          <table:table-cell table:style-name="ce56" office:value-type="float" office:value="20.508064516129" calcext:value-type="float">
            <text:p>20.5081</text:p>
          </table:table-cell>
          <table:table-cell table:style-name="ce56" office:value-type="float" office:value="20.5241935483871" calcext:value-type="float">
            <text:p>20.5242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28" office:value-type="float" office:value="16.6935483870968" calcext:value-type="float">
            <text:p>16.6935</text:p>
          </table:table-cell>
          <table:table-cell table:style-name="ce56" office:value-type="float" office:value="21.991935483871" calcext:value-type="float">
            <text:p>21.9919</text:p>
          </table:table-cell>
          <table:table-cell table:style-name="ce56" office:value-type="float" office:value="22.1532258064516" calcext:value-type="float">
            <text:p>22.1532</text:p>
          </table:table-cell>
          <table:table-cell table:number-columns-repeated="4" table:style-name="ce56" office:value-type="float" office:value="22.2661290322581" calcext:value-type="float">
            <text:p>22.2661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28" office:value-type="float" office:value="17.1854838709677" calcext:value-type="float">
            <text:p>17.1855</text:p>
          </table:table-cell>
          <table:table-cell table:style-name="ce56" office:value-type="float" office:value="23.3951612903226" calcext:value-type="float">
            <text:p>23.3952</text:p>
          </table:table-cell>
          <table:table-cell table:style-name="ce56" office:value-type="float" office:value="24.6612903225806" calcext:value-type="float">
            <text:p>24.6613</text:p>
          </table:table-cell>
          <table:table-cell table:style-name="ce56" office:value-type="float" office:value="27.0241935483871" calcext:value-type="float">
            <text:p>27.0242</text:p>
          </table:table-cell>
          <table:table-cell table:style-name="ce56" office:value-type="float" office:value="27.1532258064516" calcext:value-type="float">
            <text:p>27.1532</text:p>
          </table:table-cell>
          <table:table-cell table:style-name="ce56" office:value-type="float" office:value="27.1854838709677" calcext:value-type="float">
            <text:p>27.1855</text:p>
          </table:table-cell>
          <table:table-cell table:style-name="ce56" office:value-type="float" office:value="27.2016129032258" calcext:value-type="float">
            <text:p>27.2016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28" office:value-type="float" office:value="16.8629032258065" calcext:value-type="float">
            <text:p>16.8629</text:p>
          </table:table-cell>
          <table:table-cell table:style-name="ce56" office:value-type="float" office:value="23.991935483871" calcext:value-type="float">
            <text:p>23.9919</text:p>
          </table:table-cell>
          <table:table-cell table:style-name="ce56" office:value-type="float" office:value="24.5241935483871" calcext:value-type="float">
            <text:p>24.5242</text:p>
          </table:table-cell>
          <table:table-cell table:style-name="ce56" office:value-type="float" office:value="24.8064516129032" calcext:value-type="float">
            <text:p>24.8065</text:p>
          </table:table-cell>
          <table:table-cell table:style-name="ce56" office:value-type="float" office:value="24.8387096774194" calcext:value-type="float">
            <text:p>24.8387</text:p>
          </table:table-cell>
          <table:table-cell table:style-name="ce56" office:value-type="float" office:value="24.8870967741935" calcext:value-type="float">
            <text:p>24.8871</text:p>
          </table:table-cell>
          <table:table-cell table:style-name="ce56" office:value-type="float" office:value="24.8951612903226" calcext:value-type="float">
            <text:p>24.8952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28" office:value-type="float" office:value="17.6935483870968" calcext:value-type="float">
            <text:p>17.6935</text:p>
          </table:table-cell>
          <table:table-cell table:style-name="ce56" office:value-type="float" office:value="22.2741935483871" calcext:value-type="float">
            <text:p>22.2742</text:p>
          </table:table-cell>
          <table:table-cell table:style-name="ce56" office:value-type="float" office:value="23.9032258064516" calcext:value-type="float">
            <text:p>23.9032</text:p>
          </table:table-cell>
          <table:table-cell table:style-name="ce56" office:value-type="float" office:value="26.7096774193548" calcext:value-type="float">
            <text:p>26.7097</text:p>
          </table:table-cell>
          <table:table-cell table:style-name="ce56" office:value-type="float" office:value="27.1612903225806" calcext:value-type="float">
            <text:p>27.1613</text:p>
          </table:table-cell>
          <table:table-cell table:style-name="ce56" office:value-type="float" office:value="27.3145161290323" calcext:value-type="float">
            <text:p>27.3145</text:p>
          </table:table-cell>
          <table:table-cell table:style-name="ce56" office:value-type="float" office:value="27.3225806451613" calcext:value-type="float">
            <text:p>27.3226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28" office:value-type="float" office:value="16.6209677419355" calcext:value-type="float">
            <text:p>16.6210</text:p>
          </table:table-cell>
          <table:table-cell table:style-name="ce56" office:value-type="float" office:value="18.4032258064516" calcext:value-type="float">
            <text:p>18.4032</text:p>
          </table:table-cell>
          <table:table-cell table:style-name="ce56" office:value-type="float" office:value="23.8387096774194" calcext:value-type="float">
            <text:p>23.8387</text:p>
          </table:table-cell>
          <table:table-cell table:style-name="ce56" office:value-type="float" office:value="26.4274193548387" calcext:value-type="float">
            <text:p>26.4274</text:p>
          </table:table-cell>
          <table:table-cell table:style-name="ce56" office:value-type="float" office:value="26.9838709677419" calcext:value-type="float">
            <text:p>26.9839</text:p>
          </table:table-cell>
          <table:table-cell table:style-name="ce56" office:value-type="float" office:value="27.3306451612903" calcext:value-type="float">
            <text:p>27.3306</text:p>
          </table:table-cell>
          <table:table-cell table:style-name="ce56" office:value-type="float" office:value="27.4193548387097" calcext:value-type="float">
            <text:p>27.4194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28" office:value-type="float" office:value="20.1532258064516" calcext:value-type="float">
            <text:p>20.1532</text:p>
          </table:table-cell>
          <table:table-cell table:style-name="ce56" office:value-type="float" office:value="21.2338709677419" calcext:value-type="float">
            <text:p>21.2339</text:p>
          </table:table-cell>
          <table:table-cell table:number-columns-repeated="5" table:style-name="ce56" office:value-type="float" office:value="21.2741935483871" calcext:value-type="float">
            <text:p>21.2742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28" office:value-type="float" office:value="17.0725806451613" calcext:value-type="float">
            <text:p>17.0726</text:p>
          </table:table-cell>
          <table:table-cell table:style-name="ce56" office:value-type="float" office:value="23.2741935483871" calcext:value-type="float">
            <text:p>23.2742</text:p>
          </table:table-cell>
          <table:table-cell table:style-name="ce56" office:value-type="float" office:value="25.75" calcext:value-type="float">
            <text:p>25.7500</text:p>
          </table:table-cell>
          <table:table-cell table:style-name="ce56" office:value-type="float" office:value="26.5" calcext:value-type="float">
            <text:p>26.5000</text:p>
          </table:table-cell>
          <table:table-cell table:style-name="ce56" office:value-type="float" office:value="26.5322580645161" calcext:value-type="float">
            <text:p>26.5323</text:p>
          </table:table-cell>
          <table:table-cell table:number-columns-repeated="2" table:style-name="ce56" office:value-type="float" office:value="26.5967741935484" calcext:value-type="float">
            <text:p>26.5968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28" office:value-type="float" office:value="19.0967741935484" calcext:value-type="float">
            <text:p>19.0968</text:p>
          </table:table-cell>
          <table:table-cell table:style-name="ce56" office:value-type="float" office:value="21.5806451612903" calcext:value-type="float">
            <text:p>21.5806</text:p>
          </table:table-cell>
          <table:table-cell table:style-name="ce56" office:value-type="float" office:value="21.6209677419355" calcext:value-type="float">
            <text:p>21.6210</text:p>
          </table:table-cell>
          <table:table-cell table:number-columns-repeated="4" table:style-name="ce56" office:value-type="float" office:value="21.6532258064516" calcext:value-type="float">
            <text:p>21.6532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28" office:value-type="float" office:value="17.1854838709677" calcext:value-type="float">
            <text:p>17.1855</text:p>
          </table:table-cell>
          <table:table-cell table:style-name="ce56" office:value-type="float" office:value="23.2661290322581" calcext:value-type="float">
            <text:p>23.2661</text:p>
          </table:table-cell>
          <table:table-cell table:style-name="ce56" office:value-type="float" office:value="25.6370967741935" calcext:value-type="float">
            <text:p>25.6371</text:p>
          </table:table-cell>
          <table:table-cell table:style-name="ce56" office:value-type="float" office:value="26.8709677419355" calcext:value-type="float">
            <text:p>26.8710</text:p>
          </table:table-cell>
          <table:table-cell table:style-name="ce56" office:value-type="float" office:value="26.9596774193548" calcext:value-type="float">
            <text:p>26.9597</text:p>
          </table:table-cell>
          <table:table-cell table:style-name="ce56" office:value-type="float" office:value="27.0564516129032" calcext:value-type="float">
            <text:p>27.0565</text:p>
          </table:table-cell>
          <table:table-cell table:style-name="ce56" office:value-type="float" office:value="27.0645161290323" calcext:value-type="float">
            <text:p>27.0645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28" office:value-type="float" office:value="18.0161290322581" calcext:value-type="float">
            <text:p>18.0161</text:p>
          </table:table-cell>
          <table:table-cell table:style-name="ce56" office:value-type="float" office:value="21.8951612903226" calcext:value-type="float">
            <text:p>21.8952</text:p>
          </table:table-cell>
          <table:table-cell table:style-name="ce56" office:value-type="float" office:value="22.0241935483871" calcext:value-type="float">
            <text:p>22.0242</text:p>
          </table:table-cell>
          <table:table-cell table:style-name="ce56" office:value-type="float" office:value="22.0887096774194" calcext:value-type="float">
            <text:p>22.0887</text:p>
          </table:table-cell>
          <table:table-cell table:number-columns-repeated="3" table:style-name="ce56" office:value-type="float" office:value="22.0967741935484" calcext:value-type="float">
            <text:p>22.0968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28" office:value-type="float" office:value="17.1451612903226" calcext:value-type="float">
            <text:p>17.1452</text:p>
          </table:table-cell>
          <table:table-cell table:style-name="ce56" office:value-type="float" office:value="23.3225806451613" calcext:value-type="float">
            <text:p>23.3226</text:p>
          </table:table-cell>
          <table:table-cell table:style-name="ce56" office:value-type="float" office:value="25.3064516129032" calcext:value-type="float">
            <text:p>25.3065</text:p>
          </table:table-cell>
          <table:table-cell table:style-name="ce56" office:value-type="float" office:value="26.9274193548387" calcext:value-type="float">
            <text:p>26.9274</text:p>
          </table:table-cell>
          <table:table-cell table:style-name="ce56" office:value-type="float" office:value="27.0967741935484" calcext:value-type="float">
            <text:p>27.0968</text:p>
          </table:table-cell>
          <table:table-cell table:style-name="ce56" office:value-type="float" office:value="27.1612903225806" calcext:value-type="float">
            <text:p>27.1613</text:p>
          </table:table-cell>
          <table:table-cell table:style-name="ce56" office:value-type="float" office:value="27.1935483870968" calcext:value-type="float">
            <text:p>27.1935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28" office:value-type="float" office:value="20.4677419354839" calcext:value-type="float">
            <text:p>20.4677</text:p>
          </table:table-cell>
          <table:table-cell table:number-columns-repeated="6" table:style-name="ce56" office:value-type="float" office:value="20.5887096774194" calcext:value-type="float">
            <text:p>20.5887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28" office:value-type="float" office:value="20.25" calcext:value-type="float">
            <text:p>20.2500</text:p>
          </table:table-cell>
          <table:table-cell table:number-columns-repeated="6" table:style-name="ce56" office:value-type="float" office:value="20.7903225806452" calcext:value-type="float">
            <text:p>20.7903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28" office:value-type="float" office:value="18.3709677419355" calcext:value-type="float">
            <text:p>18.3710</text:p>
          </table:table-cell>
          <table:table-cell table:style-name="ce56" office:value-type="float" office:value="21.1370967741935" calcext:value-type="float">
            <text:p>21.1371</text:p>
          </table:table-cell>
          <table:table-cell table:style-name="ce56" office:value-type="float" office:value="21.1532258064516" calcext:value-type="float">
            <text:p>21.1532</text:p>
          </table:table-cell>
          <table:table-cell table:number-columns-repeated="4" table:style-name="ce56" office:value-type="float" office:value="21.1612903225806" calcext:value-type="float">
            <text:p>21.1613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28" office:value-type="float" office:value="5.10483870967742" calcext:value-type="float">
            <text:p>5.1048</text:p>
          </table:table-cell>
          <table:table-cell table:style-name="ce56" office:value-type="float" office:value="19.3790322580645" calcext:value-type="float">
            <text:p>19.3790</text:p>
          </table:table-cell>
          <table:table-cell table:style-name="ce56" office:value-type="float" office:value="22.8145161290323" calcext:value-type="float">
            <text:p>22.8145</text:p>
          </table:table-cell>
          <table:table-cell table:style-name="ce56" office:value-type="float" office:value="24.4435483870968" calcext:value-type="float">
            <text:p>24.4435</text:p>
          </table:table-cell>
          <table:table-cell table:style-name="ce56" office:value-type="float" office:value="24.5322580645161" calcext:value-type="float">
            <text:p>24.5323</text:p>
          </table:table-cell>
          <table:table-cell table:style-name="ce56" office:value-type="float" office:value="24.6451612903226" calcext:value-type="float">
            <text:p>24.6452</text:p>
          </table:table-cell>
          <table:table-cell table:style-name="ce56" office:value-type="float" office:value="24.6774193548387" calcext:value-type="float">
            <text:p>24.6774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28" office:value-type="float" office:value="15.9193548387097" calcext:value-type="float">
            <text:p>15.9194</text:p>
          </table:table-cell>
          <table:table-cell table:style-name="ce56" office:value-type="float" office:value="20.7983870967742" calcext:value-type="float">
            <text:p>20.7984</text:p>
          </table:table-cell>
          <table:table-cell table:style-name="ce56" office:value-type="float" office:value="20.9516129032258" calcext:value-type="float">
            <text:p>20.9516</text:p>
          </table:table-cell>
          <table:table-cell table:number-columns-repeated="5" table:style-name="ce56" office:value-type="float" office:value="21.0725806451613" calcext:value-type="float">
            <text:p>21.0726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28" office:value-type="float" office:value="15.1129032258065" calcext:value-type="float">
            <text:p>15.1129</text:p>
          </table:table-cell>
          <table:table-cell table:style-name="ce56" office:value-type="float" office:value="20.3629032258065" calcext:value-type="float">
            <text:p>20.3629</text:p>
          </table:table-cell>
          <table:table-cell table:style-name="ce56" office:value-type="float" office:value="20.9032258064516" calcext:value-type="float">
            <text:p>20.9032</text:p>
          </table:table-cell>
          <table:table-cell table:style-name="ce56" office:value-type="float" office:value="21.1532258064516" calcext:value-type="float">
            <text:p>21.1532</text:p>
          </table:table-cell>
          <table:table-cell table:style-name="ce56" office:value-type="float" office:value="21.1854838709677" calcext:value-type="float">
            <text:p>21.1855</text:p>
          </table:table-cell>
          <table:table-cell table:style-name="ce56" office:value-type="float" office:value="21.2258064516129" calcext:value-type="float">
            <text:p>21.2258</text:p>
          </table:table-cell>
          <table:table-cell table:style-name="ce56" office:value-type="float" office:value="21.2338709677419" calcext:value-type="float">
            <text:p>21.2339</text:p>
          </table:table-cell>
          <table:table-cell table:style-name="ce56" office:value-type="float" office:value="21.25" calcext:value-type="float">
            <text:p>21.2500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28" office:value-type="float" office:value="15.0725806451613" calcext:value-type="float">
            <text:p>15.0726</text:p>
          </table:table-cell>
          <table:table-cell table:style-name="ce56" office:value-type="float" office:value="19.8145161290323" calcext:value-type="float">
            <text:p>19.8145</text:p>
          </table:table-cell>
          <table:table-cell table:style-name="ce56" office:value-type="float" office:value="20.7983870967742" calcext:value-type="float">
            <text:p>20.7984</text:p>
          </table:table-cell>
          <table:table-cell table:style-name="ce56" office:value-type="float" office:value="21.2016129032258" calcext:value-type="float">
            <text:p>21.2016</text:p>
          </table:table-cell>
          <table:table-cell table:style-name="ce56" office:value-type="float" office:value="21.2338709677419" calcext:value-type="float">
            <text:p>21.2339</text:p>
          </table:table-cell>
          <table:table-cell table:style-name="ce56" office:value-type="float" office:value="21.2741935483871" calcext:value-type="float">
            <text:p>21.2742</text:p>
          </table:table-cell>
          <table:table-cell table:style-name="ce56" office:value-type="float" office:value="21.2822580645161" calcext:value-type="float">
            <text:p>21.2823</text:p>
          </table:table-cell>
          <table:table-cell table:style-name="ce56" office:value-type="float" office:value="21.2903225806452" calcext:value-type="float">
            <text:p>21.2903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28" office:value-type="float" office:value="18.8467741935484" calcext:value-type="float">
            <text:p>18.8468</text:p>
          </table:table-cell>
          <table:table-cell table:style-name="ce56" office:value-type="float" office:value="19.8225806451613" calcext:value-type="float">
            <text:p>19.8226</text:p>
          </table:table-cell>
          <table:table-cell table:number-columns-repeated="6" table:style-name="ce56" office:value-type="float" office:value="19.8629032258065" calcext:value-type="float">
            <text:p>19.8629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28" office:value-type="float" office:value="18.1048387096774" calcext:value-type="float">
            <text:p>18.1048</text:p>
          </table:table-cell>
          <table:table-cell table:style-name="ce56" office:value-type="float" office:value="20.3548387096774" calcext:value-type="float">
            <text:p>20.3548</text:p>
          </table:table-cell>
          <table:table-cell table:style-name="ce56" office:value-type="float" office:value="20.4274193548387" calcext:value-type="float">
            <text:p>20.4274</text:p>
          </table:table-cell>
          <table:table-cell table:number-columns-repeated="5" table:style-name="ce56" office:value-type="float" office:value="20.5241935483871" calcext:value-type="float">
            <text:p>20.5242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28" office:value-type="float" office:value="16.6693548387097" calcext:value-type="float">
            <text:p>16.6694</text:p>
          </table:table-cell>
          <table:table-cell table:style-name="ce56" office:value-type="float" office:value="20.491935483871" calcext:value-type="float">
            <text:p>20.4919</text:p>
          </table:table-cell>
          <table:table-cell table:style-name="ce56" office:value-type="float" office:value="20.6532258064516" calcext:value-type="float">
            <text:p>20.6532</text:p>
          </table:table-cell>
          <table:table-cell table:style-name="ce56" office:value-type="float" office:value="20.7661290322581" calcext:value-type="float">
            <text:p>20.7661</text:p>
          </table:table-cell>
          <table:table-cell table:number-columns-repeated="4" table:style-name="ce56" office:value-type="float" office:value="20.7741935483871" calcext:value-type="float">
            <text:p>20.7742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28" office:value-type="float" office:value="18.1854838709677" calcext:value-type="float">
            <text:p>18.1855</text:p>
          </table:table-cell>
          <table:table-cell table:style-name="ce56" office:value-type="float" office:value="22.6451612903226" calcext:value-type="float">
            <text:p>22.6452</text:p>
          </table:table-cell>
          <table:table-cell table:style-name="ce56" office:value-type="float" office:value="22.6774193548387" calcext:value-type="float">
            <text:p>22.6774</text:p>
          </table:table-cell>
          <table:table-cell table:number-columns-repeated="2" table:style-name="ce56" office:value-type="float" office:value="22.6935483870968" calcext:value-type="float">
            <text:p>22.6935</text:p>
          </table:table-cell>
          <table:table-cell table:number-columns-repeated="3" table:style-name="ce56" office:value-type="float" office:value="22.7016129032258" calcext:value-type="float">
            <text:p>22.7016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28" office:value-type="float" office:value="17.4112903225806" calcext:value-type="float">
            <text:p>17.4113</text:p>
          </table:table-cell>
          <table:table-cell table:style-name="ce56" office:value-type="float" office:value="23.6774193548387" calcext:value-type="float">
            <text:p>23.6774</text:p>
          </table:table-cell>
          <table:table-cell table:style-name="ce56" office:value-type="float" office:value="23.9677419354839" calcext:value-type="float">
            <text:p>23.9677</text:p>
          </table:table-cell>
          <table:table-cell table:number-columns-repeated="2" table:style-name="ce56" office:value-type="float" office:value="24.0483870967742" calcext:value-type="float">
            <text:p>24.0484</text:p>
          </table:table-cell>
          <table:table-cell table:number-columns-repeated="3" table:style-name="ce56" office:value-type="float" office:value="24.0564516129032" calcext:value-type="float">
            <text:p>24.0565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28" office:value-type="float" office:value="17.3306451612903" calcext:value-type="float">
            <text:p>17.3306</text:p>
          </table:table-cell>
          <table:table-cell table:style-name="ce56" office:value-type="float" office:value="25" calcext:value-type="float">
            <text:p>25.0000</text:p>
          </table:table-cell>
          <table:table-cell table:style-name="ce56" office:value-type="float" office:value="25.8064516129032" calcext:value-type="float">
            <text:p>25.8065</text:p>
          </table:table-cell>
          <table:table-cell table:style-name="ce56" office:value-type="float" office:value="26.3225806451613" calcext:value-type="float">
            <text:p>26.3226</text:p>
          </table:table-cell>
          <table:table-cell table:style-name="ce56" office:value-type="float" office:value="26.4274193548387" calcext:value-type="float">
            <text:p>26.4274</text:p>
          </table:table-cell>
          <table:table-cell table:style-name="ce56" office:value-type="float" office:value="26.5" calcext:value-type="float">
            <text:p>26.5000</text:p>
          </table:table-cell>
          <table:table-cell table:style-name="ce56" office:value-type="float" office:value="26.508064516129" calcext:value-type="float">
            <text:p>26.5081</text:p>
          </table:table-cell>
          <table:table-cell table:style-name="ce56" office:value-type="float" office:value="26.5241935483871" calcext:value-type="float">
            <text:p>26.5242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28" office:value-type="float" office:value="20.0645161290323" calcext:value-type="float">
            <text:p>20.0645</text:p>
          </table:table-cell>
          <table:table-cell table:number-columns-repeated="2" table:style-name="ce56" office:value-type="float" office:value="21.5241935483871" calcext:value-type="float">
            <text:p>21.5242</text:p>
          </table:table-cell>
          <table:table-cell table:number-columns-repeated="5" table:style-name="ce56" office:value-type="float" office:value="21.5403225806452" calcext:value-type="float">
            <text:p>21.5403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28" office:value-type="float" office:value="20.2983870967742" calcext:value-type="float">
            <text:p>20.2984</text:p>
          </table:table-cell>
          <table:table-cell table:style-name="ce56" office:value-type="float" office:value="22.008064516129" calcext:value-type="float">
            <text:p>22.0081</text:p>
          </table:table-cell>
          <table:table-cell table:style-name="ce56" office:value-type="float" office:value="22.0161290322581" calcext:value-type="float">
            <text:p>22.0161</text:p>
          </table:table-cell>
          <table:table-cell table:number-columns-repeated="5" table:style-name="ce56" office:value-type="float" office:value="22.0322580645161" calcext:value-type="float">
            <text:p>22.0323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28" office:value-type="float" office:value="17.7096774193548" calcext:value-type="float">
            <text:p>17.7097</text:p>
          </table:table-cell>
          <table:table-cell table:style-name="ce56" office:value-type="float" office:value="22.1129032258065" calcext:value-type="float">
            <text:p>22.1129</text:p>
          </table:table-cell>
          <table:table-cell table:style-name="ce56" office:value-type="float" office:value="22.1451612903226" calcext:value-type="float">
            <text:p>22.1452</text:p>
          </table:table-cell>
          <table:table-cell table:number-columns-repeated="5" table:style-name="ce56" office:value-type="float" office:value="22.1693548387097" calcext:value-type="float">
            <text:p>22.1694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28" office:value-type="float" office:value="17.3225806451613" calcext:value-type="float">
            <text:p>17.3226</text:p>
          </table:table-cell>
          <table:table-cell table:style-name="ce56" office:value-type="float" office:value="24.0483870967742" calcext:value-type="float">
            <text:p>24.0484</text:p>
          </table:table-cell>
          <table:table-cell table:style-name="ce56" office:value-type="float" office:value="24.4032258064516" calcext:value-type="float">
            <text:p>24.4032</text:p>
          </table:table-cell>
          <table:table-cell table:style-name="ce56" office:value-type="float" office:value="24.6370967741935" calcext:value-type="float">
            <text:p>24.6371</text:p>
          </table:table-cell>
          <table:table-cell table:style-name="ce56" office:value-type="float" office:value="24.6451612903226" calcext:value-type="float">
            <text:p>24.6452</text:p>
          </table:table-cell>
          <table:table-cell table:number-columns-repeated="3" table:style-name="ce56" office:value-type="float" office:value="24.6612903225806" calcext:value-type="float">
            <text:p>24.6613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28" office:value-type="float" office:value="17.0403225806452" calcext:value-type="float">
            <text:p>17.0403</text:p>
          </table:table-cell>
          <table:table-cell table:style-name="ce56" office:value-type="float" office:value="23.0161290322581" calcext:value-type="float">
            <text:p>23.0161</text:p>
          </table:table-cell>
          <table:table-cell table:style-name="ce56" office:value-type="float" office:value="24.1935483870968" calcext:value-type="float">
            <text:p>24.1935</text:p>
          </table:table-cell>
          <table:table-cell table:style-name="ce56" office:value-type="float" office:value="24.6935483870968" calcext:value-type="float">
            <text:p>24.6935</text:p>
          </table:table-cell>
          <table:table-cell table:style-name="ce56" office:value-type="float" office:value="24.7661290322581" calcext:value-type="float">
            <text:p>24.7661</text:p>
          </table:table-cell>
          <table:table-cell table:style-name="ce56" office:value-type="float" office:value="24.8064516129032" calcext:value-type="float">
            <text:p>24.8065</text:p>
          </table:table-cell>
          <table:table-cell table:style-name="ce56" office:value-type="float" office:value="24.8225806451613" calcext:value-type="float">
            <text:p>24.8226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28" office:value-type="float" office:value="16.0161290322581" calcext:value-type="float">
            <text:p>16.0161</text:p>
          </table:table-cell>
          <table:table-cell table:style-name="ce56" office:value-type="float" office:value="22.4354838709677" calcext:value-type="float">
            <text:p>22.4355</text:p>
          </table:table-cell>
          <table:table-cell table:style-name="ce56" office:value-type="float" office:value="24.0806451612903" calcext:value-type="float">
            <text:p>24.0806</text:p>
          </table:table-cell>
          <table:table-cell table:style-name="ce56" office:value-type="float" office:value="24.758064516129" calcext:value-type="float">
            <text:p>24.7581</text:p>
          </table:table-cell>
          <table:table-cell table:style-name="ce56" office:value-type="float" office:value="24.8145161290323" calcext:value-type="float">
            <text:p>24.8145</text:p>
          </table:table-cell>
          <table:table-cell table:number-columns-repeated="2" table:style-name="ce56" office:value-type="float" office:value="24.8629032258065" calcext:value-type="float">
            <text:p>24.8629</text:p>
          </table:table-cell>
          <table:table-cell table:style-name="ce56" table:number-columns-repeated="2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28" office:value-type="float" office:value="18.6612903225806" calcext:value-type="float">
            <text:p>18.6613</text:p>
          </table:table-cell>
          <table:table-cell table:style-name="ce56" office:value-type="float" office:value="23.0241935483871" calcext:value-type="float">
            <text:p>23.0242</text:p>
          </table:table-cell>
          <table:table-cell table:style-name="ce56" office:value-type="float" office:value="23.1209677419355" calcext:value-type="float">
            <text:p>23.1210</text:p>
          </table:table-cell>
          <table:table-cell table:number-columns-repeated="5" table:style-name="ce56" office:value-type="float" office:value="23.1370967741935" calcext:value-type="float">
            <text:p>23.1371</text:p>
          </table:table-cell>
          <table:table-cell table:style-name="ce56"/>
          <table:table-cell table:style-name="ce83"/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28" office:value-type="float" office:value="17.7338709677419" calcext:value-type="float">
            <text:p>17.7339</text:p>
          </table:table-cell>
          <table:table-cell table:style-name="ce56" office:value-type="float" office:value="23.6612903225806" calcext:value-type="float">
            <text:p>23.6613</text:p>
          </table:table-cell>
          <table:table-cell table:style-name="ce56" office:value-type="float" office:value="23.8951612903226" calcext:value-type="float">
            <text:p>23.8952</text:p>
          </table:table-cell>
          <table:table-cell table:style-name="ce56" office:value-type="float" office:value="23.991935483871" calcext:value-type="float">
            <text:p>23.9919</text:p>
          </table:table-cell>
          <table:table-cell table:style-name="ce56" office:value-type="float" office:value="24" calcext:value-type="float">
            <text:p>24.0000</text:p>
          </table:table-cell>
          <table:table-cell table:number-columns-repeated="2" table:style-name="ce56" office:value-type="float" office:value="24.008064516129" calcext:value-type="float">
            <text:p>24.0081</text:p>
          </table:table-cell>
          <table:table-cell table:style-name="ce56" office:value-type="float" office:value="24.0241935483871" calcext:value-type="float">
            <text:p>24.0242</text:p>
          </table:table-cell>
          <table:table-cell table:style-name="ce56"/>
          <table:table-cell table:style-name="ce83"/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29" office:value-type="float" office:value="17.25" calcext:value-type="float">
            <text:p>17.2500</text:p>
          </table:table-cell>
          <table:table-cell table:style-name="ce57" office:value-type="float" office:value="23.7177419354839" calcext:value-type="float">
            <text:p>23.7177</text:p>
          </table:table-cell>
          <table:table-cell table:style-name="ce57" office:value-type="float" office:value="24.0806451612903" calcext:value-type="float">
            <text:p>24.0806</text:p>
          </table:table-cell>
          <table:table-cell table:style-name="ce57" office:value-type="float" office:value="24.2822580645161" calcext:value-type="float">
            <text:p>24.2823</text:p>
          </table:table-cell>
          <table:table-cell table:style-name="ce57" office:value-type="float" office:value="24.3064516129032" calcext:value-type="float">
            <text:p>24.3065</text:p>
          </table:table-cell>
          <table:table-cell table:number-columns-repeated="3" table:style-name="ce57" office:value-type="float" office:value="24.3145161290323" calcext:value-type="float">
            <text:p>24.3145</text:p>
          </table:table-cell>
          <table:table-cell table:style-name="ce57"/>
          <table:table-cell table:style-name="ce84"/>
        </table:table-row>
        <table:table-row table:style-name="ro1">
          <table:table-cell table:style-name="ce3" office:value-type="string" calcext:value-type="string">
            <text:p>random_terms_large</text:p>
          </table:table-cell>
          <table:table-cell table:style-name="ce9" office:value-type="string" calcext:value-type="string">
            <text:p>BaseRules</text:p>
          </table:table-cell>
          <table:table-cell table:style-name="ce30" office:value-type="float" office:value="5.47008547008547" calcext:value-type="float">
            <text:p>5.4701</text:p>
          </table:table-cell>
          <table:table-cell table:style-name="ce58" office:value-type="float" office:value="7.43589743589744" calcext:value-type="float">
            <text:p>7.4359</text:p>
          </table:table-cell>
          <table:table-cell table:style-name="ce58" office:value-type="float" office:value="7.53846153846154" calcext:value-type="float">
            <text:p>7.5385</text:p>
          </table:table-cell>
          <table:table-cell table:number-columns-repeated="3" table:style-name="ce58" office:value-type="float" office:value="7.65811965811966" calcext:value-type="float">
            <text:p>7.6581</text:p>
          </table:table-cell>
          <table:table-cell table:number-columns-repeated="3" table:style-name="ce58" office:value-type="float" office:value="7.70940170940171" calcext:value-type="float">
            <text:p>7.7094</text:p>
          </table:table-cell>
          <table:table-cell table:style-name="ce85" office:value-type="float" office:value="7.70940170940171" calcext:value-type="float">
            <text:p>7.709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31" office:value-type="float" office:value="4.94017094017094" calcext:value-type="float">
            <text:p>4.9402</text:p>
          </table:table-cell>
          <table:table-cell table:style-name="ce59" office:value-type="float" office:value="5.5042735042735" calcext:value-type="float">
            <text:p>5.5043</text:p>
          </table:table-cell>
          <table:table-cell table:style-name="ce59" office:value-type="float" office:value="5.57264957264957" calcext:value-type="float">
            <text:p>5.5726</text:p>
          </table:table-cell>
          <table:table-cell table:number-columns-repeated="6" table:style-name="ce59" office:value-type="float" office:value="5.69230769230769" calcext:value-type="float">
            <text:p>5.6923</text:p>
          </table:table-cell>
          <table:table-cell table:style-name="ce86" office:value-type="float" office:value="5.69230769230769" calcext:value-type="float">
            <text:p>5.692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31" office:value-type="float" office:value="5.86324786324786" calcext:value-type="float">
            <text:p>5.8632</text:p>
          </table:table-cell>
          <table:table-cell table:style-name="ce59" office:value-type="float" office:value="6.13675213675214" calcext:value-type="float">
            <text:p>6.1368</text:p>
          </table:table-cell>
          <table:table-cell table:number-columns-repeated="7" table:style-name="ce59" office:value-type="float" office:value="6.17094017094017" calcext:value-type="float">
            <text:p>6.1709</text:p>
          </table:table-cell>
          <table:table-cell table:style-name="ce86" office:value-type="float" office:value="6.17094017094017" calcext:value-type="float">
            <text:p>6.170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31" office:value-type="float" office:value="5.17948717948718" calcext:value-type="float">
            <text:p>5.1795</text:p>
          </table:table-cell>
          <table:table-cell table:style-name="ce59" office:value-type="float" office:value="7.60683760683761" calcext:value-type="float">
            <text:p>7.6068</text:p>
          </table:table-cell>
          <table:table-cell table:style-name="ce59" office:value-type="float" office:value="7.94871794871795" calcext:value-type="float">
            <text:p>7.9487</text:p>
          </table:table-cell>
          <table:table-cell table:number-columns-repeated="6" table:style-name="ce59" office:value-type="float" office:value="8.06837606837607" calcext:value-type="float">
            <text:p>8.0684</text:p>
          </table:table-cell>
          <table:table-cell table:style-name="ce86" office:value-type="float" office:value="8.06837606837607" calcext:value-type="float">
            <text:p>8.068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31" office:value-type="float" office:value="6.68376068376068" calcext:value-type="float">
            <text:p>6.6838</text:p>
          </table:table-cell>
          <table:table-cell table:number-columns-repeated="2" table:style-name="ce59" office:value-type="float" office:value="7.26495726495727" calcext:value-type="float">
            <text:p>7.2650</text:p>
          </table:table-cell>
          <table:table-cell table:number-columns-repeated="6" table:style-name="ce59" office:value-type="float" office:value="7.28205128205128" calcext:value-type="float">
            <text:p>7.2821</text:p>
          </table:table-cell>
          <table:table-cell table:style-name="ce86" office:value-type="float" office:value="7.28205128205128" calcext:value-type="float">
            <text:p>7.282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31" office:value-type="float" office:value="5.74358974358974" calcext:value-type="float">
            <text:p>5.7436</text:p>
          </table:table-cell>
          <table:table-cell table:style-name="ce59" office:value-type="float" office:value="7.38461538461539" calcext:value-type="float">
            <text:p>7.3846</text:p>
          </table:table-cell>
          <table:table-cell table:style-name="ce59" office:value-type="float" office:value="7.81196581196581" calcext:value-type="float">
            <text:p>7.8120</text:p>
          </table:table-cell>
          <table:table-cell table:style-name="ce59" office:value-type="float" office:value="8.15384615384615" calcext:value-type="float">
            <text:p>8.1538</text:p>
          </table:table-cell>
          <table:table-cell table:style-name="ce59" office:value-type="float" office:value="8.17094017094017" calcext:value-type="float">
            <text:p>8.1709</text:p>
          </table:table-cell>
          <table:table-cell table:number-columns-repeated="4" table:style-name="ce59" office:value-type="float" office:value="8.18803418803419" calcext:value-type="float">
            <text:p>8.1880</text:p>
          </table:table-cell>
          <table:table-cell table:style-name="ce86" office:value-type="float" office:value="8.18803418803419" calcext:value-type="float">
            <text:p>8.188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31" office:value-type="float" office:value="5.69230769230769" calcext:value-type="float">
            <text:p>5.6923</text:p>
          </table:table-cell>
          <table:table-cell table:style-name="ce59" office:value-type="float" office:value="7.05982905982906" calcext:value-type="float">
            <text:p>7.0598</text:p>
          </table:table-cell>
          <table:table-cell table:style-name="ce59" office:value-type="float" office:value="7.69230769230769" calcext:value-type="float">
            <text:p>7.6923</text:p>
          </table:table-cell>
          <table:table-cell table:style-name="ce59" office:value-type="float" office:value="8.13675213675214" calcext:value-type="float">
            <text:p>8.1368</text:p>
          </table:table-cell>
          <table:table-cell table:style-name="ce59" office:value-type="float" office:value="8.18803418803419" calcext:value-type="float">
            <text:p>8.1880</text:p>
          </table:table-cell>
          <table:table-cell table:number-columns-repeated="4" table:style-name="ce59" office:value-type="float" office:value="8.2051282051282" calcext:value-type="float">
            <text:p>8.2051</text:p>
          </table:table-cell>
          <table:table-cell table:style-name="ce86" office:value-type="float" office:value="8.2051282051282" calcext:value-type="float">
            <text:p>8.205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31" office:value-type="float" office:value="5.72649572649573" calcext:value-type="float">
            <text:p>5.7265</text:p>
          </table:table-cell>
          <table:table-cell table:number-columns-repeated="8" table:style-name="ce59" office:value-type="float" office:value="5.72649572649573" calcext:value-type="float">
            <text:p>5.7265</text:p>
          </table:table-cell>
          <table:table-cell table:style-name="ce86" office:value-type="float" office:value="5.72649572649573" calcext:value-type="float">
            <text:p>5.726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31" office:value-type="float" office:value="6.29059829059829" calcext:value-type="float">
            <text:p>6.2906</text:p>
          </table:table-cell>
          <table:table-cell table:style-name="ce59" office:value-type="float" office:value="7.57264957264957" calcext:value-type="float">
            <text:p>7.5726</text:p>
          </table:table-cell>
          <table:table-cell table:style-name="ce59" office:value-type="float" office:value="7.72649572649573" calcext:value-type="float">
            <text:p>7.7265</text:p>
          </table:table-cell>
          <table:table-cell table:number-columns-repeated="6" table:style-name="ce59" office:value-type="float" office:value="7.77777777777778" calcext:value-type="float">
            <text:p>7.7778</text:p>
          </table:table-cell>
          <table:table-cell table:style-name="ce86" office:value-type="float" office:value="7.77777777777778" calcext:value-type="float">
            <text:p>7.777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31" office:value-type="float" office:value="5.88034188034188" calcext:value-type="float">
            <text:p>5.8803</text:p>
          </table:table-cell>
          <table:table-cell table:number-columns-repeated="8" table:style-name="ce59" office:value-type="float" office:value="5.94871794871795" calcext:value-type="float">
            <text:p>5.9487</text:p>
          </table:table-cell>
          <table:table-cell table:style-name="ce86" office:value-type="float" office:value="5.94871794871795" calcext:value-type="float">
            <text:p>5.948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31" office:value-type="float" office:value="5.77777777777778" calcext:value-type="float">
            <text:p>5.7778</text:p>
          </table:table-cell>
          <table:table-cell table:style-name="ce59" office:value-type="float" office:value="7.64102564102564" calcext:value-type="float">
            <text:p>7.6410</text:p>
          </table:table-cell>
          <table:table-cell table:style-name="ce59" office:value-type="float" office:value="7.93162393162393" calcext:value-type="float">
            <text:p>7.9316</text:p>
          </table:table-cell>
          <table:table-cell table:number-columns-repeated="6" table:style-name="ce59" office:value-type="float" office:value="8.03418803418803" calcext:value-type="float">
            <text:p>8.0342</text:p>
          </table:table-cell>
          <table:table-cell table:style-name="ce86" office:value-type="float" office:value="8.03418803418803" calcext:value-type="float">
            <text:p>8.034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31" office:value-type="float" office:value="5.93162393162393" calcext:value-type="float">
            <text:p>5.9316</text:p>
          </table:table-cell>
          <table:table-cell table:number-columns-repeated="8" table:style-name="ce59" office:value-type="float" office:value="6.1025641025641" calcext:value-type="float">
            <text:p>6.1026</text:p>
          </table:table-cell>
          <table:table-cell table:style-name="ce86" office:value-type="float" office:value="6.1025641025641" calcext:value-type="float">
            <text:p>6.102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31" office:value-type="float" office:value="5.55555555555556" calcext:value-type="float">
            <text:p>5.5556</text:p>
          </table:table-cell>
          <table:table-cell table:style-name="ce59" office:value-type="float" office:value="7.67521367521368" calcext:value-type="float">
            <text:p>7.6752</text:p>
          </table:table-cell>
          <table:table-cell table:style-name="ce59" office:value-type="float" office:value="7.8974358974359" calcext:value-type="float">
            <text:p>7.8974</text:p>
          </table:table-cell>
          <table:table-cell table:number-columns-repeated="6" table:style-name="ce59" office:value-type="float" office:value="8.06837606837607" calcext:value-type="float">
            <text:p>8.0684</text:p>
          </table:table-cell>
          <table:table-cell table:style-name="ce86" office:value-type="float" office:value="8.06837606837607" calcext:value-type="float">
            <text:p>8.068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31" office:value-type="float" office:value="5.4017094017094" calcext:value-type="float">
            <text:p>5.4017</text:p>
          </table:table-cell>
          <table:table-cell table:number-columns-repeated="8" table:style-name="ce59" office:value-type="float" office:value="5.4017094017094" calcext:value-type="float">
            <text:p>5.4017</text:p>
          </table:table-cell>
          <table:table-cell table:style-name="ce86" office:value-type="float" office:value="5.4017094017094" calcext:value-type="float">
            <text:p>5.401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31" office:value-type="float" office:value="5.43589743589744" calcext:value-type="float">
            <text:p>5.4359</text:p>
          </table:table-cell>
          <table:table-cell table:number-columns-repeated="8" table:style-name="ce59" office:value-type="float" office:value="5.43589743589744" calcext:value-type="float">
            <text:p>5.4359</text:p>
          </table:table-cell>
          <table:table-cell table:style-name="ce86" office:value-type="float" office:value="5.43589743589744" calcext:value-type="float">
            <text:p>5.435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31" office:value-type="float" office:value="5.52136752136752" calcext:value-type="float">
            <text:p>5.5214</text:p>
          </table:table-cell>
          <table:table-cell table:number-columns-repeated="8" table:style-name="ce59" office:value-type="float" office:value="5.55555555555556" calcext:value-type="float">
            <text:p>5.5556</text:p>
          </table:table-cell>
          <table:table-cell table:style-name="ce86" office:value-type="float" office:value="5.55555555555556" calcext:value-type="float">
            <text:p>5.555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31" office:value-type="float" office:value="5.52136752136752" calcext:value-type="float">
            <text:p>5.5214</text:p>
          </table:table-cell>
          <table:table-cell table:style-name="ce59" office:value-type="float" office:value="6.95726495726496" calcext:value-type="float">
            <text:p>6.9573</text:p>
          </table:table-cell>
          <table:table-cell table:style-name="ce59" office:value-type="float" office:value="7.09401709401709" calcext:value-type="float">
            <text:p>7.0940</text:p>
          </table:table-cell>
          <table:table-cell table:number-columns-repeated="2" table:style-name="ce59" office:value-type="float" office:value="7.14529914529915" calcext:value-type="float">
            <text:p>7.1453</text:p>
          </table:table-cell>
          <table:table-cell table:number-columns-repeated="4" table:style-name="ce59" office:value-type="float" office:value="7.1965811965812" calcext:value-type="float">
            <text:p>7.1966</text:p>
          </table:table-cell>
          <table:table-cell table:style-name="ce86" office:value-type="float" office:value="7.1965811965812" calcext:value-type="float">
            <text:p>7.196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31" office:value-type="float" office:value="5.57264957264957" calcext:value-type="float">
            <text:p>5.5726</text:p>
          </table:table-cell>
          <table:table-cell table:style-name="ce59" office:value-type="float" office:value="5.81196581196581" calcext:value-type="float">
            <text:p>5.8120</text:p>
          </table:table-cell>
          <table:table-cell table:number-columns-repeated="7" table:style-name="ce59" office:value-type="float" office:value="5.82905982905983" calcext:value-type="float">
            <text:p>5.8291</text:p>
          </table:table-cell>
          <table:table-cell table:style-name="ce86" office:value-type="float" office:value="5.82905982905983" calcext:value-type="float">
            <text:p>5.829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31" office:value-type="float" office:value="5.24786324786325" calcext:value-type="float">
            <text:p>5.2479</text:p>
          </table:table-cell>
          <table:table-cell table:style-name="ce59" office:value-type="float" office:value="5.82905982905983" calcext:value-type="float">
            <text:p>5.8291</text:p>
          </table:table-cell>
          <table:table-cell table:number-columns-repeated="3" table:style-name="ce59" office:value-type="float" office:value="5.88034188034188" calcext:value-type="float">
            <text:p>5.8803</text:p>
          </table:table-cell>
          <table:table-cell table:number-columns-repeated="4" table:style-name="ce59" office:value-type="float" office:value="5.8974358974359" calcext:value-type="float">
            <text:p>5.8974</text:p>
          </table:table-cell>
          <table:table-cell table:style-name="ce86" office:value-type="float" office:value="5.8974358974359" calcext:value-type="float">
            <text:p>5.897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31" office:value-type="float" office:value="5.05982905982906" calcext:value-type="float">
            <text:p>5.0598</text:p>
          </table:table-cell>
          <table:table-cell table:style-name="ce59" office:value-type="float" office:value="5.7948717948718" calcext:value-type="float">
            <text:p>5.7949</text:p>
          </table:table-cell>
          <table:table-cell table:style-name="ce59" office:value-type="float" office:value="5.88034188034188" calcext:value-type="float">
            <text:p>5.8803</text:p>
          </table:table-cell>
          <table:table-cell table:number-columns-repeated="6" table:style-name="ce59" office:value-type="float" office:value="5.8974358974359" calcext:value-type="float">
            <text:p>5.8974</text:p>
          </table:table-cell>
          <table:table-cell table:style-name="ce86" office:value-type="float" office:value="5.8974358974359" calcext:value-type="float">
            <text:p>5.897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31" office:value-type="float" office:value="5.24786324786325" calcext:value-type="float">
            <text:p>5.2479</text:p>
          </table:table-cell>
          <table:table-cell table:number-columns-repeated="8" table:style-name="ce59" office:value-type="float" office:value="5.26495726495727" calcext:value-type="float">
            <text:p>5.2650</text:p>
          </table:table-cell>
          <table:table-cell table:style-name="ce86" office:value-type="float" office:value="5.26495726495727" calcext:value-type="float">
            <text:p>5.265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31" office:value-type="float" office:value="5.4017094017094" calcext:value-type="float">
            <text:p>5.4017</text:p>
          </table:table-cell>
          <table:table-cell table:number-columns-repeated="8" table:style-name="ce59" office:value-type="float" office:value="5.52136752136752" calcext:value-type="float">
            <text:p>5.5214</text:p>
          </table:table-cell>
          <table:table-cell table:style-name="ce86" office:value-type="float" office:value="5.52136752136752" calcext:value-type="float">
            <text:p>5.521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31" office:value-type="float" office:value="5.41880341880342" calcext:value-type="float">
            <text:p>5.4188</text:p>
          </table:table-cell>
          <table:table-cell table:number-columns-repeated="8" table:style-name="ce59" office:value-type="float" office:value="5.67521367521368" calcext:value-type="float">
            <text:p>5.6752</text:p>
          </table:table-cell>
          <table:table-cell table:style-name="ce86" office:value-type="float" office:value="5.67521367521368" calcext:value-type="float">
            <text:p>5.675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31" office:value-type="float" office:value="4.76923076923077" calcext:value-type="float">
            <text:p>4.7692</text:p>
          </table:table-cell>
          <table:table-cell table:number-columns-repeated="8" table:style-name="ce59" office:value-type="float" office:value="6.22222222222222" calcext:value-type="float">
            <text:p>6.2222</text:p>
          </table:table-cell>
          <table:table-cell table:style-name="ce86" office:value-type="float" office:value="6.22222222222222" calcext:value-type="float">
            <text:p>6.222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31" office:value-type="float" office:value="4.95726495726496" calcext:value-type="float">
            <text:p>4.9573</text:p>
          </table:table-cell>
          <table:table-cell table:number-columns-repeated="8" table:style-name="ce59" office:value-type="float" office:value="6.71794871794872" calcext:value-type="float">
            <text:p>6.7179</text:p>
          </table:table-cell>
          <table:table-cell table:style-name="ce86" office:value-type="float" office:value="6.71794871794872" calcext:value-type="float">
            <text:p>6.717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31" office:value-type="float" office:value="6.32478632478632" calcext:value-type="float">
            <text:p>6.3248</text:p>
          </table:table-cell>
          <table:table-cell table:style-name="ce59" office:value-type="float" office:value="7.76068376068376" calcext:value-type="float">
            <text:p>7.7607</text:p>
          </table:table-cell>
          <table:table-cell table:style-name="ce59" office:value-type="float" office:value="7.82905982905983" calcext:value-type="float">
            <text:p>7.8291</text:p>
          </table:table-cell>
          <table:table-cell table:number-columns-repeated="6" table:style-name="ce59" office:value-type="float" office:value="7.88034188034188" calcext:value-type="float">
            <text:p>7.8803</text:p>
          </table:table-cell>
          <table:table-cell table:style-name="ce86" office:value-type="float" office:value="7.88034188034188" calcext:value-type="float">
            <text:p>7.880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31" office:value-type="float" office:value="4.92307692307692" calcext:value-type="float">
            <text:p>4.9231</text:p>
          </table:table-cell>
          <table:table-cell table:number-columns-repeated="8" table:style-name="ce59" office:value-type="float" office:value="5.84615384615385" calcext:value-type="float">
            <text:p>5.8462</text:p>
          </table:table-cell>
          <table:table-cell table:style-name="ce86" office:value-type="float" office:value="5.84615384615385" calcext:value-type="float">
            <text:p>5.846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31" office:value-type="float" office:value="4.99145299145299" calcext:value-type="float">
            <text:p>4.9915</text:p>
          </table:table-cell>
          <table:table-cell table:number-columns-repeated="8" table:style-name="ce59" office:value-type="float" office:value="5.98290598290598" calcext:value-type="float">
            <text:p>5.9829</text:p>
          </table:table-cell>
          <table:table-cell table:style-name="ce86" office:value-type="float" office:value="5.98290598290598" calcext:value-type="float">
            <text:p>5.982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31" office:value-type="float" office:value="4.61538461538462" calcext:value-type="float">
            <text:p>4.6154</text:p>
          </table:table-cell>
          <table:table-cell table:number-columns-repeated="8" table:style-name="ce59" office:value-type="float" office:value="6.03418803418803" calcext:value-type="float">
            <text:p>6.0342</text:p>
          </table:table-cell>
          <table:table-cell table:style-name="ce86" office:value-type="float" office:value="6.03418803418803" calcext:value-type="float">
            <text:p>6.034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31" office:value-type="float" office:value="6.46153846153846" calcext:value-type="float">
            <text:p>6.4615</text:p>
          </table:table-cell>
          <table:table-cell table:style-name="ce59" office:value-type="float" office:value="6.97435897435897" calcext:value-type="float">
            <text:p>6.9744</text:p>
          </table:table-cell>
          <table:table-cell table:number-columns-repeated="7" table:style-name="ce59" office:value-type="float" office:value="6.99145299145299" calcext:value-type="float">
            <text:p>6.9915</text:p>
          </table:table-cell>
          <table:table-cell table:style-name="ce86" office:value-type="float" office:value="6.99145299145299" calcext:value-type="float">
            <text:p>6.991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31" office:value-type="float" office:value="6.11965811965812" calcext:value-type="float">
            <text:p>6.1197</text:p>
          </table:table-cell>
          <table:table-cell table:style-name="ce59" office:value-type="float" office:value="6.97435897435897" calcext:value-type="float">
            <text:p>6.9744</text:p>
          </table:table-cell>
          <table:table-cell table:style-name="ce59" office:value-type="float" office:value="7.04273504273504" calcext:value-type="float">
            <text:p>7.0427</text:p>
          </table:table-cell>
          <table:table-cell table:number-columns-repeated="6" table:style-name="ce59" office:value-type="float" office:value="7.09401709401709" calcext:value-type="float">
            <text:p>7.0940</text:p>
          </table:table-cell>
          <table:table-cell table:style-name="ce86" office:value-type="float" office:value="7.09401709401709" calcext:value-type="float">
            <text:p>7.094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31" office:value-type="float" office:value="5.98290598290598" calcext:value-type="float">
            <text:p>5.9829</text:p>
          </table:table-cell>
          <table:table-cell table:style-name="ce59" office:value-type="float" office:value="6.87179487179487" calcext:value-type="float">
            <text:p>6.8718</text:p>
          </table:table-cell>
          <table:table-cell table:number-columns-repeated="2" table:style-name="ce59" office:value-type="float" office:value="7.04273504273504" calcext:value-type="float">
            <text:p>7.0427</text:p>
          </table:table-cell>
          <table:table-cell table:number-columns-repeated="5" table:style-name="ce59" office:value-type="float" office:value="7.09401709401709" calcext:value-type="float">
            <text:p>7.0940</text:p>
          </table:table-cell>
          <table:table-cell table:style-name="ce86" office:value-type="float" office:value="7.09401709401709" calcext:value-type="float">
            <text:p>7.094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31" office:value-type="float" office:value="6.23931623931624" calcext:value-type="float">
            <text:p>6.2393</text:p>
          </table:table-cell>
          <table:table-cell table:number-columns-repeated="8" table:style-name="ce59" office:value-type="float" office:value="6.42735042735043" calcext:value-type="float">
            <text:p>6.4274</text:p>
          </table:table-cell>
          <table:table-cell table:style-name="ce86" office:value-type="float" office:value="6.42735042735043" calcext:value-type="float">
            <text:p>6.427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31" office:value-type="float" office:value="6.34188034188034" calcext:value-type="float">
            <text:p>6.3419</text:p>
          </table:table-cell>
          <table:table-cell table:style-name="ce59" office:value-type="float" office:value="6.66666666666667" calcext:value-type="float">
            <text:p>6.6667</text:p>
          </table:table-cell>
          <table:table-cell table:number-columns-repeated="7" table:style-name="ce59" office:value-type="float" office:value="6.68376068376068" calcext:value-type="float">
            <text:p>6.6838</text:p>
          </table:table-cell>
          <table:table-cell table:style-name="ce86" office:value-type="float" office:value="6.68376068376068" calcext:value-type="float">
            <text:p>6.6838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32" office:value-type="float" office:value="6.34188034188034" calcext:value-type="float">
            <text:p>6.3419</text:p>
          </table:table-cell>
          <table:table-cell table:style-name="ce60" office:value-type="float" office:value="6.83760683760684" calcext:value-type="float">
            <text:p>6.8376</text:p>
          </table:table-cell>
          <table:table-cell table:number-columns-repeated="7" table:style-name="ce60" office:value-type="float" office:value="6.85470085470085" calcext:value-type="float">
            <text:p>6.8547</text:p>
          </table:table-cell>
          <table:table-cell table:style-name="ce87" office:value-type="float" office:value="6.85470085470085" calcext:value-type="float">
            <text:p>6.8547</text:p>
          </table:table-cell>
        </table:table-row>
        <table:table-row table:style-name="ro1">
          <table:table-cell table:style-name="ce3" office:value-type="string" calcext:value-type="string">
            <text:p>random_terms_medium</text:p>
          </table:table-cell>
          <table:table-cell table:style-name="ce9" office:value-type="string" calcext:value-type="string">
            <text:p>BaseRules</text:p>
          </table:table-cell>
          <table:table-cell table:style-name="ce33" office:value-type="float" office:value="4.0935960591133" calcext:value-type="float">
            <text:p>4.0936</text:p>
          </table:table-cell>
          <table:table-cell table:style-name="ce61" office:value-type="float" office:value="4.70935960591133" calcext:value-type="float">
            <text:p>4.7094</text:p>
          </table:table-cell>
          <table:table-cell table:style-name="ce61" office:value-type="float" office:value="4.73399014778325" calcext:value-type="float">
            <text:p>4.7340</text:p>
          </table:table-cell>
          <table:table-cell table:number-columns-repeated="6" table:style-name="ce61" office:value-type="float" office:value="4.74384236453202" calcext:value-type="float">
            <text:p>4.7438</text:p>
          </table:table-cell>
          <table:table-cell table:style-name="ce88" office:value-type="float" office:value="4.74384236453202" calcext:value-type="float">
            <text:p>4.743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34" office:value-type="float" office:value="3.55172413793103" calcext:value-type="float">
            <text:p>3.5517</text:p>
          </table:table-cell>
          <table:table-cell table:style-name="ce62" office:value-type="float" office:value="3.78325123152709" calcext:value-type="float">
            <text:p>3.7833</text:p>
          </table:table-cell>
          <table:table-cell table:style-name="ce62" office:value-type="float" office:value="3.79310344827586" calcext:value-type="float">
            <text:p>3.7931</text:p>
          </table:table-cell>
          <table:table-cell table:number-columns-repeated="6" table:style-name="ce62" office:value-type="float" office:value="3.80295566502463" calcext:value-type="float">
            <text:p>3.8030</text:p>
          </table:table-cell>
          <table:table-cell table:style-name="ce89" office:value-type="float" office:value="3.80295566502463" calcext:value-type="float">
            <text:p>3.803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34" office:value-type="float" office:value="3.88177339901478" calcext:value-type="float">
            <text:p>3.8818</text:p>
          </table:table-cell>
          <table:table-cell table:style-name="ce62" office:value-type="float" office:value="3.98522167487685" calcext:value-type="float">
            <text:p>3.9852</text:p>
          </table:table-cell>
          <table:table-cell table:number-columns-repeated="7" table:style-name="ce62" office:value-type="float" office:value="3.99014778325123" calcext:value-type="float">
            <text:p>3.9901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34" office:value-type="float" office:value="4.00985221674877" calcext:value-type="float">
            <text:p>4.0099</text:p>
          </table:table-cell>
          <table:table-cell table:style-name="ce62" office:value-type="float" office:value="4.78817733990148" calcext:value-type="float">
            <text:p>4.7882</text:p>
          </table:table-cell>
          <table:table-cell table:style-name="ce62" office:value-type="float" office:value="4.88177339901478" calcext:value-type="float">
            <text:p>4.8818</text:p>
          </table:table-cell>
          <table:table-cell table:style-name="ce62" office:value-type="float" office:value="4.89162561576355" calcext:value-type="float">
            <text:p>4.8916</text:p>
          </table:table-cell>
          <table:table-cell table:style-name="ce62" office:value-type="float" office:value="4.89655172413793" calcext:value-type="float">
            <text:p>4.8966</text:p>
          </table:table-cell>
          <table:table-cell table:number-columns-repeated="4" table:style-name="ce62" office:value-type="float" office:value="4.90147783251232" calcext:value-type="float">
            <text:p>4.9015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34" office:value-type="float" office:value="4.29064039408867" calcext:value-type="float">
            <text:p>4.2906</text:p>
          </table:table-cell>
          <table:table-cell table:number-columns-repeated="8" table:style-name="ce62" office:value-type="float" office:value="4.46305418719212" calcext:value-type="float">
            <text:p>4.4631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34" office:value-type="float" office:value="3.79802955665025" calcext:value-type="float">
            <text:p>3.7980</text:p>
          </table:table-cell>
          <table:table-cell table:style-name="ce62" office:value-type="float" office:value="4.74384236453202" calcext:value-type="float">
            <text:p>4.7438</text:p>
          </table:table-cell>
          <table:table-cell table:style-name="ce62" office:value-type="float" office:value="4.87192118226601" calcext:value-type="float">
            <text:p>4.8719</text:p>
          </table:table-cell>
          <table:table-cell table:number-columns-repeated="2" table:style-name="ce62" office:value-type="float" office:value="4.96551724137931" calcext:value-type="float">
            <text:p>4.9655</text:p>
          </table:table-cell>
          <table:table-cell table:number-columns-repeated="4" table:style-name="ce62" office:value-type="float" office:value="4.97536945812808" calcext:value-type="float">
            <text:p>4.9754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34" office:value-type="float" office:value="3.70443349753695" calcext:value-type="float">
            <text:p>3.7044</text:p>
          </table:table-cell>
          <table:table-cell table:style-name="ce62" office:value-type="float" office:value="4.64532019704434" calcext:value-type="float">
            <text:p>4.6453</text:p>
          </table:table-cell>
          <table:table-cell table:style-name="ce62" office:value-type="float" office:value="4.8128078817734" calcext:value-type="float">
            <text:p>4.8128</text:p>
          </table:table-cell>
          <table:table-cell table:style-name="ce62" office:value-type="float" office:value="4.97536945812808" calcext:value-type="float">
            <text:p>4.9754</text:p>
          </table:table-cell>
          <table:table-cell table:style-name="ce62" office:value-type="float" office:value="4.98029556650246" calcext:value-type="float">
            <text:p>4.9803</text:p>
          </table:table-cell>
          <table:table-cell table:number-columns-repeated="4" table:style-name="ce62" office:value-type="float" office:value="4.99014778325123" calcext:value-type="float">
            <text:p>4.9901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34" office:value-type="float" office:value="3.76847290640394" calcext:value-type="float">
            <text:p>3.7685</text:p>
          </table:table-cell>
          <table:table-cell table:number-columns-repeated="8" table:style-name="ce62" office:value-type="float" office:value="3.76847290640394" calcext:value-type="float">
            <text:p>3.7685</text:p>
          </table:table-cell>
          <table:table-cell table:style-name="ce89" office:value-type="float" office:value="3.76847290640394" calcext:value-type="float">
            <text:p>3.768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34" office:value-type="float" office:value="4.29556650246305" calcext:value-type="float">
            <text:p>4.2956</text:p>
          </table:table-cell>
          <table:table-cell table:style-name="ce62" office:value-type="float" office:value="4.72413793103448" calcext:value-type="float">
            <text:p>4.7241</text:p>
          </table:table-cell>
          <table:table-cell table:number-columns-repeated="7" table:style-name="ce62" office:value-type="float" office:value="4.7487684729064" calcext:value-type="float">
            <text:p>4.7488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34" office:value-type="float" office:value="3.85714285714286" calcext:value-type="float">
            <text:p>3.8571</text:p>
          </table:table-cell>
          <table:table-cell table:number-columns-repeated="8" table:style-name="ce62" office:value-type="float" office:value="3.86206896551724" calcext:value-type="float">
            <text:p>3.8621</text:p>
          </table:table-cell>
          <table:table-cell table:style-name="ce89" office:value-type="float" office:value="3.86206896551724" calcext:value-type="float">
            <text:p>3.862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34" office:value-type="float" office:value="4.29556650246305" calcext:value-type="float">
            <text:p>4.2956</text:p>
          </table:table-cell>
          <table:table-cell table:style-name="ce62" office:value-type="float" office:value="4.77832512315271" calcext:value-type="float">
            <text:p>4.7783</text:p>
          </table:table-cell>
          <table:table-cell table:style-name="ce62" office:value-type="float" office:value="4.84729064039409" calcext:value-type="float">
            <text:p>4.8473</text:p>
          </table:table-cell>
          <table:table-cell table:number-columns-repeated="6" table:style-name="ce62" office:value-type="float" office:value="4.85714285714286" calcext:value-type="float">
            <text:p>4.8571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34" office:value-type="float" office:value="3.9064039408867" calcext:value-type="float">
            <text:p>3.9064</text:p>
          </table:table-cell>
          <table:table-cell table:style-name="ce62" office:value-type="float" office:value="3.93596059113301" calcext:value-type="float">
            <text:p>3.9360</text:p>
          </table:table-cell>
          <table:table-cell table:number-columns-repeated="7" table:style-name="ce62" office:value-type="float" office:value="3.94088669950739" calcext:value-type="float">
            <text:p>3.9409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34" office:value-type="float" office:value="4.1576354679803" calcext:value-type="float">
            <text:p>4.1576</text:p>
          </table:table-cell>
          <table:table-cell table:style-name="ce62" office:value-type="float" office:value="4.80788177339902" calcext:value-type="float">
            <text:p>4.8079</text:p>
          </table:table-cell>
          <table:table-cell table:style-name="ce62" office:value-type="float" office:value="4.87684729064039" calcext:value-type="float">
            <text:p>4.8768</text:p>
          </table:table-cell>
          <table:table-cell table:number-columns-repeated="6" table:style-name="ce62" office:value-type="float" office:value="4.89162561576355" calcext:value-type="float">
            <text:p>4.8916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34" office:value-type="float" office:value="3.62068965517241" calcext:value-type="float">
            <text:p>3.6207</text:p>
          </table:table-cell>
          <table:table-cell table:number-columns-repeated="8" table:style-name="ce62" office:value-type="float" office:value="3.62068965517241" calcext:value-type="float">
            <text:p>3.6207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34" office:value-type="float" office:value="3.64532019704434" calcext:value-type="float">
            <text:p>3.6453</text:p>
          </table:table-cell>
          <table:table-cell table:number-columns-repeated="8" table:style-name="ce62" office:value-type="float" office:value="3.64532019704434" calcext:value-type="float">
            <text:p>3.6453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34" office:value-type="float" office:value="3.72413793103448" calcext:value-type="float">
            <text:p>3.7241</text:p>
          </table:table-cell>
          <table:table-cell table:style-name="ce62" office:value-type="float" office:value="3.74384236453202" calcext:value-type="float">
            <text:p>3.7438</text:p>
          </table:table-cell>
          <table:table-cell table:number-columns-repeated="7" table:style-name="ce62" office:value-type="float" office:value="3.7487684729064" calcext:value-type="float">
            <text:p>3.7488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34" office:value-type="float" office:value="3.58128078817734" calcext:value-type="float">
            <text:p>3.5813</text:p>
          </table:table-cell>
          <table:table-cell table:style-name="ce62" office:value-type="float" office:value="4.33497536945813" calcext:value-type="float">
            <text:p>4.3350</text:p>
          </table:table-cell>
          <table:table-cell table:style-name="ce62" office:value-type="float" office:value="4.36945812807882" calcext:value-type="float">
            <text:p>4.3695</text:p>
          </table:table-cell>
          <table:table-cell table:number-columns-repeated="6" table:style-name="ce62" office:value-type="float" office:value="4.40886699507389" calcext:value-type="float">
            <text:p>4.4089</text:p>
          </table:table-cell>
          <table:table-cell table:style-name="ce89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34" office:value-type="float" office:value="3.8128078817734" calcext:value-type="float">
            <text:p>3.8128</text:p>
          </table:table-cell>
          <table:table-cell table:style-name="ce62" office:value-type="float" office:value="3.89655172413793" calcext:value-type="float">
            <text:p>3.8966</text:p>
          </table:table-cell>
          <table:table-cell table:number-columns-repeated="7" table:style-name="ce62" office:value-type="float" office:value="3.90147783251232" calcext:value-type="float">
            <text:p>3.9015</text:p>
          </table:table-cell>
          <table:table-cell table:style-name="ce89" office:value-type="float" office:value="3.90147783251232" calcext:value-type="float">
            <text:p>3.901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34" office:value-type="float" office:value="3.73399014778325" calcext:value-type="float">
            <text:p>3.7340</text:p>
          </table:table-cell>
          <table:table-cell table:number-columns-repeated="8" table:style-name="ce62" office:value-type="float" office:value="3.9064039408867" calcext:value-type="float">
            <text:p>3.9064</text:p>
          </table:table-cell>
          <table:table-cell table:style-name="ce89" office:value-type="float" office:value="3.9064039408867" calcext:value-type="float">
            <text:p>3.906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34" office:value-type="float" office:value="3.69950738916256" calcext:value-type="float">
            <text:p>3.6995</text:p>
          </table:table-cell>
          <table:table-cell table:style-name="ce62" office:value-type="float" office:value="3.90147783251232" calcext:value-type="float">
            <text:p>3.9015</text:p>
          </table:table-cell>
          <table:table-cell table:number-columns-repeated="7" table:style-name="ce62" office:value-type="float" office:value="3.92118226600985" calcext:value-type="float">
            <text:p>3.9212</text:p>
          </table:table-cell>
          <table:table-cell table:style-name="ce89" office:value-type="float" office:value="3.92118226600985" calcext:value-type="float">
            <text:p>3.921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34" office:value-type="float" office:value="3.61576354679803" calcext:value-type="float">
            <text:p>3.6158</text:p>
          </table:table-cell>
          <table:table-cell table:number-columns-repeated="8" table:style-name="ce62" office:value-type="float" office:value="3.62068965517241" calcext:value-type="float">
            <text:p>3.6207</text:p>
          </table:table-cell>
          <table:table-cell table:style-name="ce89" office:value-type="float" office:value="3.62068965517241" calcext:value-type="float">
            <text:p>3.620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34" office:value-type="float" office:value="3.68965517241379" calcext:value-type="float">
            <text:p>3.6897</text:p>
          </table:table-cell>
          <table:table-cell table:style-name="ce62" office:value-type="float" office:value="3.70443349753695" calcext:value-type="float">
            <text:p>3.7044</text:p>
          </table:table-cell>
          <table:table-cell table:number-columns-repeated="7" table:style-name="ce62" office:value-type="float" office:value="3.70935960591133" calcext:value-type="float">
            <text:p>3.7094</text:p>
          </table:table-cell>
          <table:table-cell table:style-name="ce89" office:value-type="float" office:value="3.70935960591133" calcext:value-type="float">
            <text:p>3.709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34" office:value-type="float" office:value="3.72413793103448" calcext:value-type="float">
            <text:p>3.7241</text:p>
          </table:table-cell>
          <table:table-cell table:style-name="ce62" office:value-type="float" office:value="3.75862068965517" calcext:value-type="float">
            <text:p>3.7586</text:p>
          </table:table-cell>
          <table:table-cell table:number-columns-repeated="7" table:style-name="ce62" office:value-type="float" office:value="3.76354679802956" calcext:value-type="float">
            <text:p>3.7635</text:p>
          </table:table-cell>
          <table:table-cell table:style-name="ce89" office:value-type="float" office:value="3.76354679802956" calcext:value-type="float">
            <text:p>3.763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34" office:value-type="float" office:value="4.11822660098522" calcext:value-type="float">
            <text:p>4.1182</text:p>
          </table:table-cell>
          <table:table-cell table:number-columns-repeated="8" table:style-name="ce62" office:value-type="float" office:value="4.14778325123153" calcext:value-type="float">
            <text:p>4.1478</text:p>
          </table:table-cell>
          <table:table-cell table:style-name="ce89" office:value-type="float" office:value="4.14778325123153" calcext:value-type="float">
            <text:p>4.1478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34" office:value-type="float" office:value="4.30541871921182" calcext:value-type="float">
            <text:p>4.3054</text:p>
          </table:table-cell>
          <table:table-cell table:number-columns-repeated="8" table:style-name="ce62" office:value-type="float" office:value="4.45320197044335" calcext:value-type="float">
            <text:p>4.4532</text:p>
          </table:table-cell>
          <table:table-cell table:style-name="ce89" office:value-type="float" office:value="4.45320197044335" calcext:value-type="float">
            <text:p>4.453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34" office:value-type="float" office:value="4.63054187192118" calcext:value-type="float">
            <text:p>4.6305</text:p>
          </table:table-cell>
          <table:table-cell table:style-name="ce62" office:value-type="float" office:value="4.88669950738916" calcext:value-type="float">
            <text:p>4.8867</text:p>
          </table:table-cell>
          <table:table-cell table:number-columns-repeated="7" table:style-name="ce62" office:value-type="float" office:value="4.90147783251232" calcext:value-type="float">
            <text:p>4.9015</text:p>
          </table:table-cell>
          <table:table-cell table:style-name="ce89" office:value-type="float" office:value="4.90147783251232" calcext:value-type="float">
            <text:p>4.901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34" office:value-type="float" office:value="3.83251231527094" calcext:value-type="float">
            <text:p>3.8325</text:p>
          </table:table-cell>
          <table:table-cell table:number-columns-repeated="8" table:style-name="ce62" office:value-type="float" office:value="3.8423645320197" calcext:value-type="float">
            <text:p>3.8424</text:p>
          </table:table-cell>
          <table:table-cell table:style-name="ce89" office:value-type="float" office:value="3.8423645320197" calcext:value-type="float">
            <text:p>3.842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34" office:value-type="float" office:value="3.94581280788177" calcext:value-type="float">
            <text:p>3.9458</text:p>
          </table:table-cell>
          <table:table-cell table:number-columns-repeated="8" table:style-name="ce62" office:value-type="float" office:value="3.95566502463054" calcext:value-type="float">
            <text:p>3.9557</text:p>
          </table:table-cell>
          <table:table-cell table:style-name="ce89" office:value-type="float" office:value="3.95566502463054" calcext:value-type="float">
            <text:p>3.955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34" office:value-type="float" office:value="3.95073891625616" calcext:value-type="float">
            <text:p>3.9507</text:p>
          </table:table-cell>
          <table:table-cell table:number-columns-repeated="8" table:style-name="ce62" office:value-type="float" office:value="3.97536945812808" calcext:value-type="float">
            <text:p>3.9754</text:p>
          </table:table-cell>
          <table:table-cell table:style-name="ce89" office:value-type="float" office:value="3.97536945812808" calcext:value-type="float">
            <text:p>3.975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34" office:value-type="float" office:value="4.36453201970443" calcext:value-type="float">
            <text:p>4.3645</text:p>
          </table:table-cell>
          <table:table-cell table:style-name="ce62" office:value-type="float" office:value="4.55172413793104" calcext:value-type="float">
            <text:p>4.5517</text:p>
          </table:table-cell>
          <table:table-cell table:number-columns-repeated="7" table:style-name="ce62" office:value-type="float" office:value="4.5615763546798" calcext:value-type="float">
            <text:p>4.5616</text:p>
          </table:table-cell>
          <table:table-cell table:style-name="ce89" office:value-type="float" office:value="4.5615763546798" calcext:value-type="float">
            <text:p>4.561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34" office:value-type="float" office:value="4.2807881773399" calcext:value-type="float">
            <text:p>4.2808</text:p>
          </table:table-cell>
          <table:table-cell table:style-name="ce62" office:value-type="float" office:value="4.55665024630542" calcext:value-type="float">
            <text:p>4.5567</text:p>
          </table:table-cell>
          <table:table-cell table:number-columns-repeated="7" table:style-name="ce62" office:value-type="float" office:value="4.57635467980296" calcext:value-type="float">
            <text:p>4.5764</text:p>
          </table:table-cell>
          <table:table-cell table:style-name="ce89" office:value-type="float" office:value="4.57635467980296" calcext:value-type="float">
            <text:p>4.576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34" office:value-type="float" office:value="4.20689655172414" calcext:value-type="float">
            <text:p>4.2069</text:p>
          </table:table-cell>
          <table:table-cell table:style-name="ce62" office:value-type="float" office:value="4.5615763546798" calcext:value-type="float">
            <text:p>4.5616</text:p>
          </table:table-cell>
          <table:table-cell table:number-columns-repeated="7" table:style-name="ce62" office:value-type="float" office:value="4.59113300492611" calcext:value-type="float">
            <text:p>4.5911</text:p>
          </table:table-cell>
          <table:table-cell table:style-name="ce89" office:value-type="float" office:value="4.59113300492611" calcext:value-type="float">
            <text:p>4.591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34" office:value-type="float" office:value="4.20689655172414" calcext:value-type="float">
            <text:p>4.2069</text:p>
          </table:table-cell>
          <table:table-cell table:number-columns-repeated="8" table:style-name="ce62" office:value-type="float" office:value="4.26108374384237" calcext:value-type="float">
            <text:p>4.2611</text:p>
          </table:table-cell>
          <table:table-cell table:style-name="ce89" office:value-type="float" office:value="4.26108374384237" calcext:value-type="float">
            <text:p>4.2611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34" office:value-type="float" office:value="4.25615763546798" calcext:value-type="float">
            <text:p>4.2562</text:p>
          </table:table-cell>
          <table:table-cell table:style-name="ce62" office:value-type="float" office:value="4.35467980295567" calcext:value-type="float">
            <text:p>4.3547</text:p>
          </table:table-cell>
          <table:table-cell table:number-columns-repeated="7" table:style-name="ce62" office:value-type="float" office:value="4.36453201970443" calcext:value-type="float">
            <text:p>4.3645</text:p>
          </table:table-cell>
          <table:table-cell table:style-name="ce89" office:value-type="float" office:value="4.36453201970443" calcext:value-type="float">
            <text:p>4.3645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35" office:value-type="float" office:value="4.29064039408867" calcext:value-type="float">
            <text:p>4.2906</text:p>
          </table:table-cell>
          <table:table-cell table:style-name="ce63" office:value-type="float" office:value="4.41379310344828" calcext:value-type="float">
            <text:p>4.4138</text:p>
          </table:table-cell>
          <table:table-cell table:number-columns-repeated="7" table:style-name="ce63" office:value-type="float" office:value="4.42364532019704" calcext:value-type="float">
            <text:p>4.4236</text:p>
          </table:table-cell>
          <table:table-cell table:style-name="ce90" office:value-type="float" office:value="4.42364532019704" calcext:value-type="float">
            <text:p>4.4236</text:p>
          </table:table-cell>
        </table:table-row>
        <table:table-row table:style-name="ro1">
          <table:table-cell table:style-name="ce3" office:value-type="string" calcext:value-type="string">
            <text:p>random_terms_small</text:p>
          </table:table-cell>
          <table:table-cell table:style-name="ce9" office:value-type="string" calcext:value-type="string">
            <text:p>BaseRules</text:p>
          </table:table-cell>
          <table:table-cell table:style-name="ce36" office:value-type="float" office:value="2.2893934259573" calcext:value-type="float">
            <text:p>2.2894</text:p>
          </table:table-cell>
          <table:table-cell table:style-name="ce64" office:value-type="float" office:value="2.40393087089122" calcext:value-type="float">
            <text:p>2.4039</text:p>
          </table:table-cell>
          <table:table-cell table:number-columns-repeated="7" table:style-name="ce64" office:value-type="float" office:value="2.40528634361234" calcext:value-type="float">
            <text:p>2.4053</text:p>
          </table:table-cell>
          <table:table-cell table:style-name="ce91" office:value-type="float" office:value="2.40528634361234" calcext:value-type="float">
            <text:p>2.405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seRules_no_div</text:p>
          </table:table-cell>
          <table:table-cell table:style-name="ce37" office:value-type="float" office:value="1.86851914605219" calcext:value-type="float">
            <text:p>1.8685</text:p>
          </table:table-cell>
          <table:table-cell table:number-columns-repeated="8" table:style-name="ce65" office:value-type="float" office:value="1.93697051846832" calcext:value-type="float">
            <text:p>1.9370</text:p>
          </table:table-cell>
          <table:table-cell table:style-name="ce92" office:value-type="float" office:value="1.93697051846832" calcext:value-type="float">
            <text:p>1.937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</text:p>
          </table:table-cell>
          <table:table-cell table:style-name="ce37" office:value-type="float" office:value="2.13148085394781" calcext:value-type="float">
            <text:p>2.1315</text:p>
          </table:table-cell>
          <table:table-cell table:number-columns-repeated="8" table:style-name="ce65" office:value-type="float" office:value="2.13690274483226" calcext:value-type="float">
            <text:p>2.1369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00_extended</text:p>
          </table:table-cell>
          <table:table-cell table:style-name="ce37" office:value-type="float" office:value="2.31650288037953" calcext:value-type="float">
            <text:p>2.3165</text:p>
          </table:table-cell>
          <table:table-cell table:style-name="ce65" office:value-type="float" office:value="2.45340562521179" calcext:value-type="float">
            <text:p>2.4534</text:p>
          </table:table-cell>
          <table:table-cell table:style-name="ce65" office:value-type="float" office:value="2.46018298881735" calcext:value-type="float">
            <text:p>2.4602</text:p>
          </table:table-cell>
          <table:table-cell table:number-columns-repeated="6" table:style-name="ce65" office:value-type="float" office:value="2.46086072517791" calcext:value-type="float">
            <text:p>2.4609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</text:p>
          </table:table-cell>
          <table:table-cell table:style-name="ce37" office:value-type="float" office:value="2.26770586241952" calcext:value-type="float">
            <text:p>2.2677</text:p>
          </table:table-cell>
          <table:table-cell table:number-columns-repeated="8" table:style-name="ce65" office:value-type="float" office:value="2.29413758048119" calcext:value-type="float">
            <text:p>2.2941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150_extended</text:p>
          </table:table-cell>
          <table:table-cell table:style-name="ce37" office:value-type="float" office:value="2.24940698068451" calcext:value-type="float">
            <text:p>2.2494</text:p>
          </table:table-cell>
          <table:table-cell table:style-name="ce65" office:value-type="float" office:value="2.44120637072179" calcext:value-type="float">
            <text:p>2.4412</text:p>
          </table:table-cell>
          <table:table-cell table:style-name="ce65" office:value-type="float" office:value="2.47034903422569" calcext:value-type="float">
            <text:p>2.4703</text:p>
          </table:table-cell>
          <table:table-cell table:number-columns-repeated="6" table:style-name="ce65" office:value-type="float" office:value="2.47712639783124" calcext:value-type="float">
            <text:p>2.4771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200_extended</text:p>
          </table:table-cell>
          <table:table-cell table:style-name="ce37" office:value-type="float" office:value="2.15655709928838" calcext:value-type="float">
            <text:p>2.1566</text:p>
          </table:table-cell>
          <table:table-cell table:style-name="ce65" office:value-type="float" office:value="2.41951880718401" calcext:value-type="float">
            <text:p>2.4195</text:p>
          </table:table-cell>
          <table:table-cell table:style-name="ce65" office:value-type="float" office:value="2.46018298881735" calcext:value-type="float">
            <text:p>2.4602</text:p>
          </table:table-cell>
          <table:table-cell table:number-columns-repeated="6" table:style-name="ce65" office:value-type="float" office:value="2.47983734327347" calcext:value-type="float">
            <text:p>2.4798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</text:p>
          </table:table-cell>
          <table:table-cell table:style-name="ce37" office:value-type="float" office:value="2.04879701796001" calcext:value-type="float">
            <text:p>2.0488</text:p>
          </table:table-cell>
          <table:table-cell table:number-columns-repeated="8" table:style-name="ce65" office:value-type="float" office:value="2.04947475432057" calcext:value-type="float">
            <text:p>2.0495</text:p>
          </table:table-cell>
          <table:table-cell table:style-name="ce92" office:value-type="float" office:value="2.04947475432057" calcext:value-type="float">
            <text:p>2.049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40_extended</text:p>
          </table:table-cell>
          <table:table-cell table:style-name="ce37" office:value-type="float" office:value="2.29278210776008" calcext:value-type="float">
            <text:p>2.2928</text:p>
          </table:table-cell>
          <table:table-cell table:style-name="ce65" office:value-type="float" office:value="2.39986445272789" calcext:value-type="float">
            <text:p>2.3999</text:p>
          </table:table-cell>
          <table:table-cell table:number-columns-repeated="7" table:style-name="ce65" office:value-type="float" office:value="2.40325313453067" calcext:value-type="float">
            <text:p>2.4033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</text:p>
          </table:table-cell>
          <table:table-cell table:style-name="ce37" office:value-type="float" office:value="2.08946119959336" calcext:value-type="float">
            <text:p>2.0895</text:p>
          </table:table-cell>
          <table:table-cell table:number-columns-repeated="8" table:style-name="ce65" office:value-type="float" office:value="2.09149440867503" calcext:value-type="float">
            <text:p>2.0915</text:p>
          </table:table-cell>
          <table:table-cell table:style-name="ce92" office:value-type="float" office:value="2.09149440867503" calcext:value-type="float">
            <text:p>2.091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60_extended</text:p>
          </table:table-cell>
          <table:table-cell table:style-name="ce37" office:value-type="float" office:value="2.30565909861064" calcext:value-type="float">
            <text:p>2.3057</text:p>
          </table:table-cell>
          <table:table-cell table:style-name="ce65" office:value-type="float" office:value="2.44323957980346" calcext:value-type="float">
            <text:p>2.4432</text:p>
          </table:table-cell>
          <table:table-cell table:number-columns-repeated="7" table:style-name="ce65" office:value-type="float" office:value="2.44798373432735" calcext:value-type="float">
            <text:p>2.4480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</text:p>
          </table:table-cell>
          <table:table-cell table:style-name="ce37" office:value-type="float" office:value="2.11928159945781" calcext:value-type="float">
            <text:p>2.1193</text:p>
          </table:table-cell>
          <table:table-cell table:number-columns-repeated="8" table:style-name="ce65" office:value-type="float" office:value="2.1240257539817" calcext:value-type="float">
            <text:p>2.1240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rules_80_extended</text:p>
          </table:table-cell>
          <table:table-cell table:style-name="ce37" office:value-type="float" office:value="2.31311419857675" calcext:value-type="float">
            <text:p>2.3131</text:p>
          </table:table-cell>
          <table:table-cell table:style-name="ce65" office:value-type="float" office:value="2.45340562521179" calcext:value-type="float">
            <text:p>2.4534</text:p>
          </table:table-cell>
          <table:table-cell table:number-columns-repeated="7" table:style-name="ce65" office:value-type="float" office:value="2.46086072517791" calcext:value-type="float">
            <text:p>2.4609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3</text:p>
          </table:table-cell>
          <table:table-cell table:style-name="ce37" office:value-type="float" office:value="1.98170111826499" calcext:value-type="float">
            <text:p>1.9817</text:p>
          </table:table-cell>
          <table:table-cell table:number-columns-repeated="8" table:style-name="ce65" office:value-type="float" office:value="1.98170111826499" calcext:value-type="float">
            <text:p>1.9817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4</text:p>
          </table:table-cell>
          <table:table-cell table:style-name="ce37" office:value-type="float" office:value="1.99525584547611" calcext:value-type="float">
            <text:p>1.9953</text:p>
          </table:table-cell>
          <table:table-cell table:number-columns-repeated="8" table:style-name="ce65" office:value-type="float" office:value="1.99525584547611" calcext:value-type="float">
            <text:p>1.9953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6</text:p>
          </table:table-cell>
          <table:table-cell table:style-name="ce37" office:value-type="float" office:value="2.02507624534056" calcext:value-type="float">
            <text:p>2.0251</text:p>
          </table:table-cell>
          <table:table-cell table:number-columns-repeated="8" table:style-name="ce65" office:value-type="float" office:value="2.02575398170112" calcext:value-type="float">
            <text:p>2.0258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KBC_max_term_size_8</text:p>
          </table:table-cell>
          <table:table-cell table:style-name="ce37" office:value-type="float" office:value="2.09284988139614" calcext:value-type="float">
            <text:p>2.0928</text:p>
          </table:table-cell>
          <table:table-cell table:style-name="ce65" office:value-type="float" office:value="2.26363944425618" calcext:value-type="float">
            <text:p>2.2636</text:p>
          </table:table-cell>
          <table:table-cell table:style-name="ce65" office:value-type="float" office:value="2.26838359878007" calcext:value-type="float">
            <text:p>2.2684</text:p>
          </table:table-cell>
          <table:table-cell table:number-columns-repeated="6" table:style-name="ce65" office:value-type="float" office:value="2.26973907150119" calcext:value-type="float">
            <text:p>2.2697</text:p>
          </table:table-cell>
          <table:table-cell table:style-name="ce92"/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00</text:p>
          </table:table-cell>
          <table:table-cell table:style-name="ce37" office:value-type="float" office:value="1.97356828193833" calcext:value-type="float">
            <text:p>1.9736</text:p>
          </table:table-cell>
          <table:table-cell table:number-columns-repeated="8" table:style-name="ce65" office:value-type="float" office:value="1.97763470010166" calcext:value-type="float">
            <text:p>1.9776</text:p>
          </table:table-cell>
          <table:table-cell table:style-name="ce92" office:value-type="float" office:value="1.97763470010166" calcext:value-type="float">
            <text:p>1.977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150</text:p>
          </table:table-cell>
          <table:table-cell table:style-name="ce37" office:value-type="float" office:value="1.94916977295832" calcext:value-type="float">
            <text:p>1.9492</text:p>
          </table:table-cell>
          <table:table-cell table:number-columns-repeated="8" table:style-name="ce65" office:value-type="float" office:value="1.97560149101999" calcext:value-type="float">
            <text:p>1.9756</text:p>
          </table:table-cell>
          <table:table-cell table:style-name="ce92" office:value-type="float" office:value="1.97560149101999" calcext:value-type="float">
            <text:p>1.975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200</text:p>
          </table:table-cell>
          <table:table-cell table:style-name="ce37" office:value-type="float" office:value="1.93629278210776" calcext:value-type="float">
            <text:p>1.9363</text:p>
          </table:table-cell>
          <table:table-cell table:number-columns-repeated="8" table:style-name="ce65" office:value-type="float" office:value="1.97560149101999" calcext:value-type="float">
            <text:p>1.9756</text:p>
          </table:table-cell>
          <table:table-cell table:style-name="ce92" office:value-type="float" office:value="1.97560149101999" calcext:value-type="float">
            <text:p>1.975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40</text:p>
          </table:table-cell>
          <table:table-cell table:style-name="ce37" office:value-type="float" office:value="1.87055235513385" calcext:value-type="float">
            <text:p>1.8706</text:p>
          </table:table-cell>
          <table:table-cell table:number-columns-repeated="8" table:style-name="ce65" office:value-type="float" office:value="1.87123009149441" calcext:value-type="float">
            <text:p>1.8712</text:p>
          </table:table-cell>
          <table:table-cell table:style-name="ce92" office:value-type="float" office:value="1.87123009149441" calcext:value-type="float">
            <text:p>1.871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60</text:p>
          </table:table-cell>
          <table:table-cell table:style-name="ce37" office:value-type="float" office:value="1.9112165367672" calcext:value-type="float">
            <text:p>1.9112</text:p>
          </table:table-cell>
          <table:table-cell table:number-columns-repeated="8" table:style-name="ce65" office:value-type="float" office:value="1.91324974584886" calcext:value-type="float">
            <text:p>1.9132</text:p>
          </table:table-cell>
          <table:table-cell table:style-name="ce92" office:value-type="float" office:value="1.91324974584886" calcext:value-type="float">
            <text:p>1.9132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no_div_KBC_max_rules_80</text:p>
          </table:table-cell>
          <table:table-cell table:style-name="ce37" office:value-type="float" office:value="1.93358183666554" calcext:value-type="float">
            <text:p>1.9336</text:p>
          </table:table-cell>
          <table:table-cell table:number-columns-repeated="8" table:style-name="ce65" office:value-type="float" office:value="1.93968146391054" calcext:value-type="float">
            <text:p>1.9397</text:p>
          </table:table-cell>
          <table:table-cell table:style-name="ce92" office:value-type="float" office:value="1.93968146391054" calcext:value-type="float">
            <text:p>1.939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00</text:p>
          </table:table-cell>
          <table:table-cell table:style-name="ce37" office:value-type="float" office:value="2.15791257200949" calcext:value-type="float">
            <text:p>2.1579</text:p>
          </table:table-cell>
          <table:table-cell table:number-columns-repeated="8" table:style-name="ce65" office:value-type="float" office:value="2.15859030837004" calcext:value-type="float">
            <text:p>2.1586</text:p>
          </table:table-cell>
          <table:table-cell table:style-name="ce92" office:value-type="float" office:value="2.15859030837004" calcext:value-type="float">
            <text:p>2.1586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150</text:p>
          </table:table-cell>
          <table:table-cell table:style-name="ce37" office:value-type="float" office:value="2.26973907150119" calcext:value-type="float">
            <text:p>2.2697</text:p>
          </table:table-cell>
          <table:table-cell table:number-columns-repeated="8" table:style-name="ce65" office:value-type="float" office:value="2.27651643510674" calcext:value-type="float">
            <text:p>2.2765</text:p>
          </table:table-cell>
          <table:table-cell table:style-name="ce92" office:value-type="float" office:value="2.27651643510674" calcext:value-type="float">
            <text:p>2.2765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200</text:p>
          </table:table-cell>
          <table:table-cell table:style-name="ce37" office:value-type="float" office:value="2.38698746187733" calcext:value-type="float">
            <text:p>2.3870</text:p>
          </table:table-cell>
          <table:table-cell table:number-columns-repeated="8" table:style-name="ce65" office:value-type="float" office:value="2.41138597085734" calcext:value-type="float">
            <text:p>2.4114</text:p>
          </table:table-cell>
          <table:table-cell table:style-name="ce92" office:value-type="float" office:value="2.41138597085734" calcext:value-type="float">
            <text:p>2.4114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40</text:p>
          </table:table-cell>
          <table:table-cell table:style-name="ce37" office:value-type="float" office:value="2.02372077261945" calcext:value-type="float">
            <text:p>2.0237</text:p>
          </table:table-cell>
          <table:table-cell table:number-columns-repeated="8" table:style-name="ce65" office:value-type="float" office:value="2.02372077261945" calcext:value-type="float">
            <text:p>2.0237</text:p>
          </table:table-cell>
          <table:table-cell table:style-name="ce92" office:value-type="float" office:value="2.02372077261945" calcext:value-type="float">
            <text:p>2.023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60</text:p>
          </table:table-cell>
          <table:table-cell table:style-name="ce37" office:value-type="float" office:value="2.08065062690613" calcext:value-type="float">
            <text:p>2.0807</text:p>
          </table:table-cell>
          <table:table-cell table:number-columns-repeated="8" table:style-name="ce65" office:value-type="float" office:value="2.08065062690613" calcext:value-type="float">
            <text:p>2.0807</text:p>
          </table:table-cell>
          <table:table-cell table:style-name="ce92" office:value-type="float" office:value="2.08065062690613" calcext:value-type="float">
            <text:p>2.080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sep_div_KBC_max_rules_80</text:p>
          </table:table-cell>
          <table:table-cell table:style-name="ce37" office:value-type="float" office:value="2.0948830904778" calcext:value-type="float">
            <text:p>2.0949</text:p>
          </table:table-cell>
          <table:table-cell table:number-columns-repeated="8" table:style-name="ce65" office:value-type="float" office:value="2.0948830904778" calcext:value-type="float">
            <text:p>2.0949</text:p>
          </table:table-cell>
          <table:table-cell table:style-name="ce92" office:value-type="float" office:value="2.0948830904778" calcext:value-type="float">
            <text:p>2.094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00</text:p>
          </table:table-cell>
          <table:table-cell table:style-name="ce37" office:value-type="float" office:value="2.29617078956286" calcext:value-type="float">
            <text:p>2.2962</text:p>
          </table:table-cell>
          <table:table-cell table:number-columns-repeated="8" table:style-name="ce65" office:value-type="float" office:value="2.30769230769231" calcext:value-type="float">
            <text:p>2.3077</text:p>
          </table:table-cell>
          <table:table-cell table:style-name="ce92" office:value-type="float" office:value="2.30769230769231" calcext:value-type="float">
            <text:p>2.3077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150</text:p>
          </table:table-cell>
          <table:table-cell table:style-name="ce37" office:value-type="float" office:value="2.26431718061674" calcext:value-type="float">
            <text:p>2.2643</text:p>
          </table:table-cell>
          <table:table-cell table:number-columns-repeated="8" table:style-name="ce65" office:value-type="float" office:value="2.3063368349712" calcext:value-type="float">
            <text:p>2.3063</text:p>
          </table:table-cell>
          <table:table-cell table:style-name="ce92" office:value-type="float" office:value="2.3063368349712" calcext:value-type="float">
            <text:p>2.30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200</text:p>
          </table:table-cell>
          <table:table-cell table:style-name="ce37" office:value-type="float" office:value="2.24669603524229" calcext:value-type="float">
            <text:p>2.2467</text:p>
          </table:table-cell>
          <table:table-cell table:number-columns-repeated="8" table:style-name="ce65" office:value-type="float" office:value="2.3063368349712" calcext:value-type="float">
            <text:p>2.3063</text:p>
          </table:table-cell>
          <table:table-cell table:style-name="ce92" office:value-type="float" office:value="2.3063368349712" calcext:value-type="float">
            <text:p>2.306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40</text:p>
          </table:table-cell>
          <table:table-cell table:style-name="ce37" office:value-type="float" office:value="2.19925449000339" calcext:value-type="float">
            <text:p>2.1993</text:p>
          </table:table-cell>
          <table:table-cell table:number-columns-repeated="8" table:style-name="ce65" office:value-type="float" office:value="2.20128769908506" calcext:value-type="float">
            <text:p>2.2013</text:p>
          </table:table-cell>
          <table:table-cell table:style-name="ce92" office:value-type="float" office:value="2.20128769908506" calcext:value-type="float">
            <text:p>2.2013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math_no_diff_int_true_sep_div_KBC_max_rules_60</text:p>
          </table:table-cell>
          <table:table-cell table:style-name="ce37" office:value-type="float" office:value="2.23924093527618" calcext:value-type="float">
            <text:p>2.2392</text:p>
          </table:table-cell>
          <table:table-cell table:number-columns-repeated="8" table:style-name="ce65" office:value-type="float" office:value="2.24330735343951" calcext:value-type="float">
            <text:p>2.2433</text:p>
          </table:table-cell>
          <table:table-cell table:style-name="ce92" office:value-type="float" office:value="2.24330735343951" calcext:value-type="float">
            <text:p>2.2433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math_no_diff_int_true_sep_div_KBC_max_rules_80</text:p>
          </table:table-cell>
          <table:table-cell table:style-name="ce38" office:value-type="float" office:value="2.26025076245341" calcext:value-type="float">
            <text:p>2.2603</text:p>
          </table:table-cell>
          <table:table-cell table:number-columns-repeated="8" table:style-name="ce66" office:value-type="float" office:value="2.26973907150119" calcext:value-type="float">
            <text:p>2.2697</text:p>
          </table:table-cell>
          <table:table-cell table:style-name="ce93" office:value-type="float" office:value="2.26973907150119" calcext:value-type="float">
            <text:p>2.2697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39" office:value-type="float" office:value="2191.06758168223" calcext:value-type="float">
            <text:p>2191.0676</text:p>
          </table:table-cell>
          <table:table-cell table:style-name="ce67" office:value-type="float" office:value="2672.77095431966" calcext:value-type="float">
            <text:p>2672.7710</text:p>
          </table:table-cell>
          <table:table-cell table:style-name="ce67" office:value-type="float" office:value="2756.55293184214" calcext:value-type="float">
            <text:p>2756.5529</text:p>
          </table:table-cell>
          <table:table-cell table:style-name="ce67" office:value-type="float" office:value="2811.21681210035" calcext:value-type="float">
            <text:p>2811.2168</text:p>
          </table:table-cell>
          <table:table-cell table:style-name="ce67" office:value-type="float" office:value="2817.97760661495" calcext:value-type="float">
            <text:p>2817.9776</text:p>
          </table:table-cell>
          <table:table-cell table:style-name="ce67" office:value-type="float" office:value="2823.36475108017" calcext:value-type="float">
            <text:p>2823.3648</text:p>
          </table:table-cell>
          <table:table-cell table:style-name="ce67" office:value-type="float" office:value="2824.04698551241" calcext:value-type="float">
            <text:p>2824.0470</text:p>
          </table:table-cell>
          <table:table-cell table:style-name="ce67" office:value-type="float" office:value="2385.46619083755" calcext:value-type="float">
            <text:p>2385.4662</text:p>
          </table:table-cell>
          <table:table-cell table:style-name="ce67" office:value-type="float" office:value="1278.04299575306" calcext:value-type="float">
            <text:p>1278.0430</text:p>
          </table:table-cell>
          <table:table-cell table:style-name="ce94" office:value-type="float" office:value="806.276023612797" calcext:value-type="float">
            <text:p>806.2760</text:p>
          </table:table-cell>
        </table:table-row>
        <table:table-row table:style-name="ro1" table:number-rows-repeated="104829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Pivot Table_summary_results_1'.C3:'Pivot Table_summary_results_1'.L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summary_results_1'.C38:'Pivot Table_summary_results_1'.L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summary_results_1'.C73:'Pivot Table_summary_results_1'.L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summary_results_1'.C108:'Pivot Table_summary_results_1'.L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summary_results_1'.C143:'Pivot Table_summary_results_1'.L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summary_results_1'.C178:'Pivot Table_summary_results_1'.L2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summary_results_1'.C213:'Pivot Table_summary_results_1'.L2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Pivot Table_summary_results_1'.C248:'Pivot Table_summary_results_1'.L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-pilot-tables>
        <table:data-pilot-table table:name="DataPilot1" table:application-data="" table:target-range-address="'Pivot Table_summary_results_1'.A1:'Pivot Table_summary_results_1'.L283" table:buttons="'Pivot Table_summary_results_1'.A2 'Pivot Table_summary_results_1'.B2 'Pivot Table_summary_results_1'.C1" table:show-filter-button="false" table:drill-down-on-double-click="false">
          <table:source-cell-range table:cell-range-address="summary_results.A1:summary_results.L281"/>
          <table:data-pilot-field table:source-field-name="testSet" table:orientation="row" table:used-hierarchy="0" table:function="auto">
            <table:data-pilot-level table:show-empty="false" calcext:repeat-item-labels="false">
              <table:data-pilot-members>
                <table:data-pilot-member table:name="no_div_random_terms_huge" table:display="true" table:show-details="true"/>
                <table:data-pilot-member table:name="no_div_random_terms_large" table:display="true" table:show-details="true"/>
                <table:data-pilot-member table:name="no_div_random_terms_medium" table:display="true" table:show-details="true"/>
                <table:data-pilot-member table:name="no_div_random_terms_small" table:display="true" table:show-details="true"/>
                <table:data-pilot-member table:name="random_terms_huge" table:display="true" table:show-details="true"/>
                <table:data-pilot-member table:name="random_terms_large" table:display="true" table:show-details="true"/>
                <table:data-pilot-member table:name="random_terms_medium" table:display="true" table:show-details="true"/>
                <table:data-pilot-member table:name="random_terms_sm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uleSet" table:orientation="row" table:used-hierarchy="0" table:function="auto">
            <table:data-pilot-level table:show-empty="false" calcext:repeat-item-labels="false">
              <table:data-pilot-members>
                <table:data-pilot-member table:name="BaseRules" table:display="true" table:show-details="true"/>
                <table:data-pilot-member table:name="BaseRules_no_div" table:display="true" table:show-details="true"/>
                <table:data-pilot-member table:name="math_no_diff_int_KBC_max_rules_100" table:display="true" table:show-details="true"/>
                <table:data-pilot-member table:name="math_no_diff_int_KBC_max_rules_100_extended" table:display="true" table:show-details="true"/>
                <table:data-pilot-member table:name="math_no_diff_int_KBC_max_rules_150" table:display="true" table:show-details="true"/>
                <table:data-pilot-member table:name="math_no_diff_int_KBC_max_rules_150_extended" table:display="true" table:show-details="true"/>
                <table:data-pilot-member table:name="math_no_diff_int_KBC_max_rules_200_extended" table:display="true" table:show-details="true"/>
                <table:data-pilot-member table:name="math_no_diff_int_KBC_max_rules_40" table:display="true" table:show-details="true"/>
                <table:data-pilot-member table:name="math_no_diff_int_KBC_max_rules_40_extended" table:display="true" table:show-details="true"/>
                <table:data-pilot-member table:name="math_no_diff_int_KBC_max_rules_60" table:display="true" table:show-details="true"/>
                <table:data-pilot-member table:name="math_no_diff_int_KBC_max_rules_60_extended" table:display="true" table:show-details="true"/>
                <table:data-pilot-member table:name="math_no_diff_int_KBC_max_rules_80" table:display="true" table:show-details="true"/>
                <table:data-pilot-member table:name="math_no_diff_int_KBC_max_rules_80_extended" table:display="true" table:show-details="true"/>
                <table:data-pilot-member table:name="math_no_diff_int_KBC_max_term_size_3" table:display="true" table:show-details="true"/>
                <table:data-pilot-member table:name="math_no_diff_int_KBC_max_term_size_4" table:display="true" table:show-details="true"/>
                <table:data-pilot-member table:name="math_no_diff_int_KBC_max_term_size_6" table:display="true" table:show-details="true"/>
                <table:data-pilot-member table:name="math_no_diff_int_KBC_max_term_size_8" table:display="true" table:show-details="true"/>
                <table:data-pilot-member table:name="math_no_diff_int_no_div_KBC_max_rules_100" table:display="true" table:show-details="true"/>
                <table:data-pilot-member table:name="math_no_diff_int_no_div_KBC_max_rules_150" table:display="true" table:show-details="true"/>
                <table:data-pilot-member table:name="math_no_diff_int_no_div_KBC_max_rules_200" table:display="true" table:show-details="true"/>
                <table:data-pilot-member table:name="math_no_diff_int_no_div_KBC_max_rules_40" table:display="true" table:show-details="true"/>
                <table:data-pilot-member table:name="math_no_diff_int_no_div_KBC_max_rules_60" table:display="true" table:show-details="true"/>
                <table:data-pilot-member table:name="math_no_diff_int_no_div_KBC_max_rules_80" table:display="true" table:show-details="true"/>
                <table:data-pilot-member table:name="math_no_diff_int_sep_div_KBC_max_rules_100" table:display="true" table:show-details="true"/>
                <table:data-pilot-member table:name="math_no_diff_int_sep_div_KBC_max_rules_150" table:display="true" table:show-details="true"/>
                <table:data-pilot-member table:name="math_no_diff_int_sep_div_KBC_max_rules_200" table:display="true" table:show-details="true"/>
                <table:data-pilot-member table:name="math_no_diff_int_sep_div_KBC_max_rules_40" table:display="true" table:show-details="true"/>
                <table:data-pilot-member table:name="math_no_diff_int_sep_div_KBC_max_rules_60" table:display="true" table:show-details="true"/>
                <table:data-pilot-member table:name="math_no_diff_int_sep_div_KBC_max_rules_80" table:display="true" table:show-details="true"/>
                <table:data-pilot-member table:name="math_no_diff_int_true_sep_div_KBC_max_rules_100" table:display="true" table:show-details="true"/>
                <table:data-pilot-member table:name="math_no_diff_int_true_sep_div_KBC_max_rules_150" table:display="true" table:show-details="true"/>
                <table:data-pilot-member table:name="math_no_diff_int_true_sep_div_KBC_max_rules_200" table:display="true" table:show-details="true"/>
                <table:data-pilot-member table:name="math_no_diff_int_true_sep_div_KBC_max_rules_40" table:display="true" table:show-details="true"/>
                <table:data-pilot-member table:name="math_no_diff_int_true_sep_div_KBC_max_rules_60" table:display="true" table:show-details="true"/>
                <table:data-pilot-member table:name="math_no_diff_int_true_sep_div_KBC_max_rules_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001" table:orientation="data" table:used-hierarchy="0" table:function="sum">
            <table:data-pilot-level table:show-empty="false" calcext:repeat-item-labels="false">
              <table:data-pilot-members>
                <table:data-pilot-member table:name="1.86851914605219" table:display="true" table:show-details="true"/>
                <table:data-pilot-member table:name="1.87055235513385" table:display="true" table:show-details="true"/>
                <table:data-pilot-member table:name="1.9112165367672" table:display="true" table:show-details="true"/>
                <table:data-pilot-member table:name="1.93358183666554" table:display="true" table:show-details="true"/>
                <table:data-pilot-member table:name="1.93629278210776" table:display="true" table:show-details="true"/>
                <table:data-pilot-member table:name="1.94916977295832" table:display="true" table:show-details="true"/>
                <table:data-pilot-member table:name="1.97356828193833" table:display="true" table:show-details="true"/>
                <table:data-pilot-member table:name="1.98170111826499" table:display="true" table:show-details="true"/>
                <table:data-pilot-member table:name="1.99525584547611" table:display="true" table:show-details="true"/>
                <table:data-pilot-member table:name="2.02372077261945" table:display="true" table:show-details="true"/>
                <table:data-pilot-member table:name="2.02507624534056" table:display="true" table:show-details="true"/>
                <table:data-pilot-member table:name="2.04879701796001" table:display="true" table:show-details="true"/>
                <table:data-pilot-member table:name="2.08065062690613" table:display="true" table:show-details="true"/>
                <table:data-pilot-member table:name="2.08946119959336" table:display="true" table:show-details="true"/>
                <table:data-pilot-member table:name="2.09284988139614" table:display="true" table:show-details="true"/>
                <table:data-pilot-member table:name="2.0948830904778" table:display="true" table:show-details="true"/>
                <table:data-pilot-member table:name="2.11928159945781" table:display="true" table:show-details="true"/>
                <table:data-pilot-member table:name="2.13148085394781" table:display="true" table:show-details="true"/>
                <table:data-pilot-member table:name="2.15655709928838" table:display="true" table:show-details="true"/>
                <table:data-pilot-member table:name="2.15791257200949" table:display="true" table:show-details="true"/>
                <table:data-pilot-member table:name="2.19925449000339" table:display="true" table:show-details="true"/>
                <table:data-pilot-member table:name="2.23924093527618" table:display="true" table:show-details="true"/>
                <table:data-pilot-member table:name="2.24348844015218" table:display="true" table:show-details="true"/>
                <table:data-pilot-member table:name="2.24669603524229" table:display="true" table:show-details="true"/>
                <table:data-pilot-member table:name="2.24940698068451" table:display="true" table:show-details="true"/>
                <table:data-pilot-member table:name="2.26025076245341" table:display="true" table:show-details="true"/>
                <table:data-pilot-member table:name="2.26431718061674" table:display="true" table:show-details="true"/>
                <table:data-pilot-member table:name="2.26770586241952" table:display="true" table:show-details="true"/>
                <table:data-pilot-member table:name="2.26973907150119" table:display="true" table:show-details="true"/>
                <table:data-pilot-member table:name="2.2893934259573" table:display="true" table:show-details="true"/>
                <table:data-pilot-member table:name="2.29278210776008" table:display="true" table:show-details="true"/>
                <table:data-pilot-member table:name="2.29617078956286" table:display="true" table:show-details="true"/>
                <table:data-pilot-member table:name="2.30565909861064" table:display="true" table:show-details="true"/>
                <table:data-pilot-member table:name="2.31311419857675" table:display="true" table:show-details="true"/>
                <table:data-pilot-member table:name="2.31650288037953" table:display="true" table:show-details="true"/>
                <table:data-pilot-member table:name="2.31899326894937" table:display="true" table:show-details="true"/>
                <table:data-pilot-member table:name="2.33245537020779" table:display="true" table:show-details="true"/>
                <table:data-pilot-member table:name="2.35762364647352" table:display="true" table:show-details="true"/>
                <table:data-pilot-member table:name="2.37108574773193" table:display="true" table:show-details="true"/>
                <table:data-pilot-member table:name="2.37401229148376" table:display="true" table:show-details="true"/>
                <table:data-pilot-member table:name="2.38698746187733" table:display="true" table:show-details="true"/>
                <table:data-pilot-member table:name="2.3886450102429" table:display="true" table:show-details="true"/>
                <table:data-pilot-member table:name="2.40152180275095" table:display="true" table:show-details="true"/>
                <table:data-pilot-member table:name="2.43312847527071" table:display="true" table:show-details="true"/>
                <table:data-pilot-member table:name="2.43956687152473" table:display="true" table:show-details="true"/>
                <table:data-pilot-member table:name="2.44424934152766" table:display="true" table:show-details="true"/>
                <table:data-pilot-member table:name="2.46532045654083" table:display="true" table:show-details="true"/>
                <table:data-pilot-member table:name="2.47819724904887" table:display="true" table:show-details="true"/>
                <table:data-pilot-member table:name="2.49107404155692" table:display="true" table:show-details="true"/>
                <table:data-pilot-member table:name="2.49926836406204" table:display="true" table:show-details="true"/>
                <table:data-pilot-member table:name="2.51097453906936" table:display="true" table:show-details="true"/>
                <table:data-pilot-member table:name="2.52092478782558" table:display="true" table:show-details="true"/>
                <table:data-pilot-member table:name="2.52151009657594" table:display="true" table:show-details="true"/>
                <table:data-pilot-member table:name="2.53380158033363" table:display="true" table:show-details="true"/>
                <table:data-pilot-member table:name="2.53906935908692" table:display="true" table:show-details="true"/>
                <table:data-pilot-member table:name="2.56131109160082" table:display="true" table:show-details="true"/>
                <table:data-pilot-member table:name="2.56599356160375" table:display="true" table:show-details="true"/>
                <table:data-pilot-member table:name="2.56657887035411" table:display="true" table:show-details="true"/>
                <table:data-pilot-member table:name="2.57067603160667" table:display="true" table:show-details="true"/>
                <table:data-pilot-member table:name="2.58004097161253" table:display="true" table:show-details="true"/>
                <table:data-pilot-member table:name="2.58355282411472" table:display="true" table:show-details="true"/>
                <table:data-pilot-member table:name="2.59057652911911" table:display="true" table:show-details="true"/>
                <table:data-pilot-member table:name="2.60169739537606" table:display="true" table:show-details="true"/>
                <table:data-pilot-member table:name="2.60228270412643" table:display="true" table:show-details="true"/>
                <table:data-pilot-member table:name="2.60989171788118" table:display="true" table:show-details="true"/>
                <table:data-pilot-member table:name="2.61164764413228" table:display="true" table:show-details="true"/>
                <table:data-pilot-member table:name="2.61340357038338" table:display="true" table:show-details="true"/>
                <table:data-pilot-member table:name="2.61515949663447" table:display="true" table:show-details="true"/>
                <table:data-pilot-member table:name="2.61925665788704" table:display="true" table:show-details="true"/>
                <table:data-pilot-member table:name="2.65847234416155" table:display="true" table:show-details="true"/>
                <table:data-pilot-member table:name="3.55172413793103" table:display="true" table:show-details="true"/>
                <table:data-pilot-member table:name="3.58128078817734" table:display="true" table:show-details="true"/>
                <table:data-pilot-member table:name="3.61576354679803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68965517241379" table:display="true" table:show-details="true"/>
                <table:data-pilot-member table:name="3.69950738916256" table:display="true" table:show-details="true"/>
                <table:data-pilot-member table:name="3.70443349753695" table:display="true" table:show-details="true"/>
                <table:data-pilot-member table:name="3.72413793103448" table:display="true" table:show-details="true"/>
                <table:data-pilot-member table:name="3.73399014778325" table:display="true" table:show-details="true"/>
                <table:data-pilot-member table:name="3.76847290640394" table:display="true" table:show-details="true"/>
                <table:data-pilot-member table:name="3.79802955665025" table:display="true" table:show-details="true"/>
                <table:data-pilot-member table:name="3.8128078817734" table:display="true" table:show-details="true"/>
                <table:data-pilot-member table:name="3.83251231527094" table:display="true" table:show-details="true"/>
                <table:data-pilot-member table:name="3.85714285714286" table:display="true" table:show-details="true"/>
                <table:data-pilot-member table:name="3.86133333333333" table:display="true" table:show-details="true"/>
                <table:data-pilot-member table:name="3.88177339901478" table:display="true" table:show-details="true"/>
                <table:data-pilot-member table:name="3.9064039408867" table:display="true" table:show-details="true"/>
                <table:data-pilot-member table:name="3.94581280788177" table:display="true" table:show-details="true"/>
                <table:data-pilot-member table:name="3.95073891625616" table:display="true" table:show-details="true"/>
                <table:data-pilot-member table:name="4.00985221674877" table:display="true" table:show-details="true"/>
                <table:data-pilot-member table:name="4.016" table:display="true" table:show-details="true"/>
                <table:data-pilot-member table:name="4.072" table:display="true" table:show-details="true"/>
                <table:data-pilot-member table:name="4.0935960591133" table:display="true" table:show-details="true"/>
                <table:data-pilot-member table:name="4.11822660098522" table:display="true" table:show-details="true"/>
                <table:data-pilot-member table:name="4.1576354679803" table:display="true" table:show-details="true"/>
                <table:data-pilot-member table:name="4.18666666666667" table:display="true" table:show-details="true"/>
                <table:data-pilot-member table:name="4.20689655172414" table:display="true" table:show-details="true"/>
                <table:data-pilot-member table:name="4.25615763546798" table:display="true" table:show-details="true"/>
                <table:data-pilot-member table:name="4.2807881773399" table:display="true" table:show-details="true"/>
                <table:data-pilot-member table:name="4.29064039408867" table:display="true" table:show-details="true"/>
                <table:data-pilot-member table:name="4.29556650246305" table:display="true" table:show-details="true"/>
                <table:data-pilot-member table:name="4.30541871921182" table:display="true" table:show-details="true"/>
                <table:data-pilot-member table:name="4.36453201970443" table:display="true" table:show-details="true"/>
                <table:data-pilot-member table:name="4.38666666666667" table:display="true" table:show-details="true"/>
                <table:data-pilot-member table:name="4.41333333333333" table:display="true" table:show-details="true"/>
                <table:data-pilot-member table:name="4.416" table:display="true" table:show-details="true"/>
                <table:data-pilot-member table:name="4.42666666666667" table:display="true" table:show-details="true"/>
                <table:data-pilot-member table:name="4.448" table:display="true" table:show-details="true"/>
                <table:data-pilot-member table:name="4.456" table:display="true" table:show-details="true"/>
                <table:data-pilot-member table:name="4.54133333333333" table:display="true" table:show-details="true"/>
                <table:data-pilot-member table:name="4.55733333333333" table:display="true" table:show-details="true"/>
                <table:data-pilot-member table:name="4.568" table:display="true" table:show-details="true"/>
                <table:data-pilot-member table:name="4.57066666666667" table:display="true" table:show-details="true"/>
                <table:data-pilot-member table:name="4.58666666666667" table:display="true" table:show-details="true"/>
                <table:data-pilot-member table:name="4.61538461538462" table:display="true" table:show-details="true"/>
                <table:data-pilot-member table:name="4.63054187192118" table:display="true" table:show-details="true"/>
                <table:data-pilot-member table:name="4.664" table:display="true" table:show-details="true"/>
                <table:data-pilot-member table:name="4.66933333333333" table:display="true" table:show-details="true"/>
                <table:data-pilot-member table:name="4.704" table:display="true" table:show-details="true"/>
                <table:data-pilot-member table:name="4.70666666666667" table:display="true" table:show-details="true"/>
                <table:data-pilot-member table:name="4.70933333333333" table:display="true" table:show-details="true"/>
                <table:data-pilot-member table:name="4.72266666666667" table:display="true" table:show-details="true"/>
                <table:data-pilot-member table:name="4.72533333333333" table:display="true" table:show-details="true"/>
                <table:data-pilot-member table:name="4.76266666666667" table:display="true" table:show-details="true"/>
                <table:data-pilot-member table:name="4.76923076923077" table:display="true" table:show-details="true"/>
                <table:data-pilot-member table:name="4.78933333333333" table:display="true" table:show-details="true"/>
                <table:data-pilot-member table:name="4.824" table:display="true" table:show-details="true"/>
                <table:data-pilot-member table:name="4.83733333333333" table:display="true" table:show-details="true"/>
                <table:data-pilot-member table:name="4.85333333333333" table:display="true" table:show-details="true"/>
                <table:data-pilot-member table:name="4.864" table:display="true" table:show-details="true"/>
                <table:data-pilot-member table:name="4.90133333333333" table:display="true" table:show-details="true"/>
                <table:data-pilot-member table:name="4.92" table:display="true" table:show-details="true"/>
                <table:data-pilot-member table:name="4.92307692307692" table:display="true" table:show-details="true"/>
                <table:data-pilot-member table:name="4.93066666666667" table:display="true" table:show-details="true"/>
                <table:data-pilot-member table:name="4.94017094017094" table:display="true" table:show-details="true"/>
                <table:data-pilot-member table:name="4.95726495726496" table:display="true" table:show-details="true"/>
                <table:data-pilot-member table:name="4.96266666666667" table:display="true" table:show-details="true"/>
                <table:data-pilot-member table:name="4.99145299145299" table:display="true" table:show-details="true"/>
                <table:data-pilot-member table:name="4.992" table:display="true" table:show-details="true"/>
                <table:data-pilot-member table:name="5.024" table:display="true" table:show-details="true"/>
                <table:data-pilot-member table:name="5.05982905982906" table:display="true" table:show-details="true"/>
                <table:data-pilot-member table:name="5.10483870967742" table:display="true" table:show-details="true"/>
                <table:data-pilot-member table:name="5.112" table:display="true" table:show-details="true"/>
                <table:data-pilot-member table:name="5.17948717948718" table:display="true" table:show-details="true"/>
                <table:data-pilot-member table:name="5.24786324786325" table:display="true" table:show-details="true"/>
                <table:data-pilot-member table:name="5.26984126984127" table:display="true" table:show-details="true"/>
                <table:data-pilot-member table:name="5.27142857142857" table:display="true" table:show-details="true"/>
                <table:data-pilot-member table:name="5.4017094017094" table:display="true" table:show-details="true"/>
                <table:data-pilot-member table:name="5.41880341880342" table:display="true" table:show-details="true"/>
                <table:data-pilot-member table:name="5.43589743589744" table:display="true" table:show-details="true"/>
                <table:data-pilot-member table:name="5.47008547008547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57264957264957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74358974358974" table:display="true" table:show-details="true"/>
                <table:data-pilot-member table:name="5.77777777777778" table:display="true" table:show-details="true"/>
                <table:data-pilot-member table:name="5.86324786324786" table:display="true" table:show-details="true"/>
                <table:data-pilot-member table:name="5.88034188034188" table:display="true" table:show-details="true"/>
                <table:data-pilot-member table:name="5.93162393162393" table:display="true" table:show-details="true"/>
                <table:data-pilot-member table:name="5.98290598290598" table:display="true" table:show-details="true"/>
                <table:data-pilot-member table:name="6.11965811965812" table:display="true" table:show-details="true"/>
                <table:data-pilot-member table:name="6.18571428571429" table:display="true" table:show-details="true"/>
                <table:data-pilot-member table:name="6.19285714285714" table:display="true" table:show-details="true"/>
                <table:data-pilot-member table:name="6.23931623931624" table:display="true" table:show-details="true"/>
                <table:data-pilot-member table:name="6.29059829059829" table:display="true" table:show-details="true"/>
                <table:data-pilot-member table:name="6.32478632478632" table:display="true" table:show-details="true"/>
                <table:data-pilot-member table:name="6.34188034188034" table:display="true" table:show-details="true"/>
                <table:data-pilot-member table:name="6.36428571428571" table:display="true" table:show-details="true"/>
                <table:data-pilot-member table:name="6.46153846153846" table:display="true" table:show-details="true"/>
                <table:data-pilot-member table:name="6.57142857142857" table:display="true" table:show-details="true"/>
                <table:data-pilot-member table:name="6.63571428571429" table:display="true" table:show-details="true"/>
                <table:data-pilot-member table:name="6.68376068376068" table:display="true" table:show-details="true"/>
                <table:data-pilot-member table:name="6.71428571428571" table:display="true" table:show-details="true"/>
                <table:data-pilot-member table:name="6.72142857142857" table:display="true" table:show-details="true"/>
                <table:data-pilot-member table:name="6.75" table:display="true" table:show-details="true"/>
                <table:data-pilot-member table:name="6.79285714285714" table:display="true" table:show-details="true"/>
                <table:data-pilot-member table:name="6.83571428571429" table:display="true" table:show-details="true"/>
                <table:data-pilot-member table:name="7.00714285714286" table:display="true" table:show-details="true"/>
                <table:data-pilot-member table:name="7.02142857142857" table:display="true" table:show-details="true"/>
                <table:data-pilot-member table:name="7.03571428571429" table:display="true" table:show-details="true"/>
                <table:data-pilot-member table:name="7.04285714285714" table:display="true" table:show-details="true"/>
                <table:data-pilot-member table:name="7.10714285714286" table:display="true" table:show-details="true"/>
                <table:data-pilot-member table:name="7.16428571428572" table:display="true" table:show-details="true"/>
                <table:data-pilot-member table:name="7.17857142857143" table:display="true" table:show-details="true"/>
                <table:data-pilot-member table:name="7.25" table:display="true" table:show-details="true"/>
                <table:data-pilot-member table:name="7.28571428571429" table:display="true" table:show-details="true"/>
                <table:data-pilot-member table:name="7.36428571428571" table:display="true" table:show-details="true"/>
                <table:data-pilot-member table:name="7.4" table:display="true" table:show-details="true"/>
                <table:data-pilot-member table:name="7.41428571428572" table:display="true" table:show-details="true"/>
                <table:data-pilot-member table:name="7.42142857142857" table:display="true" table:show-details="true"/>
                <table:data-pilot-member table:name="7.42857142857143" table:display="true" table:show-details="true"/>
                <table:data-pilot-member table:name="7.43571428571429" table:display="true" table:show-details="true"/>
                <table:data-pilot-member table:name="7.49285714285714" table:display="true" table:show-details="true"/>
                <table:data-pilot-member table:name="7.5" table:display="true" table:show-details="true"/>
                <table:data-pilot-member table:name="7.53571428571429" table:display="true" table:show-details="true"/>
                <table:data-pilot-member table:name="7.56428571428571" table:display="true" table:show-details="true"/>
                <table:data-pilot-member table:name="7.65714285714286" table:display="true" table:show-details="true"/>
                <table:data-pilot-member table:name="7.68571428571429" table:display="true" table:show-details="true"/>
                <table:data-pilot-member table:name="14.7822580645161" table:display="true" table:show-details="true"/>
                <table:data-pilot-member table:name="15.0725806451613" table:display="true" table:show-details="true"/>
                <table:data-pilot-member table:name="15.1129032258065" table:display="true" table:show-details="true"/>
                <table:data-pilot-member table:name="15.6190476190476" table:display="true" table:show-details="true"/>
                <table:data-pilot-member table:name="15.8548387096774" table:display="true" table:show-details="true"/>
                <table:data-pilot-member table:name="15.9193548387097" table:display="true" table:show-details="true"/>
                <table:data-pilot-member table:name="16.0161290322581" table:display="true" table:show-details="true"/>
                <table:data-pilot-member table:name="16.3809523809524" table:display="true" table:show-details="true"/>
                <table:data-pilot-member table:name="16.6209677419355" table:display="true" table:show-details="true"/>
                <table:data-pilot-member table:name="16.6693548387097" table:display="true" table:show-details="true"/>
                <table:data-pilot-member table:name="16.6935483870968" table:display="true" table:show-details="true"/>
                <table:data-pilot-member table:name="16.8629032258065" table:display="true" table:show-details="true"/>
                <table:data-pilot-member table:name="17.0403225806452" table:display="true" table:show-details="true"/>
                <table:data-pilot-member table:name="17.0725806451613" table:display="true" table:show-details="true"/>
                <table:data-pilot-member table:name="17.1111111111111" table:display="true" table:show-details="true"/>
                <table:data-pilot-member table:name="17.1451612903226" table:display="true" table:show-details="true"/>
                <table:data-pilot-member table:name="17.1854838709677" table:display="true" table:show-details="true"/>
                <table:data-pilot-member table:name="17.25" table:display="true" table:show-details="true"/>
                <table:data-pilot-member table:name="17.3225806451613" table:display="true" table:show-details="true"/>
                <table:data-pilot-member table:name="17.3306451612903" table:display="true" table:show-details="true"/>
                <table:data-pilot-member table:name="17.4112903225806" table:display="true" table:show-details="true"/>
                <table:data-pilot-member table:name="17.5238095238095" table:display="true" table:show-details="true"/>
                <table:data-pilot-member table:name="17.6935483870968" table:display="true" table:show-details="true"/>
                <table:data-pilot-member table:name="17.7096774193548" table:display="true" table:show-details="true"/>
                <table:data-pilot-member table:name="17.7142857142857" table:display="true" table:show-details="true"/>
                <table:data-pilot-member table:name="17.7338709677419" table:display="true" table:show-details="true"/>
                <table:data-pilot-member table:name="18.0161290322581" table:display="true" table:show-details="true"/>
                <table:data-pilot-member table:name="18.1048387096774" table:display="true" table:show-details="true"/>
                <table:data-pilot-member table:name="18.1854838709677" table:display="true" table:show-details="true"/>
                <table:data-pilot-member table:name="18.2857142857143" table:display="true" table:show-details="true"/>
                <table:data-pilot-member table:name="18.3709677419355" table:display="true" table:show-details="true"/>
                <table:data-pilot-member table:name="18.5079365079365" table:display="true" table:show-details="true"/>
                <table:data-pilot-member table:name="18.6612903225806" table:display="true" table:show-details="true"/>
                <table:data-pilot-member table:name="18.6984126984127" table:display="true" table:show-details="true"/>
                <table:data-pilot-member table:name="18.7301587301587" table:display="true" table:show-details="true"/>
                <table:data-pilot-member table:name="18.8467741935484" table:display="true" table:show-details="true"/>
                <table:data-pilot-member table:name="18.952380952381" table:display="true" table:show-details="true"/>
                <table:data-pilot-member table:name="19.015873015873" table:display="true" table:show-details="true"/>
                <table:data-pilot-member table:name="19.047619047619" table:display="true" table:show-details="true"/>
                <table:data-pilot-member table:name="19.0967741935484" table:display="true" table:show-details="true"/>
                <table:data-pilot-member table:name="19.1428571428571" table:display="true" table:show-details="true"/>
                <table:data-pilot-member table:name="19.1746031746032" table:display="true" table:show-details="true"/>
                <table:data-pilot-member table:name="19.2063492063492" table:display="true" table:show-details="true"/>
                <table:data-pilot-member table:name="19.2698412698413" table:display="true" table:show-details="true"/>
                <table:data-pilot-member table:name="19.4920634920635" table:display="true" table:show-details="true"/>
                <table:data-pilot-member table:name="19.6190476190476" table:display="true" table:show-details="true"/>
                <table:data-pilot-member table:name="19.8095238095238" table:display="true" table:show-details="true"/>
                <table:data-pilot-member table:name="19.9365079365079" table:display="true" table:show-details="true"/>
                <table:data-pilot-member table:name="20.0645161290323" table:display="true" table:show-details="true"/>
                <table:data-pilot-member table:name="20.0952380952381" table:display="true" table:show-details="true"/>
                <table:data-pilot-member table:name="20.1532258064516" table:display="true" table:show-details="true"/>
                <table:data-pilot-member table:name="20.25" table:display="true" table:show-details="true"/>
                <table:data-pilot-member table:name="20.2983870967742" table:display="true" table:show-details="true"/>
                <table:data-pilot-member table:name="20.3492063492063" table:display="true" table:show-details="true"/>
                <table:data-pilot-member table:name="20.3809523809524" table:display="true" table:show-details="true"/>
                <table:data-pilot-member table:name="20.4677419354839" table:display="true" table:show-details="true"/>
                <table:data-pilot-member table:name="20.5396825396825" table:display="true" table:show-details="true"/>
                <table:data-pilot-member table:name="20.6984126984127" table:display="true" table:show-details="true"/>
                <table:data-pilot-member table:name="21.3333333333333" table:display="true" table:show-details="true"/>
                <table:data-pilot-member table:name="22.6031746031746" table:display="true" table:show-details="true"/>
                <table:data-pilot-member table:name="22.7936507936508" table:display="true" table:show-details="true"/>
                <table:data-pilot-member table:name="22.984126984127" table:display="true" table:show-details="true"/>
                <table:data-pilot-member table:name="23.8095238095238" table:display="true" table:show-details="true"/>
                <table:data-pilot-member table:name="24.6984126984127" table:display="true" table:show-details="true"/>
                <table:data-pilot-member table:name="25.26984126984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005" table:orientation="data" table:used-hierarchy="0" table:function="sum">
            <table:data-pilot-level table:show-empty="false" calcext:repeat-item-labels="false">
              <table:data-pilot-members>
                <table:data-pilot-member table:name="1.87123009149441" table:display="true" table:show-details="true"/>
                <table:data-pilot-member table:name="1.91324974584886" table:display="true" table:show-details="true"/>
                <table:data-pilot-member table:name="1.93697051846832" table:display="true" table:show-details="true"/>
                <table:data-pilot-member table:name="1.93968146391054" table:display="true" table:show-details="true"/>
                <table:data-pilot-member table:name="1.97560149101999" table:display="true" table:show-details="true"/>
                <table:data-pilot-member table:name="1.97763470010166" table:display="true" table:show-details="true"/>
                <table:data-pilot-member table:name="1.98170111826499" table:display="true" table:show-details="true"/>
                <table:data-pilot-member table:name="1.99525584547611" table:display="true" table:show-details="true"/>
                <table:data-pilot-member table:name="2.02372077261945" table:display="true" table:show-details="true"/>
                <table:data-pilot-member table:name="2.02575398170112" table:display="true" table:show-details="true"/>
                <table:data-pilot-member table:name="2.04947475432057" table:display="true" table:show-details="true"/>
                <table:data-pilot-member table:name="2.08065062690613" table:display="true" table:show-details="true"/>
                <table:data-pilot-member table:name="2.09149440867503" table:display="true" table:show-details="true"/>
                <table:data-pilot-member table:name="2.0948830904778" table:display="true" table:show-details="true"/>
                <table:data-pilot-member table:name="2.1240257539817" table:display="true" table:show-details="true"/>
                <table:data-pilot-member table:name="2.13690274483226" table:display="true" table:show-details="true"/>
                <table:data-pilot-member table:name="2.15859030837004" table:display="true" table:show-details="true"/>
                <table:data-pilot-member table:name="2.20128769908506" table:display="true" table:show-details="true"/>
                <table:data-pilot-member table:name="2.24330735343951" table:display="true" table:show-details="true"/>
                <table:data-pilot-member table:name="2.24348844015218" table:display="true" table:show-details="true"/>
                <table:data-pilot-member table:name="2.26363944425618" table:display="true" table:show-details="true"/>
                <table:data-pilot-member table:name="2.26973907150119" table:display="true" table:show-details="true"/>
                <table:data-pilot-member table:name="2.27651643510674" table:display="true" table:show-details="true"/>
                <table:data-pilot-member table:name="2.29413758048119" table:display="true" table:show-details="true"/>
                <table:data-pilot-member table:name="2.3063368349712" table:display="true" table:show-details="true"/>
                <table:data-pilot-member table:name="2.30769230769231" table:display="true" table:show-details="true"/>
                <table:data-pilot-member table:name="2.33245537020779" table:display="true" table:show-details="true"/>
                <table:data-pilot-member table:name="2.35762364647352" table:display="true" table:show-details="true"/>
                <table:data-pilot-member table:name="2.37108574773193" table:display="true" table:show-details="true"/>
                <table:data-pilot-member table:name="2.3886450102429" table:display="true" table:show-details="true"/>
                <table:data-pilot-member table:name="2.39986445272789" table:display="true" table:show-details="true"/>
                <table:data-pilot-member table:name="2.40393087089122" table:display="true" table:show-details="true"/>
                <table:data-pilot-member table:name="2.41138597085734" table:display="true" table:show-details="true"/>
                <table:data-pilot-member table:name="2.41951880718401" table:display="true" table:show-details="true"/>
                <table:data-pilot-member table:name="2.43605501902253" table:display="true" table:show-details="true"/>
                <table:data-pilot-member table:name="2.4401521802751" table:display="true" table:show-details="true"/>
                <table:data-pilot-member table:name="2.44120637072179" table:display="true" table:show-details="true"/>
                <table:data-pilot-member table:name="2.44323957980346" table:display="true" table:show-details="true"/>
                <table:data-pilot-member table:name="2.44483465027802" table:display="true" table:show-details="true"/>
                <table:data-pilot-member table:name="2.45340562521179" table:display="true" table:show-details="true"/>
                <table:data-pilot-member table:name="2.49517120280948" table:display="true" table:show-details="true"/>
                <table:data-pilot-member table:name="2.49926836406204" table:display="true" table:show-details="true"/>
                <table:data-pilot-member table:name="2.52385133157741" table:display="true" table:show-details="true"/>
                <table:data-pilot-member table:name="2.52502194907814" table:display="true" table:show-details="true"/>
                <table:data-pilot-member table:name="2.54199590283875" table:display="true" table:show-details="true"/>
                <table:data-pilot-member table:name="2.56423763535265" table:display="true" table:show-details="true"/>
                <table:data-pilot-member table:name="2.57945566286216" table:display="true" table:show-details="true"/>
                <table:data-pilot-member table:name="2.58823529411765" table:display="true" table:show-details="true"/>
                <table:data-pilot-member table:name="2.58940591161838" table:display="true" table:show-details="true"/>
                <table:data-pilot-member table:name="2.59057652911911" table:display="true" table:show-details="true"/>
                <table:data-pilot-member table:name="2.59174714661984" table:display="true" table:show-details="true"/>
                <table:data-pilot-member table:name="2.59877085162423" table:display="true" table:show-details="true"/>
                <table:data-pilot-member table:name="2.60989171788118" table:display="true" table:show-details="true"/>
                <table:data-pilot-member table:name="2.62452443664033" table:display="true" table:show-details="true"/>
                <table:data-pilot-member table:name="2.62686567164179" table:display="true" table:show-details="true"/>
                <table:data-pilot-member table:name="2.62745098039216" table:display="true" table:show-details="true"/>
                <table:data-pilot-member table:name="2.6455955516535" table:display="true" table:show-details="true"/>
                <table:data-pilot-member table:name="2.64793678665496" table:display="true" table:show-details="true"/>
                <table:data-pilot-member table:name="2.64910740415569" table:display="true" table:show-details="true"/>
                <table:data-pilot-member table:name="2.65671641791045" table:display="true" table:show-details="true"/>
                <table:data-pilot-member table:name="2.65847234416155" table:display="true" table:show-details="true"/>
                <table:data-pilot-member table:name="2.66081357916301" table:display="true" table:show-details="true"/>
                <table:data-pilot-member table:name="2.67427568042142" table:display="true" table:show-details="true"/>
                <table:data-pilot-member table:name="2.67661691542289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443349753695" table:display="true" table:show-details="true"/>
                <table:data-pilot-member table:name="3.74384236453202" table:display="true" table:show-details="true"/>
                <table:data-pilot-member table:name="3.75862068965517" table:display="true" table:show-details="true"/>
                <table:data-pilot-member table:name="3.76847290640394" table:display="true" table:show-details="true"/>
                <table:data-pilot-member table:name="3.78325123152709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89655172413793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3596059113301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8522167487685" table:display="true" table:show-details="true"/>
                <table:data-pilot-member table:name="4.14778325123153" table:display="true" table:show-details="true"/>
                <table:data-pilot-member table:name="4.19733333333333" table:display="true" table:show-details="true"/>
                <table:data-pilot-member table:name="4.26108374384237" table:display="true" table:show-details="true"/>
                <table:data-pilot-member table:name="4.33497536945813" table:display="true" table:show-details="true"/>
                <table:data-pilot-member table:name="4.35467980295567" table:display="true" table:show-details="true"/>
                <table:data-pilot-member table:name="4.4" table:display="true" table:show-details="true"/>
                <table:data-pilot-member table:name="4.41379310344828" table:display="true" table:show-details="true"/>
                <table:data-pilot-member table:name="4.416" table:display="true" table:show-details="true"/>
                <table:data-pilot-member table:name="4.45066666666667" table:display="true" table:show-details="true"/>
                <table:data-pilot-member table:name="4.45320197044335" table:display="true" table:show-details="true"/>
                <table:data-pilot-member table:name="4.46305418719212" table:display="true" table:show-details="true"/>
                <table:data-pilot-member table:name="4.472" table:display="true" table:show-details="true"/>
                <table:data-pilot-member table:name="4.55172413793104" table:display="true" table:show-details="true"/>
                <table:data-pilot-member table:name="4.55665024630542" table:display="true" table:show-details="true"/>
                <table:data-pilot-member table:name="4.5615763546798" table:display="true" table:show-details="true"/>
                <table:data-pilot-member table:name="4.59733333333333" table:display="true" table:show-details="true"/>
                <table:data-pilot-member table:name="4.616" table:display="true" table:show-details="true"/>
                <table:data-pilot-member table:name="4.61866666666667" table:display="true" table:show-details="true"/>
                <table:data-pilot-member table:name="4.64532019704434" table:display="true" table:show-details="true"/>
                <table:data-pilot-member table:name="4.70935960591133" table:display="true" table:show-details="true"/>
                <table:data-pilot-member table:name="4.72413793103448" table:display="true" table:show-details="true"/>
                <table:data-pilot-member table:name="4.73333333333333" table:display="true" table:show-details="true"/>
                <table:data-pilot-member table:name="4.74384236453202" table:display="true" table:show-details="true"/>
                <table:data-pilot-member table:name="4.77832512315271" table:display="true" table:show-details="true"/>
                <table:data-pilot-member table:name="4.78666666666667" table:display="true" table:show-details="true"/>
                <table:data-pilot-member table:name="4.78817733990148" table:display="true" table:show-details="true"/>
                <table:data-pilot-member table:name="4.78933333333333" table:display="true" table:show-details="true"/>
                <table:data-pilot-member table:name="4.80788177339902" table:display="true" table:show-details="true"/>
                <table:data-pilot-member table:name="4.88669950738916" table:display="true" table:show-details="true"/>
                <table:data-pilot-member table:name="4.888" table:display="true" table:show-details="true"/>
                <table:data-pilot-member table:name="4.936" table:display="true" table:show-details="true"/>
                <table:data-pilot-member table:name="4.944" table:display="true" table:show-details="true"/>
                <table:data-pilot-member table:name="4.96266666666667" table:display="true" table:show-details="true"/>
                <table:data-pilot-member table:name="4.992" table:display="true" table:show-details="true"/>
                <table:data-pilot-member table:name="5.008" table:display="true" table:show-details="true"/>
                <table:data-pilot-member table:name="5.01333333333333" table:display="true" table:show-details="true"/>
                <table:data-pilot-member table:name="5.03466666666667" table:display="true" table:show-details="true"/>
                <table:data-pilot-member table:name="5.08533333333333" table:display="true" table:show-details="true"/>
                <table:data-pilot-member table:name="5.10666666666667" table:display="true" table:show-details="true"/>
                <table:data-pilot-member table:name="5.12266666666667" table:display="true" table:show-details="true"/>
                <table:data-pilot-member table:name="5.13866666666667" table:display="true" table:show-details="true"/>
                <table:data-pilot-member table:name="5.15733333333333" table:display="true" table:show-details="true"/>
                <table:data-pilot-member table:name="5.19733333333333" table:display="true" table:show-details="true"/>
                <table:data-pilot-member table:name="5.21066666666667" table:display="true" table:show-details="true"/>
                <table:data-pilot-member table:name="5.232" table:display="true" table:show-details="true"/>
                <table:data-pilot-member table:name="5.26495726495727" table:display="true" table:show-details="true"/>
                <table:data-pilot-member table:name="5.288" table:display="true" table:show-details="true"/>
                <table:data-pilot-member table:name="5.312" table:display="true" table:show-details="true"/>
                <table:data-pilot-member table:name="5.32533333333333" table:display="true" table:show-details="true"/>
                <table:data-pilot-member table:name="5.336" table:display="true" table:show-details="true"/>
                <table:data-pilot-member table:name="5.33866666666667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042735042735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72649572649573" table:display="true" table:show-details="true"/>
                <table:data-pilot-member table:name="5.7948717948718" table:display="true" table:show-details="true"/>
                <table:data-pilot-member table:name="5.81196581196581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3675213675214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6666666666667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3760683760684" table:display="true" table:show-details="true"/>
                <table:data-pilot-member table:name="6.87179487179487" table:display="true" table:show-details="true"/>
                <table:data-pilot-member table:name="6.95726495726496" table:display="true" table:show-details="true"/>
                <table:data-pilot-member table:name="6.97435897435897" table:display="true" table:show-details="true"/>
                <table:data-pilot-member table:name="7.04285714285714" table:display="true" table:show-details="true"/>
                <table:data-pilot-member table:name="7.05982905982906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8571428571429" table:display="true" table:show-details="true"/>
                <table:data-pilot-member table:name="7.26495726495727" table:display="true" table:show-details="true"/>
                <table:data-pilot-member table:name="7.38461538461539" table:display="true" table:show-details="true"/>
                <table:data-pilot-member table:name="7.38571428571429" table:display="true" table:show-details="true"/>
                <table:data-pilot-member table:name="7.42857142857143" table:display="true" table:show-details="true"/>
                <table:data-pilot-member table:name="7.43589743589744" table:display="true" table:show-details="true"/>
                <table:data-pilot-member table:name="7.5" table:display="true" table:show-details="true"/>
                <table:data-pilot-member table:name="7.55" table:display="true" table:show-details="true"/>
                <table:data-pilot-member table:name="7.57264957264957" table:display="true" table:show-details="true"/>
                <table:data-pilot-member table:name="7.59285714285714" table:display="true" table:show-details="true"/>
                <table:data-pilot-member table:name="7.60683760683761" table:display="true" table:show-details="true"/>
                <table:data-pilot-member table:name="7.64102564102564" table:display="true" table:show-details="true"/>
                <table:data-pilot-member table:name="7.65" table:display="true" table:show-details="true"/>
                <table:data-pilot-member table:name="7.67521367521368" table:display="true" table:show-details="true"/>
                <table:data-pilot-member table:name="7.68571428571429" table:display="true" table:show-details="true"/>
                <table:data-pilot-member table:name="7.72142857142857" table:display="true" table:show-details="true"/>
                <table:data-pilot-member table:name="7.74285714285714" table:display="true" table:show-details="true"/>
                <table:data-pilot-member table:name="7.76068376068376" table:display="true" table:show-details="true"/>
                <table:data-pilot-member table:name="7.76428571428571" table:display="true" table:show-details="true"/>
                <table:data-pilot-member table:name="7.77142857142857" table:display="true" table:show-details="true"/>
                <table:data-pilot-member table:name="7.83571428571429" table:display="true" table:show-details="true"/>
                <table:data-pilot-member table:name="7.88571428571429" table:display="true" table:show-details="true"/>
                <table:data-pilot-member table:name="7.89285714285714" table:display="true" table:show-details="true"/>
                <table:data-pilot-member table:name="7.95714285714286" table:display="true" table:show-details="true"/>
                <table:data-pilot-member table:name="7.96428571428571" table:display="true" table:show-details="true"/>
                <table:data-pilot-member table:name="7.97142857142857" table:display="true" table:show-details="true"/>
                <table:data-pilot-member table:name="7.97857142857143" table:display="true" table:show-details="true"/>
                <table:data-pilot-member table:name="8.04285714285714" table:display="true" table:show-details="true"/>
                <table:data-pilot-member table:name="8.07142857142857" table:display="true" table:show-details="true"/>
                <table:data-pilot-member table:name="8.08571428571429" table:display="true" table:show-details="true"/>
                <table:data-pilot-member table:name="8.12142857142857" table:display="true" table:show-details="true"/>
                <table:data-pilot-member table:name="8.19285714285714" table:display="true" table:show-details="true"/>
                <table:data-pilot-member table:name="8.24285714285714" table:display="true" table:show-details="true"/>
                <table:data-pilot-member table:name="8.25" table:display="true" table:show-details="true"/>
                <table:data-pilot-member table:name="8.29285714285714" table:display="true" table:show-details="true"/>
                <table:data-pilot-member table:name="8.38571428571429" table:display="true" table:show-details="true"/>
                <table:data-pilot-member table:name="18.4032258064516" table:display="true" table:show-details="true"/>
                <table:data-pilot-member table:name="19.3790322580645" table:display="true" table:show-details="true"/>
                <table:data-pilot-member table:name="19.5238095238095" table:display="true" table:show-details="true"/>
                <table:data-pilot-member table:name="19.7177419354839" table:display="true" table:show-details="true"/>
                <table:data-pilot-member table:name="19.8145161290323" table:display="true" table:show-details="true"/>
                <table:data-pilot-member table:name="19.8225806451613" table:display="true" table:show-details="true"/>
                <table:data-pilot-member table:name="20.2539682539683" table:display="true" table:show-details="true"/>
                <table:data-pilot-member table:name="20.3548387096774" table:display="true" table:show-details="true"/>
                <table:data-pilot-member table:name="20.3629032258065" table:display="true" table:show-details="true"/>
                <table:data-pilot-member table:name="20.491935483871" table:display="true" table:show-details="true"/>
                <table:data-pilot-member table:name="20.5887096774194" table:display="true" table:show-details="true"/>
                <table:data-pilot-member table:name="20.7903225806452" table:display="true" table:show-details="true"/>
                <table:data-pilot-member table:name="20.7983870967742" table:display="true" table:show-details="true"/>
                <table:data-pilot-member table:name="21.1370967741935" table:display="true" table:show-details="true"/>
                <table:data-pilot-member table:name="21.2338709677419" table:display="true" table:show-details="true"/>
                <table:data-pilot-member table:name="21.5241935483871" table:display="true" table:show-details="true"/>
                <table:data-pilot-member table:name="21.5806451612903" table:display="true" table:show-details="true"/>
                <table:data-pilot-member table:name="21.8951612903226" table:display="true" table:show-details="true"/>
                <table:data-pilot-member table:name="21.991935483871" table:display="true" table:show-details="true"/>
                <table:data-pilot-member table:name="22.008064516129" table:display="true" table:show-details="true"/>
                <table:data-pilot-member table:name="22.1129032258065" table:display="true" table:show-details="true"/>
                <table:data-pilot-member table:name="22.2741935483871" table:display="true" table:show-details="true"/>
                <table:data-pilot-member table:name="22.4354838709677" table:display="true" table:show-details="true"/>
                <table:data-pilot-member table:name="22.6451612903226" table:display="true" table:show-details="true"/>
                <table:data-pilot-member table:name="23.0161290322581" table:display="true" table:show-details="true"/>
                <table:data-pilot-member table:name="23.0241935483871" table:display="true" table:show-details="true"/>
                <table:data-pilot-member table:name="23.2661290322581" table:display="true" table:show-details="true"/>
                <table:data-pilot-member table:name="23.2741935483871" table:display="true" table:show-details="true"/>
                <table:data-pilot-member table:name="23.3225806451613" table:display="true" table:show-details="true"/>
                <table:data-pilot-member table:name="23.3951612903226" table:display="true" table:show-details="true"/>
                <table:data-pilot-member table:name="23.6612903225806" table:display="true" table:show-details="true"/>
                <table:data-pilot-member table:name="23.6774193548387" table:display="true" table:show-details="true"/>
                <table:data-pilot-member table:name="23.7177419354839" table:display="true" table:show-details="true"/>
                <table:data-pilot-member table:name="23.8951612903226" table:display="true" table:show-details="true"/>
                <table:data-pilot-member table:name="23.991935483871" table:display="true" table:show-details="true"/>
                <table:data-pilot-member table:name="24.031746031746" table:display="true" table:show-details="true"/>
                <table:data-pilot-member table:name="24.0483870967742" table:display="true" table:show-details="true"/>
                <table:data-pilot-member table:name="24.7619047619048" table:display="true" table:show-details="true"/>
                <table:data-pilot-member table:name="24.8571428571429" table:display="true" table:show-details="true"/>
                <table:data-pilot-member table:name="25" table:display="true" table:show-details="true"/>
                <table:data-pilot-member table:name="25.4603174603175" table:display="true" table:show-details="true"/>
                <table:data-pilot-member table:name="25.5873015873016" table:display="true" table:show-details="true"/>
                <table:data-pilot-member table:name="25.6825396825397" table:display="true" table:show-details="true"/>
                <table:data-pilot-member table:name="25.7460317460317" table:display="true" table:show-details="true"/>
                <table:data-pilot-member table:name="25.9365079365079" table:display="true" table:show-details="true"/>
                <table:data-pilot-member table:name="26.0634920634921" table:display="true" table:show-details="true"/>
                <table:data-pilot-member table:name="26.1269841269841" table:display="true" table:show-details="true"/>
                <table:data-pilot-member table:name="26.3492063492063" table:display="true" table:show-details="true"/>
                <table:data-pilot-member table:name="26.4126984126984" table:display="true" table:show-details="true"/>
                <table:data-pilot-member table:name="26.4444444444444" table:display="true" table:show-details="true"/>
                <table:data-pilot-member table:name="26.4761904761905" table:display="true" table:show-details="true"/>
                <table:data-pilot-member table:name="26.7301587301587" table:display="true" table:show-details="true"/>
                <table:data-pilot-member table:name="27.015873015873" table:display="true" table:show-details="true"/>
                <table:data-pilot-member table:name="27.2063492063492" table:display="true" table:show-details="true"/>
                <table:data-pilot-member table:name="27.2380952380952" table:display="true" table:show-details="true"/>
                <table:data-pilot-member table:name="27.2698412698413" table:display="true" table:show-details="true"/>
                <table:data-pilot-member table:name="27.3333333333333" table:display="true" table:show-details="true"/>
                <table:data-pilot-member table:name="27.4603174603175" table:display="true" table:show-details="true"/>
                <table:data-pilot-member table:name="27.6190476190476" table:display="true" table:show-details="true"/>
                <table:data-pilot-member table:name="27.7777777777778" table:display="true" table:show-details="true"/>
                <table:data-pilot-member table:name="28.031746031746" table:display="true" table:show-details="true"/>
                <table:data-pilot-member table:name="28.1587301587302" table:display="true" table:show-details="true"/>
                <table:data-pilot-member table:name="28.3174603174603" table:display="true" table:show-details="true"/>
                <table:data-pilot-member table:name="28.34920634920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01" table:orientation="data" table:used-hierarchy="0" table:function="sum">
            <table:data-pilot-level table:show-empty="false" calcext:repeat-item-labels="false">
              <table:data-pilot-members>
                <table:data-pilot-member table:name="1.87123009149441" table:display="true" table:show-details="true"/>
                <table:data-pilot-member table:name="1.91324974584886" table:display="true" table:show-details="true"/>
                <table:data-pilot-member table:name="1.93697051846832" table:display="true" table:show-details="true"/>
                <table:data-pilot-member table:name="1.93968146391054" table:display="true" table:show-details="true"/>
                <table:data-pilot-member table:name="1.97560149101999" table:display="true" table:show-details="true"/>
                <table:data-pilot-member table:name="1.97763470010166" table:display="true" table:show-details="true"/>
                <table:data-pilot-member table:name="1.98170111826499" table:display="true" table:show-details="true"/>
                <table:data-pilot-member table:name="1.99525584547611" table:display="true" table:show-details="true"/>
                <table:data-pilot-member table:name="2.02372077261945" table:display="true" table:show-details="true"/>
                <table:data-pilot-member table:name="2.02575398170112" table:display="true" table:show-details="true"/>
                <table:data-pilot-member table:name="2.04947475432057" table:display="true" table:show-details="true"/>
                <table:data-pilot-member table:name="2.08065062690613" table:display="true" table:show-details="true"/>
                <table:data-pilot-member table:name="2.09149440867503" table:display="true" table:show-details="true"/>
                <table:data-pilot-member table:name="2.0948830904778" table:display="true" table:show-details="true"/>
                <table:data-pilot-member table:name="2.1240257539817" table:display="true" table:show-details="true"/>
                <table:data-pilot-member table:name="2.13690274483226" table:display="true" table:show-details="true"/>
                <table:data-pilot-member table:name="2.15859030837004" table:display="true" table:show-details="true"/>
                <table:data-pilot-member table:name="2.20128769908506" table:display="true" table:show-details="true"/>
                <table:data-pilot-member table:name="2.24330735343951" table:display="true" table:show-details="true"/>
                <table:data-pilot-member table:name="2.24348844015218" table:display="true" table:show-details="true"/>
                <table:data-pilot-member table:name="2.26838359878007" table:display="true" table:show-details="true"/>
                <table:data-pilot-member table:name="2.26973907150119" table:display="true" table:show-details="true"/>
                <table:data-pilot-member table:name="2.27651643510674" table:display="true" table:show-details="true"/>
                <table:data-pilot-member table:name="2.29413758048119" table:display="true" table:show-details="true"/>
                <table:data-pilot-member table:name="2.3063368349712" table:display="true" table:show-details="true"/>
                <table:data-pilot-member table:name="2.30769230769231" table:display="true" table:show-details="true"/>
                <table:data-pilot-member table:name="2.33245537020779" table:display="true" table:show-details="true"/>
                <table:data-pilot-member table:name="2.35762364647352" table:display="true" table:show-details="true"/>
                <table:data-pilot-member table:name="2.37108574773193" table:display="true" table:show-details="true"/>
                <table:data-pilot-member table:name="2.3886450102429" table:display="true" table:show-details="true"/>
                <table:data-pilot-member table:name="2.40325313453067" table:display="true" table:show-details="true"/>
                <table:data-pilot-member table:name="2.40528634361234" table:display="true" table:show-details="true"/>
                <table:data-pilot-member table:name="2.41138597085734" table:display="true" table:show-details="true"/>
                <table:data-pilot-member table:name="2.43605501902253" table:display="true" table:show-details="true"/>
                <table:data-pilot-member table:name="2.4401521802751" table:display="true" table:show-details="true"/>
                <table:data-pilot-member table:name="2.44483465027802" table:display="true" table:show-details="true"/>
                <table:data-pilot-member table:name="2.44798373432735" table:display="true" table:show-details="true"/>
                <table:data-pilot-member table:name="2.46018298881735" table:display="true" table:show-details="true"/>
                <table:data-pilot-member table:name="2.46086072517791" table:display="true" table:show-details="true"/>
                <table:data-pilot-member table:name="2.47034903422569" table:display="true" table:show-details="true"/>
                <table:data-pilot-member table:name="2.49517120280948" table:display="true" table:show-details="true"/>
                <table:data-pilot-member table:name="2.49926836406204" table:display="true" table:show-details="true"/>
                <table:data-pilot-member table:name="2.52385133157741" table:display="true" table:show-details="true"/>
                <table:data-pilot-member table:name="2.5256072578285" table:display="true" table:show-details="true"/>
                <table:data-pilot-member table:name="2.54199590283875" table:display="true" table:show-details="true"/>
                <table:data-pilot-member table:name="2.56423763535265" table:display="true" table:show-details="true"/>
                <table:data-pilot-member table:name="2.57945566286216" table:display="true" table:show-details="true"/>
                <table:data-pilot-member table:name="2.58823529411765" table:display="true" table:show-details="true"/>
                <table:data-pilot-member table:name="2.58940591161838" table:display="true" table:show-details="true"/>
                <table:data-pilot-member table:name="2.59057652911911" table:display="true" table:show-details="true"/>
                <table:data-pilot-member table:name="2.59291776412057" table:display="true" table:show-details="true"/>
                <table:data-pilot-member table:name="2.60989171788118" table:display="true" table:show-details="true"/>
                <table:data-pilot-member table:name="2.61106233538191" table:display="true" table:show-details="true"/>
                <table:data-pilot-member table:name="2.62452443664033" table:display="true" table:show-details="true"/>
                <table:data-pilot-member table:name="2.62686567164179" table:display="true" table:show-details="true"/>
                <table:data-pilot-member table:name="2.62745098039216" table:display="true" table:show-details="true"/>
                <table:data-pilot-member table:name="2.64910740415569" table:display="true" table:show-details="true"/>
                <table:data-pilot-member table:name="2.65144863915716" table:display="true" table:show-details="true"/>
                <table:data-pilot-member table:name="2.66081357916301" table:display="true" table:show-details="true"/>
                <table:data-pilot-member table:name="2.66549604916594" table:display="true" table:show-details="true"/>
                <table:data-pilot-member table:name="2.6660813579163" table:display="true" table:show-details="true"/>
                <table:data-pilot-member table:name="2.66666666666667" table:display="true" table:show-details="true"/>
                <table:data-pilot-member table:name="2.67193444541996" table:display="true" table:show-details="true"/>
                <table:data-pilot-member table:name="2.67427568042142" table:display="true" table:show-details="true"/>
                <table:data-pilot-member table:name="2.67661691542289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935960591133" table:display="true" table:show-details="true"/>
                <table:data-pilot-member table:name="3.7487684729064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79310344827586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4088669950739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9014778325123" table:display="true" table:show-details="true"/>
                <table:data-pilot-member table:name="4.14778325123153" table:display="true" table:show-details="true"/>
                <table:data-pilot-member table:name="4.19733333333333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36945812807882" table:display="true" table:show-details="true"/>
                <table:data-pilot-member table:name="4.4" table:display="true" table:show-details="true"/>
                <table:data-pilot-member table:name="4.416" table:display="true" table:show-details="true"/>
                <table:data-pilot-member table:name="4.42364532019704" table:display="true" table:show-details="true"/>
                <table:data-pilot-member table:name="4.45066666666667" table:display="true" table:show-details="true"/>
                <table:data-pilot-member table:name="4.45320197044335" table:display="true" table:show-details="true"/>
                <table:data-pilot-member table:name="4.46305418719212" table:display="true" table:show-details="true"/>
                <table:data-pilot-member table:name="4.472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" table:display="true" table:show-details="true"/>
                <table:data-pilot-member table:name="4.616" table:display="true" table:show-details="true"/>
                <table:data-pilot-member table:name="4.61866666666667" table:display="true" table:show-details="true"/>
                <table:data-pilot-member table:name="4.73333333333333" table:display="true" table:show-details="true"/>
                <table:data-pilot-member table:name="4.73399014778325" table:display="true" table:show-details="true"/>
                <table:data-pilot-member table:name="4.7487684729064" table:display="true" table:show-details="true"/>
                <table:data-pilot-member table:name="4.78666666666667" table:display="true" table:show-details="true"/>
                <table:data-pilot-member table:name="4.792" table:display="true" table:show-details="true"/>
                <table:data-pilot-member table:name="4.8128078817734" table:display="true" table:show-details="true"/>
                <table:data-pilot-member table:name="4.84729064039409" table:display="true" table:show-details="true"/>
                <table:data-pilot-member table:name="4.87192118226601" table:display="true" table:show-details="true"/>
                <table:data-pilot-member table:name="4.87684729064039" table:display="true" table:show-details="true"/>
                <table:data-pilot-member table:name="4.88177339901478" table:display="true" table:show-details="true"/>
                <table:data-pilot-member table:name="4.888" table:display="true" table:show-details="true"/>
                <table:data-pilot-member table:name="4.90147783251232" table:display="true" table:show-details="true"/>
                <table:data-pilot-member table:name="4.936" table:display="true" table:show-details="true"/>
                <table:data-pilot-member table:name="4.96533333333333" table:display="true" table:show-details="true"/>
                <table:data-pilot-member table:name="5.01333333333333" table:display="true" table:show-details="true"/>
                <table:data-pilot-member table:name="5.01866666666667" table:display="true" table:show-details="true"/>
                <table:data-pilot-member table:name="5.03466666666667" table:display="true" table:show-details="true"/>
                <table:data-pilot-member table:name="5.12266666666667" table:display="true" table:show-details="true"/>
                <table:data-pilot-member table:name="5.13866666666667" table:display="true" table:show-details="true"/>
                <table:data-pilot-member table:name="5.144" table:display="true" table:show-details="true"/>
                <table:data-pilot-member table:name="5.15733333333333" table:display="true" table:show-details="true"/>
                <table:data-pilot-member table:name="5.16266666666667" table:display="true" table:show-details="true"/>
                <table:data-pilot-member table:name="5.184" table:display="true" table:show-details="true"/>
                <table:data-pilot-member table:name="5.24533333333333" table:display="true" table:show-details="true"/>
                <table:data-pilot-member table:name="5.25866666666667" table:display="true" table:show-details="true"/>
                <table:data-pilot-member table:name="5.26495726495727" table:display="true" table:show-details="true"/>
                <table:data-pilot-member table:name="5.29066666666667" table:display="true" table:show-details="true"/>
                <table:data-pilot-member table:name="5.296" table:display="true" table:show-details="true"/>
                <table:data-pilot-member table:name="5.30133333333333" table:display="true" table:show-details="true"/>
                <table:data-pilot-member table:name="5.30933333333333" table:display="true" table:show-details="true"/>
                <table:data-pilot-member table:name="5.31733333333333" table:display="true" table:show-details="true"/>
                <table:data-pilot-member table:name="5.336" table:display="true" table:show-details="true"/>
                <table:data-pilot-member table:name="5.35733333333333" table:display="true" table:show-details="true"/>
                <table:data-pilot-member table:name="5.37866666666667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57264957264957" table:display="true" table:show-details="true"/>
                <table:data-pilot-member table:name="5.67521367521368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8034188034188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73504273504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9285714285714" table:display="true" table:show-details="true"/>
                <table:data-pilot-member table:name="7.26495726495727" table:display="true" table:show-details="true"/>
                <table:data-pilot-member table:name="7.39285714285714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3846153846154" table:display="true" table:show-details="true"/>
                <table:data-pilot-member table:name="7.57142857142857" table:display="true" table:show-details="true"/>
                <table:data-pilot-member table:name="7.69230769230769" table:display="true" table:show-details="true"/>
                <table:data-pilot-member table:name="7.70714285714286" table:display="true" table:show-details="true"/>
                <table:data-pilot-member table:name="7.72649572649573" table:display="true" table:show-details="true"/>
                <table:data-pilot-member table:name="7.78571428571429" table:display="true" table:show-details="true"/>
                <table:data-pilot-member table:name="7.79285714285714" table:display="true" table:show-details="true"/>
                <table:data-pilot-member table:name="7.81196581196581" table:display="true" table:show-details="true"/>
                <table:data-pilot-member table:name="7.82905982905983" table:display="true" table:show-details="true"/>
                <table:data-pilot-member table:name="7.86428571428571" table:display="true" table:show-details="true"/>
                <table:data-pilot-member table:name="7.8974358974359" table:display="true" table:show-details="true"/>
                <table:data-pilot-member table:name="7.90714285714286" table:display="true" table:show-details="true"/>
                <table:data-pilot-member table:name="7.93162393162393" table:display="true" table:show-details="true"/>
                <table:data-pilot-member table:name="7.94871794871795" table:display="true" table:show-details="true"/>
                <table:data-pilot-member table:name="7.96428571428571" table:display="true" table:show-details="true"/>
                <table:data-pilot-member table:name="7.97857142857143" table:display="true" table:show-details="true"/>
                <table:data-pilot-member table:name="7.98571428571429" table:display="true" table:show-details="true"/>
                <table:data-pilot-member table:name="8.02857142857143" table:display="true" table:show-details="true"/>
                <table:data-pilot-member table:name="8.09285714285714" table:display="true" table:show-details="true"/>
                <table:data-pilot-member table:name="8.1" table:display="true" table:show-details="true"/>
                <table:data-pilot-member table:name="8.13571428571429" table:display="true" table:show-details="true"/>
                <table:data-pilot-member table:name="8.19285714285714" table:display="true" table:show-details="true"/>
                <table:data-pilot-member table:name="8.2" table:display="true" table:show-details="true"/>
                <table:data-pilot-member table:name="8.20714285714286" table:display="true" table:show-details="true"/>
                <table:data-pilot-member table:name="8.21428571428571" table:display="true" table:show-details="true"/>
                <table:data-pilot-member table:name="8.22857142857143" table:display="true" table:show-details="true"/>
                <table:data-pilot-member table:name="8.23571428571429" table:display="true" table:show-details="true"/>
                <table:data-pilot-member table:name="8.24285714285714" table:display="true" table:show-details="true"/>
                <table:data-pilot-member table:name="8.34285714285714" table:display="true" table:show-details="true"/>
                <table:data-pilot-member table:name="8.42142857142857" table:display="true" table:show-details="true"/>
                <table:data-pilot-member table:name="8.43571428571429" table:display="true" table:show-details="true"/>
                <table:data-pilot-member table:name="8.45" table:display="true" table:show-details="true"/>
                <table:data-pilot-member table:name="19.8629032258065" table:display="true" table:show-details="true"/>
                <table:data-pilot-member table:name="20.0241935483871" table:display="true" table:show-details="true"/>
                <table:data-pilot-member table:name="20.4274193548387" table:display="true" table:show-details="true"/>
                <table:data-pilot-member table:name="20.5887096774194" table:display="true" table:show-details="true"/>
                <table:data-pilot-member table:name="20.6532258064516" table:display="true" table:show-details="true"/>
                <table:data-pilot-member table:name="20.7903225806452" table:display="true" table:show-details="true"/>
                <table:data-pilot-member table:name="20.7983870967742" table:display="true" table:show-details="true"/>
                <table:data-pilot-member table:name="20.9032258064516" table:display="true" table:show-details="true"/>
                <table:data-pilot-member table:name="20.9516129032258" table:display="true" table:show-details="true"/>
                <table:data-pilot-member table:name="21.1532258064516" table:display="true" table:show-details="true"/>
                <table:data-pilot-member table:name="21.2741935483871" table:display="true" table:show-details="true"/>
                <table:data-pilot-member table:name="21.5241935483871" table:display="true" table:show-details="true"/>
                <table:data-pilot-member table:name="21.6209677419355" table:display="true" table:show-details="true"/>
                <table:data-pilot-member table:name="22.0161290322581" table:display="true" table:show-details="true"/>
                <table:data-pilot-member table:name="22.0241935483871" table:display="true" table:show-details="true"/>
                <table:data-pilot-member table:name="22.1451612903226" table:display="true" table:show-details="true"/>
                <table:data-pilot-member table:name="22.1532258064516" table:display="true" table:show-details="true"/>
                <table:data-pilot-member table:name="22.6774193548387" table:display="true" table:show-details="true"/>
                <table:data-pilot-member table:name="22.8145161290323" table:display="true" table:show-details="true"/>
                <table:data-pilot-member table:name="23.1209677419355" table:display="true" table:show-details="true"/>
                <table:data-pilot-member table:name="23.8387096774194" table:display="true" table:show-details="true"/>
                <table:data-pilot-member table:name="23.8951612903226" table:display="true" table:show-details="true"/>
                <table:data-pilot-member table:name="23.9032258064516" table:display="true" table:show-details="true"/>
                <table:data-pilot-member table:name="23.9677419354839" table:display="true" table:show-details="true"/>
                <table:data-pilot-member table:name="24.0806451612903" table:display="true" table:show-details="true"/>
                <table:data-pilot-member table:name="24.1935483870968" table:display="true" table:show-details="true"/>
                <table:data-pilot-member table:name="24.4032258064516" table:display="true" table:show-details="true"/>
                <table:data-pilot-member table:name="24.5241935483871" table:display="true" table:show-details="true"/>
                <table:data-pilot-member table:name="24.6612903225806" table:display="true" table:show-details="true"/>
                <table:data-pilot-member table:name="24.7619047619048" table:display="true" table:show-details="true"/>
                <table:data-pilot-member table:name="25" table:display="true" table:show-details="true"/>
                <table:data-pilot-member table:name="25.3064516129032" table:display="true" table:show-details="true"/>
                <table:data-pilot-member table:name="25.6370967741935" table:display="true" table:show-details="true"/>
                <table:data-pilot-member table:name="25.7460317460317" table:display="true" table:show-details="true"/>
                <table:data-pilot-member table:name="25.75" table:display="true" table:show-details="true"/>
                <table:data-pilot-member table:name="25.7777777777778" table:display="true" table:show-details="true"/>
                <table:data-pilot-member table:name="25.8064516129032" table:display="true" table:show-details="true"/>
                <table:data-pilot-member table:name="25.8730158730159" table:display="true" table:show-details="true"/>
                <table:data-pilot-member table:name="25.968253968254" table:display="true" table:show-details="true"/>
                <table:data-pilot-member table:name="26.2222222222222" table:display="true" table:show-details="true"/>
                <table:data-pilot-member table:name="26.3492063492063" table:display="true" table:show-details="true"/>
                <table:data-pilot-member table:name="26.6666666666667" table:display="true" table:show-details="true"/>
                <table:data-pilot-member table:name="26.7301587301587" table:display="true" table:show-details="true"/>
                <table:data-pilot-member table:name="27.1428571428571" table:display="true" table:show-details="true"/>
                <table:data-pilot-member table:name="27.3968253968254" table:display="true" table:show-details="true"/>
                <table:data-pilot-member table:name="27.4603174603175" table:display="true" table:show-details="true"/>
                <table:data-pilot-member table:name="27.5555555555556" table:display="true" table:show-details="true"/>
                <table:data-pilot-member table:name="27.6190476190476" table:display="true" table:show-details="true"/>
                <table:data-pilot-member table:name="27.968253968254" table:display="true" table:show-details="true"/>
                <table:data-pilot-member table:name="28" table:display="true" table:show-details="true"/>
                <table:data-pilot-member table:name="28.031746031746" table:display="true" table:show-details="true"/>
                <table:data-pilot-member table:name="28.0634920634921" table:display="true" table:show-details="true"/>
                <table:data-pilot-member table:name="28.2222222222222" table:display="true" table:show-details="true"/>
                <table:data-pilot-member table:name="28.2857142857143" table:display="true" table:show-details="true"/>
                <table:data-pilot-member table:name="28.3174603174603" table:display="true" table:show-details="true"/>
                <table:data-pilot-member table:name="28.4126984126984" table:display="true" table:show-details="true"/>
                <table:data-pilot-member table:name="28.4444444444444" table:display="true" table:show-details="true"/>
                <table:data-pilot-member table:name="28.4761904761905" table:display="true" table:show-details="true"/>
                <table:data-pilot-member table:name="28.6349206349206" table:display="true" table:show-details="true"/>
                <table:data-pilot-member table:name="28.6666666666667" table:display="true" table:show-details="true"/>
                <table:data-pilot-member table:name="28.8253968253968" table:display="true" table:show-details="true"/>
                <table:data-pilot-member table:name="28.9206349206349" table:display="true" table:show-details="true"/>
                <table:data-pilot-member table:name="29.047619047619" table:display="true" table:show-details="true"/>
                <table:data-pilot-member table:name="29.3333333333333" table:display="true" table:show-details="true"/>
                <table:data-pilot-member table:name="29.58730158730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05" table:orientation="data" table:used-hierarchy="0" table:function="sum">
            <table:data-pilot-level table:show-empty="false" calcext:repeat-item-labels="false">
              <table:data-pilot-members>
                <table:data-pilot-member table:name="1.87123009149441" table:display="true" table:show-details="true"/>
                <table:data-pilot-member table:name="1.91324974584886" table:display="true" table:show-details="true"/>
                <table:data-pilot-member table:name="1.93697051846832" table:display="true" table:show-details="true"/>
                <table:data-pilot-member table:name="1.93968146391054" table:display="true" table:show-details="true"/>
                <table:data-pilot-member table:name="1.97560149101999" table:display="true" table:show-details="true"/>
                <table:data-pilot-member table:name="1.97763470010166" table:display="true" table:show-details="true"/>
                <table:data-pilot-member table:name="1.98170111826499" table:display="true" table:show-details="true"/>
                <table:data-pilot-member table:name="1.99525584547611" table:display="true" table:show-details="true"/>
                <table:data-pilot-member table:name="2.02372077261945" table:display="true" table:show-details="true"/>
                <table:data-pilot-member table:name="2.02575398170112" table:display="true" table:show-details="true"/>
                <table:data-pilot-member table:name="2.04947475432057" table:display="true" table:show-details="true"/>
                <table:data-pilot-member table:name="2.08065062690613" table:display="true" table:show-details="true"/>
                <table:data-pilot-member table:name="2.09149440867503" table:display="true" table:show-details="true"/>
                <table:data-pilot-member table:name="2.0948830904778" table:display="true" table:show-details="true"/>
                <table:data-pilot-member table:name="2.1240257539817" table:display="true" table:show-details="true"/>
                <table:data-pilot-member table:name="2.13690274483226" table:display="true" table:show-details="true"/>
                <table:data-pilot-member table:name="2.15859030837004" table:display="true" table:show-details="true"/>
                <table:data-pilot-member table:name="2.20128769908506" table:display="true" table:show-details="true"/>
                <table:data-pilot-member table:name="2.24330735343951" table:display="true" table:show-details="true"/>
                <table:data-pilot-member table:name="2.24348844015218" table:display="true" table:show-details="true"/>
                <table:data-pilot-member table:name="2.26973907150119" table:display="true" table:show-details="true"/>
                <table:data-pilot-member table:name="2.27651643510674" table:display="true" table:show-details="true"/>
                <table:data-pilot-member table:name="2.29413758048119" table:display="true" table:show-details="true"/>
                <table:data-pilot-member table:name="2.3063368349712" table:display="true" table:show-details="true"/>
                <table:data-pilot-member table:name="2.30769230769231" table:display="true" table:show-details="true"/>
                <table:data-pilot-member table:name="2.33245537020779" table:display="true" table:show-details="true"/>
                <table:data-pilot-member table:name="2.35762364647352" table:display="true" table:show-details="true"/>
                <table:data-pilot-member table:name="2.37108574773193" table:display="true" table:show-details="true"/>
                <table:data-pilot-member table:name="2.3886450102429" table:display="true" table:show-details="true"/>
                <table:data-pilot-member table:name="2.40325313453067" table:display="true" table:show-details="true"/>
                <table:data-pilot-member table:name="2.40528634361234" table:display="true" table:show-details="true"/>
                <table:data-pilot-member table:name="2.41138597085734" table:display="true" table:show-details="true"/>
                <table:data-pilot-member table:name="2.43605501902253" table:display="true" table:show-details="true"/>
                <table:data-pilot-member table:name="2.4401521802751" table:display="true" table:show-details="true"/>
                <table:data-pilot-member table:name="2.44483465027802" table:display="true" table:show-details="true"/>
                <table:data-pilot-member table:name="2.44798373432735" table:display="true" table:show-details="true"/>
                <table:data-pilot-member table:name="2.46086072517791" table:display="true" table:show-details="true"/>
                <table:data-pilot-member table:name="2.47712639783124" table:display="true" table:show-details="true"/>
                <table:data-pilot-member table:name="2.47983734327347" table:display="true" table:show-details="true"/>
                <table:data-pilot-member table:name="2.49517120280948" table:display="true" table:show-details="true"/>
                <table:data-pilot-member table:name="2.49926836406204" table:display="true" table:show-details="true"/>
                <table:data-pilot-member table:name="2.52385133157741" table:display="true" table:show-details="true"/>
                <table:data-pilot-member table:name="2.5256072578285" table:display="true" table:show-details="true"/>
                <table:data-pilot-member table:name="2.54199590283875" table:display="true" table:show-details="true"/>
                <table:data-pilot-member table:name="2.56423763535265" table:display="true" table:show-details="true"/>
                <table:data-pilot-member table:name="2.57945566286216" table:display="true" table:show-details="true"/>
                <table:data-pilot-member table:name="2.58823529411765" table:display="true" table:show-details="true"/>
                <table:data-pilot-member table:name="2.58940591161838" table:display="true" table:show-details="true"/>
                <table:data-pilot-member table:name="2.59057652911911" table:display="true" table:show-details="true"/>
                <table:data-pilot-member table:name="2.59291776412057" table:display="true" table:show-details="true"/>
                <table:data-pilot-member table:name="2.60989171788118" table:display="true" table:show-details="true"/>
                <table:data-pilot-member table:name="2.61106233538191" table:display="true" table:show-details="true"/>
                <table:data-pilot-member table:name="2.62452443664033" table:display="true" table:show-details="true"/>
                <table:data-pilot-member table:name="2.62686567164179" table:display="true" table:show-details="true"/>
                <table:data-pilot-member table:name="2.62745098039216" table:display="true" table:show-details="true"/>
                <table:data-pilot-member table:name="2.64910740415569" table:display="true" table:show-details="true"/>
                <table:data-pilot-member table:name="2.65144863915716" table:display="true" table:show-details="true"/>
                <table:data-pilot-member table:name="2.66081357916301" table:display="true" table:show-details="true"/>
                <table:data-pilot-member table:name="2.66666666666667" table:display="true" table:show-details="true"/>
                <table:data-pilot-member table:name="2.67427568042142" table:display="true" table:show-details="true"/>
                <table:data-pilot-member table:name="2.67486098917179" table:display="true" table:show-details="true"/>
                <table:data-pilot-member table:name="2.67544629792215" table:display="true" table:show-details="true"/>
                <table:data-pilot-member table:name="2.67661691542289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935960591133" table:display="true" table:show-details="true"/>
                <table:data-pilot-member table:name="3.7487684729064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80295566502463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4088669950739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9014778325123" table:display="true" table:show-details="true"/>
                <table:data-pilot-member table:name="4.14778325123153" table:display="true" table:show-details="true"/>
                <table:data-pilot-member table:name="4.19733333333333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4" table:display="true" table:show-details="true"/>
                <table:data-pilot-member table:name="4.40886699507389" table:display="true" table:show-details="true"/>
                <table:data-pilot-member table:name="4.416" table:display="true" table:show-details="true"/>
                <table:data-pilot-member table:name="4.42364532019704" table:display="true" table:show-details="true"/>
                <table:data-pilot-member table:name="4.45066666666667" table:display="true" table:show-details="true"/>
                <table:data-pilot-member table:name="4.45320197044335" table:display="true" table:show-details="true"/>
                <table:data-pilot-member table:name="4.46305418719212" table:display="true" table:show-details="true"/>
                <table:data-pilot-member table:name="4.472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" table:display="true" table:show-details="true"/>
                <table:data-pilot-member table:name="4.616" table:display="true" table:show-details="true"/>
                <table:data-pilot-member table:name="4.61866666666667" table:display="true" table:show-details="true"/>
                <table:data-pilot-member table:name="4.73333333333333" table:display="true" table:show-details="true"/>
                <table:data-pilot-member table:name="4.74384236453202" table:display="true" table:show-details="true"/>
                <table:data-pilot-member table:name="4.7487684729064" table:display="true" table:show-details="true"/>
                <table:data-pilot-member table:name="4.78666666666667" table:display="true" table:show-details="true"/>
                <table:data-pilot-member table:name="4.792" table:display="true" table:show-details="true"/>
                <table:data-pilot-member table:name="4.85714285714286" table:display="true" table:show-details="true"/>
                <table:data-pilot-member table:name="4.888" table:display="true" table:show-details="true"/>
                <table:data-pilot-member table:name="4.89162561576355" table:display="true" table:show-details="true"/>
                <table:data-pilot-member table:name="4.90147783251232" table:display="true" table:show-details="true"/>
                <table:data-pilot-member table:name="4.936" table:display="true" table:show-details="true"/>
                <table:data-pilot-member table:name="4.96533333333333" table:display="true" table:show-details="true"/>
                <table:data-pilot-member table:name="4.96551724137931" table:display="true" table:show-details="true"/>
                <table:data-pilot-member table:name="4.97536945812808" table:display="true" table:show-details="true"/>
                <table:data-pilot-member table:name="5.02133333333333" table:display="true" table:show-details="true"/>
                <table:data-pilot-member table:name="5.02933333333333" table:display="true" table:show-details="true"/>
                <table:data-pilot-member table:name="5.03466666666667" table:display="true" table:show-details="true"/>
                <table:data-pilot-member table:name="5.12266666666667" table:display="true" table:show-details="true"/>
                <table:data-pilot-member table:name="5.13866666666667" table:display="true" table:show-details="true"/>
                <table:data-pilot-member table:name="5.15733333333333" table:display="true" table:show-details="true"/>
                <table:data-pilot-member table:name="5.16533333333333" table:display="true" table:show-details="true"/>
                <table:data-pilot-member table:name="5.18933333333333" table:display="true" table:show-details="true"/>
                <table:data-pilot-member table:name="5.22666666666667" table:display="true" table:show-details="true"/>
                <table:data-pilot-member table:name="5.26495726495727" table:display="true" table:show-details="true"/>
                <table:data-pilot-member table:name="5.29066666666667" table:display="true" table:show-details="true"/>
                <table:data-pilot-member table:name="5.312" table:display="true" table:show-details="true"/>
                <table:data-pilot-member table:name="5.32" table:display="true" table:show-details="true"/>
                <table:data-pilot-member table:name="5.33066666666667" table:display="true" table:show-details="true"/>
                <table:data-pilot-member table:name="5.336" table:display="true" table:show-details="true"/>
                <table:data-pilot-member table:name="5.36" table:display="true" table:show-details="true"/>
                <table:data-pilot-member table:name="5.36533333333333" table:display="true" table:show-details="true"/>
                <table:data-pilot-member table:name="5.384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8034188034188" table:display="true" table:show-details="true"/>
                <table:data-pilot-member table:name="5.8974358974359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73504273504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4529914529915" table:display="true" table:show-details="true"/>
                <table:data-pilot-member table:name="7.19285714285714" table:display="true" table:show-details="true"/>
                <table:data-pilot-member table:name="7.28205128205128" table:display="true" table:show-details="true"/>
                <table:data-pilot-member table:name="7.40714285714286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7142857142857" table:display="true" table:show-details="true"/>
                <table:data-pilot-member table:name="7.65811965811966" table:display="true" table:show-details="true"/>
                <table:data-pilot-member table:name="7.70714285714286" table:display="true" table:show-details="true"/>
                <table:data-pilot-member table:name="7.77777777777778" table:display="true" table:show-details="true"/>
                <table:data-pilot-member table:name="7.79285714285714" table:display="true" table:show-details="true"/>
                <table:data-pilot-member table:name="7.8" table:display="true" table:show-details="true"/>
                <table:data-pilot-member table:name="7.88034188034188" table:display="true" table:show-details="true"/>
                <table:data-pilot-member table:name="7.93571428571429" table:display="true" table:show-details="true"/>
                <table:data-pilot-member table:name="7.94285714285714" table:display="true" table:show-details="true"/>
                <table:data-pilot-member table:name="7.99285714285714" table:display="true" table:show-details="true"/>
                <table:data-pilot-member table:name="8" table:display="true" table:show-details="true"/>
                <table:data-pilot-member table:name="8.03418803418803" table:display="true" table:show-details="true"/>
                <table:data-pilot-member table:name="8.05" table:display="true" table:show-details="true"/>
                <table:data-pilot-member table:name="8.06837606837607" table:display="true" table:show-details="true"/>
                <table:data-pilot-member table:name="8.09285714285714" table:display="true" table:show-details="true"/>
                <table:data-pilot-member table:name="8.10714285714286" table:display="true" table:show-details="true"/>
                <table:data-pilot-member table:name="8.12857142857143" table:display="true" table:show-details="true"/>
                <table:data-pilot-member table:name="8.13571428571429" table:display="true" table:show-details="true"/>
                <table:data-pilot-member table:name="8.13675213675214" table:display="true" table:show-details="true"/>
                <table:data-pilot-member table:name="8.15384615384615" table:display="true" table:show-details="true"/>
                <table:data-pilot-member table:name="8.22142857142857" table:display="true" table:show-details="true"/>
                <table:data-pilot-member table:name="8.25" table:display="true" table:show-details="true"/>
                <table:data-pilot-member table:name="8.3" table:display="true" table:show-details="true"/>
                <table:data-pilot-member table:name="8.30714285714286" table:display="true" table:show-details="true"/>
                <table:data-pilot-member table:name="8.32142857142857" table:display="true" table:show-details="true"/>
                <table:data-pilot-member table:name="8.37857142857143" table:display="true" table:show-details="true"/>
                <table:data-pilot-member table:name="8.40714285714286" table:display="true" table:show-details="true"/>
                <table:data-pilot-member table:name="8.41428571428572" table:display="true" table:show-details="true"/>
                <table:data-pilot-member table:name="8.44285714285714" table:display="true" table:show-details="true"/>
                <table:data-pilot-member table:name="8.45714285714286" table:display="true" table:show-details="true"/>
                <table:data-pilot-member table:name="8.50714285714286" table:display="true" table:show-details="true"/>
                <table:data-pilot-member table:name="8.51428571428571" table:display="true" table:show-details="true"/>
                <table:data-pilot-member table:name="8.52142857142857" table:display="true" table:show-details="true"/>
                <table:data-pilot-member table:name="19.8629032258065" table:display="true" table:show-details="true"/>
                <table:data-pilot-member table:name="20.4274193548387" table:display="true" table:show-details="true"/>
                <table:data-pilot-member table:name="20.5241935483871" table:display="true" table:show-details="true"/>
                <table:data-pilot-member table:name="20.5887096774194" table:display="true" table:show-details="true"/>
                <table:data-pilot-member table:name="20.7661290322581" table:display="true" table:show-details="true"/>
                <table:data-pilot-member table:name="20.7903225806452" table:display="true" table:show-details="true"/>
                <table:data-pilot-member table:name="21.0725806451613" table:display="true" table:show-details="true"/>
                <table:data-pilot-member table:name="21.1532258064516" table:display="true" table:show-details="true"/>
                <table:data-pilot-member table:name="21.1612903225806" table:display="true" table:show-details="true"/>
                <table:data-pilot-member table:name="21.2016129032258" table:display="true" table:show-details="true"/>
                <table:data-pilot-member table:name="21.2741935483871" table:display="true" table:show-details="true"/>
                <table:data-pilot-member table:name="21.5403225806452" table:display="true" table:show-details="true"/>
                <table:data-pilot-member table:name="21.6532258064516" table:display="true" table:show-details="true"/>
                <table:data-pilot-member table:name="22.0322580645161" table:display="true" table:show-details="true"/>
                <table:data-pilot-member table:name="22.0887096774194" table:display="true" table:show-details="true"/>
                <table:data-pilot-member table:name="22.1693548387097" table:display="true" table:show-details="true"/>
                <table:data-pilot-member table:name="22.2661290322581" table:display="true" table:show-details="true"/>
                <table:data-pilot-member table:name="22.6935483870968" table:display="true" table:show-details="true"/>
                <table:data-pilot-member table:name="23.1370967741935" table:display="true" table:show-details="true"/>
                <table:data-pilot-member table:name="23.991935483871" table:display="true" table:show-details="true"/>
                <table:data-pilot-member table:name="24.0483870967742" table:display="true" table:show-details="true"/>
                <table:data-pilot-member table:name="24.2822580645161" table:display="true" table:show-details="true"/>
                <table:data-pilot-member table:name="24.4435483870968" table:display="true" table:show-details="true"/>
                <table:data-pilot-member table:name="24.6370967741935" table:display="true" table:show-details="true"/>
                <table:data-pilot-member table:name="24.6935483870968" table:display="true" table:show-details="true"/>
                <table:data-pilot-member table:name="24.758064516129" table:display="true" table:show-details="true"/>
                <table:data-pilot-member table:name="24.7619047619048" table:display="true" table:show-details="true"/>
                <table:data-pilot-member table:name="24.8064516129032" table:display="true" table:show-details="true"/>
                <table:data-pilot-member table:name="25.7460317460317" table:display="true" table:show-details="true"/>
                <table:data-pilot-member table:name="25.7777777777778" table:display="true" table:show-details="true"/>
                <table:data-pilot-member table:name="25.8548387096774" table:display="true" table:show-details="true"/>
                <table:data-pilot-member table:name="25.968253968254" table:display="true" table:show-details="true"/>
                <table:data-pilot-member table:name="26.3225806451613" table:display="true" table:show-details="true"/>
                <table:data-pilot-member table:name="26.3492063492063" table:display="true" table:show-details="true"/>
                <table:data-pilot-member table:name="26.4274193548387" table:display="true" table:show-details="true"/>
                <table:data-pilot-member table:name="26.5" table:display="true" table:show-details="true"/>
                <table:data-pilot-member table:name="26.6984126984127" table:display="true" table:show-details="true"/>
                <table:data-pilot-member table:name="26.7096774193548" table:display="true" table:show-details="true"/>
                <table:data-pilot-member table:name="26.7301587301587" table:display="true" table:show-details="true"/>
                <table:data-pilot-member table:name="26.8709677419355" table:display="true" table:show-details="true"/>
                <table:data-pilot-member table:name="26.9274193548387" table:display="true" table:show-details="true"/>
                <table:data-pilot-member table:name="27.0241935483871" table:display="true" table:show-details="true"/>
                <table:data-pilot-member table:name="27.1428571428571" table:display="true" table:show-details="true"/>
                <table:data-pilot-member table:name="27.5555555555556" table:display="true" table:show-details="true"/>
                <table:data-pilot-member table:name="27.6825396825397" table:display="true" table:show-details="true"/>
                <table:data-pilot-member table:name="27.8095238095238" table:display="true" table:show-details="true"/>
                <table:data-pilot-member table:name="28.3174603174603" table:display="true" table:show-details="true"/>
                <table:data-pilot-member table:name="28.4761904761905" table:display="true" table:show-details="true"/>
                <table:data-pilot-member table:name="28.5396825396825" table:display="true" table:show-details="true"/>
                <table:data-pilot-member table:name="28.6349206349206" table:display="true" table:show-details="true"/>
                <table:data-pilot-member table:name="28.8571428571429" table:display="true" table:show-details="true"/>
                <table:data-pilot-member table:name="29.015873015873" table:display="true" table:show-details="true"/>
                <table:data-pilot-member table:name="29.047619047619" table:display="true" table:show-details="true"/>
                <table:data-pilot-member table:name="29.1746031746032" table:display="true" table:show-details="true"/>
                <table:data-pilot-member table:name="29.2063492063492" table:display="true" table:show-details="true"/>
                <table:data-pilot-member table:name="29.3650793650794" table:display="true" table:show-details="true"/>
                <table:data-pilot-member table:name="29.5238095238095" table:display="true" table:show-details="true"/>
                <table:data-pilot-member table:name="29.6190476190476" table:display="true" table:show-details="true"/>
                <table:data-pilot-member table:name="29.6507936507937" table:display="true" table:show-details="true"/>
                <table:data-pilot-member table:name="29.8730158730159" table:display="true" table:show-details="true"/>
                <table:data-pilot-member table:name="29.9047619047619" table:display="true" table:show-details="true"/>
                <table:data-pilot-member table:name="29.9365079365079" table:display="true" table:show-details="true"/>
                <table:data-pilot-member table:name="29.968253968254" table:display="true" table:show-details="true"/>
                <table:data-pilot-member table:name="30.031746031746" table:display="true" table:show-details="true"/>
                <table:data-pilot-member table:name="30.1269841269841" table:display="true" table:show-details="true"/>
                <table:data-pilot-member table:name="30.1587301587302" table:display="true" table:show-details="true"/>
                <table:data-pilot-member table:name="30.2539682539683" table:display="true" table:show-details="true"/>
                <table:data-pilot-member table:name="30.31746031746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1" table:orientation="data" table:used-hierarchy="0" table:function="sum">
            <table:data-pilot-level table:show-empty="false" calcext:repeat-item-labels="false">
              <table:data-pilot-members>
                <table:data-pilot-member table:name="1.87123009149441" table:display="true" table:show-details="true"/>
                <table:data-pilot-member table:name="1.91324974584886" table:display="true" table:show-details="true"/>
                <table:data-pilot-member table:name="1.93697051846832" table:display="true" table:show-details="true"/>
                <table:data-pilot-member table:name="1.93968146391054" table:display="true" table:show-details="true"/>
                <table:data-pilot-member table:name="1.97560149101999" table:display="true" table:show-details="true"/>
                <table:data-pilot-member table:name="1.97763470010166" table:display="true" table:show-details="true"/>
                <table:data-pilot-member table:name="1.98170111826499" table:display="true" table:show-details="true"/>
                <table:data-pilot-member table:name="1.99525584547611" table:display="true" table:show-details="true"/>
                <table:data-pilot-member table:name="2.02372077261945" table:display="true" table:show-details="true"/>
                <table:data-pilot-member table:name="2.02575398170112" table:display="true" table:show-details="true"/>
                <table:data-pilot-member table:name="2.04947475432057" table:display="true" table:show-details="true"/>
                <table:data-pilot-member table:name="2.08065062690613" table:display="true" table:show-details="true"/>
                <table:data-pilot-member table:name="2.09149440867503" table:display="true" table:show-details="true"/>
                <table:data-pilot-member table:name="2.0948830904778" table:display="true" table:show-details="true"/>
                <table:data-pilot-member table:name="2.1240257539817" table:display="true" table:show-details="true"/>
                <table:data-pilot-member table:name="2.13690274483226" table:display="true" table:show-details="true"/>
                <table:data-pilot-member table:name="2.15859030837004" table:display="true" table:show-details="true"/>
                <table:data-pilot-member table:name="2.20128769908506" table:display="true" table:show-details="true"/>
                <table:data-pilot-member table:name="2.24330735343951" table:display="true" table:show-details="true"/>
                <table:data-pilot-member table:name="2.24348844015218" table:display="true" table:show-details="true"/>
                <table:data-pilot-member table:name="2.26973907150119" table:display="true" table:show-details="true"/>
                <table:data-pilot-member table:name="2.27651643510674" table:display="true" table:show-details="true"/>
                <table:data-pilot-member table:name="2.29413758048119" table:display="true" table:show-details="true"/>
                <table:data-pilot-member table:name="2.3063368349712" table:display="true" table:show-details="true"/>
                <table:data-pilot-member table:name="2.30769230769231" table:display="true" table:show-details="true"/>
                <table:data-pilot-member table:name="2.33245537020779" table:display="true" table:show-details="true"/>
                <table:data-pilot-member table:name="2.35762364647352" table:display="true" table:show-details="true"/>
                <table:data-pilot-member table:name="2.37108574773193" table:display="true" table:show-details="true"/>
                <table:data-pilot-member table:name="2.3886450102429" table:display="true" table:show-details="true"/>
                <table:data-pilot-member table:name="2.40325313453067" table:display="true" table:show-details="true"/>
                <table:data-pilot-member table:name="2.40528634361234" table:display="true" table:show-details="true"/>
                <table:data-pilot-member table:name="2.41138597085734" table:display="true" table:show-details="true"/>
                <table:data-pilot-member table:name="2.43605501902253" table:display="true" table:show-details="true"/>
                <table:data-pilot-member table:name="2.4401521802751" table:display="true" table:show-details="true"/>
                <table:data-pilot-member table:name="2.44483465027802" table:display="true" table:show-details="true"/>
                <table:data-pilot-member table:name="2.44798373432735" table:display="true" table:show-details="true"/>
                <table:data-pilot-member table:name="2.46086072517791" table:display="true" table:show-details="true"/>
                <table:data-pilot-member table:name="2.47712639783124" table:display="true" table:show-details="true"/>
                <table:data-pilot-member table:name="2.47983734327347" table:display="true" table:show-details="true"/>
                <table:data-pilot-member table:name="2.49517120280948" table:display="true" table:show-details="true"/>
                <table:data-pilot-member table:name="2.49926836406204" table:display="true" table:show-details="true"/>
                <table:data-pilot-member table:name="2.52385133157741" table:display="true" table:show-details="true"/>
                <table:data-pilot-member table:name="2.5256072578285" table:display="true" table:show-details="true"/>
                <table:data-pilot-member table:name="2.54199590283875" table:display="true" table:show-details="true"/>
                <table:data-pilot-member table:name="2.56423763535265" table:display="true" table:show-details="true"/>
                <table:data-pilot-member table:name="2.57945566286216" table:display="true" table:show-details="true"/>
                <table:data-pilot-member table:name="2.58823529411765" table:display="true" table:show-details="true"/>
                <table:data-pilot-member table:name="2.58940591161838" table:display="true" table:show-details="true"/>
                <table:data-pilot-member table:name="2.59057652911911" table:display="true" table:show-details="true"/>
                <table:data-pilot-member table:name="2.59291776412057" table:display="true" table:show-details="true"/>
                <table:data-pilot-member table:name="2.60989171788118" table:display="true" table:show-details="true"/>
                <table:data-pilot-member table:name="2.61106233538191" table:display="true" table:show-details="true"/>
                <table:data-pilot-member table:name="2.62452443664033" table:display="true" table:show-details="true"/>
                <table:data-pilot-member table:name="2.62686567164179" table:display="true" table:show-details="true"/>
                <table:data-pilot-member table:name="2.62745098039216" table:display="true" table:show-details="true"/>
                <table:data-pilot-member table:name="2.64910740415569" table:display="true" table:show-details="true"/>
                <table:data-pilot-member table:name="2.65144863915716" table:display="true" table:show-details="true"/>
                <table:data-pilot-member table:name="2.66081357916301" table:display="true" table:show-details="true"/>
                <table:data-pilot-member table:name="2.66666666666667" table:display="true" table:show-details="true"/>
                <table:data-pilot-member table:name="2.67427568042142" table:display="true" table:show-details="true"/>
                <table:data-pilot-member table:name="2.67486098917179" table:display="true" table:show-details="true"/>
                <table:data-pilot-member table:name="2.67544629792215" table:display="true" table:show-details="true"/>
                <table:data-pilot-member table:name="2.67661691542289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935960591133" table:display="true" table:show-details="true"/>
                <table:data-pilot-member table:name="3.7487684729064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80295566502463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4088669950739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9014778325123" table:display="true" table:show-details="true"/>
                <table:data-pilot-member table:name="4.14778325123153" table:display="true" table:show-details="true"/>
                <table:data-pilot-member table:name="4.19733333333333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4" table:display="true" table:show-details="true"/>
                <table:data-pilot-member table:name="4.40886699507389" table:display="true" table:show-details="true"/>
                <table:data-pilot-member table:name="4.416" table:display="true" table:show-details="true"/>
                <table:data-pilot-member table:name="4.42364532019704" table:display="true" table:show-details="true"/>
                <table:data-pilot-member table:name="4.45066666666667" table:display="true" table:show-details="true"/>
                <table:data-pilot-member table:name="4.45320197044335" table:display="true" table:show-details="true"/>
                <table:data-pilot-member table:name="4.46305418719212" table:display="true" table:show-details="true"/>
                <table:data-pilot-member table:name="4.472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" table:display="true" table:show-details="true"/>
                <table:data-pilot-member table:name="4.616" table:display="true" table:show-details="true"/>
                <table:data-pilot-member table:name="4.61866666666667" table:display="true" table:show-details="true"/>
                <table:data-pilot-member table:name="4.73333333333333" table:display="true" table:show-details="true"/>
                <table:data-pilot-member table:name="4.74384236453202" table:display="true" table:show-details="true"/>
                <table:data-pilot-member table:name="4.7487684729064" table:display="true" table:show-details="true"/>
                <table:data-pilot-member table:name="4.78666666666667" table:display="true" table:show-details="true"/>
                <table:data-pilot-member table:name="4.792" table:display="true" table:show-details="true"/>
                <table:data-pilot-member table:name="4.85714285714286" table:display="true" table:show-details="true"/>
                <table:data-pilot-member table:name="4.888" table:display="true" table:show-details="true"/>
                <table:data-pilot-member table:name="4.89162561576355" table:display="true" table:show-details="true"/>
                <table:data-pilot-member table:name="4.89655172413793" table:display="true" table:show-details="true"/>
                <table:data-pilot-member table:name="4.90147783251232" table:display="true" table:show-details="true"/>
                <table:data-pilot-member table:name="4.936" table:display="true" table:show-details="true"/>
                <table:data-pilot-member table:name="4.96533333333333" table:display="true" table:show-details="true"/>
                <table:data-pilot-member table:name="4.96551724137931" table:display="true" table:show-details="true"/>
                <table:data-pilot-member table:name="4.98029556650246" table:display="true" table:show-details="true"/>
                <table:data-pilot-member table:name="5.02133333333333" table:display="true" table:show-details="true"/>
                <table:data-pilot-member table:name="5.02933333333333" table:display="true" table:show-details="true"/>
                <table:data-pilot-member table:name="5.03466666666667" table:display="true" table:show-details="true"/>
                <table:data-pilot-member table:name="5.12266666666667" table:display="true" table:show-details="true"/>
                <table:data-pilot-member table:name="5.13866666666667" table:display="true" table:show-details="true"/>
                <table:data-pilot-member table:name="5.15733333333333" table:display="true" table:show-details="true"/>
                <table:data-pilot-member table:name="5.16533333333333" table:display="true" table:show-details="true"/>
                <table:data-pilot-member table:name="5.18933333333333" table:display="true" table:show-details="true"/>
                <table:data-pilot-member table:name="5.22933333333333" table:display="true" table:show-details="true"/>
                <table:data-pilot-member table:name="5.26495726495727" table:display="true" table:show-details="true"/>
                <table:data-pilot-member table:name="5.29066666666667" table:display="true" table:show-details="true"/>
                <table:data-pilot-member table:name="5.312" table:display="true" table:show-details="true"/>
                <table:data-pilot-member table:name="5.32" table:display="true" table:show-details="true"/>
                <table:data-pilot-member table:name="5.33066666666667" table:display="true" table:show-details="true"/>
                <table:data-pilot-member table:name="5.336" table:display="true" table:show-details="true"/>
                <table:data-pilot-member table:name="5.36" table:display="true" table:show-details="true"/>
                <table:data-pilot-member table:name="5.36266666666667" table:display="true" table:show-details="true"/>
                <table:data-pilot-member table:name="5.376" table:display="true" table:show-details="true"/>
                <table:data-pilot-member table:name="5.384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8034188034188" table:display="true" table:show-details="true"/>
                <table:data-pilot-member table:name="5.8974358974359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4529914529915" table:display="true" table:show-details="true"/>
                <table:data-pilot-member table:name="7.19285714285714" table:display="true" table:show-details="true"/>
                <table:data-pilot-member table:name="7.28205128205128" table:display="true" table:show-details="true"/>
                <table:data-pilot-member table:name="7.40714285714286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7142857142857" table:display="true" table:show-details="true"/>
                <table:data-pilot-member table:name="7.65811965811966" table:display="true" table:show-details="true"/>
                <table:data-pilot-member table:name="7.70714285714286" table:display="true" table:show-details="true"/>
                <table:data-pilot-member table:name="7.77777777777778" table:display="true" table:show-details="true"/>
                <table:data-pilot-member table:name="7.79285714285714" table:display="true" table:show-details="true"/>
                <table:data-pilot-member table:name="7.8" table:display="true" table:show-details="true"/>
                <table:data-pilot-member table:name="7.88034188034188" table:display="true" table:show-details="true"/>
                <table:data-pilot-member table:name="7.93571428571429" table:display="true" table:show-details="true"/>
                <table:data-pilot-member table:name="7.94285714285714" table:display="true" table:show-details="true"/>
                <table:data-pilot-member table:name="7.99285714285714" table:display="true" table:show-details="true"/>
                <table:data-pilot-member table:name="8" table:display="true" table:show-details="true"/>
                <table:data-pilot-member table:name="8.03418803418803" table:display="true" table:show-details="true"/>
                <table:data-pilot-member table:name="8.05" table:display="true" table:show-details="true"/>
                <table:data-pilot-member table:name="8.06837606837607" table:display="true" table:show-details="true"/>
                <table:data-pilot-member table:name="8.1" table:display="true" table:show-details="true"/>
                <table:data-pilot-member table:name="8.10714285714286" table:display="true" table:show-details="true"/>
                <table:data-pilot-member table:name="8.12857142857143" table:display="true" table:show-details="true"/>
                <table:data-pilot-member table:name="8.13571428571429" table:display="true" table:show-details="true"/>
                <table:data-pilot-member table:name="8.17094017094017" table:display="true" table:show-details="true"/>
                <table:data-pilot-member table:name="8.18803418803419" table:display="true" table:show-details="true"/>
                <table:data-pilot-member table:name="8.25" table:display="true" table:show-details="true"/>
                <table:data-pilot-member table:name="8.30714285714286" table:display="true" table:show-details="true"/>
                <table:data-pilot-member table:name="8.32142857142857" table:display="true" table:show-details="true"/>
                <table:data-pilot-member table:name="8.37857142857143" table:display="true" table:show-details="true"/>
                <table:data-pilot-member table:name="8.41428571428572" table:display="true" table:show-details="true"/>
                <table:data-pilot-member table:name="8.45714285714286" table:display="true" table:show-details="true"/>
                <table:data-pilot-member table:name="8.50714285714286" table:display="true" table:show-details="true"/>
                <table:data-pilot-member table:name="8.52142857142857" table:display="true" table:show-details="true"/>
                <table:data-pilot-member table:name="8.52857142857143" table:display="true" table:show-details="true"/>
                <table:data-pilot-member table:name="19.8629032258065" table:display="true" table:show-details="true"/>
                <table:data-pilot-member table:name="20.4596774193548" table:display="true" table:show-details="true"/>
                <table:data-pilot-member table:name="20.5241935483871" table:display="true" table:show-details="true"/>
                <table:data-pilot-member table:name="20.5887096774194" table:display="true" table:show-details="true"/>
                <table:data-pilot-member table:name="20.7741935483871" table:display="true" table:show-details="true"/>
                <table:data-pilot-member table:name="20.7903225806452" table:display="true" table:show-details="true"/>
                <table:data-pilot-member table:name="21.0725806451613" table:display="true" table:show-details="true"/>
                <table:data-pilot-member table:name="21.1612903225806" table:display="true" table:show-details="true"/>
                <table:data-pilot-member table:name="21.1854838709677" table:display="true" table:show-details="true"/>
                <table:data-pilot-member table:name="21.2338709677419" table:display="true" table:show-details="true"/>
                <table:data-pilot-member table:name="21.2741935483871" table:display="true" table:show-details="true"/>
                <table:data-pilot-member table:name="21.5403225806452" table:display="true" table:show-details="true"/>
                <table:data-pilot-member table:name="21.6532258064516" table:display="true" table:show-details="true"/>
                <table:data-pilot-member table:name="22.0322580645161" table:display="true" table:show-details="true"/>
                <table:data-pilot-member table:name="22.0967741935484" table:display="true" table:show-details="true"/>
                <table:data-pilot-member table:name="22.1693548387097" table:display="true" table:show-details="true"/>
                <table:data-pilot-member table:name="22.2661290322581" table:display="true" table:show-details="true"/>
                <table:data-pilot-member table:name="22.6935483870968" table:display="true" table:show-details="true"/>
                <table:data-pilot-member table:name="23.1370967741935" table:display="true" table:show-details="true"/>
                <table:data-pilot-member table:name="24" table:display="true" table:show-details="true"/>
                <table:data-pilot-member table:name="24.0483870967742" table:display="true" table:show-details="true"/>
                <table:data-pilot-member table:name="24.3064516129032" table:display="true" table:show-details="true"/>
                <table:data-pilot-member table:name="24.5322580645161" table:display="true" table:show-details="true"/>
                <table:data-pilot-member table:name="24.6451612903226" table:display="true" table:show-details="true"/>
                <table:data-pilot-member table:name="24.7619047619048" table:display="true" table:show-details="true"/>
                <table:data-pilot-member table:name="24.7661290322581" table:display="true" table:show-details="true"/>
                <table:data-pilot-member table:name="24.8145161290323" table:display="true" table:show-details="true"/>
                <table:data-pilot-member table:name="24.8387096774194" table:display="true" table:show-details="true"/>
                <table:data-pilot-member table:name="25.7460317460317" table:display="true" table:show-details="true"/>
                <table:data-pilot-member table:name="25.7777777777778" table:display="true" table:show-details="true"/>
                <table:data-pilot-member table:name="25.968253968254" table:display="true" table:show-details="true"/>
                <table:data-pilot-member table:name="26.0322580645161" table:display="true" table:show-details="true"/>
                <table:data-pilot-member table:name="26.3492063492063" table:display="true" table:show-details="true"/>
                <table:data-pilot-member table:name="26.4274193548387" table:display="true" table:show-details="true"/>
                <table:data-pilot-member table:name="26.5322580645161" table:display="true" table:show-details="true"/>
                <table:data-pilot-member table:name="26.6984126984127" table:display="true" table:show-details="true"/>
                <table:data-pilot-member table:name="26.7301587301587" table:display="true" table:show-details="true"/>
                <table:data-pilot-member table:name="26.9596774193548" table:display="true" table:show-details="true"/>
                <table:data-pilot-member table:name="26.9838709677419" table:display="true" table:show-details="true"/>
                <table:data-pilot-member table:name="27.0967741935484" table:display="true" table:show-details="true"/>
                <table:data-pilot-member table:name="27.1428571428571" table:display="true" table:show-details="true"/>
                <table:data-pilot-member table:name="27.1532258064516" table:display="true" table:show-details="true"/>
                <table:data-pilot-member table:name="27.1612903225806" table:display="true" table:show-details="true"/>
                <table:data-pilot-member table:name="27.5555555555556" table:display="true" table:show-details="true"/>
                <table:data-pilot-member table:name="27.6825396825397" table:display="true" table:show-details="true"/>
                <table:data-pilot-member table:name="28.1269841269841" table:display="true" table:show-details="true"/>
                <table:data-pilot-member table:name="28.3492063492063" table:display="true" table:show-details="true"/>
                <table:data-pilot-member table:name="28.4761904761905" table:display="true" table:show-details="true"/>
                <table:data-pilot-member table:name="28.7936507936508" table:display="true" table:show-details="true"/>
                <table:data-pilot-member table:name="28.8571428571429" table:display="true" table:show-details="true"/>
                <table:data-pilot-member table:name="29.1428571428571" table:display="true" table:show-details="true"/>
                <table:data-pilot-member table:name="29.2063492063492" table:display="true" table:show-details="true"/>
                <table:data-pilot-member table:name="29.2698412698413" table:display="true" table:show-details="true"/>
                <table:data-pilot-member table:name="29.3015873015873" table:display="true" table:show-details="true"/>
                <table:data-pilot-member table:name="29.3650793650794" table:display="true" table:show-details="true"/>
                <table:data-pilot-member table:name="29.4285714285714" table:display="true" table:show-details="true"/>
                <table:data-pilot-member table:name="29.6507936507937" table:display="true" table:show-details="true"/>
                <table:data-pilot-member table:name="29.8412698412698" table:display="true" table:show-details="true"/>
                <table:data-pilot-member table:name="29.8730158730159" table:display="true" table:show-details="true"/>
                <table:data-pilot-member table:name="29.9365079365079" table:display="true" table:show-details="true"/>
                <table:data-pilot-member table:name="30.1269841269841" table:display="true" table:show-details="true"/>
                <table:data-pilot-member table:name="30.1587301587302" table:display="true" table:show-details="true"/>
                <table:data-pilot-member table:name="30.1904761904762" table:display="true" table:show-details="true"/>
                <table:data-pilot-member table:name="30.2857142857143" table:display="true" table:show-details="true"/>
                <table:data-pilot-member table:name="30.3174603174603" table:display="true" table:show-details="true"/>
                <table:data-pilot-member table:name="30.3492063492063" table:display="true" table:show-details="true"/>
                <table:data-pilot-member table:name="30.38095238095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05" table:orientation="data" table:used-hierarchy="0" table:function="sum">
            <table:data-pilot-level table:show-empty="false" calcext:repeat-item-labels="false">
              <table:data-pilot-members>
                <table:data-pilot-member table:name="1.87123009149441" table:display="true" table:show-details="true"/>
                <table:data-pilot-member table:name="1.91324974584886" table:display="true" table:show-details="true"/>
                <table:data-pilot-member table:name="1.93697051846832" table:display="true" table:show-details="true"/>
                <table:data-pilot-member table:name="1.93968146391054" table:display="true" table:show-details="true"/>
                <table:data-pilot-member table:name="1.97560149101999" table:display="true" table:show-details="true"/>
                <table:data-pilot-member table:name="1.97763470010166" table:display="true" table:show-details="true"/>
                <table:data-pilot-member table:name="1.98170111826499" table:display="true" table:show-details="true"/>
                <table:data-pilot-member table:name="1.99525584547611" table:display="true" table:show-details="true"/>
                <table:data-pilot-member table:name="2.02372077261945" table:display="true" table:show-details="true"/>
                <table:data-pilot-member table:name="2.02575398170112" table:display="true" table:show-details="true"/>
                <table:data-pilot-member table:name="2.04947475432057" table:display="true" table:show-details="true"/>
                <table:data-pilot-member table:name="2.08065062690613" table:display="true" table:show-details="true"/>
                <table:data-pilot-member table:name="2.09149440867503" table:display="true" table:show-details="true"/>
                <table:data-pilot-member table:name="2.0948830904778" table:display="true" table:show-details="true"/>
                <table:data-pilot-member table:name="2.1240257539817" table:display="true" table:show-details="true"/>
                <table:data-pilot-member table:name="2.13690274483226" table:display="true" table:show-details="true"/>
                <table:data-pilot-member table:name="2.15859030837004" table:display="true" table:show-details="true"/>
                <table:data-pilot-member table:name="2.20128769908506" table:display="true" table:show-details="true"/>
                <table:data-pilot-member table:name="2.24330735343951" table:display="true" table:show-details="true"/>
                <table:data-pilot-member table:name="2.24348844015218" table:display="true" table:show-details="true"/>
                <table:data-pilot-member table:name="2.26973907150119" table:display="true" table:show-details="true"/>
                <table:data-pilot-member table:name="2.27651643510674" table:display="true" table:show-details="true"/>
                <table:data-pilot-member table:name="2.29413758048119" table:display="true" table:show-details="true"/>
                <table:data-pilot-member table:name="2.3063368349712" table:display="true" table:show-details="true"/>
                <table:data-pilot-member table:name="2.30769230769231" table:display="true" table:show-details="true"/>
                <table:data-pilot-member table:name="2.33245537020779" table:display="true" table:show-details="true"/>
                <table:data-pilot-member table:name="2.35762364647352" table:display="true" table:show-details="true"/>
                <table:data-pilot-member table:name="2.37108574773193" table:display="true" table:show-details="true"/>
                <table:data-pilot-member table:name="2.3886450102429" table:display="true" table:show-details="true"/>
                <table:data-pilot-member table:name="2.40325313453067" table:display="true" table:show-details="true"/>
                <table:data-pilot-member table:name="2.40528634361234" table:display="true" table:show-details="true"/>
                <table:data-pilot-member table:name="2.41138597085734" table:display="true" table:show-details="true"/>
                <table:data-pilot-member table:name="2.43605501902253" table:display="true" table:show-details="true"/>
                <table:data-pilot-member table:name="2.4401521802751" table:display="true" table:show-details="true"/>
                <table:data-pilot-member table:name="2.44483465027802" table:display="true" table:show-details="true"/>
                <table:data-pilot-member table:name="2.44798373432735" table:display="true" table:show-details="true"/>
                <table:data-pilot-member table:name="2.46086072517791" table:display="true" table:show-details="true"/>
                <table:data-pilot-member table:name="2.47712639783124" table:display="true" table:show-details="true"/>
                <table:data-pilot-member table:name="2.47983734327347" table:display="true" table:show-details="true"/>
                <table:data-pilot-member table:name="2.49517120280948" table:display="true" table:show-details="true"/>
                <table:data-pilot-member table:name="2.49926836406204" table:display="true" table:show-details="true"/>
                <table:data-pilot-member table:name="2.52385133157741" table:display="true" table:show-details="true"/>
                <table:data-pilot-member table:name="2.5256072578285" table:display="true" table:show-details="true"/>
                <table:data-pilot-member table:name="2.54199590283875" table:display="true" table:show-details="true"/>
                <table:data-pilot-member table:name="2.56423763535265" table:display="true" table:show-details="true"/>
                <table:data-pilot-member table:name="2.57945566286216" table:display="true" table:show-details="true"/>
                <table:data-pilot-member table:name="2.58823529411765" table:display="true" table:show-details="true"/>
                <table:data-pilot-member table:name="2.58940591161838" table:display="true" table:show-details="true"/>
                <table:data-pilot-member table:name="2.59057652911911" table:display="true" table:show-details="true"/>
                <table:data-pilot-member table:name="2.59291776412057" table:display="true" table:show-details="true"/>
                <table:data-pilot-member table:name="2.60989171788118" table:display="true" table:show-details="true"/>
                <table:data-pilot-member table:name="2.61106233538191" table:display="true" table:show-details="true"/>
                <table:data-pilot-member table:name="2.62452443664033" table:display="true" table:show-details="true"/>
                <table:data-pilot-member table:name="2.62686567164179" table:display="true" table:show-details="true"/>
                <table:data-pilot-member table:name="2.62745098039216" table:display="true" table:show-details="true"/>
                <table:data-pilot-member table:name="2.64910740415569" table:display="true" table:show-details="true"/>
                <table:data-pilot-member table:name="2.65144863915716" table:display="true" table:show-details="true"/>
                <table:data-pilot-member table:name="2.66081357916301" table:display="true" table:show-details="true"/>
                <table:data-pilot-member table:name="2.66666666666667" table:display="true" table:show-details="true"/>
                <table:data-pilot-member table:name="2.67427568042142" table:display="true" table:show-details="true"/>
                <table:data-pilot-member table:name="2.67486098917179" table:display="true" table:show-details="true"/>
                <table:data-pilot-member table:name="2.67544629792215" table:display="true" table:show-details="true"/>
                <table:data-pilot-member table:name="2.67661691542289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935960591133" table:display="true" table:show-details="true"/>
                <table:data-pilot-member table:name="3.7487684729064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80295566502463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4088669950739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9014778325123" table:display="true" table:show-details="true"/>
                <table:data-pilot-member table:name="4.14778325123153" table:display="true" table:show-details="true"/>
                <table:data-pilot-member table:name="4.19733333333333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4" table:display="true" table:show-details="true"/>
                <table:data-pilot-member table:name="4.40886699507389" table:display="true" table:show-details="true"/>
                <table:data-pilot-member table:name="4.416" table:display="true" table:show-details="true"/>
                <table:data-pilot-member table:name="4.42364532019704" table:display="true" table:show-details="true"/>
                <table:data-pilot-member table:name="4.45066666666667" table:display="true" table:show-details="true"/>
                <table:data-pilot-member table:name="4.45320197044335" table:display="true" table:show-details="true"/>
                <table:data-pilot-member table:name="4.46305418719212" table:display="true" table:show-details="true"/>
                <table:data-pilot-member table:name="4.472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" table:display="true" table:show-details="true"/>
                <table:data-pilot-member table:name="4.616" table:display="true" table:show-details="true"/>
                <table:data-pilot-member table:name="4.61866666666667" table:display="true" table:show-details="true"/>
                <table:data-pilot-member table:name="4.73333333333333" table:display="true" table:show-details="true"/>
                <table:data-pilot-member table:name="4.74384236453202" table:display="true" table:show-details="true"/>
                <table:data-pilot-member table:name="4.7487684729064" table:display="true" table:show-details="true"/>
                <table:data-pilot-member table:name="4.78666666666667" table:display="true" table:show-details="true"/>
                <table:data-pilot-member table:name="4.792" table:display="true" table:show-details="true"/>
                <table:data-pilot-member table:name="4.85714285714286" table:display="true" table:show-details="true"/>
                <table:data-pilot-member table:name="4.888" table:display="true" table:show-details="true"/>
                <table:data-pilot-member table:name="4.89162561576355" table:display="true" table:show-details="true"/>
                <table:data-pilot-member table:name="4.90147783251232" table:display="true" table:show-details="true"/>
                <table:data-pilot-member table:name="4.936" table:display="true" table:show-details="true"/>
                <table:data-pilot-member table:name="4.96533333333333" table:display="true" table:show-details="true"/>
                <table:data-pilot-member table:name="4.97536945812808" table:display="true" table:show-details="true"/>
                <table:data-pilot-member table:name="4.99014778325123" table:display="true" table:show-details="true"/>
                <table:data-pilot-member table:name="5.02133333333333" table:display="true" table:show-details="true"/>
                <table:data-pilot-member table:name="5.02933333333333" table:display="true" table:show-details="true"/>
                <table:data-pilot-member table:name="5.03466666666667" table:display="true" table:show-details="true"/>
                <table:data-pilot-member table:name="5.12266666666667" table:display="true" table:show-details="true"/>
                <table:data-pilot-member table:name="5.13866666666667" table:display="true" table:show-details="true"/>
                <table:data-pilot-member table:name="5.15733333333333" table:display="true" table:show-details="true"/>
                <table:data-pilot-member table:name="5.16533333333333" table:display="true" table:show-details="true"/>
                <table:data-pilot-member table:name="5.18933333333333" table:display="true" table:show-details="true"/>
                <table:data-pilot-member table:name="5.23733333333333" table:display="true" table:show-details="true"/>
                <table:data-pilot-member table:name="5.26495726495727" table:display="true" table:show-details="true"/>
                <table:data-pilot-member table:name="5.29066666666667" table:display="true" table:show-details="true"/>
                <table:data-pilot-member table:name="5.312" table:display="true" table:show-details="true"/>
                <table:data-pilot-member table:name="5.32" table:display="true" table:show-details="true"/>
                <table:data-pilot-member table:name="5.33066666666667" table:display="true" table:show-details="true"/>
                <table:data-pilot-member table:name="5.336" table:display="true" table:show-details="true"/>
                <table:data-pilot-member table:name="5.36" table:display="true" table:show-details="true"/>
                <table:data-pilot-member table:name="5.36533333333333" table:display="true" table:show-details="true"/>
                <table:data-pilot-member table:name="5.376" table:display="true" table:show-details="true"/>
                <table:data-pilot-member table:name="5.384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974358974359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9285714285714" table:display="true" table:show-details="true"/>
                <table:data-pilot-member table:name="7.1965811965812" table:display="true" table:show-details="true"/>
                <table:data-pilot-member table:name="7.28205128205128" table:display="true" table:show-details="true"/>
                <table:data-pilot-member table:name="7.40714285714286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7142857142857" table:display="true" table:show-details="true"/>
                <table:data-pilot-member table:name="7.65811965811966" table:display="true" table:show-details="true"/>
                <table:data-pilot-member table:name="7.70714285714286" table:display="true" table:show-details="true"/>
                <table:data-pilot-member table:name="7.77777777777778" table:display="true" table:show-details="true"/>
                <table:data-pilot-member table:name="7.79285714285714" table:display="true" table:show-details="true"/>
                <table:data-pilot-member table:name="7.8" table:display="true" table:show-details="true"/>
                <table:data-pilot-member table:name="7.88034188034188" table:display="true" table:show-details="true"/>
                <table:data-pilot-member table:name="7.93571428571429" table:display="true" table:show-details="true"/>
                <table:data-pilot-member table:name="7.94285714285714" table:display="true" table:show-details="true"/>
                <table:data-pilot-member table:name="7.99285714285714" table:display="true" table:show-details="true"/>
                <table:data-pilot-member table:name="8" table:display="true" table:show-details="true"/>
                <table:data-pilot-member table:name="8.03418803418803" table:display="true" table:show-details="true"/>
                <table:data-pilot-member table:name="8.05" table:display="true" table:show-details="true"/>
                <table:data-pilot-member table:name="8.06837606837607" table:display="true" table:show-details="true"/>
                <table:data-pilot-member table:name="8.1" table:display="true" table:show-details="true"/>
                <table:data-pilot-member table:name="8.10714285714286" table:display="true" table:show-details="true"/>
                <table:data-pilot-member table:name="8.12857142857143" table:display="true" table:show-details="true"/>
                <table:data-pilot-member table:name="8.13571428571429" table:display="true" table:show-details="true"/>
                <table:data-pilot-member table:name="8.18803418803419" table:display="true" table:show-details="true"/>
                <table:data-pilot-member table:name="8.2051282051282" table:display="true" table:show-details="true"/>
                <table:data-pilot-member table:name="8.25" table:display="true" table:show-details="true"/>
                <table:data-pilot-member table:name="8.25714285714286" table:display="true" table:show-details="true"/>
                <table:data-pilot-member table:name="8.30714285714286" table:display="true" table:show-details="true"/>
                <table:data-pilot-member table:name="8.32142857142857" table:display="true" table:show-details="true"/>
                <table:data-pilot-member table:name="8.37857142857143" table:display="true" table:show-details="true"/>
                <table:data-pilot-member table:name="8.41428571428572" table:display="true" table:show-details="true"/>
                <table:data-pilot-member table:name="8.45714285714286" table:display="true" table:show-details="true"/>
                <table:data-pilot-member table:name="8.46428571428571" table:display="true" table:show-details="true"/>
                <table:data-pilot-member table:name="8.50714285714286" table:display="true" table:show-details="true"/>
                <table:data-pilot-member table:name="8.52142857142857" table:display="true" table:show-details="true"/>
                <table:data-pilot-member table:name="8.52857142857143" table:display="true" table:show-details="true"/>
                <table:data-pilot-member table:name="19.8629032258065" table:display="true" table:show-details="true"/>
                <table:data-pilot-member table:name="20.5" table:display="true" table:show-details="true"/>
                <table:data-pilot-member table:name="20.5241935483871" table:display="true" table:show-details="true"/>
                <table:data-pilot-member table:name="20.5887096774194" table:display="true" table:show-details="true"/>
                <table:data-pilot-member table:name="20.7741935483871" table:display="true" table:show-details="true"/>
                <table:data-pilot-member table:name="20.7903225806452" table:display="true" table:show-details="true"/>
                <table:data-pilot-member table:name="21.0725806451613" table:display="true" table:show-details="true"/>
                <table:data-pilot-member table:name="21.1612903225806" table:display="true" table:show-details="true"/>
                <table:data-pilot-member table:name="21.2258064516129" table:display="true" table:show-details="true"/>
                <table:data-pilot-member table:name="21.2741935483871" table:display="true" table:show-details="true"/>
                <table:data-pilot-member table:name="21.5403225806452" table:display="true" table:show-details="true"/>
                <table:data-pilot-member table:name="21.6532258064516" table:display="true" table:show-details="true"/>
                <table:data-pilot-member table:name="22.0322580645161" table:display="true" table:show-details="true"/>
                <table:data-pilot-member table:name="22.0967741935484" table:display="true" table:show-details="true"/>
                <table:data-pilot-member table:name="22.1693548387097" table:display="true" table:show-details="true"/>
                <table:data-pilot-member table:name="22.2661290322581" table:display="true" table:show-details="true"/>
                <table:data-pilot-member table:name="22.7016129032258" table:display="true" table:show-details="true"/>
                <table:data-pilot-member table:name="23.1370967741935" table:display="true" table:show-details="true"/>
                <table:data-pilot-member table:name="24.008064516129" table:display="true" table:show-details="true"/>
                <table:data-pilot-member table:name="24.0564516129032" table:display="true" table:show-details="true"/>
                <table:data-pilot-member table:name="24.3145161290323" table:display="true" table:show-details="true"/>
                <table:data-pilot-member table:name="24.6451612903226" table:display="true" table:show-details="true"/>
                <table:data-pilot-member table:name="24.6612903225806" table:display="true" table:show-details="true"/>
                <table:data-pilot-member table:name="24.7619047619048" table:display="true" table:show-details="true"/>
                <table:data-pilot-member table:name="24.8064516129032" table:display="true" table:show-details="true"/>
                <table:data-pilot-member table:name="24.8629032258065" table:display="true" table:show-details="true"/>
                <table:data-pilot-member table:name="24.8870967741935" table:display="true" table:show-details="true"/>
                <table:data-pilot-member table:name="25.7460317460317" table:display="true" table:show-details="true"/>
                <table:data-pilot-member table:name="25.7777777777778" table:display="true" table:show-details="true"/>
                <table:data-pilot-member table:name="25.968253968254" table:display="true" table:show-details="true"/>
                <table:data-pilot-member table:name="26.1370967741935" table:display="true" table:show-details="true"/>
                <table:data-pilot-member table:name="26.3492063492063" table:display="true" table:show-details="true"/>
                <table:data-pilot-member table:name="26.5" table:display="true" table:show-details="true"/>
                <table:data-pilot-member table:name="26.5967741935484" table:display="true" table:show-details="true"/>
                <table:data-pilot-member table:name="26.6984126984127" table:display="true" table:show-details="true"/>
                <table:data-pilot-member table:name="26.7301587301587" table:display="true" table:show-details="true"/>
                <table:data-pilot-member table:name="27.0564516129032" table:display="true" table:show-details="true"/>
                <table:data-pilot-member table:name="27.1428571428571" table:display="true" table:show-details="true"/>
                <table:data-pilot-member table:name="27.1612903225806" table:display="true" table:show-details="true"/>
                <table:data-pilot-member table:name="27.1854838709677" table:display="true" table:show-details="true"/>
                <table:data-pilot-member table:name="27.3145161290323" table:display="true" table:show-details="true"/>
                <table:data-pilot-member table:name="27.3306451612903" table:display="true" table:show-details="true"/>
                <table:data-pilot-member table:name="27.5555555555556" table:display="true" table:show-details="true"/>
                <table:data-pilot-member table:name="27.6825396825397" table:display="true" table:show-details="true"/>
                <table:data-pilot-member table:name="28.3492063492063" table:display="true" table:show-details="true"/>
                <table:data-pilot-member table:name="28.4126984126984" table:display="true" table:show-details="true"/>
                <table:data-pilot-member table:name="28.4761904761905" table:display="true" table:show-details="true"/>
                <table:data-pilot-member table:name="28.9206349206349" table:display="true" table:show-details="true"/>
                <table:data-pilot-member table:name="29.0793650793651" table:display="true" table:show-details="true"/>
                <table:data-pilot-member table:name="29.2698412698413" table:display="true" table:show-details="true"/>
                <table:data-pilot-member table:name="29.3650793650794" table:display="true" table:show-details="true"/>
                <table:data-pilot-member table:name="29.4285714285714" table:display="true" table:show-details="true"/>
                <table:data-pilot-member table:name="29.4603174603175" table:display="true" table:show-details="true"/>
                <table:data-pilot-member table:name="29.5238095238095" table:display="true" table:show-details="true"/>
                <table:data-pilot-member table:name="29.6825396825397" table:display="true" table:show-details="true"/>
                <table:data-pilot-member table:name="29.7777777777778" table:display="true" table:show-details="true"/>
                <table:data-pilot-member table:name="29.9047619047619" table:display="true" table:show-details="true"/>
                <table:data-pilot-member table:name="30" table:display="true" table:show-details="true"/>
                <table:data-pilot-member table:name="30.2857142857143" table:display="true" table:show-details="true"/>
                <table:data-pilot-member table:name="30.3174603174603" table:display="true" table:show-details="true"/>
                <table:data-pilot-member table:name="30.4126984126984" table:display="true" table:show-details="true"/>
                <table:data-pilot-member table:name="30.4444444444444" table:display="true" table:show-details="true"/>
                <table:data-pilot-member table:name="30.4761904761905" table:display="true" table:show-details="true"/>
                <table:data-pilot-member table:name="30.5079365079365" table:display="true" table:show-details="true"/>
                <table:data-pilot-member table:name="30.53968253968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1" table:orientation="data" table:used-hierarchy="0" table:function="sum">
            <table:data-pilot-level table:show-empty="false" calcext:repeat-item-labels="false">
              <table:data-pilot-members>
                <table:data-pilot-member table:name="1.87123009149441" table:display="true" table:show-details="true"/>
                <table:data-pilot-member table:name="1.91324974584886" table:display="true" table:show-details="true"/>
                <table:data-pilot-member table:name="1.93697051846832" table:display="true" table:show-details="true"/>
                <table:data-pilot-member table:name="1.93968146391054" table:display="true" table:show-details="true"/>
                <table:data-pilot-member table:name="1.97560149101999" table:display="true" table:show-details="true"/>
                <table:data-pilot-member table:name="1.97763470010166" table:display="true" table:show-details="true"/>
                <table:data-pilot-member table:name="1.98170111826499" table:display="true" table:show-details="true"/>
                <table:data-pilot-member table:name="1.99525584547611" table:display="true" table:show-details="true"/>
                <table:data-pilot-member table:name="2.02372077261945" table:display="true" table:show-details="true"/>
                <table:data-pilot-member table:name="2.02575398170112" table:display="true" table:show-details="true"/>
                <table:data-pilot-member table:name="2.04947475432057" table:display="true" table:show-details="true"/>
                <table:data-pilot-member table:name="2.08065062690613" table:display="true" table:show-details="true"/>
                <table:data-pilot-member table:name="2.09149440867503" table:display="true" table:show-details="true"/>
                <table:data-pilot-member table:name="2.0948830904778" table:display="true" table:show-details="true"/>
                <table:data-pilot-member table:name="2.1240257539817" table:display="true" table:show-details="true"/>
                <table:data-pilot-member table:name="2.13690274483226" table:display="true" table:show-details="true"/>
                <table:data-pilot-member table:name="2.15859030837004" table:display="true" table:show-details="true"/>
                <table:data-pilot-member table:name="2.20128769908506" table:display="true" table:show-details="true"/>
                <table:data-pilot-member table:name="2.24330735343951" table:display="true" table:show-details="true"/>
                <table:data-pilot-member table:name="2.24348844015218" table:display="true" table:show-details="true"/>
                <table:data-pilot-member table:name="2.26973907150119" table:display="true" table:show-details="true"/>
                <table:data-pilot-member table:name="2.27651643510674" table:display="true" table:show-details="true"/>
                <table:data-pilot-member table:name="2.29413758048119" table:display="true" table:show-details="true"/>
                <table:data-pilot-member table:name="2.3063368349712" table:display="true" table:show-details="true"/>
                <table:data-pilot-member table:name="2.30769230769231" table:display="true" table:show-details="true"/>
                <table:data-pilot-member table:name="2.33245537020779" table:display="true" table:show-details="true"/>
                <table:data-pilot-member table:name="2.35762364647352" table:display="true" table:show-details="true"/>
                <table:data-pilot-member table:name="2.37108574773193" table:display="true" table:show-details="true"/>
                <table:data-pilot-member table:name="2.3886450102429" table:display="true" table:show-details="true"/>
                <table:data-pilot-member table:name="2.40325313453067" table:display="true" table:show-details="true"/>
                <table:data-pilot-member table:name="2.40528634361234" table:display="true" table:show-details="true"/>
                <table:data-pilot-member table:name="2.41138597085734" table:display="true" table:show-details="true"/>
                <table:data-pilot-member table:name="2.43605501902253" table:display="true" table:show-details="true"/>
                <table:data-pilot-member table:name="2.4401521802751" table:display="true" table:show-details="true"/>
                <table:data-pilot-member table:name="2.44483465027802" table:display="true" table:show-details="true"/>
                <table:data-pilot-member table:name="2.44798373432735" table:display="true" table:show-details="true"/>
                <table:data-pilot-member table:name="2.46086072517791" table:display="true" table:show-details="true"/>
                <table:data-pilot-member table:name="2.47712639783124" table:display="true" table:show-details="true"/>
                <table:data-pilot-member table:name="2.47983734327347" table:display="true" table:show-details="true"/>
                <table:data-pilot-member table:name="2.49517120280948" table:display="true" table:show-details="true"/>
                <table:data-pilot-member table:name="2.49926836406204" table:display="true" table:show-details="true"/>
                <table:data-pilot-member table:name="2.52385133157741" table:display="true" table:show-details="true"/>
                <table:data-pilot-member table:name="2.5256072578285" table:display="true" table:show-details="true"/>
                <table:data-pilot-member table:name="2.54199590283875" table:display="true" table:show-details="true"/>
                <table:data-pilot-member table:name="2.56423763535265" table:display="true" table:show-details="true"/>
                <table:data-pilot-member table:name="2.57945566286216" table:display="true" table:show-details="true"/>
                <table:data-pilot-member table:name="2.58823529411765" table:display="true" table:show-details="true"/>
                <table:data-pilot-member table:name="2.58940591161838" table:display="true" table:show-details="true"/>
                <table:data-pilot-member table:name="2.59057652911911" table:display="true" table:show-details="true"/>
                <table:data-pilot-member table:name="2.59291776412057" table:display="true" table:show-details="true"/>
                <table:data-pilot-member table:name="2.60989171788118" table:display="true" table:show-details="true"/>
                <table:data-pilot-member table:name="2.61106233538191" table:display="true" table:show-details="true"/>
                <table:data-pilot-member table:name="2.62452443664033" table:display="true" table:show-details="true"/>
                <table:data-pilot-member table:name="2.62686567164179" table:display="true" table:show-details="true"/>
                <table:data-pilot-member table:name="2.62745098039216" table:display="true" table:show-details="true"/>
                <table:data-pilot-member table:name="2.64910740415569" table:display="true" table:show-details="true"/>
                <table:data-pilot-member table:name="2.65144863915716" table:display="true" table:show-details="true"/>
                <table:data-pilot-member table:name="2.66081357916301" table:display="true" table:show-details="true"/>
                <table:data-pilot-member table:name="2.66666666666667" table:display="true" table:show-details="true"/>
                <table:data-pilot-member table:name="2.67427568042142" table:display="true" table:show-details="true"/>
                <table:data-pilot-member table:name="2.67486098917179" table:display="true" table:show-details="true"/>
                <table:data-pilot-member table:name="2.67544629792215" table:display="true" table:show-details="true"/>
                <table:data-pilot-member table:name="2.67661691542289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935960591133" table:display="true" table:show-details="true"/>
                <table:data-pilot-member table:name="3.7487684729064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80295566502463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4088669950739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9014778325123" table:display="true" table:show-details="true"/>
                <table:data-pilot-member table:name="4.14778325123153" table:display="true" table:show-details="true"/>
                <table:data-pilot-member table:name="4.19733333333333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4" table:display="true" table:show-details="true"/>
                <table:data-pilot-member table:name="4.40886699507389" table:display="true" table:show-details="true"/>
                <table:data-pilot-member table:name="4.416" table:display="true" table:show-details="true"/>
                <table:data-pilot-member table:name="4.42364532019704" table:display="true" table:show-details="true"/>
                <table:data-pilot-member table:name="4.45066666666667" table:display="true" table:show-details="true"/>
                <table:data-pilot-member table:name="4.45320197044335" table:display="true" table:show-details="true"/>
                <table:data-pilot-member table:name="4.46305418719212" table:display="true" table:show-details="true"/>
                <table:data-pilot-member table:name="4.472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" table:display="true" table:show-details="true"/>
                <table:data-pilot-member table:name="4.616" table:display="true" table:show-details="true"/>
                <table:data-pilot-member table:name="4.61866666666667" table:display="true" table:show-details="true"/>
                <table:data-pilot-member table:name="4.73333333333333" table:display="true" table:show-details="true"/>
                <table:data-pilot-member table:name="4.74384236453202" table:display="true" table:show-details="true"/>
                <table:data-pilot-member table:name="4.7487684729064" table:display="true" table:show-details="true"/>
                <table:data-pilot-member table:name="4.78666666666667" table:display="true" table:show-details="true"/>
                <table:data-pilot-member table:name="4.792" table:display="true" table:show-details="true"/>
                <table:data-pilot-member table:name="4.85714285714286" table:display="true" table:show-details="true"/>
                <table:data-pilot-member table:name="4.888" table:display="true" table:show-details="true"/>
                <table:data-pilot-member table:name="4.89162561576355" table:display="true" table:show-details="true"/>
                <table:data-pilot-member table:name="4.90147783251232" table:display="true" table:show-details="true"/>
                <table:data-pilot-member table:name="4.936" table:display="true" table:show-details="true"/>
                <table:data-pilot-member table:name="4.96533333333333" table:display="true" table:show-details="true"/>
                <table:data-pilot-member table:name="4.97536945812808" table:display="true" table:show-details="true"/>
                <table:data-pilot-member table:name="4.99014778325123" table:display="true" table:show-details="true"/>
                <table:data-pilot-member table:name="5.02133333333333" table:display="true" table:show-details="true"/>
                <table:data-pilot-member table:name="5.02933333333333" table:display="true" table:show-details="true"/>
                <table:data-pilot-member table:name="5.03466666666667" table:display="true" table:show-details="true"/>
                <table:data-pilot-member table:name="5.12266666666667" table:display="true" table:show-details="true"/>
                <table:data-pilot-member table:name="5.13866666666667" table:display="true" table:show-details="true"/>
                <table:data-pilot-member table:name="5.15733333333333" table:display="true" table:show-details="true"/>
                <table:data-pilot-member table:name="5.16533333333333" table:display="true" table:show-details="true"/>
                <table:data-pilot-member table:name="5.18933333333333" table:display="true" table:show-details="true"/>
                <table:data-pilot-member table:name="5.23733333333333" table:display="true" table:show-details="true"/>
                <table:data-pilot-member table:name="5.26495726495727" table:display="true" table:show-details="true"/>
                <table:data-pilot-member table:name="5.29066666666667" table:display="true" table:show-details="true"/>
                <table:data-pilot-member table:name="5.312" table:display="true" table:show-details="true"/>
                <table:data-pilot-member table:name="5.32" table:display="true" table:show-details="true"/>
                <table:data-pilot-member table:name="5.33066666666667" table:display="true" table:show-details="true"/>
                <table:data-pilot-member table:name="5.336" table:display="true" table:show-details="true"/>
                <table:data-pilot-member table:name="5.36" table:display="true" table:show-details="true"/>
                <table:data-pilot-member table:name="5.36533333333333" table:display="true" table:show-details="true"/>
                <table:data-pilot-member table:name="5.376" table:display="true" table:show-details="true"/>
                <table:data-pilot-member table:name="5.384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974358974359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9285714285714" table:display="true" table:show-details="true"/>
                <table:data-pilot-member table:name="7.1965811965812" table:display="true" table:show-details="true"/>
                <table:data-pilot-member table:name="7.28205128205128" table:display="true" table:show-details="true"/>
                <table:data-pilot-member table:name="7.40714285714286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7142857142857" table:display="true" table:show-details="true"/>
                <table:data-pilot-member table:name="7.70714285714286" table:display="true" table:show-details="true"/>
                <table:data-pilot-member table:name="7.70940170940171" table:display="true" table:show-details="true"/>
                <table:data-pilot-member table:name="7.77777777777778" table:display="true" table:show-details="true"/>
                <table:data-pilot-member table:name="7.79285714285714" table:display="true" table:show-details="true"/>
                <table:data-pilot-member table:name="7.8" table:display="true" table:show-details="true"/>
                <table:data-pilot-member table:name="7.88034188034188" table:display="true" table:show-details="true"/>
                <table:data-pilot-member table:name="7.93571428571429" table:display="true" table:show-details="true"/>
                <table:data-pilot-member table:name="7.94285714285714" table:display="true" table:show-details="true"/>
                <table:data-pilot-member table:name="7.99285714285714" table:display="true" table:show-details="true"/>
                <table:data-pilot-member table:name="8" table:display="true" table:show-details="true"/>
                <table:data-pilot-member table:name="8.03418803418803" table:display="true" table:show-details="true"/>
                <table:data-pilot-member table:name="8.05" table:display="true" table:show-details="true"/>
                <table:data-pilot-member table:name="8.06837606837607" table:display="true" table:show-details="true"/>
                <table:data-pilot-member table:name="8.1" table:display="true" table:show-details="true"/>
                <table:data-pilot-member table:name="8.10714285714286" table:display="true" table:show-details="true"/>
                <table:data-pilot-member table:name="8.12857142857143" table:display="true" table:show-details="true"/>
                <table:data-pilot-member table:name="8.13571428571429" table:display="true" table:show-details="true"/>
                <table:data-pilot-member table:name="8.18803418803419" table:display="true" table:show-details="true"/>
                <table:data-pilot-member table:name="8.2051282051282" table:display="true" table:show-details="true"/>
                <table:data-pilot-member table:name="8.25" table:display="true" table:show-details="true"/>
                <table:data-pilot-member table:name="8.25714285714286" table:display="true" table:show-details="true"/>
                <table:data-pilot-member table:name="8.30714285714286" table:display="true" table:show-details="true"/>
                <table:data-pilot-member table:name="8.32142857142857" table:display="true" table:show-details="true"/>
                <table:data-pilot-member table:name="8.37857142857143" table:display="true" table:show-details="true"/>
                <table:data-pilot-member table:name="8.41428571428572" table:display="true" table:show-details="true"/>
                <table:data-pilot-member table:name="8.45714285714286" table:display="true" table:show-details="true"/>
                <table:data-pilot-member table:name="8.46428571428571" table:display="true" table:show-details="true"/>
                <table:data-pilot-member table:name="8.50714285714286" table:display="true" table:show-details="true"/>
                <table:data-pilot-member table:name="8.52142857142857" table:display="true" table:show-details="true"/>
                <table:data-pilot-member table:name="8.52857142857143" table:display="true" table:show-details="true"/>
                <table:data-pilot-member table:name="19.8629032258065" table:display="true" table:show-details="true"/>
                <table:data-pilot-member table:name="20.508064516129" table:display="true" table:show-details="true"/>
                <table:data-pilot-member table:name="20.5241935483871" table:display="true" table:show-details="true"/>
                <table:data-pilot-member table:name="20.5887096774194" table:display="true" table:show-details="true"/>
                <table:data-pilot-member table:name="20.7741935483871" table:display="true" table:show-details="true"/>
                <table:data-pilot-member table:name="20.7903225806452" table:display="true" table:show-details="true"/>
                <table:data-pilot-member table:name="21.0725806451613" table:display="true" table:show-details="true"/>
                <table:data-pilot-member table:name="21.1612903225806" table:display="true" table:show-details="true"/>
                <table:data-pilot-member table:name="21.2338709677419" table:display="true" table:show-details="true"/>
                <table:data-pilot-member table:name="21.2741935483871" table:display="true" table:show-details="true"/>
                <table:data-pilot-member table:name="21.2822580645161" table:display="true" table:show-details="true"/>
                <table:data-pilot-member table:name="21.5403225806452" table:display="true" table:show-details="true"/>
                <table:data-pilot-member table:name="21.6532258064516" table:display="true" table:show-details="true"/>
                <table:data-pilot-member table:name="22.0322580645161" table:display="true" table:show-details="true"/>
                <table:data-pilot-member table:name="22.0967741935484" table:display="true" table:show-details="true"/>
                <table:data-pilot-member table:name="22.1693548387097" table:display="true" table:show-details="true"/>
                <table:data-pilot-member table:name="22.2661290322581" table:display="true" table:show-details="true"/>
                <table:data-pilot-member table:name="22.7016129032258" table:display="true" table:show-details="true"/>
                <table:data-pilot-member table:name="23.1370967741935" table:display="true" table:show-details="true"/>
                <table:data-pilot-member table:name="24.008064516129" table:display="true" table:show-details="true"/>
                <table:data-pilot-member table:name="24.0564516129032" table:display="true" table:show-details="true"/>
                <table:data-pilot-member table:name="24.3145161290323" table:display="true" table:show-details="true"/>
                <table:data-pilot-member table:name="24.6612903225806" table:display="true" table:show-details="true"/>
                <table:data-pilot-member table:name="24.6774193548387" table:display="true" table:show-details="true"/>
                <table:data-pilot-member table:name="24.7619047619048" table:display="true" table:show-details="true"/>
                <table:data-pilot-member table:name="24.8225806451613" table:display="true" table:show-details="true"/>
                <table:data-pilot-member table:name="24.8629032258065" table:display="true" table:show-details="true"/>
                <table:data-pilot-member table:name="24.8951612903226" table:display="true" table:show-details="true"/>
                <table:data-pilot-member table:name="25.7460317460317" table:display="true" table:show-details="true"/>
                <table:data-pilot-member table:name="25.7777777777778" table:display="true" table:show-details="true"/>
                <table:data-pilot-member table:name="25.968253968254" table:display="true" table:show-details="true"/>
                <table:data-pilot-member table:name="26.1451612903226" table:display="true" table:show-details="true"/>
                <table:data-pilot-member table:name="26.3492063492063" table:display="true" table:show-details="true"/>
                <table:data-pilot-member table:name="26.508064516129" table:display="true" table:show-details="true"/>
                <table:data-pilot-member table:name="26.5967741935484" table:display="true" table:show-details="true"/>
                <table:data-pilot-member table:name="26.6984126984127" table:display="true" table:show-details="true"/>
                <table:data-pilot-member table:name="26.7301587301587" table:display="true" table:show-details="true"/>
                <table:data-pilot-member table:name="27.0645161290323" table:display="true" table:show-details="true"/>
                <table:data-pilot-member table:name="27.1428571428571" table:display="true" table:show-details="true"/>
                <table:data-pilot-member table:name="27.1935483870968" table:display="true" table:show-details="true"/>
                <table:data-pilot-member table:name="27.2016129032258" table:display="true" table:show-details="true"/>
                <table:data-pilot-member table:name="27.3225806451613" table:display="true" table:show-details="true"/>
                <table:data-pilot-member table:name="27.4193548387097" table:display="true" table:show-details="true"/>
                <table:data-pilot-member table:name="27.5555555555556" table:display="true" table:show-details="true"/>
                <table:data-pilot-member table:name="27.6825396825397" table:display="true" table:show-details="true"/>
                <table:data-pilot-member table:name="28.3492063492063" table:display="true" table:show-details="true"/>
                <table:data-pilot-member table:name="28.4444444444444" table:display="true" table:show-details="true"/>
                <table:data-pilot-member table:name="28.4761904761905" table:display="true" table:show-details="true"/>
                <table:data-pilot-member table:name="28.9206349206349" table:display="true" table:show-details="true"/>
                <table:data-pilot-member table:name="29.1111111111111" table:display="true" table:show-details="true"/>
                <table:data-pilot-member table:name="29.3015873015873" table:display="true" table:show-details="true"/>
                <table:data-pilot-member table:name="29.3650793650794" table:display="true" table:show-details="true"/>
                <table:data-pilot-member table:name="29.4285714285714" table:display="true" table:show-details="true"/>
                <table:data-pilot-member table:name="29.4603174603175" table:display="true" table:show-details="true"/>
                <table:data-pilot-member table:name="29.5555555555556" table:display="true" table:show-details="true"/>
                <table:data-pilot-member table:name="29.6825396825397" table:display="true" table:show-details="true"/>
                <table:data-pilot-member table:name="29.8730158730159" table:display="true" table:show-details="true"/>
                <table:data-pilot-member table:name="29.9047619047619" table:display="true" table:show-details="true"/>
                <table:data-pilot-member table:name="30" table:display="true" table:show-details="true"/>
                <table:data-pilot-member table:name="30.3174603174603" table:display="true" table:show-details="true"/>
                <table:data-pilot-member table:name="30.3492063492063" table:display="true" table:show-details="true"/>
                <table:data-pilot-member table:name="30.4126984126984" table:display="true" table:show-details="true"/>
                <table:data-pilot-member table:name="30.4444444444444" table:display="true" table:show-details="true"/>
                <table:data-pilot-member table:name="30.4761904761905" table:display="true" table:show-details="true"/>
                <table:data-pilot-member table:name="30.5079365079365" table:display="true" table:show-details="true"/>
                <table:data-pilot-member table:name="30.53968253968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0.5" table:orientation="data" table:used-hierarchy="0" table:function="sum">
            <table:data-pilot-level table:show-empty="false" calcext:repeat-item-labels="false">
              <table:data-pilot-members>
                <table:data-pilot-member table:name="1.87123009149441" table:display="true" table:show-details="true"/>
                <table:data-pilot-member table:name="1.91324974584886" table:display="true" table:show-details="true"/>
                <table:data-pilot-member table:name="1.93697051846832" table:display="true" table:show-details="true"/>
                <table:data-pilot-member table:name="1.93968146391054" table:display="true" table:show-details="true"/>
                <table:data-pilot-member table:name="1.97560149101999" table:display="true" table:show-details="true"/>
                <table:data-pilot-member table:name="1.97763470010166" table:display="true" table:show-details="true"/>
                <table:data-pilot-member table:name="1.98170111826499" table:display="true" table:show-details="true"/>
                <table:data-pilot-member table:name="1.99525584547611" table:display="true" table:show-details="true"/>
                <table:data-pilot-member table:name="2.02372077261945" table:display="true" table:show-details="true"/>
                <table:data-pilot-member table:name="2.02575398170112" table:display="true" table:show-details="true"/>
                <table:data-pilot-member table:name="2.04947475432057" table:display="true" table:show-details="true"/>
                <table:data-pilot-member table:name="2.08065062690613" table:display="true" table:show-details="true"/>
                <table:data-pilot-member table:name="2.09149440867503" table:display="true" table:show-details="true"/>
                <table:data-pilot-member table:name="2.0948830904778" table:display="true" table:show-details="true"/>
                <table:data-pilot-member table:name="2.1240257539817" table:display="true" table:show-details="true"/>
                <table:data-pilot-member table:name="2.13690274483226" table:display="true" table:show-details="true"/>
                <table:data-pilot-member table:name="2.15859030837004" table:display="true" table:show-details="true"/>
                <table:data-pilot-member table:name="2.20128769908506" table:display="true" table:show-details="true"/>
                <table:data-pilot-member table:name="2.24330735343951" table:display="true" table:show-details="true"/>
                <table:data-pilot-member table:name="2.24348844015218" table:display="true" table:show-details="true"/>
                <table:data-pilot-member table:name="2.26973907150119" table:display="true" table:show-details="true"/>
                <table:data-pilot-member table:name="2.27651643510674" table:display="true" table:show-details="true"/>
                <table:data-pilot-member table:name="2.29413758048119" table:display="true" table:show-details="true"/>
                <table:data-pilot-member table:name="2.3063368349712" table:display="true" table:show-details="true"/>
                <table:data-pilot-member table:name="2.30769230769231" table:display="true" table:show-details="true"/>
                <table:data-pilot-member table:name="2.33245537020779" table:display="true" table:show-details="true"/>
                <table:data-pilot-member table:name="2.35762364647352" table:display="true" table:show-details="true"/>
                <table:data-pilot-member table:name="2.37108574773193" table:display="true" table:show-details="true"/>
                <table:data-pilot-member table:name="2.3886450102429" table:display="true" table:show-details="true"/>
                <table:data-pilot-member table:name="2.40325313453067" table:display="true" table:show-details="true"/>
                <table:data-pilot-member table:name="2.40528634361234" table:display="true" table:show-details="true"/>
                <table:data-pilot-member table:name="2.41138597085734" table:display="true" table:show-details="true"/>
                <table:data-pilot-member table:name="2.43605501902253" table:display="true" table:show-details="true"/>
                <table:data-pilot-member table:name="2.4401521802751" table:display="true" table:show-details="true"/>
                <table:data-pilot-member table:name="2.44483465027802" table:display="true" table:show-details="true"/>
                <table:data-pilot-member table:name="2.44798373432735" table:display="true" table:show-details="true"/>
                <table:data-pilot-member table:name="2.46086072517791" table:display="true" table:show-details="true"/>
                <table:data-pilot-member table:name="2.47712639783124" table:display="true" table:show-details="true"/>
                <table:data-pilot-member table:name="2.47983734327347" table:display="true" table:show-details="true"/>
                <table:data-pilot-member table:name="2.49517120280948" table:display="true" table:show-details="true"/>
                <table:data-pilot-member table:name="2.49926836406204" table:display="true" table:show-details="true"/>
                <table:data-pilot-member table:name="2.52385133157741" table:display="true" table:show-details="true"/>
                <table:data-pilot-member table:name="2.5256072578285" table:display="true" table:show-details="true"/>
                <table:data-pilot-member table:name="2.54199590283875" table:display="true" table:show-details="true"/>
                <table:data-pilot-member table:name="2.56423763535265" table:display="true" table:show-details="true"/>
                <table:data-pilot-member table:name="2.57945566286216" table:display="true" table:show-details="true"/>
                <table:data-pilot-member table:name="2.58823529411765" table:display="true" table:show-details="true"/>
                <table:data-pilot-member table:name="2.58940591161838" table:display="true" table:show-details="true"/>
                <table:data-pilot-member table:name="2.59057652911911" table:display="true" table:show-details="true"/>
                <table:data-pilot-member table:name="2.59291776412057" table:display="true" table:show-details="true"/>
                <table:data-pilot-member table:name="2.60989171788118" table:display="true" table:show-details="true"/>
                <table:data-pilot-member table:name="2.61106233538191" table:display="true" table:show-details="true"/>
                <table:data-pilot-member table:name="2.62452443664033" table:display="true" table:show-details="true"/>
                <table:data-pilot-member table:name="2.62686567164179" table:display="true" table:show-details="true"/>
                <table:data-pilot-member table:name="2.62745098039216" table:display="true" table:show-details="true"/>
                <table:data-pilot-member table:name="2.64910740415569" table:display="true" table:show-details="true"/>
                <table:data-pilot-member table:name="2.65144863915716" table:display="true" table:show-details="true"/>
                <table:data-pilot-member table:name="2.66081357916301" table:display="true" table:show-details="true"/>
                <table:data-pilot-member table:name="2.66666666666667" table:display="true" table:show-details="true"/>
                <table:data-pilot-member table:name="2.67427568042142" table:display="true" table:show-details="true"/>
                <table:data-pilot-member table:name="2.67486098917179" table:display="true" table:show-details="true"/>
                <table:data-pilot-member table:name="2.67544629792215" table:display="true" table:show-details="true"/>
                <table:data-pilot-member table:name="2.67661691542289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935960591133" table:display="true" table:show-details="true"/>
                <table:data-pilot-member table:name="3.7487684729064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80295566502463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4088669950739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9014778325123" table:display="true" table:show-details="true"/>
                <table:data-pilot-member table:name="4.14778325123153" table:display="true" table:show-details="true"/>
                <table:data-pilot-member table:name="4.19733333333333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4" table:display="true" table:show-details="true"/>
                <table:data-pilot-member table:name="4.40886699507389" table:display="true" table:show-details="true"/>
                <table:data-pilot-member table:name="4.416" table:display="true" table:show-details="true"/>
                <table:data-pilot-member table:name="4.42364532019704" table:display="true" table:show-details="true"/>
                <table:data-pilot-member table:name="4.45066666666667" table:display="true" table:show-details="true"/>
                <table:data-pilot-member table:name="4.45320197044335" table:display="true" table:show-details="true"/>
                <table:data-pilot-member table:name="4.46305418719212" table:display="true" table:show-details="true"/>
                <table:data-pilot-member table:name="4.472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" table:display="true" table:show-details="true"/>
                <table:data-pilot-member table:name="4.616" table:display="true" table:show-details="true"/>
                <table:data-pilot-member table:name="4.61866666666667" table:display="true" table:show-details="true"/>
                <table:data-pilot-member table:name="4.73333333333333" table:display="true" table:show-details="true"/>
                <table:data-pilot-member table:name="4.74384236453202" table:display="true" table:show-details="true"/>
                <table:data-pilot-member table:name="4.7487684729064" table:display="true" table:show-details="true"/>
                <table:data-pilot-member table:name="4.78666666666667" table:display="true" table:show-details="true"/>
                <table:data-pilot-member table:name="4.792" table:display="true" table:show-details="true"/>
                <table:data-pilot-member table:name="4.85714285714286" table:display="true" table:show-details="true"/>
                <table:data-pilot-member table:name="4.888" table:display="true" table:show-details="true"/>
                <table:data-pilot-member table:name="4.89162561576355" table:display="true" table:show-details="true"/>
                <table:data-pilot-member table:name="4.90147783251232" table:display="true" table:show-details="true"/>
                <table:data-pilot-member table:name="4.936" table:display="true" table:show-details="true"/>
                <table:data-pilot-member table:name="4.96533333333333" table:display="true" table:show-details="true"/>
                <table:data-pilot-member table:name="4.97536945812808" table:display="true" table:show-details="true"/>
                <table:data-pilot-member table:name="4.99014778325123" table:display="true" table:show-details="true"/>
                <table:data-pilot-member table:name="5.02133333333333" table:display="true" table:show-details="true"/>
                <table:data-pilot-member table:name="5.02933333333333" table:display="true" table:show-details="true"/>
                <table:data-pilot-member table:name="5.03466666666667" table:display="true" table:show-details="true"/>
                <table:data-pilot-member table:name="5.12266666666667" table:display="true" table:show-details="true"/>
                <table:data-pilot-member table:name="5.13866666666667" table:display="true" table:show-details="true"/>
                <table:data-pilot-member table:name="5.15733333333333" table:display="true" table:show-details="true"/>
                <table:data-pilot-member table:name="5.16533333333333" table:display="true" table:show-details="true"/>
                <table:data-pilot-member table:name="5.18933333333333" table:display="true" table:show-details="true"/>
                <table:data-pilot-member table:name="5.24" table:display="true" table:show-details="true"/>
                <table:data-pilot-member table:name="5.26495726495727" table:display="true" table:show-details="true"/>
                <table:data-pilot-member table:name="5.29066666666667" table:display="true" table:show-details="true"/>
                <table:data-pilot-member table:name="5.312" table:display="true" table:show-details="true"/>
                <table:data-pilot-member table:name="5.32" table:display="true" table:show-details="true"/>
                <table:data-pilot-member table:name="5.33066666666667" table:display="true" table:show-details="true"/>
                <table:data-pilot-member table:name="5.336" table:display="true" table:show-details="true"/>
                <table:data-pilot-member table:name="5.36" table:display="true" table:show-details="true"/>
                <table:data-pilot-member table:name="5.36533333333333" table:display="true" table:show-details="true"/>
                <table:data-pilot-member table:name="5.376" table:display="true" table:show-details="true"/>
                <table:data-pilot-member table:name="5.384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974358974359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9285714285714" table:display="true" table:show-details="true"/>
                <table:data-pilot-member table:name="7.1965811965812" table:display="true" table:show-details="true"/>
                <table:data-pilot-member table:name="7.28205128205128" table:display="true" table:show-details="true"/>
                <table:data-pilot-member table:name="7.40714285714286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7142857142857" table:display="true" table:show-details="true"/>
                <table:data-pilot-member table:name="7.70714285714286" table:display="true" table:show-details="true"/>
                <table:data-pilot-member table:name="7.70940170940171" table:display="true" table:show-details="true"/>
                <table:data-pilot-member table:name="7.77777777777778" table:display="true" table:show-details="true"/>
                <table:data-pilot-member table:name="7.79285714285714" table:display="true" table:show-details="true"/>
                <table:data-pilot-member table:name="7.8" table:display="true" table:show-details="true"/>
                <table:data-pilot-member table:name="7.88034188034188" table:display="true" table:show-details="true"/>
                <table:data-pilot-member table:name="7.93571428571429" table:display="true" table:show-details="true"/>
                <table:data-pilot-member table:name="7.94285714285714" table:display="true" table:show-details="true"/>
                <table:data-pilot-member table:name="7.99285714285714" table:display="true" table:show-details="true"/>
                <table:data-pilot-member table:name="8" table:display="true" table:show-details="true"/>
                <table:data-pilot-member table:name="8.03418803418803" table:display="true" table:show-details="true"/>
                <table:data-pilot-member table:name="8.05" table:display="true" table:show-details="true"/>
                <table:data-pilot-member table:name="8.06837606837607" table:display="true" table:show-details="true"/>
                <table:data-pilot-member table:name="8.1" table:display="true" table:show-details="true"/>
                <table:data-pilot-member table:name="8.10714285714286" table:display="true" table:show-details="true"/>
                <table:data-pilot-member table:name="8.12857142857143" table:display="true" table:show-details="true"/>
                <table:data-pilot-member table:name="8.13571428571429" table:display="true" table:show-details="true"/>
                <table:data-pilot-member table:name="8.18803418803419" table:display="true" table:show-details="true"/>
                <table:data-pilot-member table:name="8.2051282051282" table:display="true" table:show-details="true"/>
                <table:data-pilot-member table:name="8.25" table:display="true" table:show-details="true"/>
                <table:data-pilot-member table:name="8.25714285714286" table:display="true" table:show-details="true"/>
                <table:data-pilot-member table:name="8.30714285714286" table:display="true" table:show-details="true"/>
                <table:data-pilot-member table:name="8.32142857142857" table:display="true" table:show-details="true"/>
                <table:data-pilot-member table:name="8.37857142857143" table:display="true" table:show-details="true"/>
                <table:data-pilot-member table:name="8.41428571428572" table:display="true" table:show-details="true"/>
                <table:data-pilot-member table:name="8.45714285714286" table:display="true" table:show-details="true"/>
                <table:data-pilot-member table:name="8.46428571428571" table:display="true" table:show-details="true"/>
                <table:data-pilot-member table:name="8.50714285714286" table:display="true" table:show-details="true"/>
                <table:data-pilot-member table:name="8.52142857142857" table:display="true" table:show-details="true"/>
                <table:data-pilot-member table:name="8.52857142857143" table:display="true" table:show-details="true"/>
                <table:data-pilot-member table:name="19.8629032258065" table:display="true" table:show-details="true"/>
                <table:data-pilot-member table:name="20.5241935483871" table:display="true" table:show-details="true"/>
                <table:data-pilot-member table:name="20.7741935483871" table:display="true" table:show-details="true"/>
                <table:data-pilot-member table:name="21.0725806451613" table:display="true" table:show-details="true"/>
                <table:data-pilot-member table:name="21.25" table:display="true" table:show-details="true"/>
                <table:data-pilot-member table:name="21.2903225806452" table:display="true" table:show-details="true"/>
                <table:data-pilot-member table:name="21.5403225806452" table:display="true" table:show-details="true"/>
                <table:data-pilot-member table:name="22.0322580645161" table:display="true" table:show-details="true"/>
                <table:data-pilot-member table:name="22.1693548387097" table:display="true" table:show-details="true"/>
                <table:data-pilot-member table:name="22.7016129032258" table:display="true" table:show-details="true"/>
                <table:data-pilot-member table:name="23.1370967741935" table:display="true" table:show-details="true"/>
                <table:data-pilot-member table:name="24.0241935483871" table:display="true" table:show-details="true"/>
                <table:data-pilot-member table:name="24.0564516129032" table:display="true" table:show-details="true"/>
                <table:data-pilot-member table:name="24.3145161290323" table:display="true" table:show-details="true"/>
                <table:data-pilot-member table:name="24.6612903225806" table:display="true" table:show-details="true"/>
                <table:data-pilot-member table:name="24.7619047619048" table:display="true" table:show-details="true"/>
                <table:data-pilot-member table:name="25.7460317460317" table:display="true" table:show-details="true"/>
                <table:data-pilot-member table:name="25.7777777777778" table:display="true" table:show-details="true"/>
                <table:data-pilot-member table:name="25.968253968254" table:display="true" table:show-details="true"/>
                <table:data-pilot-member table:name="26.2016129032258" table:display="true" table:show-details="true"/>
                <table:data-pilot-member table:name="26.3492063492063" table:display="true" table:show-details="true"/>
                <table:data-pilot-member table:name="26.5241935483871" table:display="true" table:show-details="true"/>
                <table:data-pilot-member table:name="26.6984126984127" table:display="true" table:show-details="true"/>
                <table:data-pilot-member table:name="26.7301587301587" table:display="true" table:show-details="true"/>
                <table:data-pilot-member table:name="27.5555555555556" table:display="true" table:show-details="true"/>
                <table:data-pilot-member table:name="27.6825396825397" table:display="true" table:show-details="true"/>
                <table:data-pilot-member table:name="28.3492063492063" table:display="true" table:show-details="true"/>
                <table:data-pilot-member table:name="28.4761904761905" table:display="true" table:show-details="true"/>
                <table:data-pilot-member table:name="28.9206349206349" table:display="true" table:show-details="true"/>
                <table:data-pilot-member table:name="29.1428571428571" table:display="true" table:show-details="true"/>
                <table:data-pilot-member table:name="29.3015873015873" table:display="true" table:show-details="true"/>
                <table:data-pilot-member table:name="29.3650793650794" table:display="true" table:show-details="true"/>
                <table:data-pilot-member table:name="29.4603174603175" table:display="true" table:show-details="true"/>
                <table:data-pilot-member table:name="29.4920634920635" table:display="true" table:show-details="true"/>
                <table:data-pilot-member table:name="29.5555555555556" table:display="true" table:show-details="true"/>
                <table:data-pilot-member table:name="29.6825396825397" table:display="true" table:show-details="true"/>
                <table:data-pilot-member table:name="29.9047619047619" table:display="true" table:show-details="true"/>
                <table:data-pilot-member table:name="29.9365079365079" table:display="true" table:show-details="true"/>
                <table:data-pilot-member table:name="30" table:display="true" table:show-details="true"/>
                <table:data-pilot-member table:name="30.3174603174603" table:display="true" table:show-details="true"/>
                <table:data-pilot-member table:name="30.3809523809524" table:display="true" table:show-details="true"/>
                <table:data-pilot-member table:name="30.4444444444444" table:display="true" table:show-details="true"/>
                <table:data-pilot-member table:name="30.4761904761905" table:display="true" table:show-details="true"/>
                <table:data-pilot-member table:name="30.5079365079365" table:display="true" table:show-details="true"/>
                <table:data-pilot-member table:name="30.53968253968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" table:orientation="data" table:used-hierarchy="0" table:function="sum">
            <table:data-pilot-level table:show-empty="false" calcext:repeat-item-labels="false">
              <table:data-pilot-members>
                <table:data-pilot-member table:name="1.87123009149441" table:display="true" table:show-details="true"/>
                <table:data-pilot-member table:name="1.91324974584886" table:display="true" table:show-details="true"/>
                <table:data-pilot-member table:name="1.93697051846832" table:display="true" table:show-details="true"/>
                <table:data-pilot-member table:name="1.93968146391054" table:display="true" table:show-details="true"/>
                <table:data-pilot-member table:name="1.97560149101999" table:display="true" table:show-details="true"/>
                <table:data-pilot-member table:name="1.97763470010166" table:display="true" table:show-details="true"/>
                <table:data-pilot-member table:name="1.98170111826499" table:display="true" table:show-details="true"/>
                <table:data-pilot-member table:name="1.99525584547611" table:display="true" table:show-details="true"/>
                <table:data-pilot-member table:name="2.02372077261945" table:display="true" table:show-details="true"/>
                <table:data-pilot-member table:name="2.02575398170112" table:display="true" table:show-details="true"/>
                <table:data-pilot-member table:name="2.04947475432057" table:display="true" table:show-details="true"/>
                <table:data-pilot-member table:name="2.08065062690613" table:display="true" table:show-details="true"/>
                <table:data-pilot-member table:name="2.09149440867503" table:display="true" table:show-details="true"/>
                <table:data-pilot-member table:name="2.0948830904778" table:display="true" table:show-details="true"/>
                <table:data-pilot-member table:name="2.1240257539817" table:display="true" table:show-details="true"/>
                <table:data-pilot-member table:name="2.13690274483226" table:display="true" table:show-details="true"/>
                <table:data-pilot-member table:name="2.15859030837004" table:display="true" table:show-details="true"/>
                <table:data-pilot-member table:name="2.20128769908506" table:display="true" table:show-details="true"/>
                <table:data-pilot-member table:name="2.24330735343951" table:display="true" table:show-details="true"/>
                <table:data-pilot-member table:name="2.24348844015218" table:display="true" table:show-details="true"/>
                <table:data-pilot-member table:name="2.26973907150119" table:display="true" table:show-details="true"/>
                <table:data-pilot-member table:name="2.27651643510674" table:display="true" table:show-details="true"/>
                <table:data-pilot-member table:name="2.29413758048119" table:display="true" table:show-details="true"/>
                <table:data-pilot-member table:name="2.3063368349712" table:display="true" table:show-details="true"/>
                <table:data-pilot-member table:name="2.30769230769231" table:display="true" table:show-details="true"/>
                <table:data-pilot-member table:name="2.33245537020779" table:display="true" table:show-details="true"/>
                <table:data-pilot-member table:name="2.35762364647352" table:display="true" table:show-details="true"/>
                <table:data-pilot-member table:name="2.37108574773193" table:display="true" table:show-details="true"/>
                <table:data-pilot-member table:name="2.3886450102429" table:display="true" table:show-details="true"/>
                <table:data-pilot-member table:name="2.40325313453067" table:display="true" table:show-details="true"/>
                <table:data-pilot-member table:name="2.40528634361234" table:display="true" table:show-details="true"/>
                <table:data-pilot-member table:name="2.41138597085734" table:display="true" table:show-details="true"/>
                <table:data-pilot-member table:name="2.43605501902253" table:display="true" table:show-details="true"/>
                <table:data-pilot-member table:name="2.4401521802751" table:display="true" table:show-details="true"/>
                <table:data-pilot-member table:name="2.44483465027802" table:display="true" table:show-details="true"/>
                <table:data-pilot-member table:name="2.44798373432735" table:display="true" table:show-details="true"/>
                <table:data-pilot-member table:name="2.46086072517791" table:display="true" table:show-details="true"/>
                <table:data-pilot-member table:name="2.47712639783124" table:display="true" table:show-details="true"/>
                <table:data-pilot-member table:name="2.47983734327347" table:display="true" table:show-details="true"/>
                <table:data-pilot-member table:name="2.49517120280948" table:display="true" table:show-details="true"/>
                <table:data-pilot-member table:name="2.49926836406204" table:display="true" table:show-details="true"/>
                <table:data-pilot-member table:name="2.52385133157741" table:display="true" table:show-details="true"/>
                <table:data-pilot-member table:name="2.5256072578285" table:display="true" table:show-details="true"/>
                <table:data-pilot-member table:name="2.54199590283875" table:display="true" table:show-details="true"/>
                <table:data-pilot-member table:name="2.56423763535265" table:display="true" table:show-details="true"/>
                <table:data-pilot-member table:name="2.57945566286216" table:display="true" table:show-details="true"/>
                <table:data-pilot-member table:name="2.58823529411765" table:display="true" table:show-details="true"/>
                <table:data-pilot-member table:name="2.58940591161838" table:display="true" table:show-details="true"/>
                <table:data-pilot-member table:name="2.59057652911911" table:display="true" table:show-details="true"/>
                <table:data-pilot-member table:name="2.59291776412057" table:display="true" table:show-details="true"/>
                <table:data-pilot-member table:name="2.60989171788118" table:display="true" table:show-details="true"/>
                <table:data-pilot-member table:name="2.61106233538191" table:display="true" table:show-details="true"/>
                <table:data-pilot-member table:name="2.62452443664033" table:display="true" table:show-details="true"/>
                <table:data-pilot-member table:name="2.62686567164179" table:display="true" table:show-details="true"/>
                <table:data-pilot-member table:name="2.62745098039216" table:display="true" table:show-details="true"/>
                <table:data-pilot-member table:name="2.64910740415569" table:display="true" table:show-details="true"/>
                <table:data-pilot-member table:name="2.65144863915716" table:display="true" table:show-details="true"/>
                <table:data-pilot-member table:name="2.66081357916301" table:display="true" table:show-details="true"/>
                <table:data-pilot-member table:name="2.66666666666667" table:display="true" table:show-details="true"/>
                <table:data-pilot-member table:name="2.67427568042142" table:display="true" table:show-details="true"/>
                <table:data-pilot-member table:name="2.67486098917179" table:display="true" table:show-details="true"/>
                <table:data-pilot-member table:name="2.67544629792215" table:display="true" table:show-details="true"/>
                <table:data-pilot-member table:name="2.67661691542289" table:display="true" table:show-details="true"/>
                <table:data-pilot-member table:name="3.62068965517241" table:display="true" table:show-details="true"/>
                <table:data-pilot-member table:name="3.64532019704434" table:display="true" table:show-details="true"/>
                <table:data-pilot-member table:name="3.70935960591133" table:display="true" table:show-details="true"/>
                <table:data-pilot-member table:name="3.7487684729064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80295566502463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4088669950739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3.99014778325123" table:display="true" table:show-details="true"/>
                <table:data-pilot-member table:name="4.14778325123153" table:display="true" table:show-details="true"/>
                <table:data-pilot-member table:name="4.19733333333333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4" table:display="true" table:show-details="true"/>
                <table:data-pilot-member table:name="4.40886699507389" table:display="true" table:show-details="true"/>
                <table:data-pilot-member table:name="4.416" table:display="true" table:show-details="true"/>
                <table:data-pilot-member table:name="4.42364532019704" table:display="true" table:show-details="true"/>
                <table:data-pilot-member table:name="4.45066666666667" table:display="true" table:show-details="true"/>
                <table:data-pilot-member table:name="4.45320197044335" table:display="true" table:show-details="true"/>
                <table:data-pilot-member table:name="4.46305418719212" table:display="true" table:show-details="true"/>
                <table:data-pilot-member table:name="4.472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" table:display="true" table:show-details="true"/>
                <table:data-pilot-member table:name="4.616" table:display="true" table:show-details="true"/>
                <table:data-pilot-member table:name="4.61866666666667" table:display="true" table:show-details="true"/>
                <table:data-pilot-member table:name="4.73333333333333" table:display="true" table:show-details="true"/>
                <table:data-pilot-member table:name="4.74384236453202" table:display="true" table:show-details="true"/>
                <table:data-pilot-member table:name="4.7487684729064" table:display="true" table:show-details="true"/>
                <table:data-pilot-member table:name="4.78666666666667" table:display="true" table:show-details="true"/>
                <table:data-pilot-member table:name="4.792" table:display="true" table:show-details="true"/>
                <table:data-pilot-member table:name="4.85714285714286" table:display="true" table:show-details="true"/>
                <table:data-pilot-member table:name="4.888" table:display="true" table:show-details="true"/>
                <table:data-pilot-member table:name="4.89162561576355" table:display="true" table:show-details="true"/>
                <table:data-pilot-member table:name="4.90147783251232" table:display="true" table:show-details="true"/>
                <table:data-pilot-member table:name="4.936" table:display="true" table:show-details="true"/>
                <table:data-pilot-member table:name="4.96533333333333" table:display="true" table:show-details="true"/>
                <table:data-pilot-member table:name="4.97536945812808" table:display="true" table:show-details="true"/>
                <table:data-pilot-member table:name="4.99014778325123" table:display="true" table:show-details="true"/>
                <table:data-pilot-member table:name="5.02133333333333" table:display="true" table:show-details="true"/>
                <table:data-pilot-member table:name="5.02933333333333" table:display="true" table:show-details="true"/>
                <table:data-pilot-member table:name="5.03466666666667" table:display="true" table:show-details="true"/>
                <table:data-pilot-member table:name="5.12266666666667" table:display="true" table:show-details="true"/>
                <table:data-pilot-member table:name="5.13866666666667" table:display="true" table:show-details="true"/>
                <table:data-pilot-member table:name="5.15733333333333" table:display="true" table:show-details="true"/>
                <table:data-pilot-member table:name="5.16533333333333" table:display="true" table:show-details="true"/>
                <table:data-pilot-member table:name="5.18933333333333" table:display="true" table:show-details="true"/>
                <table:data-pilot-member table:name="5.24" table:display="true" table:show-details="true"/>
                <table:data-pilot-member table:name="5.26495726495727" table:display="true" table:show-details="true"/>
                <table:data-pilot-member table:name="5.29066666666667" table:display="true" table:show-details="true"/>
                <table:data-pilot-member table:name="5.312" table:display="true" table:show-details="true"/>
                <table:data-pilot-member table:name="5.32" table:display="true" table:show-details="true"/>
                <table:data-pilot-member table:name="5.33066666666667" table:display="true" table:show-details="true"/>
                <table:data-pilot-member table:name="5.336" table:display="true" table:show-details="true"/>
                <table:data-pilot-member table:name="5.36" table:display="true" table:show-details="true"/>
                <table:data-pilot-member table:name="5.36533333333333" table:display="true" table:show-details="true"/>
                <table:data-pilot-member table:name="5.376" table:display="true" table:show-details="true"/>
                <table:data-pilot-member table:name="5.384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974358974359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9285714285714" table:display="true" table:show-details="true"/>
                <table:data-pilot-member table:name="7.1965811965812" table:display="true" table:show-details="true"/>
                <table:data-pilot-member table:name="7.28205128205128" table:display="true" table:show-details="true"/>
                <table:data-pilot-member table:name="7.40714285714286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7142857142857" table:display="true" table:show-details="true"/>
                <table:data-pilot-member table:name="7.70714285714286" table:display="true" table:show-details="true"/>
                <table:data-pilot-member table:name="7.70940170940171" table:display="true" table:show-details="true"/>
                <table:data-pilot-member table:name="7.77777777777778" table:display="true" table:show-details="true"/>
                <table:data-pilot-member table:name="7.79285714285714" table:display="true" table:show-details="true"/>
                <table:data-pilot-member table:name="7.8" table:display="true" table:show-details="true"/>
                <table:data-pilot-member table:name="7.88034188034188" table:display="true" table:show-details="true"/>
                <table:data-pilot-member table:name="7.93571428571429" table:display="true" table:show-details="true"/>
                <table:data-pilot-member table:name="7.94285714285714" table:display="true" table:show-details="true"/>
                <table:data-pilot-member table:name="7.99285714285714" table:display="true" table:show-details="true"/>
                <table:data-pilot-member table:name="8" table:display="true" table:show-details="true"/>
                <table:data-pilot-member table:name="8.03418803418803" table:display="true" table:show-details="true"/>
                <table:data-pilot-member table:name="8.05" table:display="true" table:show-details="true"/>
                <table:data-pilot-member table:name="8.06837606837607" table:display="true" table:show-details="true"/>
                <table:data-pilot-member table:name="8.1" table:display="true" table:show-details="true"/>
                <table:data-pilot-member table:name="8.10714285714286" table:display="true" table:show-details="true"/>
                <table:data-pilot-member table:name="8.12857142857143" table:display="true" table:show-details="true"/>
                <table:data-pilot-member table:name="8.13571428571429" table:display="true" table:show-details="true"/>
                <table:data-pilot-member table:name="8.18803418803419" table:display="true" table:show-details="true"/>
                <table:data-pilot-member table:name="8.2051282051282" table:display="true" table:show-details="true"/>
                <table:data-pilot-member table:name="8.25" table:display="true" table:show-details="true"/>
                <table:data-pilot-member table:name="8.25714285714286" table:display="true" table:show-details="true"/>
                <table:data-pilot-member table:name="8.30714285714286" table:display="true" table:show-details="true"/>
                <table:data-pilot-member table:name="8.32142857142857" table:display="true" table:show-details="true"/>
                <table:data-pilot-member table:name="8.37857142857143" table:display="true" table:show-details="true"/>
                <table:data-pilot-member table:name="8.41428571428572" table:display="true" table:show-details="true"/>
                <table:data-pilot-member table:name="8.45714285714286" table:display="true" table:show-details="true"/>
                <table:data-pilot-member table:name="8.46428571428571" table:display="true" table:show-details="true"/>
                <table:data-pilot-member table:name="8.50714285714286" table:display="true" table:show-details="true"/>
                <table:data-pilot-member table:name="8.52142857142857" table:display="true" table:show-details="true"/>
                <table:data-pilot-member table:name="8.52857142857143" table:display="true" table:show-details="true"/>
                <table:data-pilot-member table:name="24.7619047619048" table:display="true" table:show-details="true"/>
                <table:data-pilot-member table:name="25.7460317460317" table:display="true" table:show-details="true"/>
                <table:data-pilot-member table:name="26.7301587301587" table:display="true" table:show-details="true"/>
                <table:data-pilot-member table:name="28.3492063492063" table:display="true" table:show-details="true"/>
                <table:data-pilot-member table:name="28.4761904761905" table:display="true" table:show-details="true"/>
                <table:data-pilot-member table:name="28.9206349206349" table:display="true" table:show-details="true"/>
                <table:data-pilot-member table:name="29.1428571428571" table:display="true" table:show-details="true"/>
                <table:data-pilot-member table:name="29.3650793650794" table:display="true" table:show-details="true"/>
                <table:data-pilot-member table:name="29.4603174603175" table:display="true" table:show-details="true"/>
                <table:data-pilot-member table:name="29.492063492063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" table:orientation="data" table:used-hierarchy="0" table:function="sum">
            <table:data-pilot-level table:show-empty="false" calcext:repeat-item-labels="false">
              <table:data-pilot-members>
                <table:data-pilot-member table:name="1.87123009149441" table:display="true" table:show-details="true"/>
                <table:data-pilot-member table:name="1.91324974584886" table:display="true" table:show-details="true"/>
                <table:data-pilot-member table:name="1.93697051846832" table:display="true" table:show-details="true"/>
                <table:data-pilot-member table:name="1.93968146391054" table:display="true" table:show-details="true"/>
                <table:data-pilot-member table:name="1.97560149101999" table:display="true" table:show-details="true"/>
                <table:data-pilot-member table:name="1.97763470010166" table:display="true" table:show-details="true"/>
                <table:data-pilot-member table:name="2.02372077261945" table:display="true" table:show-details="true"/>
                <table:data-pilot-member table:name="2.04947475432057" table:display="true" table:show-details="true"/>
                <table:data-pilot-member table:name="2.08065062690613" table:display="true" table:show-details="true"/>
                <table:data-pilot-member table:name="2.09149440867503" table:display="true" table:show-details="true"/>
                <table:data-pilot-member table:name="2.0948830904778" table:display="true" table:show-details="true"/>
                <table:data-pilot-member table:name="2.15859030837004" table:display="true" table:show-details="true"/>
                <table:data-pilot-member table:name="2.20128769908506" table:display="true" table:show-details="true"/>
                <table:data-pilot-member table:name="2.24330735343951" table:display="true" table:show-details="true"/>
                <table:data-pilot-member table:name="2.24348844015218" table:display="true" table:show-details="true"/>
                <table:data-pilot-member table:name="2.26973907150119" table:display="true" table:show-details="true"/>
                <table:data-pilot-member table:name="2.27651643510674" table:display="true" table:show-details="true"/>
                <table:data-pilot-member table:name="2.3063368349712" table:display="true" table:show-details="true"/>
                <table:data-pilot-member table:name="2.30769230769231" table:display="true" table:show-details="true"/>
                <table:data-pilot-member table:name="2.33245537020779" table:display="true" table:show-details="true"/>
                <table:data-pilot-member table:name="2.35762364647352" table:display="true" table:show-details="true"/>
                <table:data-pilot-member table:name="2.40528634361234" table:display="true" table:show-details="true"/>
                <table:data-pilot-member table:name="2.41138597085734" table:display="true" table:show-details="true"/>
                <table:data-pilot-member table:name="2.4401521802751" table:display="true" table:show-details="true"/>
                <table:data-pilot-member table:name="2.44483465027802" table:display="true" table:show-details="true"/>
                <table:data-pilot-member table:name="2.49517120280948" table:display="true" table:show-details="true"/>
                <table:data-pilot-member table:name="2.5256072578285" table:display="true" table:show-details="true"/>
                <table:data-pilot-member table:name="2.54199590283875" table:display="true" table:show-details="true"/>
                <table:data-pilot-member table:name="2.58823529411765" table:display="true" table:show-details="true"/>
                <table:data-pilot-member table:name="2.58940591161838" table:display="true" table:show-details="true"/>
                <table:data-pilot-member table:name="2.59291776412057" table:display="true" table:show-details="true"/>
                <table:data-pilot-member table:name="3.62068965517241" table:display="true" table:show-details="true"/>
                <table:data-pilot-member table:name="3.70935960591133" table:display="true" table:show-details="true"/>
                <table:data-pilot-member table:name="3.76354679802956" table:display="true" table:show-details="true"/>
                <table:data-pilot-member table:name="3.76847290640394" table:display="true" table:show-details="true"/>
                <table:data-pilot-member table:name="3.80295566502463" table:display="true" table:show-details="true"/>
                <table:data-pilot-member table:name="3.8423645320197" table:display="true" table:show-details="true"/>
                <table:data-pilot-member table:name="3.86206896551724" table:display="true" table:show-details="true"/>
                <table:data-pilot-member table:name="3.90147783251232" table:display="true" table:show-details="true"/>
                <table:data-pilot-member table:name="3.9064039408867" table:display="true" table:show-details="true"/>
                <table:data-pilot-member table:name="3.92118226600985" table:display="true" table:show-details="true"/>
                <table:data-pilot-member table:name="3.95566502463054" table:display="true" table:show-details="true"/>
                <table:data-pilot-member table:name="3.97536945812808" table:display="true" table:show-details="true"/>
                <table:data-pilot-member table:name="4.14778325123153" table:display="true" table:show-details="true"/>
                <table:data-pilot-member table:name="4.19733333333333" table:display="true" table:show-details="true"/>
                <table:data-pilot-member table:name="4.26108374384237" table:display="true" table:show-details="true"/>
                <table:data-pilot-member table:name="4.36453201970443" table:display="true" table:show-details="true"/>
                <table:data-pilot-member table:name="4.4" table:display="true" table:show-details="true"/>
                <table:data-pilot-member table:name="4.416" table:display="true" table:show-details="true"/>
                <table:data-pilot-member table:name="4.42364532019704" table:display="true" table:show-details="true"/>
                <table:data-pilot-member table:name="4.45066666666667" table:display="true" table:show-details="true"/>
                <table:data-pilot-member table:name="4.45320197044335" table:display="true" table:show-details="true"/>
                <table:data-pilot-member table:name="4.472" table:display="true" table:show-details="true"/>
                <table:data-pilot-member table:name="4.5615763546798" table:display="true" table:show-details="true"/>
                <table:data-pilot-member table:name="4.57635467980296" table:display="true" table:show-details="true"/>
                <table:data-pilot-member table:name="4.59113300492611" table:display="true" table:show-details="true"/>
                <table:data-pilot-member table:name="4.6" table:display="true" table:show-details="true"/>
                <table:data-pilot-member table:name="4.616" table:display="true" table:show-details="true"/>
                <table:data-pilot-member table:name="4.61866666666667" table:display="true" table:show-details="true"/>
                <table:data-pilot-member table:name="4.73333333333333" table:display="true" table:show-details="true"/>
                <table:data-pilot-member table:name="4.74384236453202" table:display="true" table:show-details="true"/>
                <table:data-pilot-member table:name="4.78666666666667" table:display="true" table:show-details="true"/>
                <table:data-pilot-member table:name="4.792" table:display="true" table:show-details="true"/>
                <table:data-pilot-member table:name="4.888" table:display="true" table:show-details="true"/>
                <table:data-pilot-member table:name="4.90147783251232" table:display="true" table:show-details="true"/>
                <table:data-pilot-member table:name="4.936" table:display="true" table:show-details="true"/>
                <table:data-pilot-member table:name="4.96533333333333" table:display="true" table:show-details="true"/>
                <table:data-pilot-member table:name="5.02133333333333" table:display="true" table:show-details="true"/>
                <table:data-pilot-member table:name="5.12266666666667" table:display="true" table:show-details="true"/>
                <table:data-pilot-member table:name="5.13866666666667" table:display="true" table:show-details="true"/>
                <table:data-pilot-member table:name="5.15733333333333" table:display="true" table:show-details="true"/>
                <table:data-pilot-member table:name="5.16533333333333" table:display="true" table:show-details="true"/>
                <table:data-pilot-member table:name="5.18933333333333" table:display="true" table:show-details="true"/>
                <table:data-pilot-member table:name="5.24" table:display="true" table:show-details="true"/>
                <table:data-pilot-member table:name="5.26495726495727" table:display="true" table:show-details="true"/>
                <table:data-pilot-member table:name="5.312" table:display="true" table:show-details="true"/>
                <table:data-pilot-member table:name="5.32" table:display="true" table:show-details="true"/>
                <table:data-pilot-member table:name="5.336" table:display="true" table:show-details="true"/>
                <table:data-pilot-member table:name="5.36" table:display="true" table:show-details="true"/>
                <table:data-pilot-member table:name="5.384" table:display="true" table:show-details="true"/>
                <table:data-pilot-member table:name="5.4017094017094" table:display="true" table:show-details="true"/>
                <table:data-pilot-member table:name="5.43589743589744" table:display="true" table:show-details="true"/>
                <table:data-pilot-member table:name="5.52136752136752" table:display="true" table:show-details="true"/>
                <table:data-pilot-member table:name="5.55555555555556" table:display="true" table:show-details="true"/>
                <table:data-pilot-member table:name="5.67521367521368" table:display="true" table:show-details="true"/>
                <table:data-pilot-member table:name="5.69230769230769" table:display="true" table:show-details="true"/>
                <table:data-pilot-member table:name="5.72649572649573" table:display="true" table:show-details="true"/>
                <table:data-pilot-member table:name="5.82905982905983" table:display="true" table:show-details="true"/>
                <table:data-pilot-member table:name="5.84615384615385" table:display="true" table:show-details="true"/>
                <table:data-pilot-member table:name="5.8974358974359" table:display="true" table:show-details="true"/>
                <table:data-pilot-member table:name="5.94871794871795" table:display="true" table:show-details="true"/>
                <table:data-pilot-member table:name="5.98290598290598" table:display="true" table:show-details="true"/>
                <table:data-pilot-member table:name="6.03418803418803" table:display="true" table:show-details="true"/>
                <table:data-pilot-member table:name="6.1025641025641" table:display="true" table:show-details="true"/>
                <table:data-pilot-member table:name="6.17094017094017" table:display="true" table:show-details="true"/>
                <table:data-pilot-member table:name="6.22222222222222" table:display="true" table:show-details="true"/>
                <table:data-pilot-member table:name="6.42735042735043" table:display="true" table:show-details="true"/>
                <table:data-pilot-member table:name="6.68376068376068" table:display="true" table:show-details="true"/>
                <table:data-pilot-member table:name="6.71794871794872" table:display="true" table:show-details="true"/>
                <table:data-pilot-member table:name="6.73571428571429" table:display="true" table:show-details="true"/>
                <table:data-pilot-member table:name="6.85470085470085" table:display="true" table:show-details="true"/>
                <table:data-pilot-member table:name="6.99145299145299" table:display="true" table:show-details="true"/>
                <table:data-pilot-member table:name="7.04285714285714" table:display="true" table:show-details="true"/>
                <table:data-pilot-member table:name="7.09401709401709" table:display="true" table:show-details="true"/>
                <table:data-pilot-member table:name="7.1" table:display="true" table:show-details="true"/>
                <table:data-pilot-member table:name="7.12857142857143" table:display="true" table:show-details="true"/>
                <table:data-pilot-member table:name="7.19285714285714" table:display="true" table:show-details="true"/>
                <table:data-pilot-member table:name="7.1965811965812" table:display="true" table:show-details="true"/>
                <table:data-pilot-member table:name="7.28205128205128" table:display="true" table:show-details="true"/>
                <table:data-pilot-member table:name="7.40714285714286" table:display="true" table:show-details="true"/>
                <table:data-pilot-member table:name="7.42857142857143" table:display="true" table:show-details="true"/>
                <table:data-pilot-member table:name="7.52142857142857" table:display="true" table:show-details="true"/>
                <table:data-pilot-member table:name="7.57142857142857" table:display="true" table:show-details="true"/>
                <table:data-pilot-member table:name="7.70714285714286" table:display="true" table:show-details="true"/>
                <table:data-pilot-member table:name="7.70940170940171" table:display="true" table:show-details="true"/>
                <table:data-pilot-member table:name="7.77777777777778" table:display="true" table:show-details="true"/>
                <table:data-pilot-member table:name="7.79285714285714" table:display="true" table:show-details="true"/>
                <table:data-pilot-member table:name="7.8" table:display="true" table:show-details="true"/>
                <table:data-pilot-member table:name="7.88034188034188" table:display="true" table:show-details="true"/>
                <table:data-pilot-member table:name="7.93571428571429" table:display="true" table:show-details="true"/>
                <table:data-pilot-member table:name="7.94285714285714" table:display="true" table:show-details="true"/>
                <table:data-pilot-member table:name="7.99285714285714" table:display="true" table:show-details="true"/>
                <table:data-pilot-member table:name="8" table:display="true" table:show-details="true"/>
                <table:data-pilot-member table:name="8.03418803418803" table:display="true" table:show-details="true"/>
                <table:data-pilot-member table:name="8.05" table:display="true" table:show-details="true"/>
                <table:data-pilot-member table:name="8.06837606837607" table:display="true" table:show-details="true"/>
                <table:data-pilot-member table:name="8.10714285714286" table:display="true" table:show-details="true"/>
                <table:data-pilot-member table:name="8.12857142857143" table:display="true" table:show-details="true"/>
                <table:data-pilot-member table:name="8.13571428571429" table:display="true" table:show-details="true"/>
                <table:data-pilot-member table:name="8.18803418803419" table:display="true" table:show-details="true"/>
                <table:data-pilot-member table:name="8.2051282051282" table:display="true" table:show-details="true"/>
                <table:data-pilot-member table:name="8.25" table:display="true" table:show-details="true"/>
                <table:data-pilot-member table:name="8.25714285714286" table:display="true" table:show-details="true"/>
                <table:data-pilot-member table:name="8.30714285714286" table:display="true" table:show-details="true"/>
                <table:data-pilot-member table:name="8.32142857142857" table:display="true" table:show-details="true"/>
                <table:data-pilot-member table:name="8.37857142857143" table:display="true" table:show-details="true"/>
                <table:data-pilot-member table:name="8.41428571428572" table:display="true" table:show-details="true"/>
                <table:data-pilot-member table:name="8.45714285714286" table:display="true" table:show-details="true"/>
                <table:data-pilot-member table:name="8.46428571428571" table:display="true" table:show-details="true"/>
                <table:data-pilot-member table:name="8.50714285714286" table:display="true" table:show-details="true"/>
                <table:data-pilot-member table:name="8.52142857142857" table:display="true" table:show-details="true"/>
                <table:data-pilot-member table:name="8.528571428571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16T20:20:51.698703275</dc:date>
    <meta:editing-duration>PT30M45S</meta:editing-duration>
    <meta:editing-cycles>1</meta:editing-cycles>
    <meta:document-statistic meta:table-count="2" meta:cell-count="6074" meta:object-count="0"/>
    <meta:generator>LibreOffice/25.2.5.2$Linux_X86_64 LibreOffice_project/520$Build-2</meta:generator>
  </office:meta>
</office:document-meta>
</file>